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0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2" style:family="table-cell" style:parent-style-name="Default" style:data-style-name="N11"/>
    <style:style style:name="ce3" style:family="table-cell" style:parent-style-name="Default" style:data-style-name="N109"/>
  </office:automatic-styles>
  <office:body>
    <office:spreadsheet>
      <table:calculation-settings table:automatic-find-labels="false" table:use-regular-expressions="false" table:use-wildcards="true"/>
      <table:table table:name="Tabelle10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PyTorch</text:p>
          </table:table-cell>
          <table:table-cell table:number-columns-repeated="8" office:value-type="string" calcext:value-type="string">
            <text:p>OCL</text:p>
          </table:table-cell>
        </table:table-row>
        <table:table-row table:style-name="ro1">
          <table:table-cell/>
          <table:table-cell office:value-type="string" calcext:value-type="string">
            <text:p>Float precission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table:style-name="ce2" table:formula="of:=[$'PyTorch Result'.K104]" office:value-type="percentage" office:value="0.807" calcext:value-type="percentage">
            <text:p>80,70 %</text:p>
          </table:table-cell>
          <table:table-cell table:style-name="ce2" table:formula="of:=[$'OCL=3'.$K104]" office:value-type="percentage" office:value="0.013" calcext:value-type="percentage">
            <text:p>1,30 %</text:p>
          </table:table-cell>
          <table:table-cell table:style-name="ce2" table:formula="of:=[$'OCL=4'.$K104]" office:value-type="percentage" office:value="0.562" calcext:value-type="percentage">
            <text:p>56,20 %</text:p>
          </table:table-cell>
          <table:table-cell table:style-name="ce2" table:formula="of:=[$'OCL=5'.$K104]" office:value-type="percentage" office:value="0.8" calcext:value-type="percentage">
            <text:p>80,00 %</text:p>
          </table:table-cell>
          <table:table-cell table:style-name="ce2" table:formula="of:=[$'OCL=6'.$K104]" office:value-type="percentage" office:value="0.807" calcext:value-type="percentage">
            <text:p>80,70 %</text:p>
          </table:table-cell>
          <table:table-cell table:style-name="ce2" table:formula="of:=[$'OCL=7'.$K104]" office:value-type="percentage" office:value="0.807" calcext:value-type="percentage">
            <text:p>80,70 %</text:p>
          </table:table-cell>
          <table:table-cell table:style-name="ce2" table:formula="of:=[$'OCL=8'.$K104]" office:value-type="percentage" office:value="0.803" calcext:value-type="percentage">
            <text:p>80,30 %</text:p>
          </table:table-cell>
          <table:table-cell table:style-name="ce2" table:formula="of:=[$'OCL=9'.$K104]" office:value-type="percentage" office:value="0.083" calcext:value-type="percentage">
            <text:p>8,30 %</text:p>
          </table:table-cell>
          <table:table-cell table:style-name="ce2" table:formula="of:=[$'OCL=10'.$K104]" office:value-type="percentage" office:value="0.807" calcext:value-type="percentage">
            <text:p>80,70 %</text:p>
          </table:table-cell>
        </table:table-row>
        <table:table-row table:style-name="ro1">
          <table:table-cell/>
          <table:table-cell office:value-type="string" calcext:value-type="string">
            <text:p>precission</text:p>
          </table:table-cell>
          <table:table-cell table:style-name="ce2" table:formula="of:=[$'PyTorch Result'.I105]" office:value-type="percentage" office:value="0.822" calcext:value-type="percentage">
            <text:p>82,20 %</text:p>
          </table:table-cell>
          <table:table-cell table:style-name="ce2" table:formula="of:=[$'OCL=3'.$I105]" office:value-type="percentage" office:value="0.003" calcext:value-type="percentage">
            <text:p>0,30 %</text:p>
          </table:table-cell>
          <table:table-cell table:style-name="ce2" table:formula="of:=[$'OCL=4'.$I105]" office:value-type="percentage" office:value="0.71" calcext:value-type="percentage">
            <text:p>71,00 %</text:p>
          </table:table-cell>
          <table:table-cell table:style-name="ce2" table:formula="of:=[$'OCL=5'.$I105]" office:value-type="percentage" office:value="0.819" calcext:value-type="percentage">
            <text:p>81,90 %</text:p>
          </table:table-cell>
          <table:table-cell table:style-name="ce2" table:formula="of:=[$'OCL=6'.$I105]" office:value-type="percentage" office:value="0.822" calcext:value-type="percentage">
            <text:p>82,20 %</text:p>
          </table:table-cell>
          <table:table-cell table:style-name="ce2" table:formula="of:=[$'OCL=7'.$I105]" office:value-type="percentage" office:value="0.821" calcext:value-type="percentage">
            <text:p>82,10 %</text:p>
          </table:table-cell>
          <table:table-cell table:style-name="ce2" table:formula="of:=[$'OCL=8'.$I105]" office:value-type="percentage" office:value="0.819" calcext:value-type="percentage">
            <text:p>81,90 %</text:p>
          </table:table-cell>
          <table:table-cell table:style-name="ce2" table:formula="of:=[$'OCL=9'.$I105]" office:value-type="percentage" office:value="0.194" calcext:value-type="percentage">
            <text:p>19,40 %</text:p>
          </table:table-cell>
          <table:table-cell table:style-name="ce2" table:formula="of:=[$'OCL=10'.$I105]" office:value-type="percentage" office:value="0.822" calcext:value-type="percentage">
            <text:p>82,20 %</text:p>
          </table:table-cell>
        </table:table-row>
        <table:table-row table:style-name="ro1">
          <table:table-cell/>
          <table:table-cell office:value-type="string" calcext:value-type="string">
            <text:p>recall</text:p>
          </table:table-cell>
          <table:table-cell table:style-name="ce2" table:formula="of:=[$'PyTorch Result'.J105]" office:value-type="percentage" office:value="0.807" calcext:value-type="percentage">
            <text:p>80,70 %</text:p>
          </table:table-cell>
          <table:table-cell table:style-name="ce2" table:formula="of:=[$'OCL=3'.$J105]" office:value-type="percentage" office:value="0.013" calcext:value-type="percentage">
            <text:p>1,30 %</text:p>
          </table:table-cell>
          <table:table-cell table:style-name="ce2" table:formula="of:=[$'OCL=4'.$J105]" office:value-type="percentage" office:value="0.562" calcext:value-type="percentage">
            <text:p>56,20 %</text:p>
          </table:table-cell>
          <table:table-cell table:style-name="ce2" table:formula="of:=[$'OCL=5'.$J105]" office:value-type="percentage" office:value="0.8" calcext:value-type="percentage">
            <text:p>80,00 %</text:p>
          </table:table-cell>
          <table:table-cell table:style-name="ce2" table:formula="of:=[$'OCL=6'.$J105]" office:value-type="percentage" office:value="0.807" calcext:value-type="percentage">
            <text:p>80,70 %</text:p>
          </table:table-cell>
          <table:table-cell table:style-name="ce2" table:formula="of:=[$'OCL=7'.$J105]" office:value-type="percentage" office:value="0.807" calcext:value-type="percentage">
            <text:p>80,70 %</text:p>
          </table:table-cell>
          <table:table-cell table:style-name="ce2" table:formula="of:=[$'OCL=8'.$J105]" office:value-type="percentage" office:value="0.803" calcext:value-type="percentage">
            <text:p>80,30 %</text:p>
          </table:table-cell>
          <table:table-cell table:style-name="ce2" table:formula="of:=[$'OCL=9'.$J105]" office:value-type="percentage" office:value="0.083" calcext:value-type="percentage">
            <text:p>8,30 %</text:p>
          </table:table-cell>
          <table:table-cell table:style-name="ce2" table:formula="of:=[$'OCL=10'.$J105]" office:value-type="percentage" office:value="0.807" calcext:value-type="percentage">
            <text:p>80,70 %</text:p>
          </table:table-cell>
        </table:table-row>
        <table:table-row table:style-name="ro1">
          <table:table-cell/>
          <table:table-cell office:value-type="string" calcext:value-type="string">
            <text:p>(f1)</text:p>
          </table:table-cell>
          <table:table-cell table:style-name="ce2" table:formula="of:=[$'PyTorch Result'.K105]" office:value-type="percentage" office:value="0.81" calcext:value-type="percentage">
            <text:p>81,00 %</text:p>
          </table:table-cell>
          <table:table-cell table:style-name="ce2" table:formula="of:=[$'OCL=3'.$K105]" office:value-type="percentage" office:value="0.002" calcext:value-type="percentage">
            <text:p>0,20 %</text:p>
          </table:table-cell>
          <table:table-cell table:style-name="ce2" table:formula="of:=[$'OCL=4'.$K105]" office:value-type="percentage" office:value="0.582" calcext:value-type="percentage">
            <text:p>58,20 %</text:p>
          </table:table-cell>
          <table:table-cell table:style-name="ce2" table:formula="of:=[$'OCL=5'.$K105]" office:value-type="percentage" office:value="0.803" calcext:value-type="percentage">
            <text:p>80,30 %</text:p>
          </table:table-cell>
          <table:table-cell table:style-name="ce2" table:formula="of:=[$'OCL=6'.$K105]" office:value-type="percentage" office:value="0.809" calcext:value-type="percentage">
            <text:p>80,90 %</text:p>
          </table:table-cell>
          <table:table-cell table:style-name="ce2" table:formula="of:=[$'OCL=7'.$K105]" office:value-type="percentage" office:value="0.809" calcext:value-type="percentage">
            <text:p>80,90 %</text:p>
          </table:table-cell>
          <table:table-cell table:style-name="ce2" table:formula="of:=[$'OCL=8'.$K105]" office:value-type="percentage" office:value="0.806" calcext:value-type="percentage">
            <text:p>80,60 %</text:p>
          </table:table-cell>
          <table:table-cell table:style-name="ce2" table:formula="of:=[$'OCL=9'.$K105]" office:value-type="percentage" office:value="0.062" calcext:value-type="percentage">
            <text:p>6,20 %</text:p>
          </table:table-cell>
          <table:table-cell table:style-name="ce2" table:formula="of:=[$'OCL=10'.$K105]" office:value-type="percentage" office:value="0.81" calcext:value-type="percentage">
            <text:p>81,00 %</text:p>
          </table:table-cell>
        </table:table-row>
      </table:table>
      <table:table table:name="PyTorch Result" table:style-name="ta1">
        <table:table-column table:style-name="co1" table:number-columns-repeated="8" table:default-cell-style-name="Default"/>
        <table:table-column table:style-name="co1" table:number-columns-repeated="3" table:default-cell-style-name="ce2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number-columns-repeated="8"/>
          <table:table-cell table:style-name="Default" office:value-type="string" calcext:value-type="string">
            <text:p>precision</text:p>
          </table:table-cell>
          <table:table-cell table:style-name="Default" office:value-type="string" calcext:value-type="string">
            <text:p>recall</text:p>
          </table:table-cell>
          <table:table-cell table:style-name="Default"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</table:table-row>
        <table:table-row table:style-name="ro1">
          <table:table-cell/>
          <table:table-cell office:value-type="string" calcext:value-type="string">
            <text:p>apple</text:p>
          </table:table-cell>
          <table:table-cell office:value-type="float" office:value="929" calcext:value-type="float">
            <text:p>929</text:p>
          </table:table-cell>
          <table:table-cell office:value-type="float" office:value="790" calcext:value-type="float">
            <text:p>790</text:p>
          </table:table-cell>
          <table:table-cell office:value-type="float" office:value="854" calcext:value-type="float">
            <text:p>85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apple</text:p>
          </table:table-cell>
          <table:table-cell table:formula="of:=[.C3]/1000" office:value-type="percentage" office:value="0.929" calcext:value-type="percentage">
            <text:p>92,90 %</text:p>
          </table:table-cell>
          <table:table-cell table:formula="of:=[.D3]/1000" office:value-type="percentage" office:value="0.79" calcext:value-type="percentage">
            <text:p>79,00 %</text:p>
          </table:table-cell>
          <table:table-cell table:formula="of:=[.E3]/1000" office:value-type="percentage" office:value="0.854" calcext:value-type="percentage">
            <text:p>85,4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aquarium_fish</text:p>
          </table:table-cell>
          <table:table-cell office:value-type="float" office:value="870" calcext:value-type="float">
            <text:p>870</text:p>
          </table:table-cell>
          <table:table-cell office:value-type="float" office:value="800" calcext:value-type="float">
            <text:p>800</text:p>
          </table:table-cell>
          <table:table-cell office:value-type="float" office:value="833" calcext:value-type="float">
            <text:p>83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aquarium_fish</text:p>
          </table:table-cell>
          <table:table-cell table:formula="of:=[.C4]/1000" office:value-type="percentage" office:value="0.87" calcext:value-type="percentage">
            <text:p>87,00 %</text:p>
          </table:table-cell>
          <table:table-cell table:formula="of:=[.D4]/1000" office:value-type="percentage" office:value="0.8" calcext:value-type="percentage">
            <text:p>80,00 %</text:p>
          </table:table-cell>
          <table:table-cell table:formula="of:=[.E4]/1000" office:value-type="percentage" office:value="0.833" calcext:value-type="percentage">
            <text:p>83,3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baby</text:p>
          </table:table-cell>
          <table:table-cell office:value-type="float" office:value="897" calcext:value-type="float">
            <text:p>897</text:p>
          </table:table-cell>
          <table:table-cell office:value-type="float" office:value="780" calcext:value-type="float">
            <text:p>780</text:p>
          </table:table-cell>
          <table:table-cell office:value-type="float" office:value="834" calcext:value-type="float">
            <text:p>83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aby</text:p>
          </table:table-cell>
          <table:table-cell table:formula="of:=[.C5]/1000" office:value-type="percentage" office:value="0.897" calcext:value-type="percentage">
            <text:p>89,70 %</text:p>
          </table:table-cell>
          <table:table-cell table:formula="of:=[.D5]/1000" office:value-type="percentage" office:value="0.78" calcext:value-type="percentage">
            <text:p>78,00 %</text:p>
          </table:table-cell>
          <table:table-cell table:formula="of:=[.E5]/1000" office:value-type="percentage" office:value="0.834" calcext:value-type="percentage">
            <text:p>83,4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bear</text:p>
          </table:table-cell>
          <table:table-cell office:value-type="float" office:value="790" calcext:value-type="float">
            <text:p>790</text:p>
          </table:table-cell>
          <table:table-cell office:value-type="float" office:value="830" calcext:value-type="float">
            <text:p>830</text:p>
          </table:table-cell>
          <table:table-cell office:value-type="float" office:value="810" calcext:value-type="float">
            <text:p>8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ear</text:p>
          </table:table-cell>
          <table:table-cell table:formula="of:=[.C6]/1000" office:value-type="percentage" office:value="0.79" calcext:value-type="percentage">
            <text:p>79,00 %</text:p>
          </table:table-cell>
          <table:table-cell table:formula="of:=[.D6]/1000" office:value-type="percentage" office:value="0.83" calcext:value-type="percentage">
            <text:p>83,00 %</text:p>
          </table:table-cell>
          <table:table-cell table:formula="of:=[.E6]/1000" office:value-type="percentage" office:value="0.81" calcext:value-type="percentage">
            <text:p>81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beaver</text:p>
          </table:table-cell>
          <table:table-cell office:value-type="float" office:value="904" calcext:value-type="float">
            <text:p>904</text:p>
          </table:table-cell>
          <table:table-cell office:value-type="float" office:value="750" calcext:value-type="float">
            <text:p>750</text:p>
          </table:table-cell>
          <table:table-cell office:value-type="float" office:value="820" calcext:value-type="float">
            <text:p>8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eaver</text:p>
          </table:table-cell>
          <table:table-cell table:formula="of:=[.C7]/1000" office:value-type="percentage" office:value="0.904" calcext:value-type="percentage">
            <text:p>90,40 %</text:p>
          </table:table-cell>
          <table:table-cell table:formula="of:=[.D7]/1000" office:value-type="percentage" office:value="0.75" calcext:value-type="percentage">
            <text:p>75,00 %</text:p>
          </table:table-cell>
          <table:table-cell table:formula="of:=[.E7]/1000" office:value-type="percentage" office:value="0.82" calcext:value-type="percentage">
            <text:p>82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bed</text:p>
          </table:table-cell>
          <table:table-cell office:value-type="float" office:value="512" calcext:value-type="float">
            <text:p>512</text:p>
          </table:table-cell>
          <table:table-cell office:value-type="float" office:value="870" calcext:value-type="float">
            <text:p>870</text:p>
          </table:table-cell>
          <table:table-cell office:value-type="float" office:value="644" calcext:value-type="float">
            <text:p>64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ed</text:p>
          </table:table-cell>
          <table:table-cell table:formula="of:=[.C8]/1000" office:value-type="percentage" office:value="0.512" calcext:value-type="percentage">
            <text:p>51,20 %</text:p>
          </table:table-cell>
          <table:table-cell table:formula="of:=[.D8]/1000" office:value-type="percentage" office:value="0.87" calcext:value-type="percentage">
            <text:p>87,00 %</text:p>
          </table:table-cell>
          <table:table-cell table:formula="of:=[.E8]/1000" office:value-type="percentage" office:value="0.644" calcext:value-type="percentage">
            <text:p>64,4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bee</text:p>
          </table:table-cell>
          <table:table-cell office:value-type="float" office:value="893" calcext:value-type="float">
            <text:p>893</text:p>
          </table:table-cell>
          <table:table-cell office:value-type="float" office:value="750" calcext:value-type="float">
            <text:p>750</text:p>
          </table:table-cell>
          <table:table-cell office:value-type="float" office:value="815" calcext:value-type="float">
            <text:p>81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ee</text:p>
          </table:table-cell>
          <table:table-cell table:formula="of:=[.C9]/1000" office:value-type="percentage" office:value="0.893" calcext:value-type="percentage">
            <text:p>89,30 %</text:p>
          </table:table-cell>
          <table:table-cell table:formula="of:=[.D9]/1000" office:value-type="percentage" office:value="0.75" calcext:value-type="percentage">
            <text:p>75,00 %</text:p>
          </table:table-cell>
          <table:table-cell table:formula="of:=[.E9]/1000" office:value-type="percentage" office:value="0.815" calcext:value-type="percentage">
            <text:p>81,5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beetle</text:p>
          </table:table-cell>
          <table:table-cell office:value-type="float" office:value="890" calcext:value-type="float">
            <text:p>890</text:p>
          </table:table-cell>
          <table:table-cell office:value-type="float" office:value="730" calcext:value-type="float">
            <text:p>730</text:p>
          </table:table-cell>
          <table:table-cell office:value-type="float" office:value="802" calcext:value-type="float">
            <text:p>80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eetle</text:p>
          </table:table-cell>
          <table:table-cell table:formula="of:=[.C10]/1000" office:value-type="percentage" office:value="0.89" calcext:value-type="percentage">
            <text:p>89,00 %</text:p>
          </table:table-cell>
          <table:table-cell table:formula="of:=[.D10]/1000" office:value-type="percentage" office:value="0.73" calcext:value-type="percentage">
            <text:p>73,00 %</text:p>
          </table:table-cell>
          <table:table-cell table:formula="of:=[.E10]/1000" office:value-type="percentage" office:value="0.802" calcext:value-type="percentage">
            <text:p>80,2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bicycle</text:p>
          </table:table-cell>
          <table:table-cell office:value-type="float" office:value="659" calcext:value-type="float">
            <text:p>659</text:p>
          </table:table-cell>
          <table:table-cell office:value-type="float" office:value="810" calcext:value-type="float">
            <text:p>810</text:p>
          </table:table-cell>
          <table:table-cell office:value-type="float" office:value="726" calcext:value-type="float">
            <text:p>72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icycle</text:p>
          </table:table-cell>
          <table:table-cell table:formula="of:=[.C11]/1000" office:value-type="percentage" office:value="0.659" calcext:value-type="percentage">
            <text:p>65,90 %</text:p>
          </table:table-cell>
          <table:table-cell table:formula="of:=[.D11]/1000" office:value-type="percentage" office:value="0.81" calcext:value-type="percentage">
            <text:p>81,00 %</text:p>
          </table:table-cell>
          <table:table-cell table:formula="of:=[.E11]/1000" office:value-type="percentage" office:value="0.726" calcext:value-type="percentage">
            <text:p>72,6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bottle</text:p>
          </table:table-cell>
          <table:table-cell office:value-type="float" office:value="798" calcext:value-type="float">
            <text:p>798</text:p>
          </table:table-cell>
          <table:table-cell office:value-type="float" office:value="830" calcext:value-type="float">
            <text:p>830</text:p>
          </table:table-cell>
          <table:table-cell office:value-type="float" office:value="814" calcext:value-type="float">
            <text:p>81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ottle</text:p>
          </table:table-cell>
          <table:table-cell table:formula="of:=[.C12]/1000" office:value-type="percentage" office:value="0.798" calcext:value-type="percentage">
            <text:p>79,80 %</text:p>
          </table:table-cell>
          <table:table-cell table:formula="of:=[.D12]/1000" office:value-type="percentage" office:value="0.83" calcext:value-type="percentage">
            <text:p>83,00 %</text:p>
          </table:table-cell>
          <table:table-cell table:formula="of:=[.E12]/1000" office:value-type="percentage" office:value="0.814" calcext:value-type="percentage">
            <text:p>81,4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bowl</text:p>
          </table:table-cell>
          <table:table-cell office:value-type="float" office:value="897" calcext:value-type="float">
            <text:p>897</text:p>
          </table:table-cell>
          <table:table-cell office:value-type="float" office:value="700" calcext:value-type="float">
            <text:p>700</text:p>
          </table:table-cell>
          <table:table-cell office:value-type="float" office:value="787" calcext:value-type="float">
            <text:p>78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owl</text:p>
          </table:table-cell>
          <table:table-cell table:formula="of:=[.C13]/1000" office:value-type="percentage" office:value="0.897" calcext:value-type="percentage">
            <text:p>89,70 %</text:p>
          </table:table-cell>
          <table:table-cell table:formula="of:=[.D13]/1000" office:value-type="percentage" office:value="0.7" calcext:value-type="percentage">
            <text:p>70,00 %</text:p>
          </table:table-cell>
          <table:table-cell table:formula="of:=[.E13]/1000" office:value-type="percentage" office:value="0.787" calcext:value-type="percentage">
            <text:p>78,7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boy</text:p>
          </table:table-cell>
          <table:table-cell office:value-type="float" office:value="926" calcext:value-type="float">
            <text:p>926</text:p>
          </table:table-cell>
          <table:table-cell office:value-type="float" office:value="750" calcext:value-type="float">
            <text:p>750</text:p>
          </table:table-cell>
          <table:table-cell office:value-type="float" office:value="829" calcext:value-type="float">
            <text:p>82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oy</text:p>
          </table:table-cell>
          <table:table-cell table:formula="of:=[.C14]/1000" office:value-type="percentage" office:value="0.926" calcext:value-type="percentage">
            <text:p>92,60 %</text:p>
          </table:table-cell>
          <table:table-cell table:formula="of:=[.D14]/1000" office:value-type="percentage" office:value="0.75" calcext:value-type="percentage">
            <text:p>75,00 %</text:p>
          </table:table-cell>
          <table:table-cell table:formula="of:=[.E14]/1000" office:value-type="percentage" office:value="0.829" calcext:value-type="percentage">
            <text:p>82,9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bridge</text:p>
          </table:table-cell>
          <table:table-cell office:value-type="float" office:value="924" calcext:value-type="float">
            <text:p>924</text:p>
          </table:table-cell>
          <table:table-cell office:value-type="float" office:value="850" calcext:value-type="float">
            <text:p>850</text:p>
          </table:table-cell>
          <table:table-cell office:value-type="float" office:value="885" calcext:value-type="float">
            <text:p>88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ridge</text:p>
          </table:table-cell>
          <table:table-cell table:formula="of:=[.C15]/1000" office:value-type="percentage" office:value="0.924" calcext:value-type="percentage">
            <text:p>92,40 %</text:p>
          </table:table-cell>
          <table:table-cell table:formula="of:=[.D15]/1000" office:value-type="percentage" office:value="0.85" calcext:value-type="percentage">
            <text:p>85,00 %</text:p>
          </table:table-cell>
          <table:table-cell table:formula="of:=[.E15]/1000" office:value-type="percentage" office:value="0.885" calcext:value-type="percentage">
            <text:p>88,5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office:value-type="float" office:value="902" calcext:value-type="float">
            <text:p>902</text:p>
          </table:table-cell>
          <table:table-cell office:value-type="float" office:value="830" calcext:value-type="float">
            <text:p>830</text:p>
          </table:table-cell>
          <table:table-cell office:value-type="float" office:value="865" calcext:value-type="float">
            <text:p>86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us</text:p>
          </table:table-cell>
          <table:table-cell table:formula="of:=[.C16]/1000" office:value-type="percentage" office:value="0.902" calcext:value-type="percentage">
            <text:p>90,20 %</text:p>
          </table:table-cell>
          <table:table-cell table:formula="of:=[.D16]/1000" office:value-type="percentage" office:value="0.83" calcext:value-type="percentage">
            <text:p>83,00 %</text:p>
          </table:table-cell>
          <table:table-cell table:formula="of:=[.E16]/1000" office:value-type="percentage" office:value="0.865" calcext:value-type="percentage">
            <text:p>86,5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butterfly</text:p>
          </table:table-cell>
          <table:table-cell office:value-type="float" office:value="924" calcext:value-type="float">
            <text:p>924</text:p>
          </table:table-cell>
          <table:table-cell office:value-type="float" office:value="730" calcext:value-type="float">
            <text:p>730</text:p>
          </table:table-cell>
          <table:table-cell office:value-type="float" office:value="816" calcext:value-type="float">
            <text:p>81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utterfly</text:p>
          </table:table-cell>
          <table:table-cell table:formula="of:=[.C17]/1000" office:value-type="percentage" office:value="0.924" calcext:value-type="percentage">
            <text:p>92,40 %</text:p>
          </table:table-cell>
          <table:table-cell table:formula="of:=[.D17]/1000" office:value-type="percentage" office:value="0.73" calcext:value-type="percentage">
            <text:p>73,00 %</text:p>
          </table:table-cell>
          <table:table-cell table:formula="of:=[.E17]/1000" office:value-type="percentage" office:value="0.816" calcext:value-type="percentage">
            <text:p>81,6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camel</text:p>
          </table:table-cell>
          <table:table-cell office:value-type="float" office:value="814" calcext:value-type="float">
            <text:p>814</text:p>
          </table:table-cell>
          <table:table-cell office:value-type="float" office:value="830" calcext:value-type="float">
            <text:p>830</text:p>
          </table:table-cell>
          <table:table-cell office:value-type="float" office:value="822" calcext:value-type="float">
            <text:p>82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amel</text:p>
          </table:table-cell>
          <table:table-cell table:formula="of:=[.C18]/1000" office:value-type="percentage" office:value="0.814" calcext:value-type="percentage">
            <text:p>81,40 %</text:p>
          </table:table-cell>
          <table:table-cell table:formula="of:=[.D18]/1000" office:value-type="percentage" office:value="0.83" calcext:value-type="percentage">
            <text:p>83,00 %</text:p>
          </table:table-cell>
          <table:table-cell table:formula="of:=[.E18]/1000" office:value-type="percentage" office:value="0.822" calcext:value-type="percentage">
            <text:p>82,2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can</text:p>
          </table:table-cell>
          <table:table-cell office:value-type="float" office:value="939" calcext:value-type="float">
            <text:p>939</text:p>
          </table:table-cell>
          <table:table-cell office:value-type="float" office:value="770" calcext:value-type="float">
            <text:p>770</text:p>
          </table:table-cell>
          <table:table-cell office:value-type="float" office:value="846" calcext:value-type="float">
            <text:p>84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an</text:p>
          </table:table-cell>
          <table:table-cell table:formula="of:=[.C19]/1000" office:value-type="percentage" office:value="0.939" calcext:value-type="percentage">
            <text:p>93,90 %</text:p>
          </table:table-cell>
          <table:table-cell table:formula="of:=[.D19]/1000" office:value-type="percentage" office:value="0.77" calcext:value-type="percentage">
            <text:p>77,00 %</text:p>
          </table:table-cell>
          <table:table-cell table:formula="of:=[.E19]/1000" office:value-type="percentage" office:value="0.846" calcext:value-type="percentage">
            <text:p>84,6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castle</text:p>
          </table:table-cell>
          <table:table-cell office:value-type="float" office:value="908" calcext:value-type="float">
            <text:p>908</text:p>
          </table:table-cell>
          <table:table-cell office:value-type="float" office:value="890" calcext:value-type="float">
            <text:p>890</text:p>
          </table:table-cell>
          <table:table-cell office:value-type="float" office:value="899" calcext:value-type="float">
            <text:p>89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astle</text:p>
          </table:table-cell>
          <table:table-cell table:formula="of:=[.C20]/1000" office:value-type="percentage" office:value="0.908" calcext:value-type="percentage">
            <text:p>90,80 %</text:p>
          </table:table-cell>
          <table:table-cell table:formula="of:=[.D20]/1000" office:value-type="percentage" office:value="0.89" calcext:value-type="percentage">
            <text:p>89,00 %</text:p>
          </table:table-cell>
          <table:table-cell table:formula="of:=[.E20]/1000" office:value-type="percentage" office:value="0.899" calcext:value-type="percentage">
            <text:p>89,9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caterpillar</text:p>
          </table:table-cell>
          <table:table-cell office:value-type="float" office:value="642" calcext:value-type="float">
            <text:p>642</text:p>
          </table:table-cell>
          <table:table-cell office:value-type="float" office:value="880" calcext:value-type="float">
            <text:p>880</text:p>
          </table:table-cell>
          <table:table-cell office:value-type="float" office:value="743" calcext:value-type="float">
            <text:p>74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aterpillar</text:p>
          </table:table-cell>
          <table:table-cell table:formula="of:=[.C21]/1000" office:value-type="percentage" office:value="0.642" calcext:value-type="percentage">
            <text:p>64,20 %</text:p>
          </table:table-cell>
          <table:table-cell table:formula="of:=[.D21]/1000" office:value-type="percentage" office:value="0.88" calcext:value-type="percentage">
            <text:p>88,00 %</text:p>
          </table:table-cell>
          <table:table-cell table:formula="of:=[.E21]/1000" office:value-type="percentage" office:value="0.743" calcext:value-type="percentage">
            <text:p>74,3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cattle</text:p>
          </table:table-cell>
          <table:table-cell office:value-type="float" office:value="761" calcext:value-type="float">
            <text:p>761</text:p>
          </table:table-cell>
          <table:table-cell office:value-type="float" office:value="860" calcext:value-type="float">
            <text:p>860</text:p>
          </table:table-cell>
          <table:table-cell office:value-type="float" office:value="808" calcext:value-type="float">
            <text:p>80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attle</text:p>
          </table:table-cell>
          <table:table-cell table:formula="of:=[.C22]/1000" office:value-type="percentage" office:value="0.761" calcext:value-type="percentage">
            <text:p>76,10 %</text:p>
          </table:table-cell>
          <table:table-cell table:formula="of:=[.D22]/1000" office:value-type="percentage" office:value="0.86" calcext:value-type="percentage">
            <text:p>86,00 %</text:p>
          </table:table-cell>
          <table:table-cell table:formula="of:=[.E22]/1000" office:value-type="percentage" office:value="0.808" calcext:value-type="percentage">
            <text:p>80,8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chair</text:p>
          </table:table-cell>
          <table:table-cell office:value-type="float" office:value="826" calcext:value-type="float">
            <text:p>826</text:p>
          </table:table-cell>
          <table:table-cell office:value-type="float" office:value="900" calcext:value-type="float">
            <text:p>900</text:p>
          </table:table-cell>
          <table:table-cell office:value-type="float" office:value="861" calcext:value-type="float">
            <text:p>86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hair</text:p>
          </table:table-cell>
          <table:table-cell table:formula="of:=[.C23]/1000" office:value-type="percentage" office:value="0.826" calcext:value-type="percentage">
            <text:p>82,60 %</text:p>
          </table:table-cell>
          <table:table-cell table:formula="of:=[.D23]/1000" office:value-type="percentage" office:value="0.9" calcext:value-type="percentage">
            <text:p>90,00 %</text:p>
          </table:table-cell>
          <table:table-cell table:formula="of:=[.E23]/1000" office:value-type="percentage" office:value="0.861" calcext:value-type="percentage">
            <text:p>86,1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chimpanzee</text:p>
          </table:table-cell>
          <table:table-cell office:value-type="float" office:value="938" calcext:value-type="float">
            <text:p>938</text:p>
          </table:table-cell>
          <table:table-cell office:value-type="float" office:value="900" calcext:value-type="float">
            <text:p>900</text:p>
          </table:table-cell>
          <table:table-cell office:value-type="float" office:value="918" calcext:value-type="float">
            <text:p>91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himpanzee</text:p>
          </table:table-cell>
          <table:table-cell table:formula="of:=[.C24]/1000" office:value-type="percentage" office:value="0.938" calcext:value-type="percentage">
            <text:p>93,80 %</text:p>
          </table:table-cell>
          <table:table-cell table:formula="of:=[.D24]/1000" office:value-type="percentage" office:value="0.9" calcext:value-type="percentage">
            <text:p>90,00 %</text:p>
          </table:table-cell>
          <table:table-cell table:formula="of:=[.E24]/1000" office:value-type="percentage" office:value="0.918" calcext:value-type="percentage">
            <text:p>91,8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clock</text:p>
          </table:table-cell>
          <table:table-cell office:value-type="float" office:value="825" calcext:value-type="float">
            <text:p>825</text:p>
          </table:table-cell>
          <table:table-cell office:value-type="float" office:value="800" calcext:value-type="float">
            <text:p>800</text:p>
          </table:table-cell>
          <table:table-cell office:value-type="float" office:value="812" calcext:value-type="float">
            <text:p>81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lock</text:p>
          </table:table-cell>
          <table:table-cell table:formula="of:=[.C25]/1000" office:value-type="percentage" office:value="0.825" calcext:value-type="percentage">
            <text:p>82,50 %</text:p>
          </table:table-cell>
          <table:table-cell table:formula="of:=[.D25]/1000" office:value-type="percentage" office:value="0.8" calcext:value-type="percentage">
            <text:p>80,00 %</text:p>
          </table:table-cell>
          <table:table-cell table:formula="of:=[.E25]/1000" office:value-type="percentage" office:value="0.812" calcext:value-type="percentage">
            <text:p>81,2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cloud</text:p>
          </table:table-cell>
          <table:table-cell office:value-type="float" office:value="827" calcext:value-type="float">
            <text:p>827</text:p>
          </table:table-cell>
          <table:table-cell office:value-type="float" office:value="910" calcext:value-type="float">
            <text:p>910</text:p>
          </table:table-cell>
          <table:table-cell office:value-type="float" office:value="867" calcext:value-type="float">
            <text:p>86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loud</text:p>
          </table:table-cell>
          <table:table-cell table:formula="of:=[.C26]/1000" office:value-type="percentage" office:value="0.827" calcext:value-type="percentage">
            <text:p>82,70 %</text:p>
          </table:table-cell>
          <table:table-cell table:formula="of:=[.D26]/1000" office:value-type="percentage" office:value="0.91" calcext:value-type="percentage">
            <text:p>91,00 %</text:p>
          </table:table-cell>
          <table:table-cell table:formula="of:=[.E26]/1000" office:value-type="percentage" office:value="0.867" calcext:value-type="percentage">
            <text:p>86,7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cockroach</text:p>
          </table:table-cell>
          <table:table-cell office:value-type="float" office:value="757" calcext:value-type="float">
            <text:p>757</text:p>
          </table:table-cell>
          <table:table-cell office:value-type="float" office:value="870" calcext:value-type="float">
            <text:p>870</text:p>
          </table:table-cell>
          <table:table-cell office:value-type="float" office:value="809" calcext:value-type="float">
            <text:p>80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ockroach</text:p>
          </table:table-cell>
          <table:table-cell table:formula="of:=[.C27]/1000" office:value-type="percentage" office:value="0.757" calcext:value-type="percentage">
            <text:p>75,70 %</text:p>
          </table:table-cell>
          <table:table-cell table:formula="of:=[.D27]/1000" office:value-type="percentage" office:value="0.87" calcext:value-type="percentage">
            <text:p>87,00 %</text:p>
          </table:table-cell>
          <table:table-cell table:formula="of:=[.E27]/1000" office:value-type="percentage" office:value="0.809" calcext:value-type="percentage">
            <text:p>80,9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couch</text:p>
          </table:table-cell>
          <table:table-cell office:value-type="float" office:value="681" calcext:value-type="float">
            <text:p>681</text:p>
          </table:table-cell>
          <table:table-cell office:value-type="float" office:value="790" calcext:value-type="float">
            <text:p>790</text:p>
          </table:table-cell>
          <table:table-cell office:value-type="float" office:value="731" calcext:value-type="float">
            <text:p>73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ouch</text:p>
          </table:table-cell>
          <table:table-cell table:formula="of:=[.C28]/1000" office:value-type="percentage" office:value="0.681" calcext:value-type="percentage">
            <text:p>68,10 %</text:p>
          </table:table-cell>
          <table:table-cell table:formula="of:=[.D28]/1000" office:value-type="percentage" office:value="0.79" calcext:value-type="percentage">
            <text:p>79,00 %</text:p>
          </table:table-cell>
          <table:table-cell table:formula="of:=[.E28]/1000" office:value-type="percentage" office:value="0.731" calcext:value-type="percentage">
            <text:p>73,1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crab</text:p>
          </table:table-cell>
          <table:table-cell office:value-type="float" office:value="651" calcext:value-type="float">
            <text:p>651</text:p>
          </table:table-cell>
          <table:table-cell office:value-type="float" office:value="820" calcext:value-type="float">
            <text:p>820</text:p>
          </table:table-cell>
          <table:table-cell office:value-type="float" office:value="726" calcext:value-type="float">
            <text:p>72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rab</text:p>
          </table:table-cell>
          <table:table-cell table:formula="of:=[.C29]/1000" office:value-type="percentage" office:value="0.651" calcext:value-type="percentage">
            <text:p>65,10 %</text:p>
          </table:table-cell>
          <table:table-cell table:formula="of:=[.D29]/1000" office:value-type="percentage" office:value="0.82" calcext:value-type="percentage">
            <text:p>82,00 %</text:p>
          </table:table-cell>
          <table:table-cell table:formula="of:=[.E29]/1000" office:value-type="percentage" office:value="0.726" calcext:value-type="percentage">
            <text:p>72,6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crocodile</text:p>
          </table:table-cell>
          <table:table-cell office:value-type="float" office:value="971" calcext:value-type="float">
            <text:p>971</text:p>
          </table:table-cell>
          <table:table-cell office:value-type="float" office:value="680" calcext:value-type="float">
            <text:p>680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rocodile</text:p>
          </table:table-cell>
          <table:table-cell table:formula="of:=[.C30]/1000" office:value-type="percentage" office:value="0.971" calcext:value-type="percentage">
            <text:p>97,10 %</text:p>
          </table:table-cell>
          <table:table-cell table:formula="of:=[.D30]/1000" office:value-type="percentage" office:value="0.68" calcext:value-type="percentage">
            <text:p>68,00 %</text:p>
          </table:table-cell>
          <table:table-cell table:formula="of:=[.E30]/1000" office:value-type="percentage" office:value="0.8" calcext:value-type="percentage">
            <text:p>80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cup</text:p>
          </table:table-cell>
          <table:table-cell office:value-type="float" office:value="882" calcext:value-type="float">
            <text:p>882</text:p>
          </table:table-cell>
          <table:table-cell office:value-type="float" office:value="750" calcext:value-type="float">
            <text:p>750</text:p>
          </table:table-cell>
          <table:table-cell office:value-type="float" office:value="811" calcext:value-type="float">
            <text:p>81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up</text:p>
          </table:table-cell>
          <table:table-cell table:formula="of:=[.C31]/1000" office:value-type="percentage" office:value="0.882" calcext:value-type="percentage">
            <text:p>88,20 %</text:p>
          </table:table-cell>
          <table:table-cell table:formula="of:=[.D31]/1000" office:value-type="percentage" office:value="0.75" calcext:value-type="percentage">
            <text:p>75,00 %</text:p>
          </table:table-cell>
          <table:table-cell table:formula="of:=[.E31]/1000" office:value-type="percentage" office:value="0.811" calcext:value-type="percentage">
            <text:p>81,1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dinosaur</text:p>
          </table:table-cell>
          <table:table-cell office:value-type="float" office:value="696" calcext:value-type="float">
            <text:p>696</text:p>
          </table:table-cell>
          <table:table-cell office:value-type="float" office:value="780" calcext:value-type="float">
            <text:p>780</text:p>
          </table:table-cell>
          <table:table-cell office:value-type="float" office:value="736" calcext:value-type="float">
            <text:p>73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inosaur</text:p>
          </table:table-cell>
          <table:table-cell table:formula="of:=[.C32]/1000" office:value-type="percentage" office:value="0.696" calcext:value-type="percentage">
            <text:p>69,60 %</text:p>
          </table:table-cell>
          <table:table-cell table:formula="of:=[.D32]/1000" office:value-type="percentage" office:value="0.78" calcext:value-type="percentage">
            <text:p>78,00 %</text:p>
          </table:table-cell>
          <table:table-cell table:formula="of:=[.E32]/1000" office:value-type="percentage" office:value="0.736" calcext:value-type="percentage">
            <text:p>73,6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dolphin</text:p>
          </table:table-cell>
          <table:table-cell office:value-type="float" office:value="657" calcext:value-type="float">
            <text:p>657</text:p>
          </table:table-cell>
          <table:table-cell office:value-type="float" office:value="900" calcext:value-type="float">
            <text:p>900</text:p>
          </table:table-cell>
          <table:table-cell office:value-type="float" office:value="759" calcext:value-type="float">
            <text:p>75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olphin</text:p>
          </table:table-cell>
          <table:table-cell table:formula="of:=[.C33]/1000" office:value-type="percentage" office:value="0.657" calcext:value-type="percentage">
            <text:p>65,70 %</text:p>
          </table:table-cell>
          <table:table-cell table:formula="of:=[.D33]/1000" office:value-type="percentage" office:value="0.9" calcext:value-type="percentage">
            <text:p>90,00 %</text:p>
          </table:table-cell>
          <table:table-cell table:formula="of:=[.E33]/1000" office:value-type="percentage" office:value="0.759" calcext:value-type="percentage">
            <text:p>75,9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elephant</text:p>
          </table:table-cell>
          <table:table-cell office:value-type="float" office:value="804" calcext:value-type="float">
            <text:p>804</text:p>
          </table:table-cell>
          <table:table-cell office:value-type="float" office:value="780" calcext:value-type="float">
            <text:p>780</text:p>
          </table:table-cell>
          <table:table-cell office:value-type="float" office:value="792" calcext:value-type="float">
            <text:p>79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elephant</text:p>
          </table:table-cell>
          <table:table-cell table:formula="of:=[.C34]/1000" office:value-type="percentage" office:value="0.804" calcext:value-type="percentage">
            <text:p>80,40 %</text:p>
          </table:table-cell>
          <table:table-cell table:formula="of:=[.D34]/1000" office:value-type="percentage" office:value="0.78" calcext:value-type="percentage">
            <text:p>78,00 %</text:p>
          </table:table-cell>
          <table:table-cell table:formula="of:=[.E34]/1000" office:value-type="percentage" office:value="0.792" calcext:value-type="percentage">
            <text:p>79,2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flatfish</text:p>
          </table:table-cell>
          <table:table-cell office:value-type="float" office:value="818" calcext:value-type="float">
            <text:p>818</text:p>
          </table:table-cell>
          <table:table-cell office:value-type="float" office:value="810" calcext:value-type="float">
            <text:p>810</text:p>
          </table:table-cell>
          <table:table-cell office:value-type="float" office:value="814" calcext:value-type="float">
            <text:p>81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latfish</text:p>
          </table:table-cell>
          <table:table-cell table:formula="of:=[.C35]/1000" office:value-type="percentage" office:value="0.818" calcext:value-type="percentage">
            <text:p>81,80 %</text:p>
          </table:table-cell>
          <table:table-cell table:formula="of:=[.D35]/1000" office:value-type="percentage" office:value="0.81" calcext:value-type="percentage">
            <text:p>81,00 %</text:p>
          </table:table-cell>
          <table:table-cell table:formula="of:=[.E35]/1000" office:value-type="percentage" office:value="0.814" calcext:value-type="percentage">
            <text:p>81,4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forest</text:p>
          </table:table-cell>
          <table:table-cell office:value-type="float" office:value="871" calcext:value-type="float">
            <text:p>871</text:p>
          </table:table-cell>
          <table:table-cell office:value-type="float" office:value="880" calcext:value-type="float">
            <text:p>880</text:p>
          </table:table-cell>
          <table:table-cell office:value-type="float" office:value="876" calcext:value-type="float">
            <text:p>87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orest</text:p>
          </table:table-cell>
          <table:table-cell table:formula="of:=[.C36]/1000" office:value-type="percentage" office:value="0.871" calcext:value-type="percentage">
            <text:p>87,10 %</text:p>
          </table:table-cell>
          <table:table-cell table:formula="of:=[.D36]/1000" office:value-type="percentage" office:value="0.88" calcext:value-type="percentage">
            <text:p>88,00 %</text:p>
          </table:table-cell>
          <table:table-cell table:formula="of:=[.E36]/1000" office:value-type="percentage" office:value="0.876" calcext:value-type="percentage">
            <text:p>87,6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fox</text:p>
          </table:table-cell>
          <table:table-cell office:value-type="float" office:value="713" calcext:value-type="float">
            <text:p>713</text:p>
          </table:table-cell>
          <table:table-cell office:value-type="float" office:value="820" calcext:value-type="float">
            <text:p>820</text:p>
          </table:table-cell>
          <table:table-cell office:value-type="float" office:value="763" calcext:value-type="float">
            <text:p>76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ox</text:p>
          </table:table-cell>
          <table:table-cell table:formula="of:=[.C37]/1000" office:value-type="percentage" office:value="0.713" calcext:value-type="percentage">
            <text:p>71,30 %</text:p>
          </table:table-cell>
          <table:table-cell table:formula="of:=[.D37]/1000" office:value-type="percentage" office:value="0.82" calcext:value-type="percentage">
            <text:p>82,00 %</text:p>
          </table:table-cell>
          <table:table-cell table:formula="of:=[.E37]/1000" office:value-type="percentage" office:value="0.763" calcext:value-type="percentage">
            <text:p>76,3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girl</text:p>
          </table:table-cell>
          <table:table-cell office:value-type="float" office:value="862" calcext:value-type="float">
            <text:p>862</text:p>
          </table:table-cell>
          <table:table-cell office:value-type="float" office:value="750" calcext:value-type="float">
            <text:p>750</text:p>
          </table:table-cell>
          <table:table-cell office:value-type="float" office:value="802" calcext:value-type="float">
            <text:p>80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girl</text:p>
          </table:table-cell>
          <table:table-cell table:formula="of:=[.C38]/1000" office:value-type="percentage" office:value="0.862" calcext:value-type="percentage">
            <text:p>86,20 %</text:p>
          </table:table-cell>
          <table:table-cell table:formula="of:=[.D38]/1000" office:value-type="percentage" office:value="0.75" calcext:value-type="percentage">
            <text:p>75,00 %</text:p>
          </table:table-cell>
          <table:table-cell table:formula="of:=[.E38]/1000" office:value-type="percentage" office:value="0.802" calcext:value-type="percentage">
            <text:p>80,2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amster</text:p>
          </table:table-cell>
          <table:table-cell office:value-type="float" office:value="755" calcext:value-type="float">
            <text:p>755</text:p>
          </table:table-cell>
          <table:table-cell office:value-type="float" office:value="740" calcext:value-type="float">
            <text:p>740</text:p>
          </table:table-cell>
          <table:table-cell office:value-type="float" office:value="747" calcext:value-type="float">
            <text:p>74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hamster</text:p>
          </table:table-cell>
          <table:table-cell table:formula="of:=[.C39]/1000" office:value-type="percentage" office:value="0.755" calcext:value-type="percentage">
            <text:p>75,50 %</text:p>
          </table:table-cell>
          <table:table-cell table:formula="of:=[.D39]/1000" office:value-type="percentage" office:value="0.74" calcext:value-type="percentage">
            <text:p>74,00 %</text:p>
          </table:table-cell>
          <table:table-cell table:formula="of:=[.E39]/1000" office:value-type="percentage" office:value="0.747" calcext:value-type="percentage">
            <text:p>74,7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ouse</text:p>
          </table:table-cell>
          <table:table-cell office:value-type="float" office:value="826" calcext:value-type="float">
            <text:p>826</text:p>
          </table:table-cell>
          <table:table-cell office:value-type="float" office:value="900" calcext:value-type="float">
            <text:p>900</text:p>
          </table:table-cell>
          <table:table-cell office:value-type="float" office:value="861" calcext:value-type="float">
            <text:p>86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house</text:p>
          </table:table-cell>
          <table:table-cell table:formula="of:=[.C40]/1000" office:value-type="percentage" office:value="0.826" calcext:value-type="percentage">
            <text:p>82,60 %</text:p>
          </table:table-cell>
          <table:table-cell table:formula="of:=[.D40]/1000" office:value-type="percentage" office:value="0.9" calcext:value-type="percentage">
            <text:p>90,00 %</text:p>
          </table:table-cell>
          <table:table-cell table:formula="of:=[.E40]/1000" office:value-type="percentage" office:value="0.861" calcext:value-type="percentage">
            <text:p>86,1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kangaroo</text:p>
          </table:table-cell>
          <table:table-cell office:value-type="float" office:value="714" calcext:value-type="float">
            <text:p>714</text:p>
          </table:table-cell>
          <table:table-cell office:value-type="float" office:value="750" calcext:value-type="float">
            <text:p>750</text:p>
          </table:table-cell>
          <table:table-cell office:value-type="float" office:value="732" calcext:value-type="float">
            <text:p>73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kangaroo</text:p>
          </table:table-cell>
          <table:table-cell table:formula="of:=[.C41]/1000" office:value-type="percentage" office:value="0.714" calcext:value-type="percentage">
            <text:p>71,40 %</text:p>
          </table:table-cell>
          <table:table-cell table:formula="of:=[.D41]/1000" office:value-type="percentage" office:value="0.75" calcext:value-type="percentage">
            <text:p>75,00 %</text:p>
          </table:table-cell>
          <table:table-cell table:formula="of:=[.E41]/1000" office:value-type="percentage" office:value="0.732" calcext:value-type="percentage">
            <text:p>73,2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keyboard</text:p>
          </table:table-cell>
          <table:table-cell office:value-type="float" office:value="798" calcext:value-type="float">
            <text:p>798</text:p>
          </table:table-cell>
          <table:table-cell office:value-type="float" office:value="790" calcext:value-type="float">
            <text:p>790</text:p>
          </table:table-cell>
          <table:table-cell office:value-type="float" office:value="794" calcext:value-type="float">
            <text:p>79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keyboard</text:p>
          </table:table-cell>
          <table:table-cell table:formula="of:=[.C42]/1000" office:value-type="percentage" office:value="0.798" calcext:value-type="percentage">
            <text:p>79,80 %</text:p>
          </table:table-cell>
          <table:table-cell table:formula="of:=[.D42]/1000" office:value-type="percentage" office:value="0.79" calcext:value-type="percentage">
            <text:p>79,00 %</text:p>
          </table:table-cell>
          <table:table-cell table:formula="of:=[.E42]/1000" office:value-type="percentage" office:value="0.794" calcext:value-type="percentage">
            <text:p>79,4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amp</text:p>
          </table:table-cell>
          <table:table-cell office:value-type="float" office:value="827" calcext:value-type="float">
            <text:p>827</text:p>
          </table:table-cell>
          <table:table-cell office:value-type="float" office:value="620" calcext:value-type="float">
            <text:p>620</text:p>
          </table:table-cell>
          <table:table-cell office:value-type="float" office:value="709" calcext:value-type="float">
            <text:p>70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lamp</text:p>
          </table:table-cell>
          <table:table-cell table:formula="of:=[.C43]/1000" office:value-type="percentage" office:value="0.827" calcext:value-type="percentage">
            <text:p>82,70 %</text:p>
          </table:table-cell>
          <table:table-cell table:formula="of:=[.D43]/1000" office:value-type="percentage" office:value="0.62" calcext:value-type="percentage">
            <text:p>62,00 %</text:p>
          </table:table-cell>
          <table:table-cell table:formula="of:=[.E43]/1000" office:value-type="percentage" office:value="0.709" calcext:value-type="percentage">
            <text:p>70,9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awn_mower</text:p>
          </table:table-cell>
          <table:table-cell table:number-columns-repeated="3" office:value-type="float" office:value="860" calcext:value-type="float">
            <text:p>8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lawn_mower</text:p>
          </table:table-cell>
          <table:table-cell table:formula="of:=[.C44]/1000" office:value-type="percentage" office:value="0.86" calcext:value-type="percentage">
            <text:p>86,00 %</text:p>
          </table:table-cell>
          <table:table-cell table:formula="of:=[.D44]/1000" office:value-type="percentage" office:value="0.86" calcext:value-type="percentage">
            <text:p>86,00 %</text:p>
          </table:table-cell>
          <table:table-cell table:formula="of:=[.E44]/1000" office:value-type="percentage" office:value="0.86" calcext:value-type="percentage">
            <text:p>86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eopard</text:p>
          </table:table-cell>
          <table:table-cell office:value-type="float" office:value="963" calcext:value-type="float">
            <text:p>963</text:p>
          </table:table-cell>
          <table:table-cell office:value-type="float" office:value="780" calcext:value-type="float">
            <text:p>780</text:p>
          </table:table-cell>
          <table:table-cell office:value-type="float" office:value="862" calcext:value-type="float">
            <text:p>86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leopard</text:p>
          </table:table-cell>
          <table:table-cell table:formula="of:=[.C45]/1000" office:value-type="percentage" office:value="0.963" calcext:value-type="percentage">
            <text:p>96,30 %</text:p>
          </table:table-cell>
          <table:table-cell table:formula="of:=[.D45]/1000" office:value-type="percentage" office:value="0.78" calcext:value-type="percentage">
            <text:p>78,00 %</text:p>
          </table:table-cell>
          <table:table-cell table:formula="of:=[.E45]/1000" office:value-type="percentage" office:value="0.862" calcext:value-type="percentage">
            <text:p>86,2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ion</text:p>
          </table:table-cell>
          <table:table-cell office:value-type="float" office:value="845" calcext:value-type="float">
            <text:p>845</text:p>
          </table:table-cell>
          <table:table-cell office:value-type="float" office:value="820" calcext:value-type="float">
            <text:p>820</text:p>
          </table:table-cell>
          <table:table-cell office:value-type="float" office:value="832" calcext:value-type="float">
            <text:p>83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lion</text:p>
          </table:table-cell>
          <table:table-cell table:formula="of:=[.C46]/1000" office:value-type="percentage" office:value="0.845" calcext:value-type="percentage">
            <text:p>84,50 %</text:p>
          </table:table-cell>
          <table:table-cell table:formula="of:=[.D46]/1000" office:value-type="percentage" office:value="0.82" calcext:value-type="percentage">
            <text:p>82,00 %</text:p>
          </table:table-cell>
          <table:table-cell table:formula="of:=[.E46]/1000" office:value-type="percentage" office:value="0.832" calcext:value-type="percentage">
            <text:p>83,2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izard</text:p>
          </table:table-cell>
          <table:table-cell office:value-type="float" office:value="739" calcext:value-type="float">
            <text:p>739</text:p>
          </table:table-cell>
          <table:table-cell office:value-type="float" office:value="820" calcext:value-type="float">
            <text:p>820</text:p>
          </table:table-cell>
          <table:table-cell office:value-type="float" office:value="777" calcext:value-type="float">
            <text:p>77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lizard</text:p>
          </table:table-cell>
          <table:table-cell table:formula="of:=[.C47]/1000" office:value-type="percentage" office:value="0.739" calcext:value-type="percentage">
            <text:p>73,90 %</text:p>
          </table:table-cell>
          <table:table-cell table:formula="of:=[.D47]/1000" office:value-type="percentage" office:value="0.82" calcext:value-type="percentage">
            <text:p>82,00 %</text:p>
          </table:table-cell>
          <table:table-cell table:formula="of:=[.E47]/1000" office:value-type="percentage" office:value="0.777" calcext:value-type="percentage">
            <text:p>77,7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bster</text:p>
          </table:table-cell>
          <table:table-cell office:value-type="float" office:value="756" calcext:value-type="float">
            <text:p>756</text:p>
          </table:table-cell>
          <table:table-cell office:value-type="float" office:value="680" calcext:value-type="float">
            <text:p>680</text:p>
          </table:table-cell>
          <table:table-cell office:value-type="float" office:value="716" calcext:value-type="float">
            <text:p>71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lobster</text:p>
          </table:table-cell>
          <table:table-cell table:formula="of:=[.C48]/1000" office:value-type="percentage" office:value="0.756" calcext:value-type="percentage">
            <text:p>75,60 %</text:p>
          </table:table-cell>
          <table:table-cell table:formula="of:=[.D48]/1000" office:value-type="percentage" office:value="0.68" calcext:value-type="percentage">
            <text:p>68,00 %</text:p>
          </table:table-cell>
          <table:table-cell table:formula="of:=[.E48]/1000" office:value-type="percentage" office:value="0.716" calcext:value-type="percentage">
            <text:p>71,6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man</text:p>
          </table:table-cell>
          <table:table-cell office:value-type="float" office:value="814" calcext:value-type="float">
            <text:p>814</text:p>
          </table:table-cell>
          <table:table-cell office:value-type="float" office:value="790" calcext:value-type="float">
            <text:p>790</text:p>
          </table:table-cell>
          <table:table-cell office:value-type="float" office:value="802" calcext:value-type="float">
            <text:p>80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an</text:p>
          </table:table-cell>
          <table:table-cell table:formula="of:=[.C49]/1000" office:value-type="percentage" office:value="0.814" calcext:value-type="percentage">
            <text:p>81,40 %</text:p>
          </table:table-cell>
          <table:table-cell table:formula="of:=[.D49]/1000" office:value-type="percentage" office:value="0.79" calcext:value-type="percentage">
            <text:p>79,00 %</text:p>
          </table:table-cell>
          <table:table-cell table:formula="of:=[.E49]/1000" office:value-type="percentage" office:value="0.802" calcext:value-type="percentage">
            <text:p>80,2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maple_tree</text:p>
          </table:table-cell>
          <table:table-cell office:value-type="float" office:value="955" calcext:value-type="float">
            <text:p>955</text:p>
          </table:table-cell>
          <table:table-cell office:value-type="float" office:value="840" calcext:value-type="float">
            <text:p>840</text:p>
          </table:table-cell>
          <table:table-cell office:value-type="float" office:value="894" calcext:value-type="float">
            <text:p>89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aple_tree</text:p>
          </table:table-cell>
          <table:table-cell table:formula="of:=[.C50]/1000" office:value-type="percentage" office:value="0.955" calcext:value-type="percentage">
            <text:p>95,50 %</text:p>
          </table:table-cell>
          <table:table-cell table:formula="of:=[.D50]/1000" office:value-type="percentage" office:value="0.84" calcext:value-type="percentage">
            <text:p>84,00 %</text:p>
          </table:table-cell>
          <table:table-cell table:formula="of:=[.E50]/1000" office:value-type="percentage" office:value="0.894" calcext:value-type="percentage">
            <text:p>89,4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motorcycle</text:p>
          </table:table-cell>
          <table:table-cell office:value-type="float" office:value="926" calcext:value-type="float">
            <text:p>926</text:p>
          </table:table-cell>
          <table:table-cell office:value-type="float" office:value="870" calcext:value-type="float">
            <text:p>870</text:p>
          </table:table-cell>
          <table:table-cell office:value-type="float" office:value="897" calcext:value-type="float">
            <text:p>89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otorcycle</text:p>
          </table:table-cell>
          <table:table-cell table:formula="of:=[.C51]/1000" office:value-type="percentage" office:value="0.926" calcext:value-type="percentage">
            <text:p>92,60 %</text:p>
          </table:table-cell>
          <table:table-cell table:formula="of:=[.D51]/1000" office:value-type="percentage" office:value="0.87" calcext:value-type="percentage">
            <text:p>87,00 %</text:p>
          </table:table-cell>
          <table:table-cell table:formula="of:=[.E51]/1000" office:value-type="percentage" office:value="0.897" calcext:value-type="percentage">
            <text:p>89,7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mountain</text:p>
          </table:table-cell>
          <table:table-cell office:value-type="float" office:value="898" calcext:value-type="float">
            <text:p>898</text:p>
          </table:table-cell>
          <table:table-cell office:value-type="float" office:value="880" calcext:value-type="float">
            <text:p>880</text:p>
          </table:table-cell>
          <table:table-cell office:value-type="float" office:value="889" calcext:value-type="float">
            <text:p>88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ountain</text:p>
          </table:table-cell>
          <table:table-cell table:formula="of:=[.C52]/1000" office:value-type="percentage" office:value="0.898" calcext:value-type="percentage">
            <text:p>89,80 %</text:p>
          </table:table-cell>
          <table:table-cell table:formula="of:=[.D52]/1000" office:value-type="percentage" office:value="0.88" calcext:value-type="percentage">
            <text:p>88,00 %</text:p>
          </table:table-cell>
          <table:table-cell table:formula="of:=[.E52]/1000" office:value-type="percentage" office:value="0.889" calcext:value-type="percentage">
            <text:p>88,9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mouse</text:p>
          </table:table-cell>
          <table:table-cell office:value-type="float" office:value="947" calcext:value-type="float">
            <text:p>947</text:p>
          </table:table-cell>
          <table:table-cell office:value-type="float" office:value="720" calcext:value-type="float">
            <text:p>720</text:p>
          </table:table-cell>
          <table:table-cell office:value-type="float" office:value="818" calcext:value-type="float">
            <text:p>81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ouse</text:p>
          </table:table-cell>
          <table:table-cell table:formula="of:=[.C53]/1000" office:value-type="percentage" office:value="0.947" calcext:value-type="percentage">
            <text:p>94,70 %</text:p>
          </table:table-cell>
          <table:table-cell table:formula="of:=[.D53]/1000" office:value-type="percentage" office:value="0.72" calcext:value-type="percentage">
            <text:p>72,00 %</text:p>
          </table:table-cell>
          <table:table-cell table:formula="of:=[.E53]/1000" office:value-type="percentage" office:value="0.818" calcext:value-type="percentage">
            <text:p>81,8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mushroom</text:p>
          </table:table-cell>
          <table:table-cell office:value-type="float" office:value="709" calcext:value-type="float">
            <text:p>709</text:p>
          </table:table-cell>
          <table:table-cell office:value-type="float" office:value="780" calcext:value-type="float">
            <text:p>780</text:p>
          </table:table-cell>
          <table:table-cell office:value-type="float" office:value="743" calcext:value-type="float">
            <text:p>74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ushroom</text:p>
          </table:table-cell>
          <table:table-cell table:formula="of:=[.C54]/1000" office:value-type="percentage" office:value="0.709" calcext:value-type="percentage">
            <text:p>70,90 %</text:p>
          </table:table-cell>
          <table:table-cell table:formula="of:=[.D54]/1000" office:value-type="percentage" office:value="0.78" calcext:value-type="percentage">
            <text:p>78,00 %</text:p>
          </table:table-cell>
          <table:table-cell table:formula="of:=[.E54]/1000" office:value-type="percentage" office:value="0.743" calcext:value-type="percentage">
            <text:p>74,3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oak_tree</text:p>
          </table:table-cell>
          <table:table-cell office:value-type="float" office:value="886" calcext:value-type="float">
            <text:p>886</text:p>
          </table:table-cell>
          <table:table-cell office:value-type="float" office:value="930" calcext:value-type="float">
            <text:p>930</text:p>
          </table:table-cell>
          <table:table-cell office:value-type="float" office:value="907" calcext:value-type="float">
            <text:p>90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oak_tree</text:p>
          </table:table-cell>
          <table:table-cell table:formula="of:=[.C55]/1000" office:value-type="percentage" office:value="0.886" calcext:value-type="percentage">
            <text:p>88,60 %</text:p>
          </table:table-cell>
          <table:table-cell table:formula="of:=[.D55]/1000" office:value-type="percentage" office:value="0.93" calcext:value-type="percentage">
            <text:p>93,00 %</text:p>
          </table:table-cell>
          <table:table-cell table:formula="of:=[.E55]/1000" office:value-type="percentage" office:value="0.907" calcext:value-type="percentage">
            <text:p>90,7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orange</text:p>
          </table:table-cell>
          <table:table-cell office:value-type="float" office:value="717" calcext:value-type="float">
            <text:p>717</text:p>
          </table:table-cell>
          <table:table-cell office:value-type="float" office:value="810" calcext:value-type="float">
            <text:p>810</text:p>
          </table:table-cell>
          <table:table-cell office:value-type="float" office:value="761" calcext:value-type="float">
            <text:p>76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orange</text:p>
          </table:table-cell>
          <table:table-cell table:formula="of:=[.C56]/1000" office:value-type="percentage" office:value="0.717" calcext:value-type="percentage">
            <text:p>71,70 %</text:p>
          </table:table-cell>
          <table:table-cell table:formula="of:=[.D56]/1000" office:value-type="percentage" office:value="0.81" calcext:value-type="percentage">
            <text:p>81,00 %</text:p>
          </table:table-cell>
          <table:table-cell table:formula="of:=[.E56]/1000" office:value-type="percentage" office:value="0.761" calcext:value-type="percentage">
            <text:p>76,1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orchid</text:p>
          </table:table-cell>
          <table:table-cell office:value-type="float" office:value="963" calcext:value-type="float">
            <text:p>963</text:p>
          </table:table-cell>
          <table:table-cell office:value-type="float" office:value="770" calcext:value-type="float">
            <text:p>770</text:p>
          </table:table-cell>
          <table:table-cell office:value-type="float" office:value="856" calcext:value-type="float">
            <text:p>85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orchid</text:p>
          </table:table-cell>
          <table:table-cell table:formula="of:=[.C57]/1000" office:value-type="percentage" office:value="0.963" calcext:value-type="percentage">
            <text:p>96,30 %</text:p>
          </table:table-cell>
          <table:table-cell table:formula="of:=[.D57]/1000" office:value-type="percentage" office:value="0.77" calcext:value-type="percentage">
            <text:p>77,00 %</text:p>
          </table:table-cell>
          <table:table-cell table:formula="of:=[.E57]/1000" office:value-type="percentage" office:value="0.856" calcext:value-type="percentage">
            <text:p>85,6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otter</text:p>
          </table:table-cell>
          <table:table-cell office:value-type="float" office:value="878" calcext:value-type="float">
            <text:p>878</text:p>
          </table:table-cell>
          <table:table-cell office:value-type="float" office:value="790" calcext:value-type="float">
            <text:p>790</text:p>
          </table:table-cell>
          <table:table-cell office:value-type="float" office:value="832" calcext:value-type="float">
            <text:p>83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otter</text:p>
          </table:table-cell>
          <table:table-cell table:formula="of:=[.C58]/1000" office:value-type="percentage" office:value="0.878" calcext:value-type="percentage">
            <text:p>87,80 %</text:p>
          </table:table-cell>
          <table:table-cell table:formula="of:=[.D58]/1000" office:value-type="percentage" office:value="0.79" calcext:value-type="percentage">
            <text:p>79,00 %</text:p>
          </table:table-cell>
          <table:table-cell table:formula="of:=[.E58]/1000" office:value-type="percentage" office:value="0.832" calcext:value-type="percentage">
            <text:p>83,2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palm_tree</text:p>
          </table:table-cell>
          <table:table-cell office:value-type="float" office:value="871" calcext:value-type="float">
            <text:p>871</text:p>
          </table:table-cell>
          <table:table-cell office:value-type="float" office:value="810" calcext:value-type="float">
            <text:p>810</text:p>
          </table:table-cell>
          <table:table-cell office:value-type="float" office:value="839" calcext:value-type="float">
            <text:p>83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alm_tree</text:p>
          </table:table-cell>
          <table:table-cell table:formula="of:=[.C59]/1000" office:value-type="percentage" office:value="0.871" calcext:value-type="percentage">
            <text:p>87,10 %</text:p>
          </table:table-cell>
          <table:table-cell table:formula="of:=[.D59]/1000" office:value-type="percentage" office:value="0.81" calcext:value-type="percentage">
            <text:p>81,00 %</text:p>
          </table:table-cell>
          <table:table-cell table:formula="of:=[.E59]/1000" office:value-type="percentage" office:value="0.839" calcext:value-type="percentage">
            <text:p>83,9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pear</text:p>
          </table:table-cell>
          <table:table-cell office:value-type="float" office:value="747" calcext:value-type="float">
            <text:p>747</text:p>
          </table:table-cell>
          <table:table-cell office:value-type="float" office:value="710" calcext:value-type="float">
            <text:p>710</text:p>
          </table:table-cell>
          <table:table-cell office:value-type="float" office:value="728" calcext:value-type="float">
            <text:p>72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ear</text:p>
          </table:table-cell>
          <table:table-cell table:formula="of:=[.C60]/1000" office:value-type="percentage" office:value="0.747" calcext:value-type="percentage">
            <text:p>74,70 %</text:p>
          </table:table-cell>
          <table:table-cell table:formula="of:=[.D60]/1000" office:value-type="percentage" office:value="0.71" calcext:value-type="percentage">
            <text:p>71,00 %</text:p>
          </table:table-cell>
          <table:table-cell table:formula="of:=[.E60]/1000" office:value-type="percentage" office:value="0.728" calcext:value-type="percentage">
            <text:p>72,8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pickup_truck</text:p>
          </table:table-cell>
          <table:table-cell office:value-type="float" office:value="977" calcext:value-type="float">
            <text:p>977</text:p>
          </table:table-cell>
          <table:table-cell office:value-type="float" office:value="860" calcext:value-type="float">
            <text:p>860</text:p>
          </table:table-cell>
          <table:table-cell office:value-type="float" office:value="915" calcext:value-type="float">
            <text:p>91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ickup_truck</text:p>
          </table:table-cell>
          <table:table-cell table:formula="of:=[.C61]/1000" office:value-type="percentage" office:value="0.977" calcext:value-type="percentage">
            <text:p>97,70 %</text:p>
          </table:table-cell>
          <table:table-cell table:formula="of:=[.D61]/1000" office:value-type="percentage" office:value="0.86" calcext:value-type="percentage">
            <text:p>86,00 %</text:p>
          </table:table-cell>
          <table:table-cell table:formula="of:=[.E61]/1000" office:value-type="percentage" office:value="0.915" calcext:value-type="percentage">
            <text:p>91,5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pine_tree</text:p>
          </table:table-cell>
          <table:table-cell office:value-type="float" office:value="906" calcext:value-type="float">
            <text:p>906</text:p>
          </table:table-cell>
          <table:table-cell office:value-type="float" office:value="870" calcext:value-type="float">
            <text:p>870</text:p>
          </table:table-cell>
          <table:table-cell office:value-type="float" office:value="888" calcext:value-type="float">
            <text:p>88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ine_tree</text:p>
          </table:table-cell>
          <table:table-cell table:formula="of:=[.C62]/1000" office:value-type="percentage" office:value="0.906" calcext:value-type="percentage">
            <text:p>90,60 %</text:p>
          </table:table-cell>
          <table:table-cell table:formula="of:=[.D62]/1000" office:value-type="percentage" office:value="0.87" calcext:value-type="percentage">
            <text:p>87,00 %</text:p>
          </table:table-cell>
          <table:table-cell table:formula="of:=[.E62]/1000" office:value-type="percentage" office:value="0.888" calcext:value-type="percentage">
            <text:p>88,8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plain</text:p>
          </table:table-cell>
          <table:table-cell office:value-type="float" office:value="918" calcext:value-type="float">
            <text:p>918</text:p>
          </table:table-cell>
          <table:table-cell office:value-type="float" office:value="900" calcext:value-type="float">
            <text:p>900</text:p>
          </table:table-cell>
          <table:table-cell office:value-type="float" office:value="909" calcext:value-type="float">
            <text:p>90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lain</text:p>
          </table:table-cell>
          <table:table-cell table:formula="of:=[.C63]/1000" office:value-type="percentage" office:value="0.918" calcext:value-type="percentage">
            <text:p>91,80 %</text:p>
          </table:table-cell>
          <table:table-cell table:formula="of:=[.D63]/1000" office:value-type="percentage" office:value="0.9" calcext:value-type="percentage">
            <text:p>90,00 %</text:p>
          </table:table-cell>
          <table:table-cell table:formula="of:=[.E63]/1000" office:value-type="percentage" office:value="0.909" calcext:value-type="percentage">
            <text:p>90,9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plate</text:p>
          </table:table-cell>
          <table:table-cell office:value-type="float" office:value="808" calcext:value-type="float">
            <text:p>808</text:p>
          </table:table-cell>
          <table:table-cell office:value-type="float" office:value="800" calcext:value-type="float">
            <text:p>800</text:p>
          </table:table-cell>
          <table:table-cell office:value-type="float" office:value="804" calcext:value-type="float">
            <text:p>80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late</text:p>
          </table:table-cell>
          <table:table-cell table:formula="of:=[.C64]/1000" office:value-type="percentage" office:value="0.808" calcext:value-type="percentage">
            <text:p>80,80 %</text:p>
          </table:table-cell>
          <table:table-cell table:formula="of:=[.D64]/1000" office:value-type="percentage" office:value="0.8" calcext:value-type="percentage">
            <text:p>80,00 %</text:p>
          </table:table-cell>
          <table:table-cell table:formula="of:=[.E64]/1000" office:value-type="percentage" office:value="0.804" calcext:value-type="percentage">
            <text:p>80,4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poppy</text:p>
          </table:table-cell>
          <table:table-cell office:value-type="float" office:value="779" calcext:value-type="float">
            <text:p>779</text:p>
          </table:table-cell>
          <table:table-cell office:value-type="float" office:value="740" calcext:value-type="float">
            <text:p>740</text:p>
          </table:table-cell>
          <table:table-cell office:value-type="float" office:value="759" calcext:value-type="float">
            <text:p>75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oppy</text:p>
          </table:table-cell>
          <table:table-cell table:formula="of:=[.C65]/1000" office:value-type="percentage" office:value="0.779" calcext:value-type="percentage">
            <text:p>77,90 %</text:p>
          </table:table-cell>
          <table:table-cell table:formula="of:=[.D65]/1000" office:value-type="percentage" office:value="0.74" calcext:value-type="percentage">
            <text:p>74,00 %</text:p>
          </table:table-cell>
          <table:table-cell table:formula="of:=[.E65]/1000" office:value-type="percentage" office:value="0.759" calcext:value-type="percentage">
            <text:p>75,9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porcupine</text:p>
          </table:table-cell>
          <table:table-cell table:number-columns-repeated="3"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orcupine</text:p>
          </table:table-cell>
          <table:table-cell table:formula="of:=[.C66]/1000" office:value-type="percentage" office:value="0.8" calcext:value-type="percentage">
            <text:p>80,00 %</text:p>
          </table:table-cell>
          <table:table-cell table:formula="of:=[.D66]/1000" office:value-type="percentage" office:value="0.8" calcext:value-type="percentage">
            <text:p>80,00 %</text:p>
          </table:table-cell>
          <table:table-cell table:formula="of:=[.E66]/1000" office:value-type="percentage" office:value="0.8" calcext:value-type="percentage">
            <text:p>80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possum</text:p>
          </table:table-cell>
          <table:table-cell office:value-type="float" office:value="659" calcext:value-type="float">
            <text:p>659</text:p>
          </table:table-cell>
          <table:table-cell office:value-type="float" office:value="830" calcext:value-type="float">
            <text:p>830</text:p>
          </table:table-cell>
          <table:table-cell office:value-type="float" office:value="735" calcext:value-type="float">
            <text:p>73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ossum</text:p>
          </table:table-cell>
          <table:table-cell table:formula="of:=[.C67]/1000" office:value-type="percentage" office:value="0.659" calcext:value-type="percentage">
            <text:p>65,90 %</text:p>
          </table:table-cell>
          <table:table-cell table:formula="of:=[.D67]/1000" office:value-type="percentage" office:value="0.83" calcext:value-type="percentage">
            <text:p>83,00 %</text:p>
          </table:table-cell>
          <table:table-cell table:formula="of:=[.E67]/1000" office:value-type="percentage" office:value="0.735" calcext:value-type="percentage">
            <text:p>73,5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rabbit</text:p>
          </table:table-cell>
          <table:table-cell office:value-type="float" office:value="771" calcext:value-type="float">
            <text:p>771</text:p>
          </table:table-cell>
          <table:table-cell office:value-type="float" office:value="640" calcext:value-type="float">
            <text:p>640</text:p>
          </table:table-cell>
          <table:table-cell office:value-type="float" office:value="699" calcext:value-type="float">
            <text:p>69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abbit</text:p>
          </table:table-cell>
          <table:table-cell table:formula="of:=[.C68]/1000" office:value-type="percentage" office:value="0.771" calcext:value-type="percentage">
            <text:p>77,10 %</text:p>
          </table:table-cell>
          <table:table-cell table:formula="of:=[.D68]/1000" office:value-type="percentage" office:value="0.64" calcext:value-type="percentage">
            <text:p>64,00 %</text:p>
          </table:table-cell>
          <table:table-cell table:formula="of:=[.E68]/1000" office:value-type="percentage" office:value="0.699" calcext:value-type="percentage">
            <text:p>69,9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raccoon</text:p>
          </table:table-cell>
          <table:table-cell office:value-type="float" office:value="926" calcext:value-type="float">
            <text:p>926</text:p>
          </table:table-cell>
          <table:table-cell office:value-type="float" office:value="750" calcext:value-type="float">
            <text:p>750</text:p>
          </table:table-cell>
          <table:table-cell office:value-type="float" office:value="829" calcext:value-type="float">
            <text:p>82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accoon</text:p>
          </table:table-cell>
          <table:table-cell table:formula="of:=[.C69]/1000" office:value-type="percentage" office:value="0.926" calcext:value-type="percentage">
            <text:p>92,60 %</text:p>
          </table:table-cell>
          <table:table-cell table:formula="of:=[.D69]/1000" office:value-type="percentage" office:value="0.75" calcext:value-type="percentage">
            <text:p>75,00 %</text:p>
          </table:table-cell>
          <table:table-cell table:formula="of:=[.E69]/1000" office:value-type="percentage" office:value="0.829" calcext:value-type="percentage">
            <text:p>82,9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ray</text:p>
          </table:table-cell>
          <table:table-cell office:value-type="float" office:value="831" calcext:value-type="float">
            <text:p>831</text:p>
          </table:table-cell>
          <table:table-cell office:value-type="float" office:value="740" calcext:value-type="float">
            <text:p>740</text:p>
          </table:table-cell>
          <table:table-cell office:value-type="float" office:value="783" calcext:value-type="float">
            <text:p>78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ay</text:p>
          </table:table-cell>
          <table:table-cell table:formula="of:=[.C70]/1000" office:value-type="percentage" office:value="0.831" calcext:value-type="percentage">
            <text:p>83,10 %</text:p>
          </table:table-cell>
          <table:table-cell table:formula="of:=[.D70]/1000" office:value-type="percentage" office:value="0.74" calcext:value-type="percentage">
            <text:p>74,00 %</text:p>
          </table:table-cell>
          <table:table-cell table:formula="of:=[.E70]/1000" office:value-type="percentage" office:value="0.783" calcext:value-type="percentage">
            <text:p>78,3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road</text:p>
          </table:table-cell>
          <table:table-cell office:value-type="float" office:value="938" calcext:value-type="float">
            <text:p>938</text:p>
          </table:table-cell>
          <table:table-cell office:value-type="float" office:value="900" calcext:value-type="float">
            <text:p>900</text:p>
          </table:table-cell>
          <table:table-cell office:value-type="float" office:value="918" calcext:value-type="float">
            <text:p>91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ad</text:p>
          </table:table-cell>
          <table:table-cell table:formula="of:=[.C71]/1000" office:value-type="percentage" office:value="0.938" calcext:value-type="percentage">
            <text:p>93,80 %</text:p>
          </table:table-cell>
          <table:table-cell table:formula="of:=[.D71]/1000" office:value-type="percentage" office:value="0.9" calcext:value-type="percentage">
            <text:p>90,00 %</text:p>
          </table:table-cell>
          <table:table-cell table:formula="of:=[.E71]/1000" office:value-type="percentage" office:value="0.918" calcext:value-type="percentage">
            <text:p>91,8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rocket</text:p>
          </table:table-cell>
          <table:table-cell office:value-type="float" office:value="909" calcext:value-type="float">
            <text:p>909</text:p>
          </table:table-cell>
          <table:table-cell office:value-type="float" office:value="900" calcext:value-type="float">
            <text:p>900</text:p>
          </table:table-cell>
          <table:table-cell office:value-type="float" office:value="905" calcext:value-type="float">
            <text:p>90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cket</text:p>
          </table:table-cell>
          <table:table-cell table:formula="of:=[.C72]/1000" office:value-type="percentage" office:value="0.909" calcext:value-type="percentage">
            <text:p>90,90 %</text:p>
          </table:table-cell>
          <table:table-cell table:formula="of:=[.D72]/1000" office:value-type="percentage" office:value="0.9" calcext:value-type="percentage">
            <text:p>90,00 %</text:p>
          </table:table-cell>
          <table:table-cell table:formula="of:=[.E72]/1000" office:value-type="percentage" office:value="0.905" calcext:value-type="percentage">
            <text:p>90,5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rose</text:p>
          </table:table-cell>
          <table:table-cell table:number-columns-repeated="3" office:value-type="float" office:value="840" calcext:value-type="float">
            <text:p>8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se</text:p>
          </table:table-cell>
          <table:table-cell table:formula="of:=[.C73]/1000" office:value-type="percentage" office:value="0.84" calcext:value-type="percentage">
            <text:p>84,00 %</text:p>
          </table:table-cell>
          <table:table-cell table:formula="of:=[.D73]/1000" office:value-type="percentage" office:value="0.84" calcext:value-type="percentage">
            <text:p>84,00 %</text:p>
          </table:table-cell>
          <table:table-cell table:formula="of:=[.E73]/1000" office:value-type="percentage" office:value="0.84" calcext:value-type="percentage">
            <text:p>84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sea</text:p>
          </table:table-cell>
          <table:table-cell office:value-type="float" office:value="871" calcext:value-type="float">
            <text:p>871</text:p>
          </table:table-cell>
          <table:table-cell office:value-type="float" office:value="880" calcext:value-type="float">
            <text:p>880</text:p>
          </table:table-cell>
          <table:table-cell office:value-type="float" office:value="876" calcext:value-type="float">
            <text:p>87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ea</text:p>
          </table:table-cell>
          <table:table-cell table:formula="of:=[.C74]/1000" office:value-type="percentage" office:value="0.871" calcext:value-type="percentage">
            <text:p>87,10 %</text:p>
          </table:table-cell>
          <table:table-cell table:formula="of:=[.D74]/1000" office:value-type="percentage" office:value="0.88" calcext:value-type="percentage">
            <text:p>88,00 %</text:p>
          </table:table-cell>
          <table:table-cell table:formula="of:=[.E74]/1000" office:value-type="percentage" office:value="0.876" calcext:value-type="percentage">
            <text:p>87,6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seal</text:p>
          </table:table-cell>
          <table:table-cell office:value-type="float" office:value="727" calcext:value-type="float">
            <text:p>727</text:p>
          </table:table-cell>
          <table:table-cell office:value-type="float" office:value="720" calcext:value-type="float">
            <text:p>720</text:p>
          </table:table-cell>
          <table:table-cell office:value-type="float" office:value="724" calcext:value-type="float">
            <text:p>72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eal</text:p>
          </table:table-cell>
          <table:table-cell table:formula="of:=[.C75]/1000" office:value-type="percentage" office:value="0.727" calcext:value-type="percentage">
            <text:p>72,70 %</text:p>
          </table:table-cell>
          <table:table-cell table:formula="of:=[.D75]/1000" office:value-type="percentage" office:value="0.72" calcext:value-type="percentage">
            <text:p>72,00 %</text:p>
          </table:table-cell>
          <table:table-cell table:formula="of:=[.E75]/1000" office:value-type="percentage" office:value="0.724" calcext:value-type="percentage">
            <text:p>72,4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shark</text:p>
          </table:table-cell>
          <table:table-cell office:value-type="float" office:value="812" calcext:value-type="float">
            <text:p>812</text:p>
          </table:table-cell>
          <table:table-cell office:value-type="float" office:value="910" calcext:value-type="float">
            <text:p>910</text:p>
          </table:table-cell>
          <table:table-cell office:value-type="float" office:value="858" calcext:value-type="float">
            <text:p>85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hark</text:p>
          </table:table-cell>
          <table:table-cell table:formula="of:=[.C76]/1000" office:value-type="percentage" office:value="0.812" calcext:value-type="percentage">
            <text:p>81,20 %</text:p>
          </table:table-cell>
          <table:table-cell table:formula="of:=[.D76]/1000" office:value-type="percentage" office:value="0.91" calcext:value-type="percentage">
            <text:p>91,00 %</text:p>
          </table:table-cell>
          <table:table-cell table:formula="of:=[.E76]/1000" office:value-type="percentage" office:value="0.858" calcext:value-type="percentage">
            <text:p>85,8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shrew</text:p>
          </table:table-cell>
          <table:table-cell office:value-type="float" office:value="708" calcext:value-type="float">
            <text:p>708</text:p>
          </table:table-cell>
          <table:table-cell office:value-type="float" office:value="850" calcext:value-type="float">
            <text:p>850</text:p>
          </table:table-cell>
          <table:table-cell office:value-type="float" office:value="773" calcext:value-type="float">
            <text:p>77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hrew</text:p>
          </table:table-cell>
          <table:table-cell table:formula="of:=[.C77]/1000" office:value-type="percentage" office:value="0.708" calcext:value-type="percentage">
            <text:p>70,80 %</text:p>
          </table:table-cell>
          <table:table-cell table:formula="of:=[.D77]/1000" office:value-type="percentage" office:value="0.85" calcext:value-type="percentage">
            <text:p>85,00 %</text:p>
          </table:table-cell>
          <table:table-cell table:formula="of:=[.E77]/1000" office:value-type="percentage" office:value="0.773" calcext:value-type="percentage">
            <text:p>77,3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skunk</text:p>
          </table:table-cell>
          <table:table-cell office:value-type="float" office:value="947" calcext:value-type="float">
            <text:p>947</text:p>
          </table:table-cell>
          <table:table-cell office:value-type="float" office:value="900" calcext:value-type="float">
            <text:p>900</text:p>
          </table:table-cell>
          <table:table-cell office:value-type="float" office:value="923" calcext:value-type="float">
            <text:p>92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kunk</text:p>
          </table:table-cell>
          <table:table-cell table:formula="of:=[.C78]/1000" office:value-type="percentage" office:value="0.947" calcext:value-type="percentage">
            <text:p>94,70 %</text:p>
          </table:table-cell>
          <table:table-cell table:formula="of:=[.D78]/1000" office:value-type="percentage" office:value="0.9" calcext:value-type="percentage">
            <text:p>90,00 %</text:p>
          </table:table-cell>
          <table:table-cell table:formula="of:=[.E78]/1000" office:value-type="percentage" office:value="0.923" calcext:value-type="percentage">
            <text:p>92,3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skyscraper</text:p>
          </table:table-cell>
          <table:table-cell office:value-type="float" office:value="918" calcext:value-type="float">
            <text:p>918</text:p>
          </table:table-cell>
          <table:table-cell office:value-type="float" office:value="890" calcext:value-type="float">
            <text:p>890</text:p>
          </table:table-cell>
          <table:table-cell office:value-type="float" office:value="904" calcext:value-type="float">
            <text:p>90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kyscraper</text:p>
          </table:table-cell>
          <table:table-cell table:formula="of:=[.C79]/1000" office:value-type="percentage" office:value="0.918" calcext:value-type="percentage">
            <text:p>91,80 %</text:p>
          </table:table-cell>
          <table:table-cell table:formula="of:=[.D79]/1000" office:value-type="percentage" office:value="0.89" calcext:value-type="percentage">
            <text:p>89,00 %</text:p>
          </table:table-cell>
          <table:table-cell table:formula="of:=[.E79]/1000" office:value-type="percentage" office:value="0.904" calcext:value-type="percentage">
            <text:p>90,4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snail</text:p>
          </table:table-cell>
          <table:table-cell office:value-type="float" office:value="643" calcext:value-type="float">
            <text:p>643</text:p>
          </table:table-cell>
          <table:table-cell office:value-type="float" office:value="830" calcext:value-type="float">
            <text:p>830</text:p>
          </table:table-cell>
          <table:table-cell office:value-type="float" office:value="725" calcext:value-type="float">
            <text:p>72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nail</text:p>
          </table:table-cell>
          <table:table-cell table:formula="of:=[.C80]/1000" office:value-type="percentage" office:value="0.643" calcext:value-type="percentage">
            <text:p>64,30 %</text:p>
          </table:table-cell>
          <table:table-cell table:formula="of:=[.D80]/1000" office:value-type="percentage" office:value="0.83" calcext:value-type="percentage">
            <text:p>83,00 %</text:p>
          </table:table-cell>
          <table:table-cell table:formula="of:=[.E80]/1000" office:value-type="percentage" office:value="0.725" calcext:value-type="percentage">
            <text:p>72,5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snake</text:p>
          </table:table-cell>
          <table:table-cell office:value-type="float" office:value="565" calcext:value-type="float">
            <text:p>565</text:p>
          </table:table-cell>
          <table:table-cell office:value-type="float" office:value="780" calcext:value-type="float">
            <text:p>780</text:p>
          </table:table-cell>
          <table:table-cell office:value-type="float" office:value="655" calcext:value-type="float">
            <text:p>65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nake</text:p>
          </table:table-cell>
          <table:table-cell table:formula="of:=[.C81]/1000" office:value-type="percentage" office:value="0.565" calcext:value-type="percentage">
            <text:p>56,50 %</text:p>
          </table:table-cell>
          <table:table-cell table:formula="of:=[.D81]/1000" office:value-type="percentage" office:value="0.78" calcext:value-type="percentage">
            <text:p>78,00 %</text:p>
          </table:table-cell>
          <table:table-cell table:formula="of:=[.E81]/1000" office:value-type="percentage" office:value="0.655" calcext:value-type="percentage">
            <text:p>65,5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spider</text:p>
          </table:table-cell>
          <table:table-cell office:value-type="float" office:value="905" calcext:value-type="float">
            <text:p>905</text:p>
          </table:table-cell>
          <table:table-cell office:value-type="float" office:value="670" calcext:value-type="float">
            <text:p>670</text:p>
          </table:table-cell>
          <table:table-cell office:value-type="float" office:value="770" calcext:value-type="float">
            <text:p>7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pider</text:p>
          </table:table-cell>
          <table:table-cell table:formula="of:=[.C82]/1000" office:value-type="percentage" office:value="0.905" calcext:value-type="percentage">
            <text:p>90,50 %</text:p>
          </table:table-cell>
          <table:table-cell table:formula="of:=[.D82]/1000" office:value-type="percentage" office:value="0.67" calcext:value-type="percentage">
            <text:p>67,00 %</text:p>
          </table:table-cell>
          <table:table-cell table:formula="of:=[.E82]/1000" office:value-type="percentage" office:value="0.77" calcext:value-type="percentage">
            <text:p>77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squirrel</text:p>
          </table:table-cell>
          <table:table-cell office:value-type="float" office:value="657" calcext:value-type="float">
            <text:p>657</text:p>
          </table:table-cell>
          <table:table-cell office:value-type="float" office:value="710" calcext:value-type="float">
            <text:p>710</text:p>
          </table:table-cell>
          <table:table-cell office:value-type="float" office:value="683" calcext:value-type="float">
            <text:p>68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quirrel</text:p>
          </table:table-cell>
          <table:table-cell table:formula="of:=[.C83]/1000" office:value-type="percentage" office:value="0.657" calcext:value-type="percentage">
            <text:p>65,70 %</text:p>
          </table:table-cell>
          <table:table-cell table:formula="of:=[.D83]/1000" office:value-type="percentage" office:value="0.71" calcext:value-type="percentage">
            <text:p>71,00 %</text:p>
          </table:table-cell>
          <table:table-cell table:formula="of:=[.E83]/1000" office:value-type="percentage" office:value="0.683" calcext:value-type="percentage">
            <text:p>68,3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streetcar</text:p>
          </table:table-cell>
          <table:table-cell office:value-type="float" office:value="656" calcext:value-type="float">
            <text:p>656</text:p>
          </table:table-cell>
          <table:table-cell office:value-type="float" office:value="840" calcext:value-type="float">
            <text:p>840</text:p>
          </table:table-cell>
          <table:table-cell office:value-type="float" office:value="737" calcext:value-type="float">
            <text:p>73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treetcar</text:p>
          </table:table-cell>
          <table:table-cell table:formula="of:=[.C84]/1000" office:value-type="percentage" office:value="0.656" calcext:value-type="percentage">
            <text:p>65,60 %</text:p>
          </table:table-cell>
          <table:table-cell table:formula="of:=[.D84]/1000" office:value-type="percentage" office:value="0.84" calcext:value-type="percentage">
            <text:p>84,00 %</text:p>
          </table:table-cell>
          <table:table-cell table:formula="of:=[.E84]/1000" office:value-type="percentage" office:value="0.737" calcext:value-type="percentage">
            <text:p>73,7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sunflower</text:p>
          </table:table-cell>
          <table:table-cell office:value-type="float" office:value="697" calcext:value-type="float">
            <text:p>697</text:p>
          </table:table-cell>
          <table:table-cell office:value-type="float" office:value="850" calcext:value-type="float">
            <text:p>850</text:p>
          </table:table-cell>
          <table:table-cell office:value-type="float" office:value="766" calcext:value-type="float">
            <text:p>76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unflower</text:p>
          </table:table-cell>
          <table:table-cell table:formula="of:=[.C85]/1000" office:value-type="percentage" office:value="0.697" calcext:value-type="percentage">
            <text:p>69,70 %</text:p>
          </table:table-cell>
          <table:table-cell table:formula="of:=[.D85]/1000" office:value-type="percentage" office:value="0.85" calcext:value-type="percentage">
            <text:p>85,00 %</text:p>
          </table:table-cell>
          <table:table-cell table:formula="of:=[.E85]/1000" office:value-type="percentage" office:value="0.766" calcext:value-type="percentage">
            <text:p>76,6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sweet_pepper</text:p>
          </table:table-cell>
          <table:table-cell office:value-type="float" office:value="949" calcext:value-type="float">
            <text:p>949</text:p>
          </table:table-cell>
          <table:table-cell office:value-type="float" office:value="750" calcext:value-type="float">
            <text:p>750</text:p>
          </table:table-cell>
          <table:table-cell office:value-type="float" office:value="838" calcext:value-type="float">
            <text:p>83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weet_pepper</text:p>
          </table:table-cell>
          <table:table-cell table:formula="of:=[.C86]/1000" office:value-type="percentage" office:value="0.949" calcext:value-type="percentage">
            <text:p>94,90 %</text:p>
          </table:table-cell>
          <table:table-cell table:formula="of:=[.D86]/1000" office:value-type="percentage" office:value="0.75" calcext:value-type="percentage">
            <text:p>75,00 %</text:p>
          </table:table-cell>
          <table:table-cell table:formula="of:=[.E86]/1000" office:value-type="percentage" office:value="0.838" calcext:value-type="percentage">
            <text:p>83,8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table</text:p>
          </table:table-cell>
          <table:table-cell office:value-type="float" office:value="687" calcext:value-type="float">
            <text:p>687</text:p>
          </table:table-cell>
          <table:table-cell office:value-type="float" office:value="790" calcext:value-type="float">
            <text:p>790</text:p>
          </table:table-cell>
          <table:table-cell office:value-type="float" office:value="735" calcext:value-type="float">
            <text:p>73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able</text:p>
          </table:table-cell>
          <table:table-cell table:formula="of:=[.C87]/1000" office:value-type="percentage" office:value="0.687" calcext:value-type="percentage">
            <text:p>68,70 %</text:p>
          </table:table-cell>
          <table:table-cell table:formula="of:=[.D87]/1000" office:value-type="percentage" office:value="0.79" calcext:value-type="percentage">
            <text:p>79,00 %</text:p>
          </table:table-cell>
          <table:table-cell table:formula="of:=[.E87]/1000" office:value-type="percentage" office:value="0.735" calcext:value-type="percentage">
            <text:p>73,5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tank</text:p>
          </table:table-cell>
          <table:table-cell office:value-type="float" office:value="878" calcext:value-type="float">
            <text:p>878</text:p>
          </table:table-cell>
          <table:table-cell office:value-type="float" office:value="860" calcext:value-type="float">
            <text:p>860</text:p>
          </table:table-cell>
          <table:table-cell office:value-type="float" office:value="869" calcext:value-type="float">
            <text:p>86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ank</text:p>
          </table:table-cell>
          <table:table-cell table:formula="of:=[.C88]/1000" office:value-type="percentage" office:value="0.878" calcext:value-type="percentage">
            <text:p>87,80 %</text:p>
          </table:table-cell>
          <table:table-cell table:formula="of:=[.D88]/1000" office:value-type="percentage" office:value="0.86" calcext:value-type="percentage">
            <text:p>86,00 %</text:p>
          </table:table-cell>
          <table:table-cell table:formula="of:=[.E88]/1000" office:value-type="percentage" office:value="0.869" calcext:value-type="percentage">
            <text:p>86,9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telephone</text:p>
          </table:table-cell>
          <table:table-cell office:value-type="float" office:value="743" calcext:value-type="float">
            <text:p>743</text:p>
          </table:table-cell>
          <table:table-cell office:value-type="float" office:value="840" calcext:value-type="float">
            <text:p>840</text:p>
          </table:table-cell>
          <table:table-cell office:value-type="float" office:value="789" calcext:value-type="float">
            <text:p>78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elephone</text:p>
          </table:table-cell>
          <table:table-cell table:formula="of:=[.C89]/1000" office:value-type="percentage" office:value="0.743" calcext:value-type="percentage">
            <text:p>74,30 %</text:p>
          </table:table-cell>
          <table:table-cell table:formula="of:=[.D89]/1000" office:value-type="percentage" office:value="0.84" calcext:value-type="percentage">
            <text:p>84,00 %</text:p>
          </table:table-cell>
          <table:table-cell table:formula="of:=[.E89]/1000" office:value-type="percentage" office:value="0.789" calcext:value-type="percentage">
            <text:p>78,9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television</text:p>
          </table:table-cell>
          <table:table-cell office:value-type="float" office:value="763" calcext:value-type="float">
            <text:p>763</text:p>
          </table:table-cell>
          <table:table-cell office:value-type="float" office:value="870" calcext:value-type="float">
            <text:p>870</text:p>
          </table:table-cell>
          <table:table-cell office:value-type="float" office:value="813" calcext:value-type="float">
            <text:p>81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elevision</text:p>
          </table:table-cell>
          <table:table-cell table:formula="of:=[.C90]/1000" office:value-type="percentage" office:value="0.763" calcext:value-type="percentage">
            <text:p>76,30 %</text:p>
          </table:table-cell>
          <table:table-cell table:formula="of:=[.D90]/1000" office:value-type="percentage" office:value="0.87" calcext:value-type="percentage">
            <text:p>87,00 %</text:p>
          </table:table-cell>
          <table:table-cell table:formula="of:=[.E90]/1000" office:value-type="percentage" office:value="0.813" calcext:value-type="percentage">
            <text:p>81,3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tiger</text:p>
          </table:table-cell>
          <table:table-cell office:value-type="float" office:value="629" calcext:value-type="float">
            <text:p>629</text:p>
          </table:table-cell>
          <table:table-cell office:value-type="float" office:value="830" calcext:value-type="float">
            <text:p>830</text:p>
          </table:table-cell>
          <table:table-cell office:value-type="float" office:value="716" calcext:value-type="float">
            <text:p>71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iger</text:p>
          </table:table-cell>
          <table:table-cell table:formula="of:=[.C91]/1000" office:value-type="percentage" office:value="0.629" calcext:value-type="percentage">
            <text:p>62,90 %</text:p>
          </table:table-cell>
          <table:table-cell table:formula="of:=[.D91]/1000" office:value-type="percentage" office:value="0.83" calcext:value-type="percentage">
            <text:p>83,00 %</text:p>
          </table:table-cell>
          <table:table-cell table:formula="of:=[.E91]/1000" office:value-type="percentage" office:value="0.716" calcext:value-type="percentage">
            <text:p>71,6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tractor</text:p>
          </table:table-cell>
          <table:table-cell office:value-type="float" office:value="841" calcext:value-type="float">
            <text:p>841</text:p>
          </table:table-cell>
          <table:table-cell office:value-type="float" office:value="690" calcext:value-type="float">
            <text:p>690</text:p>
          </table:table-cell>
          <table:table-cell office:value-type="float" office:value="758" calcext:value-type="float">
            <text:p>75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ractor</text:p>
          </table:table-cell>
          <table:table-cell table:formula="of:=[.C92]/1000" office:value-type="percentage" office:value="0.841" calcext:value-type="percentage">
            <text:p>84,10 %</text:p>
          </table:table-cell>
          <table:table-cell table:formula="of:=[.D92]/1000" office:value-type="percentage" office:value="0.69" calcext:value-type="percentage">
            <text:p>69,00 %</text:p>
          </table:table-cell>
          <table:table-cell table:formula="of:=[.E92]/1000" office:value-type="percentage" office:value="0.758" calcext:value-type="percentage">
            <text:p>75,8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train</text:p>
          </table:table-cell>
          <table:table-cell office:value-type="float" office:value="872" calcext:value-type="float">
            <text:p>872</text:p>
          </table:table-cell>
          <table:table-cell office:value-type="float" office:value="820" calcext:value-type="float">
            <text:p>820</text:p>
          </table:table-cell>
          <table:table-cell office:value-type="float" office:value="845" calcext:value-type="float">
            <text:p>84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rain</text:p>
          </table:table-cell>
          <table:table-cell table:formula="of:=[.C93]/1000" office:value-type="percentage" office:value="0.872" calcext:value-type="percentage">
            <text:p>87,20 %</text:p>
          </table:table-cell>
          <table:table-cell table:formula="of:=[.D93]/1000" office:value-type="percentage" office:value="0.82" calcext:value-type="percentage">
            <text:p>82,00 %</text:p>
          </table:table-cell>
          <table:table-cell table:formula="of:=[.E93]/1000" office:value-type="percentage" office:value="0.845" calcext:value-type="percentage">
            <text:p>84,5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trout</text:p>
          </table:table-cell>
          <table:table-cell office:value-type="float" office:value="774" calcext:value-type="float">
            <text:p>774</text:p>
          </table:table-cell>
          <table:table-cell office:value-type="float" office:value="820" calcext:value-type="float">
            <text:p>820</text:p>
          </table:table-cell>
          <table:table-cell office:value-type="float" office:value="796" calcext:value-type="float">
            <text:p>79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rout</text:p>
          </table:table-cell>
          <table:table-cell table:formula="of:=[.C94]/1000" office:value-type="percentage" office:value="0.774" calcext:value-type="percentage">
            <text:p>77,40 %</text:p>
          </table:table-cell>
          <table:table-cell table:formula="of:=[.D94]/1000" office:value-type="percentage" office:value="0.82" calcext:value-type="percentage">
            <text:p>82,00 %</text:p>
          </table:table-cell>
          <table:table-cell table:formula="of:=[.E94]/1000" office:value-type="percentage" office:value="0.796" calcext:value-type="percentage">
            <text:p>79,6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tulip</text:p>
          </table:table-cell>
          <table:table-cell office:value-type="float" office:value="840" calcext:value-type="float">
            <text:p>840</text:p>
          </table:table-cell>
          <table:table-cell office:value-type="float" office:value="790" calcext:value-type="float">
            <text:p>790</text:p>
          </table:table-cell>
          <table:table-cell office:value-type="float" office:value="814" calcext:value-type="float">
            <text:p>81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ulip</text:p>
          </table:table-cell>
          <table:table-cell table:formula="of:=[.C95]/1000" office:value-type="percentage" office:value="0.84" calcext:value-type="percentage">
            <text:p>84,00 %</text:p>
          </table:table-cell>
          <table:table-cell table:formula="of:=[.D95]/1000" office:value-type="percentage" office:value="0.79" calcext:value-type="percentage">
            <text:p>79,00 %</text:p>
          </table:table-cell>
          <table:table-cell table:formula="of:=[.E95]/1000" office:value-type="percentage" office:value="0.814" calcext:value-type="percentage">
            <text:p>81,4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turtle</text:p>
          </table:table-cell>
          <table:table-cell table:number-columns-repeated="3" office:value-type="float" office:value="790" calcext:value-type="float">
            <text:p>7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urtle</text:p>
          </table:table-cell>
          <table:table-cell table:formula="of:=[.C96]/1000" office:value-type="percentage" office:value="0.79" calcext:value-type="percentage">
            <text:p>79,00 %</text:p>
          </table:table-cell>
          <table:table-cell table:formula="of:=[.D96]/1000" office:value-type="percentage" office:value="0.79" calcext:value-type="percentage">
            <text:p>79,00 %</text:p>
          </table:table-cell>
          <table:table-cell table:formula="of:=[.E96]/1000" office:value-type="percentage" office:value="0.79" calcext:value-type="percentage">
            <text:p>79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wardrobe</text:p>
          </table:table-cell>
          <table:table-cell office:value-type="float" office:value="816" calcext:value-type="float">
            <text:p>816</text:p>
          </table:table-cell>
          <table:table-cell office:value-type="float" office:value="800" calcext:value-type="float">
            <text:p>800</text:p>
          </table:table-cell>
          <table:table-cell office:value-type="float" office:value="808" calcext:value-type="float">
            <text:p>80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wardrobe</text:p>
          </table:table-cell>
          <table:table-cell table:formula="of:=[.C97]/1000" office:value-type="percentage" office:value="0.816" calcext:value-type="percentage">
            <text:p>81,60 %</text:p>
          </table:table-cell>
          <table:table-cell table:formula="of:=[.D97]/1000" office:value-type="percentage" office:value="0.8" calcext:value-type="percentage">
            <text:p>80,00 %</text:p>
          </table:table-cell>
          <table:table-cell table:formula="of:=[.E97]/1000" office:value-type="percentage" office:value="0.808" calcext:value-type="percentage">
            <text:p>80,8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whale</text:p>
          </table:table-cell>
          <table:table-cell office:value-type="float" office:value="898" calcext:value-type="float">
            <text:p>898</text:p>
          </table:table-cell>
          <table:table-cell office:value-type="float" office:value="880" calcext:value-type="float">
            <text:p>880</text:p>
          </table:table-cell>
          <table:table-cell office:value-type="float" office:value="889" calcext:value-type="float">
            <text:p>88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whale</text:p>
          </table:table-cell>
          <table:table-cell table:formula="of:=[.C98]/1000" office:value-type="percentage" office:value="0.898" calcext:value-type="percentage">
            <text:p>89,80 %</text:p>
          </table:table-cell>
          <table:table-cell table:formula="of:=[.D98]/1000" office:value-type="percentage" office:value="0.88" calcext:value-type="percentage">
            <text:p>88,00 %</text:p>
          </table:table-cell>
          <table:table-cell table:formula="of:=[.E98]/1000" office:value-type="percentage" office:value="0.889" calcext:value-type="percentage">
            <text:p>88,9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willow_tree</text:p>
          </table:table-cell>
          <table:table-cell office:value-type="float" office:value="928" calcext:value-type="float">
            <text:p>928</text:p>
          </table:table-cell>
          <table:table-cell office:value-type="float" office:value="770" calcext:value-type="float">
            <text:p>770</text:p>
          </table:table-cell>
          <table:table-cell office:value-type="float" office:value="842" calcext:value-type="float">
            <text:p>84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willow_tree</text:p>
          </table:table-cell>
          <table:table-cell table:formula="of:=[.C99]/1000" office:value-type="percentage" office:value="0.928" calcext:value-type="percentage">
            <text:p>92,80 %</text:p>
          </table:table-cell>
          <table:table-cell table:formula="of:=[.D99]/1000" office:value-type="percentage" office:value="0.77" calcext:value-type="percentage">
            <text:p>77,00 %</text:p>
          </table:table-cell>
          <table:table-cell table:formula="of:=[.E99]/1000" office:value-type="percentage" office:value="0.842" calcext:value-type="percentage">
            <text:p>84,2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wolf</text:p>
          </table:table-cell>
          <table:table-cell office:value-type="float" office:value="838" calcext:value-type="float">
            <text:p>838</text:p>
          </table:table-cell>
          <table:table-cell office:value-type="float" office:value="880" calcext:value-type="float">
            <text:p>880</text:p>
          </table:table-cell>
          <table:table-cell office:value-type="float" office:value="859" calcext:value-type="float">
            <text:p>85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wolf</text:p>
          </table:table-cell>
          <table:table-cell table:formula="of:=[.C100]/1000" office:value-type="percentage" office:value="0.838" calcext:value-type="percentage">
            <text:p>83,80 %</text:p>
          </table:table-cell>
          <table:table-cell table:formula="of:=[.D100]/1000" office:value-type="percentage" office:value="0.88" calcext:value-type="percentage">
            <text:p>88,00 %</text:p>
          </table:table-cell>
          <table:table-cell table:formula="of:=[.E100]/1000" office:value-type="percentage" office:value="0.859" calcext:value-type="percentage">
            <text:p>85,9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woman</text:p>
          </table:table-cell>
          <table:table-cell office:value-type="float" office:value="933" calcext:value-type="float">
            <text:p>933</text:p>
          </table:table-cell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woman</text:p>
          </table:table-cell>
          <table:table-cell table:formula="of:=[.C101]/1000" office:value-type="percentage" office:value="0.933" calcext:value-type="percentage">
            <text:p>93,30 %</text:p>
          </table:table-cell>
          <table:table-cell table:formula="of:=[.D101]/1000" office:value-type="percentage" office:value="0.7" calcext:value-type="percentage">
            <text:p>70,00 %</text:p>
          </table:table-cell>
          <table:table-cell table:formula="of:=[.E101]/1000" office:value-type="percentage" office:value="0.8" calcext:value-type="percentage">
            <text:p>80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worm</text:p>
          </table:table-cell>
          <table:table-cell office:value-type="float" office:value="854" calcext:value-type="float">
            <text:p>854</text:p>
          </table:table-cell>
          <table:table-cell office:value-type="float" office:value="820" calcext:value-type="float">
            <text:p>820</text:p>
          </table:table-cell>
          <table:table-cell office:value-type="float" office:value="837" calcext:value-type="float">
            <text:p>83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worm</text:p>
          </table:table-cell>
          <table:table-cell table:formula="of:=[.C102]/1000" office:value-type="percentage" office:value="0.854" calcext:value-type="percentage">
            <text:p>85,40 %</text:p>
          </table:table-cell>
          <table:table-cell table:formula="of:=[.D102]/1000" office:value-type="percentage" office:value="0.82" calcext:value-type="percentage">
            <text:p>82,00 %</text:p>
          </table:table-cell>
          <table:table-cell table:formula="of:=[.E102]/1000" office:value-type="percentage" office:value="0.837" calcext:value-type="percentage">
            <text:p>83,7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table:number-columns-repeated="2"/>
          <table:table-cell office:value-type="float" office:value="807" calcext:value-type="float">
            <text:p>807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accuracy</text:p>
          </table:table-cell>
          <table:table-cell table:number-columns-repeated="2"/>
          <table:table-cell table:formula="of:=[.E104]/1000" office:value-type="percentage" office:value="0.807" calcext:value-type="percentage">
            <text:p>80,70 %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macro avg</text:p>
          </table:table-cell>
          <table:table-cell office:value-type="float" office:value="822" calcext:value-type="float">
            <text:p>822</text:p>
          </table:table-cell>
          <table:table-cell office:value-type="float" office:value="807" calcext:value-type="float">
            <text:p>807</text:p>
          </table:table-cell>
          <table:table-cell office:value-type="float" office:value="810" calcext:value-type="float">
            <text:p>81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macro avg</text:p>
          </table:table-cell>
          <table:table-cell table:formula="of:=[.C105]/1000" office:value-type="percentage" office:value="0.822" calcext:value-type="percentage">
            <text:p>82,20 %</text:p>
          </table:table-cell>
          <table:table-cell table:formula="of:=[.D105]/1000" office:value-type="percentage" office:value="0.807" calcext:value-type="percentage">
            <text:p>80,70 %</text:p>
          </table:table-cell>
          <table:table-cell table:formula="of:=[.E105]/1000" office:value-type="percentage" office:value="0.81" calcext:value-type="percentage">
            <text:p>81,00 %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weighted avg</text:p>
          </table:table-cell>
          <table:table-cell office:value-type="float" office:value="822" calcext:value-type="float">
            <text:p>822</text:p>
          </table:table-cell>
          <table:table-cell office:value-type="float" office:value="807" calcext:value-type="float">
            <text:p>807</text:p>
          </table:table-cell>
          <table:table-cell office:value-type="float" office:value="810" calcext:value-type="float">
            <text:p>81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weighted avg</text:p>
          </table:table-cell>
          <table:table-cell table:formula="of:=[.C106]/1000" office:value-type="percentage" office:value="0.822" calcext:value-type="percentage">
            <text:p>82,20 %</text:p>
          </table:table-cell>
          <table:table-cell table:formula="of:=[.D106]/1000" office:value-type="percentage" office:value="0.807" calcext:value-type="percentage">
            <text:p>80,70 %</text:p>
          </table:table-cell>
          <table:table-cell table:formula="of:=[.E106]/1000" office:value-type="percentage" office:value="0.81" calcext:value-type="percentage">
            <text:p>81,00 %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table:number-columns-repeated="8"/>
          <table:table-cell table:style-name="Default" table:number-columns-repeated="3"/>
          <table:table-cell/>
        </table:table-row>
        <table:table-row table:style-name="ro1">
          <table:table-cell table:number-columns-repeated="7"/>
          <table:table-cell office:value-type="string" calcext:value-type="string">
            <text:p>min</text:p>
          </table:table-cell>
          <table:table-cell table:style-name="Default" table:formula="of:=MIN([.I3:.I102])" office:value-type="float" office:value="0.512" calcext:value-type="float">
            <text:p>0,512</text:p>
          </table:table-cell>
          <table:table-cell table:style-name="Default" table:number-columns-repeated="2"/>
          <table:table-cell/>
        </table:table-row>
        <table:table-row table:style-name="ro1">
          <table:table-cell table:number-columns-repeated="7"/>
          <table:table-cell office:value-type="string" calcext:value-type="string">
            <text:p>max</text:p>
          </table:table-cell>
          <table:table-cell table:style-name="Default" table:formula="of:=MAX([.I3:.I102])" office:value-type="float" office:value="0.977" calcext:value-type="float">
            <text:p>0,977</text:p>
          </table:table-cell>
          <table:table-cell table:style-name="Default" table:number-columns-repeated="2"/>
          <table:table-cell/>
        </table:table-row>
      </table:table>
      <table:table table:name="OCL=3" table:style-name="ta1">
        <table:table-column table:style-name="co1" table:number-columns-repeated="8" table:default-cell-style-name="Default"/>
        <table:table-column table:style-name="co1" table:number-columns-repeated="3" table:default-cell-style-name="ce2"/>
        <table:table-column table:style-name="co1" table:default-cell-style-name="Default"/>
        <table:table-row table:style-name="ro1">
          <table:table-cell table:number-columns-repeated="8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2"/>
          <table:table-cell table:style-name="Default" office:value-type="string" calcext:value-type="string">
            <text:p>precision</text:p>
          </table:table-cell>
          <table:table-cell table:style-name="Default" office:value-type="string" calcext:value-type="string">
            <text:p>recall</text:p>
          </table:table-cell>
          <table:table-cell table:style-name="Default"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</table:table-row>
        <table:table-row table:style-name="ro1">
          <table:table-cell/>
          <table:table-cell office:value-type="string" calcext:value-type="string">
            <text:p>app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apple</text:p>
          </table:table-cell>
          <table:table-cell table:formula="of:=[.C3]/1000" office:value-type="percentage" office:value="0" calcext:value-type="percentage">
            <text:p>0,00 %</text:p>
          </table:table-cell>
          <table:table-cell table:formula="of:=[.D3]/1000" office:value-type="percentage" office:value="0" calcext:value-type="percentage">
            <text:p>0,00 %</text:p>
          </table:table-cell>
          <table:table-cell table:formula="of:=[.E3]/1000" office:value-type="percentage" office:value="0" calcext:value-type="percentage">
            <text:p>0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aquarium_fis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aquarium_fish</text:p>
          </table:table-cell>
          <table:table-cell table:formula="of:=[.C4]/1000" office:value-type="percentage" office:value="0" calcext:value-type="percentage">
            <text:p>0,00 %</text:p>
          </table:table-cell>
          <table:table-cell table:formula="of:=[.D4]/1000" office:value-type="percentage" office:value="0" calcext:value-type="percentage">
            <text:p>0,00 %</text:p>
          </table:table-cell>
          <table:table-cell table:formula="of:=[.E4]/1000" office:value-type="percentage" office:value="0" calcext:value-type="percentage">
            <text:p>0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bab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aby</text:p>
          </table:table-cell>
          <table:table-cell table:formula="of:=[.C5]/1000" office:value-type="percentage" office:value="0" calcext:value-type="percentage">
            <text:p>0,00 %</text:p>
          </table:table-cell>
          <table:table-cell table:formula="of:=[.D5]/1000" office:value-type="percentage" office:value="0" calcext:value-type="percentage">
            <text:p>0,00 %</text:p>
          </table:table-cell>
          <table:table-cell table:formula="of:=[.E5]/1000" office:value-type="percentage" office:value="0" calcext:value-type="percentage">
            <text:p>0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bea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ear</text:p>
          </table:table-cell>
          <table:table-cell table:formula="of:=[.C6]/1000" office:value-type="percentage" office:value="0" calcext:value-type="percentage">
            <text:p>0,00 %</text:p>
          </table:table-cell>
          <table:table-cell table:formula="of:=[.D6]/1000" office:value-type="percentage" office:value="0" calcext:value-type="percentage">
            <text:p>0,00 %</text:p>
          </table:table-cell>
          <table:table-cell table:formula="of:=[.E6]/1000" office:value-type="percentage" office:value="0" calcext:value-type="percentage">
            <text:p>0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beav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eaver</text:p>
          </table:table-cell>
          <table:table-cell table:formula="of:=[.C7]/1000" office:value-type="percentage" office:value="0" calcext:value-type="percentage">
            <text:p>0,00 %</text:p>
          </table:table-cell>
          <table:table-cell table:formula="of:=[.D7]/1000" office:value-type="percentage" office:value="0" calcext:value-type="percentage">
            <text:p>0,00 %</text:p>
          </table:table-cell>
          <table:table-cell table:formula="of:=[.E7]/1000" office:value-type="percentage" office:value="0" calcext:value-type="percentage">
            <text:p>0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b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ed</text:p>
          </table:table-cell>
          <table:table-cell table:formula="of:=[.C8]/1000" office:value-type="percentage" office:value="0" calcext:value-type="percentage">
            <text:p>0,00 %</text:p>
          </table:table-cell>
          <table:table-cell table:formula="of:=[.D8]/1000" office:value-type="percentage" office:value="0" calcext:value-type="percentage">
            <text:p>0,00 %</text:p>
          </table:table-cell>
          <table:table-cell table:formula="of:=[.E8]/1000" office:value-type="percentage" office:value="0" calcext:value-type="percentage">
            <text:p>0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be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ee</text:p>
          </table:table-cell>
          <table:table-cell table:formula="of:=[.C9]/1000" office:value-type="percentage" office:value="0" calcext:value-type="percentage">
            <text:p>0,00 %</text:p>
          </table:table-cell>
          <table:table-cell table:formula="of:=[.D9]/1000" office:value-type="percentage" office:value="0" calcext:value-type="percentage">
            <text:p>0,00 %</text:p>
          </table:table-cell>
          <table:table-cell table:formula="of:=[.E9]/1000" office:value-type="percentage" office:value="0" calcext:value-type="percentage">
            <text:p>0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beet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eetle</text:p>
          </table:table-cell>
          <table:table-cell table:formula="of:=[.C10]/1000" office:value-type="percentage" office:value="0" calcext:value-type="percentage">
            <text:p>0,00 %</text:p>
          </table:table-cell>
          <table:table-cell table:formula="of:=[.D10]/1000" office:value-type="percentage" office:value="0" calcext:value-type="percentage">
            <text:p>0,00 %</text:p>
          </table:table-cell>
          <table:table-cell table:formula="of:=[.E10]/1000" office:value-type="percentage" office:value="0" calcext:value-type="percentage">
            <text:p>0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bicyc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icycle</text:p>
          </table:table-cell>
          <table:table-cell table:formula="of:=[.C11]/1000" office:value-type="percentage" office:value="0" calcext:value-type="percentage">
            <text:p>0,00 %</text:p>
          </table:table-cell>
          <table:table-cell table:formula="of:=[.D11]/1000" office:value-type="percentage" office:value="0" calcext:value-type="percentage">
            <text:p>0,00 %</text:p>
          </table:table-cell>
          <table:table-cell table:formula="of:=[.E11]/1000" office:value-type="percentage" office:value="0" calcext:value-type="percentage">
            <text:p>0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bott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ottle</text:p>
          </table:table-cell>
          <table:table-cell table:formula="of:=[.C12]/1000" office:value-type="percentage" office:value="0" calcext:value-type="percentage">
            <text:p>0,00 %</text:p>
          </table:table-cell>
          <table:table-cell table:formula="of:=[.D12]/1000" office:value-type="percentage" office:value="0" calcext:value-type="percentage">
            <text:p>0,00 %</text:p>
          </table:table-cell>
          <table:table-cell table:formula="of:=[.E12]/1000" office:value-type="percentage" office:value="0" calcext:value-type="percentage">
            <text:p>0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bowl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owl</text:p>
          </table:table-cell>
          <table:table-cell table:formula="of:=[.C13]/1000" office:value-type="percentage" office:value="0.053" calcext:value-type="percentage">
            <text:p>5,30 %</text:p>
          </table:table-cell>
          <table:table-cell table:formula="of:=[.D13]/1000" office:value-type="percentage" office:value="0.01" calcext:value-type="percentage">
            <text:p>1,00 %</text:p>
          </table:table-cell>
          <table:table-cell table:formula="of:=[.E13]/1000" office:value-type="percentage" office:value="0.017" calcext:value-type="percentage">
            <text:p>1,7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bo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oy</text:p>
          </table:table-cell>
          <table:table-cell table:formula="of:=[.C14]/1000" office:value-type="percentage" office:value="0" calcext:value-type="percentage">
            <text:p>0,00 %</text:p>
          </table:table-cell>
          <table:table-cell table:formula="of:=[.D14]/1000" office:value-type="percentage" office:value="0" calcext:value-type="percentage">
            <text:p>0,00 %</text:p>
          </table:table-cell>
          <table:table-cell table:formula="of:=[.E14]/1000" office:value-type="percentage" office:value="0" calcext:value-type="percentage">
            <text:p>0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bridg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ridge</text:p>
          </table:table-cell>
          <table:table-cell table:formula="of:=[.C15]/1000" office:value-type="percentage" office:value="0" calcext:value-type="percentage">
            <text:p>0,00 %</text:p>
          </table:table-cell>
          <table:table-cell table:formula="of:=[.D15]/1000" office:value-type="percentage" office:value="0" calcext:value-type="percentage">
            <text:p>0,00 %</text:p>
          </table:table-cell>
          <table:table-cell table:formula="of:=[.E15]/1000" office:value-type="percentage" office:value="0" calcext:value-type="percentage">
            <text:p>0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us</text:p>
          </table:table-cell>
          <table:table-cell table:formula="of:=[.C16]/1000" office:value-type="percentage" office:value="0" calcext:value-type="percentage">
            <text:p>0,00 %</text:p>
          </table:table-cell>
          <table:table-cell table:formula="of:=[.D16]/1000" office:value-type="percentage" office:value="0" calcext:value-type="percentage">
            <text:p>0,00 %</text:p>
          </table:table-cell>
          <table:table-cell table:formula="of:=[.E16]/1000" office:value-type="percentage" office:value="0" calcext:value-type="percentage">
            <text:p>0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butterfl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utterfly</text:p>
          </table:table-cell>
          <table:table-cell table:formula="of:=[.C17]/1000" office:value-type="percentage" office:value="0" calcext:value-type="percentage">
            <text:p>0,00 %</text:p>
          </table:table-cell>
          <table:table-cell table:formula="of:=[.D17]/1000" office:value-type="percentage" office:value="0" calcext:value-type="percentage">
            <text:p>0,00 %</text:p>
          </table:table-cell>
          <table:table-cell table:formula="of:=[.E17]/1000" office:value-type="percentage" office:value="0" calcext:value-type="percentage">
            <text:p>0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came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amel</text:p>
          </table:table-cell>
          <table:table-cell table:formula="of:=[.C18]/1000" office:value-type="percentage" office:value="0" calcext:value-type="percentage">
            <text:p>0,00 %</text:p>
          </table:table-cell>
          <table:table-cell table:formula="of:=[.D18]/1000" office:value-type="percentage" office:value="0" calcext:value-type="percentage">
            <text:p>0,00 %</text:p>
          </table:table-cell>
          <table:table-cell table:formula="of:=[.E18]/1000" office:value-type="percentage" office:value="0" calcext:value-type="percentage">
            <text:p>0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c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an</text:p>
          </table:table-cell>
          <table:table-cell table:formula="of:=[.C19]/1000" office:value-type="percentage" office:value="0" calcext:value-type="percentage">
            <text:p>0,00 %</text:p>
          </table:table-cell>
          <table:table-cell table:formula="of:=[.D19]/1000" office:value-type="percentage" office:value="0" calcext:value-type="percentage">
            <text:p>0,00 %</text:p>
          </table:table-cell>
          <table:table-cell table:formula="of:=[.E19]/1000" office:value-type="percentage" office:value="0" calcext:value-type="percentage">
            <text:p>0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cast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astle</text:p>
          </table:table-cell>
          <table:table-cell table:formula="of:=[.C20]/1000" office:value-type="percentage" office:value="0" calcext:value-type="percentage">
            <text:p>0,00 %</text:p>
          </table:table-cell>
          <table:table-cell table:formula="of:=[.D20]/1000" office:value-type="percentage" office:value="0" calcext:value-type="percentage">
            <text:p>0,00 %</text:p>
          </table:table-cell>
          <table:table-cell table:formula="of:=[.E20]/1000" office:value-type="percentage" office:value="0" calcext:value-type="percentage">
            <text:p>0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caterpilla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aterpillar</text:p>
          </table:table-cell>
          <table:table-cell table:formula="of:=[.C21]/1000" office:value-type="percentage" office:value="0" calcext:value-type="percentage">
            <text:p>0,00 %</text:p>
          </table:table-cell>
          <table:table-cell table:formula="of:=[.D21]/1000" office:value-type="percentage" office:value="0" calcext:value-type="percentage">
            <text:p>0,00 %</text:p>
          </table:table-cell>
          <table:table-cell table:formula="of:=[.E21]/1000" office:value-type="percentage" office:value="0" calcext:value-type="percentage">
            <text:p>0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catt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attle</text:p>
          </table:table-cell>
          <table:table-cell table:formula="of:=[.C22]/1000" office:value-type="percentage" office:value="0" calcext:value-type="percentage">
            <text:p>0,00 %</text:p>
          </table:table-cell>
          <table:table-cell table:formula="of:=[.D22]/1000" office:value-type="percentage" office:value="0" calcext:value-type="percentage">
            <text:p>0,00 %</text:p>
          </table:table-cell>
          <table:table-cell table:formula="of:=[.E22]/1000" office:value-type="percentage" office:value="0" calcext:value-type="percentage">
            <text:p>0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chai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hair</text:p>
          </table:table-cell>
          <table:table-cell table:formula="of:=[.C23]/1000" office:value-type="percentage" office:value="0" calcext:value-type="percentage">
            <text:p>0,00 %</text:p>
          </table:table-cell>
          <table:table-cell table:formula="of:=[.D23]/1000" office:value-type="percentage" office:value="0" calcext:value-type="percentage">
            <text:p>0,00 %</text:p>
          </table:table-cell>
          <table:table-cell table:formula="of:=[.E23]/1000" office:value-type="percentage" office:value="0" calcext:value-type="percentage">
            <text:p>0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chimpanze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himpanzee</text:p>
          </table:table-cell>
          <table:table-cell table:formula="of:=[.C24]/1000" office:value-type="percentage" office:value="0" calcext:value-type="percentage">
            <text:p>0,00 %</text:p>
          </table:table-cell>
          <table:table-cell table:formula="of:=[.D24]/1000" office:value-type="percentage" office:value="0" calcext:value-type="percentage">
            <text:p>0,00 %</text:p>
          </table:table-cell>
          <table:table-cell table:formula="of:=[.E24]/1000" office:value-type="percentage" office:value="0" calcext:value-type="percentage">
            <text:p>0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clock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lock</text:p>
          </table:table-cell>
          <table:table-cell table:formula="of:=[.C25]/1000" office:value-type="percentage" office:value="0" calcext:value-type="percentage">
            <text:p>0,00 %</text:p>
          </table:table-cell>
          <table:table-cell table:formula="of:=[.D25]/1000" office:value-type="percentage" office:value="0" calcext:value-type="percentage">
            <text:p>0,00 %</text:p>
          </table:table-cell>
          <table:table-cell table:formula="of:=[.E25]/1000" office:value-type="percentage" office:value="0" calcext:value-type="percentage">
            <text:p>0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clou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loud</text:p>
          </table:table-cell>
          <table:table-cell table:formula="of:=[.C26]/1000" office:value-type="percentage" office:value="0" calcext:value-type="percentage">
            <text:p>0,00 %</text:p>
          </table:table-cell>
          <table:table-cell table:formula="of:=[.D26]/1000" office:value-type="percentage" office:value="0" calcext:value-type="percentage">
            <text:p>0,00 %</text:p>
          </table:table-cell>
          <table:table-cell table:formula="of:=[.E26]/1000" office:value-type="percentage" office:value="0" calcext:value-type="percentage">
            <text:p>0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cockroac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ockroach</text:p>
          </table:table-cell>
          <table:table-cell table:formula="of:=[.C27]/1000" office:value-type="percentage" office:value="0" calcext:value-type="percentage">
            <text:p>0,00 %</text:p>
          </table:table-cell>
          <table:table-cell table:formula="of:=[.D27]/1000" office:value-type="percentage" office:value="0" calcext:value-type="percentage">
            <text:p>0,00 %</text:p>
          </table:table-cell>
          <table:table-cell table:formula="of:=[.E27]/1000" office:value-type="percentage" office:value="0" calcext:value-type="percentage">
            <text:p>0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couc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ouch</text:p>
          </table:table-cell>
          <table:table-cell table:formula="of:=[.C28]/1000" office:value-type="percentage" office:value="0" calcext:value-type="percentage">
            <text:p>0,00 %</text:p>
          </table:table-cell>
          <table:table-cell table:formula="of:=[.D28]/1000" office:value-type="percentage" office:value="0" calcext:value-type="percentage">
            <text:p>0,00 %</text:p>
          </table:table-cell>
          <table:table-cell table:formula="of:=[.E28]/1000" office:value-type="percentage" office:value="0" calcext:value-type="percentage">
            <text:p>0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cra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rab</text:p>
          </table:table-cell>
          <table:table-cell table:formula="of:=[.C29]/1000" office:value-type="percentage" office:value="0" calcext:value-type="percentage">
            <text:p>0,00 %</text:p>
          </table:table-cell>
          <table:table-cell table:formula="of:=[.D29]/1000" office:value-type="percentage" office:value="0" calcext:value-type="percentage">
            <text:p>0,00 %</text:p>
          </table:table-cell>
          <table:table-cell table:formula="of:=[.E29]/1000" office:value-type="percentage" office:value="0" calcext:value-type="percentage">
            <text:p>0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crocodi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rocodile</text:p>
          </table:table-cell>
          <table:table-cell table:formula="of:=[.C30]/1000" office:value-type="percentage" office:value="0" calcext:value-type="percentage">
            <text:p>0,00 %</text:p>
          </table:table-cell>
          <table:table-cell table:formula="of:=[.D30]/1000" office:value-type="percentage" office:value="0" calcext:value-type="percentage">
            <text:p>0,00 %</text:p>
          </table:table-cell>
          <table:table-cell table:formula="of:=[.E30]/1000" office:value-type="percentage" office:value="0" calcext:value-type="percentage">
            <text:p>0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cu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up</text:p>
          </table:table-cell>
          <table:table-cell table:formula="of:=[.C31]/1000" office:value-type="percentage" office:value="0" calcext:value-type="percentage">
            <text:p>0,00 %</text:p>
          </table:table-cell>
          <table:table-cell table:formula="of:=[.D31]/1000" office:value-type="percentage" office:value="0" calcext:value-type="percentage">
            <text:p>0,00 %</text:p>
          </table:table-cell>
          <table:table-cell table:formula="of:=[.E31]/1000" office:value-type="percentage" office:value="0" calcext:value-type="percentage">
            <text:p>0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dinosau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inosaur</text:p>
          </table:table-cell>
          <table:table-cell table:formula="of:=[.C32]/1000" office:value-type="percentage" office:value="0" calcext:value-type="percentage">
            <text:p>0,00 %</text:p>
          </table:table-cell>
          <table:table-cell table:formula="of:=[.D32]/1000" office:value-type="percentage" office:value="0" calcext:value-type="percentage">
            <text:p>0,00 %</text:p>
          </table:table-cell>
          <table:table-cell table:formula="of:=[.E32]/1000" office:value-type="percentage" office:value="0" calcext:value-type="percentage">
            <text:p>0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dolphi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olphin</text:p>
          </table:table-cell>
          <table:table-cell table:formula="of:=[.C33]/1000" office:value-type="percentage" office:value="0" calcext:value-type="percentage">
            <text:p>0,00 %</text:p>
          </table:table-cell>
          <table:table-cell table:formula="of:=[.D33]/1000" office:value-type="percentage" office:value="0" calcext:value-type="percentage">
            <text:p>0,00 %</text:p>
          </table:table-cell>
          <table:table-cell table:formula="of:=[.E33]/1000" office:value-type="percentage" office:value="0" calcext:value-type="percentage">
            <text:p>0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elephant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elephant</text:p>
          </table:table-cell>
          <table:table-cell table:formula="of:=[.C34]/1000" office:value-type="percentage" office:value="0.007" calcext:value-type="percentage">
            <text:p>0,70 %</text:p>
          </table:table-cell>
          <table:table-cell table:formula="of:=[.D34]/1000" office:value-type="percentage" office:value="0.03" calcext:value-type="percentage">
            <text:p>3,00 %</text:p>
          </table:table-cell>
          <table:table-cell table:formula="of:=[.E34]/1000" office:value-type="percentage" office:value="0.011" calcext:value-type="percentage">
            <text:p>1,1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flatfis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latfish</text:p>
          </table:table-cell>
          <table:table-cell table:formula="of:=[.C35]/1000" office:value-type="percentage" office:value="0" calcext:value-type="percentage">
            <text:p>0,00 %</text:p>
          </table:table-cell>
          <table:table-cell table:formula="of:=[.D35]/1000" office:value-type="percentage" office:value="0" calcext:value-type="percentage">
            <text:p>0,00 %</text:p>
          </table:table-cell>
          <table:table-cell table:formula="of:=[.E35]/1000" office:value-type="percentage" office:value="0" calcext:value-type="percentage">
            <text:p>0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fores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orest</text:p>
          </table:table-cell>
          <table:table-cell table:formula="of:=[.C36]/1000" office:value-type="percentage" office:value="0" calcext:value-type="percentage">
            <text:p>0,00 %</text:p>
          </table:table-cell>
          <table:table-cell table:formula="of:=[.D36]/1000" office:value-type="percentage" office:value="0" calcext:value-type="percentage">
            <text:p>0,00 %</text:p>
          </table:table-cell>
          <table:table-cell table:formula="of:=[.E36]/1000" office:value-type="percentage" office:value="0" calcext:value-type="percentage">
            <text:p>0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fo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ox</text:p>
          </table:table-cell>
          <table:table-cell table:formula="of:=[.C37]/1000" office:value-type="percentage" office:value="0" calcext:value-type="percentage">
            <text:p>0,00 %</text:p>
          </table:table-cell>
          <table:table-cell table:formula="of:=[.D37]/1000" office:value-type="percentage" office:value="0" calcext:value-type="percentage">
            <text:p>0,00 %</text:p>
          </table:table-cell>
          <table:table-cell table:formula="of:=[.E37]/1000" office:value-type="percentage" office:value="0" calcext:value-type="percentage">
            <text:p>0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gir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girl</text:p>
          </table:table-cell>
          <table:table-cell table:formula="of:=[.C38]/1000" office:value-type="percentage" office:value="0" calcext:value-type="percentage">
            <text:p>0,00 %</text:p>
          </table:table-cell>
          <table:table-cell table:formula="of:=[.D38]/1000" office:value-type="percentage" office:value="0" calcext:value-type="percentage">
            <text:p>0,00 %</text:p>
          </table:table-cell>
          <table:table-cell table:formula="of:=[.E38]/1000" office:value-type="percentage" office:value="0" calcext:value-type="percentage">
            <text:p>0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amst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hamster</text:p>
          </table:table-cell>
          <table:table-cell table:formula="of:=[.C39]/1000" office:value-type="percentage" office:value="0" calcext:value-type="percentage">
            <text:p>0,00 %</text:p>
          </table:table-cell>
          <table:table-cell table:formula="of:=[.D39]/1000" office:value-type="percentage" office:value="0" calcext:value-type="percentage">
            <text:p>0,00 %</text:p>
          </table:table-cell>
          <table:table-cell table:formula="of:=[.E39]/1000" office:value-type="percentage" office:value="0" calcext:value-type="percentage">
            <text:p>0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ou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house</text:p>
          </table:table-cell>
          <table:table-cell table:formula="of:=[.C40]/1000" office:value-type="percentage" office:value="0" calcext:value-type="percentage">
            <text:p>0,00 %</text:p>
          </table:table-cell>
          <table:table-cell table:formula="of:=[.D40]/1000" office:value-type="percentage" office:value="0" calcext:value-type="percentage">
            <text:p>0,00 %</text:p>
          </table:table-cell>
          <table:table-cell table:formula="of:=[.E40]/1000" office:value-type="percentage" office:value="0" calcext:value-type="percentage">
            <text:p>0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kangaroo</text:p>
          </table:table-cell>
          <table:table-cell office:value-type="float" office:value="24" calcext:value-type="float">
            <text:p>24</text:p>
          </table:table-cell>
          <table:table-cell office:value-type="float" office:value="410" calcext:value-type="float">
            <text:p>410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kangaroo</text:p>
          </table:table-cell>
          <table:table-cell table:formula="of:=[.C41]/1000" office:value-type="percentage" office:value="0.024" calcext:value-type="percentage">
            <text:p>2,40 %</text:p>
          </table:table-cell>
          <table:table-cell table:formula="of:=[.D41]/1000" office:value-type="percentage" office:value="0.41" calcext:value-type="percentage">
            <text:p>41,00 %</text:p>
          </table:table-cell>
          <table:table-cell table:formula="of:=[.E41]/1000" office:value-type="percentage" office:value="0.045" calcext:value-type="percentage">
            <text:p>4,5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keyboar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keyboard</text:p>
          </table:table-cell>
          <table:table-cell table:formula="of:=[.C42]/1000" office:value-type="percentage" office:value="0" calcext:value-type="percentage">
            <text:p>0,00 %</text:p>
          </table:table-cell>
          <table:table-cell table:formula="of:=[.D42]/1000" office:value-type="percentage" office:value="0" calcext:value-type="percentage">
            <text:p>0,00 %</text:p>
          </table:table-cell>
          <table:table-cell table:formula="of:=[.E42]/1000" office:value-type="percentage" office:value="0" calcext:value-type="percentage">
            <text:p>0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am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lamp</text:p>
          </table:table-cell>
          <table:table-cell table:formula="of:=[.C43]/1000" office:value-type="percentage" office:value="0" calcext:value-type="percentage">
            <text:p>0,00 %</text:p>
          </table:table-cell>
          <table:table-cell table:formula="of:=[.D43]/1000" office:value-type="percentage" office:value="0" calcext:value-type="percentage">
            <text:p>0,00 %</text:p>
          </table:table-cell>
          <table:table-cell table:formula="of:=[.E43]/1000" office:value-type="percentage" office:value="0" calcext:value-type="percentage">
            <text:p>0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awn_mow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lawn_mower</text:p>
          </table:table-cell>
          <table:table-cell table:formula="of:=[.C44]/1000" office:value-type="percentage" office:value="0" calcext:value-type="percentage">
            <text:p>0,00 %</text:p>
          </table:table-cell>
          <table:table-cell table:formula="of:=[.D44]/1000" office:value-type="percentage" office:value="0" calcext:value-type="percentage">
            <text:p>0,00 %</text:p>
          </table:table-cell>
          <table:table-cell table:formula="of:=[.E44]/1000" office:value-type="percentage" office:value="0" calcext:value-type="percentage">
            <text:p>0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eopar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leopard</text:p>
          </table:table-cell>
          <table:table-cell table:formula="of:=[.C45]/1000" office:value-type="percentage" office:value="0" calcext:value-type="percentage">
            <text:p>0,00 %</text:p>
          </table:table-cell>
          <table:table-cell table:formula="of:=[.D45]/1000" office:value-type="percentage" office:value="0" calcext:value-type="percentage">
            <text:p>0,00 %</text:p>
          </table:table-cell>
          <table:table-cell table:formula="of:=[.E45]/1000" office:value-type="percentage" office:value="0" calcext:value-type="percentage">
            <text:p>0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lion</text:p>
          </table:table-cell>
          <table:table-cell table:formula="of:=[.C46]/1000" office:value-type="percentage" office:value="0" calcext:value-type="percentage">
            <text:p>0,00 %</text:p>
          </table:table-cell>
          <table:table-cell table:formula="of:=[.D46]/1000" office:value-type="percentage" office:value="0" calcext:value-type="percentage">
            <text:p>0,00 %</text:p>
          </table:table-cell>
          <table:table-cell table:formula="of:=[.E46]/1000" office:value-type="percentage" office:value="0" calcext:value-type="percentage">
            <text:p>0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izar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lizard</text:p>
          </table:table-cell>
          <table:table-cell table:formula="of:=[.C47]/1000" office:value-type="percentage" office:value="0" calcext:value-type="percentage">
            <text:p>0,00 %</text:p>
          </table:table-cell>
          <table:table-cell table:formula="of:=[.D47]/1000" office:value-type="percentage" office:value="0" calcext:value-type="percentage">
            <text:p>0,00 %</text:p>
          </table:table-cell>
          <table:table-cell table:formula="of:=[.E47]/1000" office:value-type="percentage" office:value="0" calcext:value-type="percentage">
            <text:p>0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bst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lobster</text:p>
          </table:table-cell>
          <table:table-cell table:formula="of:=[.C48]/1000" office:value-type="percentage" office:value="0" calcext:value-type="percentage">
            <text:p>0,00 %</text:p>
          </table:table-cell>
          <table:table-cell table:formula="of:=[.D48]/1000" office:value-type="percentage" office:value="0" calcext:value-type="percentage">
            <text:p>0,00 %</text:p>
          </table:table-cell>
          <table:table-cell table:formula="of:=[.E48]/1000" office:value-type="percentage" office:value="0" calcext:value-type="percentage">
            <text:p>0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m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an</text:p>
          </table:table-cell>
          <table:table-cell table:formula="of:=[.C49]/1000" office:value-type="percentage" office:value="0" calcext:value-type="percentage">
            <text:p>0,00 %</text:p>
          </table:table-cell>
          <table:table-cell table:formula="of:=[.D49]/1000" office:value-type="percentage" office:value="0" calcext:value-type="percentage">
            <text:p>0,00 %</text:p>
          </table:table-cell>
          <table:table-cell table:formula="of:=[.E49]/1000" office:value-type="percentage" office:value="0" calcext:value-type="percentage">
            <text:p>0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maple_tre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aple_tree</text:p>
          </table:table-cell>
          <table:table-cell table:formula="of:=[.C50]/1000" office:value-type="percentage" office:value="0" calcext:value-type="percentage">
            <text:p>0,00 %</text:p>
          </table:table-cell>
          <table:table-cell table:formula="of:=[.D50]/1000" office:value-type="percentage" office:value="0" calcext:value-type="percentage">
            <text:p>0,00 %</text:p>
          </table:table-cell>
          <table:table-cell table:formula="of:=[.E50]/1000" office:value-type="percentage" office:value="0" calcext:value-type="percentage">
            <text:p>0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motorcyc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otorcycle</text:p>
          </table:table-cell>
          <table:table-cell table:formula="of:=[.C51]/1000" office:value-type="percentage" office:value="0" calcext:value-type="percentage">
            <text:p>0,00 %</text:p>
          </table:table-cell>
          <table:table-cell table:formula="of:=[.D51]/1000" office:value-type="percentage" office:value="0" calcext:value-type="percentage">
            <text:p>0,00 %</text:p>
          </table:table-cell>
          <table:table-cell table:formula="of:=[.E51]/1000" office:value-type="percentage" office:value="0" calcext:value-type="percentage">
            <text:p>0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mountai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ountain</text:p>
          </table:table-cell>
          <table:table-cell table:formula="of:=[.C52]/1000" office:value-type="percentage" office:value="0" calcext:value-type="percentage">
            <text:p>0,00 %</text:p>
          </table:table-cell>
          <table:table-cell table:formula="of:=[.D52]/1000" office:value-type="percentage" office:value="0" calcext:value-type="percentage">
            <text:p>0,00 %</text:p>
          </table:table-cell>
          <table:table-cell table:formula="of:=[.E52]/1000" office:value-type="percentage" office:value="0" calcext:value-type="percentage">
            <text:p>0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mou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ouse</text:p>
          </table:table-cell>
          <table:table-cell table:formula="of:=[.C53]/1000" office:value-type="percentage" office:value="0" calcext:value-type="percentage">
            <text:p>0,00 %</text:p>
          </table:table-cell>
          <table:table-cell table:formula="of:=[.D53]/1000" office:value-type="percentage" office:value="0" calcext:value-type="percentage">
            <text:p>0,00 %</text:p>
          </table:table-cell>
          <table:table-cell table:formula="of:=[.E53]/1000" office:value-type="percentage" office:value="0" calcext:value-type="percentage">
            <text:p>0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mushroo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ushroom</text:p>
          </table:table-cell>
          <table:table-cell table:formula="of:=[.C54]/1000" office:value-type="percentage" office:value="0" calcext:value-type="percentage">
            <text:p>0,00 %</text:p>
          </table:table-cell>
          <table:table-cell table:formula="of:=[.D54]/1000" office:value-type="percentage" office:value="0" calcext:value-type="percentage">
            <text:p>0,00 %</text:p>
          </table:table-cell>
          <table:table-cell table:formula="of:=[.E54]/1000" office:value-type="percentage" office:value="0" calcext:value-type="percentage">
            <text:p>0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oak_tre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oak_tree</text:p>
          </table:table-cell>
          <table:table-cell table:formula="of:=[.C55]/1000" office:value-type="percentage" office:value="0" calcext:value-type="percentage">
            <text:p>0,00 %</text:p>
          </table:table-cell>
          <table:table-cell table:formula="of:=[.D55]/1000" office:value-type="percentage" office:value="0" calcext:value-type="percentage">
            <text:p>0,00 %</text:p>
          </table:table-cell>
          <table:table-cell table:formula="of:=[.E55]/1000" office:value-type="percentage" office:value="0" calcext:value-type="percentage">
            <text:p>0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orange</text:p>
          </table:table-cell>
          <table:table-cell office:value-type="float" office:value="222" calcext:value-type="float">
            <text:p>222</text:p>
          </table:table-cell>
          <table:table-cell office:value-type="float" office:value="40" calcext:value-type="float">
            <text:p>40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orange</text:p>
          </table:table-cell>
          <table:table-cell table:formula="of:=[.C56]/1000" office:value-type="percentage" office:value="0.222" calcext:value-type="percentage">
            <text:p>22,20 %</text:p>
          </table:table-cell>
          <table:table-cell table:formula="of:=[.D56]/1000" office:value-type="percentage" office:value="0.04" calcext:value-type="percentage">
            <text:p>4,00 %</text:p>
          </table:table-cell>
          <table:table-cell table:formula="of:=[.E56]/1000" office:value-type="percentage" office:value="0.068" calcext:value-type="percentage">
            <text:p>6,8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orch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orchid</text:p>
          </table:table-cell>
          <table:table-cell table:formula="of:=[.C57]/1000" office:value-type="percentage" office:value="0" calcext:value-type="percentage">
            <text:p>0,00 %</text:p>
          </table:table-cell>
          <table:table-cell table:formula="of:=[.D57]/1000" office:value-type="percentage" office:value="0" calcext:value-type="percentage">
            <text:p>0,00 %</text:p>
          </table:table-cell>
          <table:table-cell table:formula="of:=[.E57]/1000" office:value-type="percentage" office:value="0" calcext:value-type="percentage">
            <text:p>0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ott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otter</text:p>
          </table:table-cell>
          <table:table-cell table:formula="of:=[.C58]/1000" office:value-type="percentage" office:value="0" calcext:value-type="percentage">
            <text:p>0,00 %</text:p>
          </table:table-cell>
          <table:table-cell table:formula="of:=[.D58]/1000" office:value-type="percentage" office:value="0" calcext:value-type="percentage">
            <text:p>0,00 %</text:p>
          </table:table-cell>
          <table:table-cell table:formula="of:=[.E58]/1000" office:value-type="percentage" office:value="0" calcext:value-type="percentage">
            <text:p>0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palm_tre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alm_tree</text:p>
          </table:table-cell>
          <table:table-cell table:formula="of:=[.C59]/1000" office:value-type="percentage" office:value="0" calcext:value-type="percentage">
            <text:p>0,00 %</text:p>
          </table:table-cell>
          <table:table-cell table:formula="of:=[.D59]/1000" office:value-type="percentage" office:value="0" calcext:value-type="percentage">
            <text:p>0,00 %</text:p>
          </table:table-cell>
          <table:table-cell table:formula="of:=[.E59]/1000" office:value-type="percentage" office:value="0" calcext:value-type="percentage">
            <text:p>0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pea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ear</text:p>
          </table:table-cell>
          <table:table-cell table:formula="of:=[.C60]/1000" office:value-type="percentage" office:value="0" calcext:value-type="percentage">
            <text:p>0,00 %</text:p>
          </table:table-cell>
          <table:table-cell table:formula="of:=[.D60]/1000" office:value-type="percentage" office:value="0" calcext:value-type="percentage">
            <text:p>0,00 %</text:p>
          </table:table-cell>
          <table:table-cell table:formula="of:=[.E60]/1000" office:value-type="percentage" office:value="0" calcext:value-type="percentage">
            <text:p>0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pickup_truck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ickup_truck</text:p>
          </table:table-cell>
          <table:table-cell table:formula="of:=[.C61]/1000" office:value-type="percentage" office:value="0" calcext:value-type="percentage">
            <text:p>0,00 %</text:p>
          </table:table-cell>
          <table:table-cell table:formula="of:=[.D61]/1000" office:value-type="percentage" office:value="0" calcext:value-type="percentage">
            <text:p>0,00 %</text:p>
          </table:table-cell>
          <table:table-cell table:formula="of:=[.E61]/1000" office:value-type="percentage" office:value="0" calcext:value-type="percentage">
            <text:p>0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pine_tre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ine_tree</text:p>
          </table:table-cell>
          <table:table-cell table:formula="of:=[.C62]/1000" office:value-type="percentage" office:value="0" calcext:value-type="percentage">
            <text:p>0,00 %</text:p>
          </table:table-cell>
          <table:table-cell table:formula="of:=[.D62]/1000" office:value-type="percentage" office:value="0" calcext:value-type="percentage">
            <text:p>0,00 %</text:p>
          </table:table-cell>
          <table:table-cell table:formula="of:=[.E62]/1000" office:value-type="percentage" office:value="0" calcext:value-type="percentage">
            <text:p>0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plai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lain</text:p>
          </table:table-cell>
          <table:table-cell table:formula="of:=[.C63]/1000" office:value-type="percentage" office:value="0" calcext:value-type="percentage">
            <text:p>0,00 %</text:p>
          </table:table-cell>
          <table:table-cell table:formula="of:=[.D63]/1000" office:value-type="percentage" office:value="0" calcext:value-type="percentage">
            <text:p>0,00 %</text:p>
          </table:table-cell>
          <table:table-cell table:formula="of:=[.E63]/1000" office:value-type="percentage" office:value="0" calcext:value-type="percentage">
            <text:p>0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plat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late</text:p>
          </table:table-cell>
          <table:table-cell table:formula="of:=[.C64]/1000" office:value-type="percentage" office:value="0" calcext:value-type="percentage">
            <text:p>0,00 %</text:p>
          </table:table-cell>
          <table:table-cell table:formula="of:=[.D64]/1000" office:value-type="percentage" office:value="0" calcext:value-type="percentage">
            <text:p>0,00 %</text:p>
          </table:table-cell>
          <table:table-cell table:formula="of:=[.E64]/1000" office:value-type="percentage" office:value="0" calcext:value-type="percentage">
            <text:p>0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popp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oppy</text:p>
          </table:table-cell>
          <table:table-cell table:formula="of:=[.C65]/1000" office:value-type="percentage" office:value="0" calcext:value-type="percentage">
            <text:p>0,00 %</text:p>
          </table:table-cell>
          <table:table-cell table:formula="of:=[.D65]/1000" office:value-type="percentage" office:value="0" calcext:value-type="percentage">
            <text:p>0,00 %</text:p>
          </table:table-cell>
          <table:table-cell table:formula="of:=[.E65]/1000" office:value-type="percentage" office:value="0" calcext:value-type="percentage">
            <text:p>0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porcupin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orcupine</text:p>
          </table:table-cell>
          <table:table-cell table:formula="of:=[.C66]/1000" office:value-type="percentage" office:value="0" calcext:value-type="percentage">
            <text:p>0,00 %</text:p>
          </table:table-cell>
          <table:table-cell table:formula="of:=[.D66]/1000" office:value-type="percentage" office:value="0" calcext:value-type="percentage">
            <text:p>0,00 %</text:p>
          </table:table-cell>
          <table:table-cell table:formula="of:=[.E66]/1000" office:value-type="percentage" office:value="0" calcext:value-type="percentage">
            <text:p>0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possum</text:p>
          </table:table-cell>
          <table:table-cell office:value-type="float" office:value="11" calcext:value-type="float">
            <text:p>11</text:p>
          </table:table-cell>
          <table:table-cell office:value-type="float" office:value="840" calcext:value-type="float">
            <text:p>840</text:p>
          </table:table-cell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ossum</text:p>
          </table:table-cell>
          <table:table-cell table:formula="of:=[.C67]/1000" office:value-type="percentage" office:value="0.011" calcext:value-type="percentage">
            <text:p>1,10 %</text:p>
          </table:table-cell>
          <table:table-cell table:formula="of:=[.D67]/1000" office:value-type="percentage" office:value="0.84" calcext:value-type="percentage">
            <text:p>84,00 %</text:p>
          </table:table-cell>
          <table:table-cell table:formula="of:=[.E67]/1000" office:value-type="percentage" office:value="0.022" calcext:value-type="percentage">
            <text:p>2,2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rabbi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abbit</text:p>
          </table:table-cell>
          <table:table-cell table:formula="of:=[.C68]/1000" office:value-type="percentage" office:value="0" calcext:value-type="percentage">
            <text:p>0,00 %</text:p>
          </table:table-cell>
          <table:table-cell table:formula="of:=[.D68]/1000" office:value-type="percentage" office:value="0" calcext:value-type="percentage">
            <text:p>0,00 %</text:p>
          </table:table-cell>
          <table:table-cell table:formula="of:=[.E68]/1000" office:value-type="percentage" office:value="0" calcext:value-type="percentage">
            <text:p>0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racco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accoon</text:p>
          </table:table-cell>
          <table:table-cell table:formula="of:=[.C69]/1000" office:value-type="percentage" office:value="0" calcext:value-type="percentage">
            <text:p>0,00 %</text:p>
          </table:table-cell>
          <table:table-cell table:formula="of:=[.D69]/1000" office:value-type="percentage" office:value="0" calcext:value-type="percentage">
            <text:p>0,00 %</text:p>
          </table:table-cell>
          <table:table-cell table:formula="of:=[.E69]/1000" office:value-type="percentage" office:value="0" calcext:value-type="percentage">
            <text:p>0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ra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ay</text:p>
          </table:table-cell>
          <table:table-cell table:formula="of:=[.C70]/1000" office:value-type="percentage" office:value="0" calcext:value-type="percentage">
            <text:p>0,00 %</text:p>
          </table:table-cell>
          <table:table-cell table:formula="of:=[.D70]/1000" office:value-type="percentage" office:value="0" calcext:value-type="percentage">
            <text:p>0,00 %</text:p>
          </table:table-cell>
          <table:table-cell table:formula="of:=[.E70]/1000" office:value-type="percentage" office:value="0" calcext:value-type="percentage">
            <text:p>0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roa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ad</text:p>
          </table:table-cell>
          <table:table-cell table:formula="of:=[.C71]/1000" office:value-type="percentage" office:value="0" calcext:value-type="percentage">
            <text:p>0,00 %</text:p>
          </table:table-cell>
          <table:table-cell table:formula="of:=[.D71]/1000" office:value-type="percentage" office:value="0" calcext:value-type="percentage">
            <text:p>0,00 %</text:p>
          </table:table-cell>
          <table:table-cell table:formula="of:=[.E71]/1000" office:value-type="percentage" office:value="0" calcext:value-type="percentage">
            <text:p>0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rocke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cket</text:p>
          </table:table-cell>
          <table:table-cell table:formula="of:=[.C72]/1000" office:value-type="percentage" office:value="0" calcext:value-type="percentage">
            <text:p>0,00 %</text:p>
          </table:table-cell>
          <table:table-cell table:formula="of:=[.D72]/1000" office:value-type="percentage" office:value="0" calcext:value-type="percentage">
            <text:p>0,00 %</text:p>
          </table:table-cell>
          <table:table-cell table:formula="of:=[.E72]/1000" office:value-type="percentage" office:value="0" calcext:value-type="percentage">
            <text:p>0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ro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se</text:p>
          </table:table-cell>
          <table:table-cell table:formula="of:=[.C73]/1000" office:value-type="percentage" office:value="0" calcext:value-type="percentage">
            <text:p>0,00 %</text:p>
          </table:table-cell>
          <table:table-cell table:formula="of:=[.D73]/1000" office:value-type="percentage" office:value="0" calcext:value-type="percentage">
            <text:p>0,00 %</text:p>
          </table:table-cell>
          <table:table-cell table:formula="of:=[.E73]/1000" office:value-type="percentage" office:value="0" calcext:value-type="percentage">
            <text:p>0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se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ea</text:p>
          </table:table-cell>
          <table:table-cell table:formula="of:=[.C74]/1000" office:value-type="percentage" office:value="0" calcext:value-type="percentage">
            <text:p>0,00 %</text:p>
          </table:table-cell>
          <table:table-cell table:formula="of:=[.D74]/1000" office:value-type="percentage" office:value="0" calcext:value-type="percentage">
            <text:p>0,00 %</text:p>
          </table:table-cell>
          <table:table-cell table:formula="of:=[.E74]/1000" office:value-type="percentage" office:value="0" calcext:value-type="percentage">
            <text:p>0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sea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eal</text:p>
          </table:table-cell>
          <table:table-cell table:formula="of:=[.C75]/1000" office:value-type="percentage" office:value="0" calcext:value-type="percentage">
            <text:p>0,00 %</text:p>
          </table:table-cell>
          <table:table-cell table:formula="of:=[.D75]/1000" office:value-type="percentage" office:value="0" calcext:value-type="percentage">
            <text:p>0,00 %</text:p>
          </table:table-cell>
          <table:table-cell table:formula="of:=[.E75]/1000" office:value-type="percentage" office:value="0" calcext:value-type="percentage">
            <text:p>0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shark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hark</text:p>
          </table:table-cell>
          <table:table-cell table:formula="of:=[.C76]/1000" office:value-type="percentage" office:value="0" calcext:value-type="percentage">
            <text:p>0,00 %</text:p>
          </table:table-cell>
          <table:table-cell table:formula="of:=[.D76]/1000" office:value-type="percentage" office:value="0" calcext:value-type="percentage">
            <text:p>0,00 %</text:p>
          </table:table-cell>
          <table:table-cell table:formula="of:=[.E76]/1000" office:value-type="percentage" office:value="0" calcext:value-type="percentage">
            <text:p>0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shre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hrew</text:p>
          </table:table-cell>
          <table:table-cell table:formula="of:=[.C77]/1000" office:value-type="percentage" office:value="0" calcext:value-type="percentage">
            <text:p>0,00 %</text:p>
          </table:table-cell>
          <table:table-cell table:formula="of:=[.D77]/1000" office:value-type="percentage" office:value="0" calcext:value-type="percentage">
            <text:p>0,00 %</text:p>
          </table:table-cell>
          <table:table-cell table:formula="of:=[.E77]/1000" office:value-type="percentage" office:value="0" calcext:value-type="percentage">
            <text:p>0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skunk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kunk</text:p>
          </table:table-cell>
          <table:table-cell table:formula="of:=[.C78]/1000" office:value-type="percentage" office:value="0" calcext:value-type="percentage">
            <text:p>0,00 %</text:p>
          </table:table-cell>
          <table:table-cell table:formula="of:=[.D78]/1000" office:value-type="percentage" office:value="0" calcext:value-type="percentage">
            <text:p>0,00 %</text:p>
          </table:table-cell>
          <table:table-cell table:formula="of:=[.E78]/1000" office:value-type="percentage" office:value="0" calcext:value-type="percentage">
            <text:p>0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skyscrap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kyscraper</text:p>
          </table:table-cell>
          <table:table-cell table:formula="of:=[.C79]/1000" office:value-type="percentage" office:value="0" calcext:value-type="percentage">
            <text:p>0,00 %</text:p>
          </table:table-cell>
          <table:table-cell table:formula="of:=[.D79]/1000" office:value-type="percentage" office:value="0" calcext:value-type="percentage">
            <text:p>0,00 %</text:p>
          </table:table-cell>
          <table:table-cell table:formula="of:=[.E79]/1000" office:value-type="percentage" office:value="0" calcext:value-type="percentage">
            <text:p>0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snai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nail</text:p>
          </table:table-cell>
          <table:table-cell table:formula="of:=[.C80]/1000" office:value-type="percentage" office:value="0" calcext:value-type="percentage">
            <text:p>0,00 %</text:p>
          </table:table-cell>
          <table:table-cell table:formula="of:=[.D80]/1000" office:value-type="percentage" office:value="0" calcext:value-type="percentage">
            <text:p>0,00 %</text:p>
          </table:table-cell>
          <table:table-cell table:formula="of:=[.E80]/1000" office:value-type="percentage" office:value="0" calcext:value-type="percentage">
            <text:p>0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snak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nake</text:p>
          </table:table-cell>
          <table:table-cell table:formula="of:=[.C81]/1000" office:value-type="percentage" office:value="0" calcext:value-type="percentage">
            <text:p>0,00 %</text:p>
          </table:table-cell>
          <table:table-cell table:formula="of:=[.D81]/1000" office:value-type="percentage" office:value="0" calcext:value-type="percentage">
            <text:p>0,00 %</text:p>
          </table:table-cell>
          <table:table-cell table:formula="of:=[.E81]/1000" office:value-type="percentage" office:value="0" calcext:value-type="percentage">
            <text:p>0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spid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pider</text:p>
          </table:table-cell>
          <table:table-cell table:formula="of:=[.C82]/1000" office:value-type="percentage" office:value="0" calcext:value-type="percentage">
            <text:p>0,00 %</text:p>
          </table:table-cell>
          <table:table-cell table:formula="of:=[.D82]/1000" office:value-type="percentage" office:value="0" calcext:value-type="percentage">
            <text:p>0,00 %</text:p>
          </table:table-cell>
          <table:table-cell table:formula="of:=[.E82]/1000" office:value-type="percentage" office:value="0" calcext:value-type="percentage">
            <text:p>0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squirre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quirrel</text:p>
          </table:table-cell>
          <table:table-cell table:formula="of:=[.C83]/1000" office:value-type="percentage" office:value="0" calcext:value-type="percentage">
            <text:p>0,00 %</text:p>
          </table:table-cell>
          <table:table-cell table:formula="of:=[.D83]/1000" office:value-type="percentage" office:value="0" calcext:value-type="percentage">
            <text:p>0,00 %</text:p>
          </table:table-cell>
          <table:table-cell table:formula="of:=[.E83]/1000" office:value-type="percentage" office:value="0" calcext:value-type="percentage">
            <text:p>0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streetca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treetcar</text:p>
          </table:table-cell>
          <table:table-cell table:formula="of:=[.C84]/1000" office:value-type="percentage" office:value="0" calcext:value-type="percentage">
            <text:p>0,00 %</text:p>
          </table:table-cell>
          <table:table-cell table:formula="of:=[.D84]/1000" office:value-type="percentage" office:value="0" calcext:value-type="percentage">
            <text:p>0,00 %</text:p>
          </table:table-cell>
          <table:table-cell table:formula="of:=[.E84]/1000" office:value-type="percentage" office:value="0" calcext:value-type="percentage">
            <text:p>0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sunflow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unflower</text:p>
          </table:table-cell>
          <table:table-cell table:formula="of:=[.C85]/1000" office:value-type="percentage" office:value="0" calcext:value-type="percentage">
            <text:p>0,00 %</text:p>
          </table:table-cell>
          <table:table-cell table:formula="of:=[.D85]/1000" office:value-type="percentage" office:value="0" calcext:value-type="percentage">
            <text:p>0,00 %</text:p>
          </table:table-cell>
          <table:table-cell table:formula="of:=[.E85]/1000" office:value-type="percentage" office:value="0" calcext:value-type="percentage">
            <text:p>0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sweet_pepp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weet_pepper</text:p>
          </table:table-cell>
          <table:table-cell table:formula="of:=[.C86]/1000" office:value-type="percentage" office:value="0" calcext:value-type="percentage">
            <text:p>0,00 %</text:p>
          </table:table-cell>
          <table:table-cell table:formula="of:=[.D86]/1000" office:value-type="percentage" office:value="0" calcext:value-type="percentage">
            <text:p>0,00 %</text:p>
          </table:table-cell>
          <table:table-cell table:formula="of:=[.E86]/1000" office:value-type="percentage" office:value="0" calcext:value-type="percentage">
            <text:p>0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tab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able</text:p>
          </table:table-cell>
          <table:table-cell table:formula="of:=[.C87]/1000" office:value-type="percentage" office:value="0" calcext:value-type="percentage">
            <text:p>0,00 %</text:p>
          </table:table-cell>
          <table:table-cell table:formula="of:=[.D87]/1000" office:value-type="percentage" office:value="0" calcext:value-type="percentage">
            <text:p>0,00 %</text:p>
          </table:table-cell>
          <table:table-cell table:formula="of:=[.E87]/1000" office:value-type="percentage" office:value="0" calcext:value-type="percentage">
            <text:p>0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tank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ank</text:p>
          </table:table-cell>
          <table:table-cell table:formula="of:=[.C88]/1000" office:value-type="percentage" office:value="0" calcext:value-type="percentage">
            <text:p>0,00 %</text:p>
          </table:table-cell>
          <table:table-cell table:formula="of:=[.D88]/1000" office:value-type="percentage" office:value="0" calcext:value-type="percentage">
            <text:p>0,00 %</text:p>
          </table:table-cell>
          <table:table-cell table:formula="of:=[.E88]/1000" office:value-type="percentage" office:value="0" calcext:value-type="percentage">
            <text:p>0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telephon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elephone</text:p>
          </table:table-cell>
          <table:table-cell table:formula="of:=[.C89]/1000" office:value-type="percentage" office:value="0" calcext:value-type="percentage">
            <text:p>0,00 %</text:p>
          </table:table-cell>
          <table:table-cell table:formula="of:=[.D89]/1000" office:value-type="percentage" office:value="0" calcext:value-type="percentage">
            <text:p>0,00 %</text:p>
          </table:table-cell>
          <table:table-cell table:formula="of:=[.E89]/1000" office:value-type="percentage" office:value="0" calcext:value-type="percentage">
            <text:p>0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televis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elevision</text:p>
          </table:table-cell>
          <table:table-cell table:formula="of:=[.C90]/1000" office:value-type="percentage" office:value="0" calcext:value-type="percentage">
            <text:p>0,00 %</text:p>
          </table:table-cell>
          <table:table-cell table:formula="of:=[.D90]/1000" office:value-type="percentage" office:value="0" calcext:value-type="percentage">
            <text:p>0,00 %</text:p>
          </table:table-cell>
          <table:table-cell table:formula="of:=[.E90]/1000" office:value-type="percentage" office:value="0" calcext:value-type="percentage">
            <text:p>0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tig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iger</text:p>
          </table:table-cell>
          <table:table-cell table:formula="of:=[.C91]/1000" office:value-type="percentage" office:value="0" calcext:value-type="percentage">
            <text:p>0,00 %</text:p>
          </table:table-cell>
          <table:table-cell table:formula="of:=[.D91]/1000" office:value-type="percentage" office:value="0" calcext:value-type="percentage">
            <text:p>0,00 %</text:p>
          </table:table-cell>
          <table:table-cell table:formula="of:=[.E91]/1000" office:value-type="percentage" office:value="0" calcext:value-type="percentage">
            <text:p>0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tracto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ractor</text:p>
          </table:table-cell>
          <table:table-cell table:formula="of:=[.C92]/1000" office:value-type="percentage" office:value="0" calcext:value-type="percentage">
            <text:p>0,00 %</text:p>
          </table:table-cell>
          <table:table-cell table:formula="of:=[.D92]/1000" office:value-type="percentage" office:value="0" calcext:value-type="percentage">
            <text:p>0,00 %</text:p>
          </table:table-cell>
          <table:table-cell table:formula="of:=[.E92]/1000" office:value-type="percentage" office:value="0" calcext:value-type="percentage">
            <text:p>0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trai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rain</text:p>
          </table:table-cell>
          <table:table-cell table:formula="of:=[.C93]/1000" office:value-type="percentage" office:value="0" calcext:value-type="percentage">
            <text:p>0,00 %</text:p>
          </table:table-cell>
          <table:table-cell table:formula="of:=[.D93]/1000" office:value-type="percentage" office:value="0" calcext:value-type="percentage">
            <text:p>0,00 %</text:p>
          </table:table-cell>
          <table:table-cell table:formula="of:=[.E93]/1000" office:value-type="percentage" office:value="0" calcext:value-type="percentage">
            <text:p>0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trou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rout</text:p>
          </table:table-cell>
          <table:table-cell table:formula="of:=[.C94]/1000" office:value-type="percentage" office:value="0" calcext:value-type="percentage">
            <text:p>0,00 %</text:p>
          </table:table-cell>
          <table:table-cell table:formula="of:=[.D94]/1000" office:value-type="percentage" office:value="0" calcext:value-type="percentage">
            <text:p>0,00 %</text:p>
          </table:table-cell>
          <table:table-cell table:formula="of:=[.E94]/1000" office:value-type="percentage" office:value="0" calcext:value-type="percentage">
            <text:p>0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tuli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ulip</text:p>
          </table:table-cell>
          <table:table-cell table:formula="of:=[.C95]/1000" office:value-type="percentage" office:value="0" calcext:value-type="percentage">
            <text:p>0,00 %</text:p>
          </table:table-cell>
          <table:table-cell table:formula="of:=[.D95]/1000" office:value-type="percentage" office:value="0" calcext:value-type="percentage">
            <text:p>0,00 %</text:p>
          </table:table-cell>
          <table:table-cell table:formula="of:=[.E95]/1000" office:value-type="percentage" office:value="0" calcext:value-type="percentage">
            <text:p>0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turt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urtle</text:p>
          </table:table-cell>
          <table:table-cell table:formula="of:=[.C96]/1000" office:value-type="percentage" office:value="0" calcext:value-type="percentage">
            <text:p>0,00 %</text:p>
          </table:table-cell>
          <table:table-cell table:formula="of:=[.D96]/1000" office:value-type="percentage" office:value="0" calcext:value-type="percentage">
            <text:p>0,00 %</text:p>
          </table:table-cell>
          <table:table-cell table:formula="of:=[.E96]/1000" office:value-type="percentage" office:value="0" calcext:value-type="percentage">
            <text:p>0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wardrob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wardrobe</text:p>
          </table:table-cell>
          <table:table-cell table:formula="of:=[.C97]/1000" office:value-type="percentage" office:value="0" calcext:value-type="percentage">
            <text:p>0,00 %</text:p>
          </table:table-cell>
          <table:table-cell table:formula="of:=[.D97]/1000" office:value-type="percentage" office:value="0" calcext:value-type="percentage">
            <text:p>0,00 %</text:p>
          </table:table-cell>
          <table:table-cell table:formula="of:=[.E97]/1000" office:value-type="percentage" office:value="0" calcext:value-type="percentage">
            <text:p>0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wha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whale</text:p>
          </table:table-cell>
          <table:table-cell table:formula="of:=[.C98]/1000" office:value-type="percentage" office:value="0" calcext:value-type="percentage">
            <text:p>0,00 %</text:p>
          </table:table-cell>
          <table:table-cell table:formula="of:=[.D98]/1000" office:value-type="percentage" office:value="0" calcext:value-type="percentage">
            <text:p>0,00 %</text:p>
          </table:table-cell>
          <table:table-cell table:formula="of:=[.E98]/1000" office:value-type="percentage" office:value="0" calcext:value-type="percentage">
            <text:p>0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willow_tre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willow_tree</text:p>
          </table:table-cell>
          <table:table-cell table:formula="of:=[.C99]/1000" office:value-type="percentage" office:value="0" calcext:value-type="percentage">
            <text:p>0,00 %</text:p>
          </table:table-cell>
          <table:table-cell table:formula="of:=[.D99]/1000" office:value-type="percentage" office:value="0" calcext:value-type="percentage">
            <text:p>0,00 %</text:p>
          </table:table-cell>
          <table:table-cell table:formula="of:=[.E99]/1000" office:value-type="percentage" office:value="0" calcext:value-type="percentage">
            <text:p>0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wol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wolf</text:p>
          </table:table-cell>
          <table:table-cell table:formula="of:=[.C100]/1000" office:value-type="percentage" office:value="0" calcext:value-type="percentage">
            <text:p>0,00 %</text:p>
          </table:table-cell>
          <table:table-cell table:formula="of:=[.D100]/1000" office:value-type="percentage" office:value="0" calcext:value-type="percentage">
            <text:p>0,00 %</text:p>
          </table:table-cell>
          <table:table-cell table:formula="of:=[.E100]/1000" office:value-type="percentage" office:value="0" calcext:value-type="percentage">
            <text:p>0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wom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woman</text:p>
          </table:table-cell>
          <table:table-cell table:formula="of:=[.C101]/1000" office:value-type="percentage" office:value="0" calcext:value-type="percentage">
            <text:p>0,00 %</text:p>
          </table:table-cell>
          <table:table-cell table:formula="of:=[.D101]/1000" office:value-type="percentage" office:value="0" calcext:value-type="percentage">
            <text:p>0,00 %</text:p>
          </table:table-cell>
          <table:table-cell table:formula="of:=[.E101]/1000" office:value-type="percentage" office:value="0" calcext:value-type="percentage">
            <text:p>0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wor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worm</text:p>
          </table:table-cell>
          <table:table-cell table:formula="of:=[.C102]/1000" office:value-type="percentage" office:value="0" calcext:value-type="percentage">
            <text:p>0,00 %</text:p>
          </table:table-cell>
          <table:table-cell table:formula="of:=[.D102]/1000" office:value-type="percentage" office:value="0" calcext:value-type="percentage">
            <text:p>0,00 %</text:p>
          </table:table-cell>
          <table:table-cell table:formula="of:=[.E102]/1000" office:value-type="percentage" office:value="0" calcext:value-type="percentage">
            <text:p>0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accuracy</text:p>
          </table:table-cell>
          <table:table-cell table:number-columns-repeated="2"/>
          <table:table-cell table:formula="of:=[.E104]/1000" office:value-type="percentage" office:value="0.013" calcext:value-type="percentage">
            <text:p>1,30 %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macro avg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macro avg</text:p>
          </table:table-cell>
          <table:table-cell table:formula="of:=[.C105]/1000" office:value-type="percentage" office:value="0.003" calcext:value-type="percentage">
            <text:p>0,30 %</text:p>
          </table:table-cell>
          <table:table-cell table:formula="of:=[.D105]/1000" office:value-type="percentage" office:value="0.013" calcext:value-type="percentage">
            <text:p>1,30 %</text:p>
          </table:table-cell>
          <table:table-cell table:formula="of:=[.E105]/1000" office:value-type="percentage" office:value="0.002" calcext:value-type="percentage">
            <text:p>0,20 %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weighted avg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weighted avg</text:p>
          </table:table-cell>
          <table:table-cell table:formula="of:=[.C106]/1000" office:value-type="percentage" office:value="0.003" calcext:value-type="percentage">
            <text:p>0,30 %</text:p>
          </table:table-cell>
          <table:table-cell table:formula="of:=[.D106]/1000" office:value-type="percentage" office:value="0.013" calcext:value-type="percentage">
            <text:p>1,30 %</text:p>
          </table:table-cell>
          <table:table-cell table:formula="of:=[.E106]/1000" office:value-type="percentage" office:value="0.002" calcext:value-type="percentage">
            <text:p>0,20 %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 table:number-rows-repeated="7">
          <table:table-cell table:number-columns-repeated="8"/>
          <table:table-cell table:style-name="Default" table:number-columns-repeated="3"/>
          <table:table-cell/>
        </table:table-row>
        <table:table-row table:style-name="ro1">
          <table:table-cell table:number-columns-repeated="8"/>
          <table:table-cell table:style-name="Default"/>
          <table:table-cell/>
          <table:table-cell table:style-name="Default"/>
          <table:table-cell/>
        </table:table-row>
      </table:table>
      <table:table table:name="OCL=4" table:style-name="ta1">
        <table:table-column table:style-name="co1" table:number-columns-repeated="8" table:default-cell-style-name="Default"/>
        <table:table-column table:style-name="co1" table:number-columns-repeated="3" table:default-cell-style-name="ce2"/>
        <table:table-column table:style-name="co1" table:default-cell-style-name="Default"/>
        <table:table-row table:style-name="ro1">
          <table:table-cell table:number-columns-repeated="8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2"/>
          <table:table-cell table:style-name="Default" office:value-type="string" calcext:value-type="string">
            <text:p>precision</text:p>
          </table:table-cell>
          <table:table-cell table:style-name="Default" office:value-type="string" calcext:value-type="string">
            <text:p>recall</text:p>
          </table:table-cell>
          <table:table-cell table:style-name="Default"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</table:table-row>
        <table:table-row table:style-name="ro1">
          <table:table-cell/>
          <table:table-cell office:value-type="string" calcext:value-type="string">
            <text:p>apple</text:p>
          </table:table-cell>
          <table:table-cell office:value-type="float" office:value="917" calcext:value-type="float">
            <text:p>917</text:p>
          </table:table-cell>
          <table:table-cell office:value-type="float" office:value="660" calcext:value-type="float">
            <text:p>660</text:p>
          </table:table-cell>
          <table:table-cell office:value-type="float" office:value="767" calcext:value-type="float">
            <text:p>76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apple</text:p>
          </table:table-cell>
          <table:table-cell table:formula="of:=[.C3]/1000" office:value-type="percentage" office:value="0.917" calcext:value-type="percentage">
            <text:p>91,70 %</text:p>
          </table:table-cell>
          <table:table-cell table:formula="of:=[.D3]/1000" office:value-type="percentage" office:value="0.66" calcext:value-type="percentage">
            <text:p>66,00 %</text:p>
          </table:table-cell>
          <table:table-cell table:formula="of:=[.E3]/1000" office:value-type="percentage" office:value="0.767" calcext:value-type="percentage">
            <text:p>76,7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aquarium_fish</text:p>
          </table:table-cell>
          <table:table-cell office:value-type="float" office:value="823" calcext:value-type="float">
            <text:p>823</text:p>
          </table:table-cell>
          <table:table-cell office:value-type="float" office:value="510" calcext:value-type="float">
            <text:p>510</text:p>
          </table:table-cell>
          <table:table-cell office:value-type="float" office:value="630" calcext:value-type="float">
            <text:p>6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aquarium_fish</text:p>
          </table:table-cell>
          <table:table-cell table:formula="of:=[.C4]/1000" office:value-type="percentage" office:value="0.823" calcext:value-type="percentage">
            <text:p>82,30 %</text:p>
          </table:table-cell>
          <table:table-cell table:formula="of:=[.D4]/1000" office:value-type="percentage" office:value="0.51" calcext:value-type="percentage">
            <text:p>51,00 %</text:p>
          </table:table-cell>
          <table:table-cell table:formula="of:=[.E4]/1000" office:value-type="percentage" office:value="0.63" calcext:value-type="percentage">
            <text:p>63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baby</text:p>
          </table:table-cell>
          <table:table-cell office:value-type="float" office:value="836" calcext:value-type="float">
            <text:p>836</text:p>
          </table:table-cell>
          <table:table-cell office:value-type="float" office:value="510" calcext:value-type="float">
            <text:p>510</text:p>
          </table:table-cell>
          <table:table-cell office:value-type="float" office:value="634" calcext:value-type="float">
            <text:p>63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aby</text:p>
          </table:table-cell>
          <table:table-cell table:formula="of:=[.C5]/1000" office:value-type="percentage" office:value="0.836" calcext:value-type="percentage">
            <text:p>83,60 %</text:p>
          </table:table-cell>
          <table:table-cell table:formula="of:=[.D5]/1000" office:value-type="percentage" office:value="0.51" calcext:value-type="percentage">
            <text:p>51,00 %</text:p>
          </table:table-cell>
          <table:table-cell table:formula="of:=[.E5]/1000" office:value-type="percentage" office:value="0.634" calcext:value-type="percentage">
            <text:p>63,4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bear</text:p>
          </table:table-cell>
          <table:table-cell office:value-type="float" office:value="520" calcext:value-type="float">
            <text:p>520</text:p>
          </table:table-cell>
          <table:table-cell office:value-type="float" office:value="530" calcext:value-type="float">
            <text:p>530</text:p>
          </table:table-cell>
          <table:table-cell office:value-type="float" office:value="525" calcext:value-type="float">
            <text:p>52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ear</text:p>
          </table:table-cell>
          <table:table-cell table:formula="of:=[.C6]/1000" office:value-type="percentage" office:value="0.52" calcext:value-type="percentage">
            <text:p>52,00 %</text:p>
          </table:table-cell>
          <table:table-cell table:formula="of:=[.D6]/1000" office:value-type="percentage" office:value="0.53" calcext:value-type="percentage">
            <text:p>53,00 %</text:p>
          </table:table-cell>
          <table:table-cell table:formula="of:=[.E6]/1000" office:value-type="percentage" office:value="0.525" calcext:value-type="percentage">
            <text:p>52,5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beaver</text:p>
          </table:table-cell>
          <table:table-cell office:value-type="float" office:value="940" calcext:value-type="float">
            <text:p>940</text:p>
          </table:table-cell>
          <table:table-cell office:value-type="float" office:value="470" calcext:value-type="float">
            <text:p>470</text:p>
          </table:table-cell>
          <table:table-cell office:value-type="float" office:value="627" calcext:value-type="float">
            <text:p>62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eaver</text:p>
          </table:table-cell>
          <table:table-cell table:formula="of:=[.C7]/1000" office:value-type="percentage" office:value="0.94" calcext:value-type="percentage">
            <text:p>94,00 %</text:p>
          </table:table-cell>
          <table:table-cell table:formula="of:=[.D7]/1000" office:value-type="percentage" office:value="0.47" calcext:value-type="percentage">
            <text:p>47,00 %</text:p>
          </table:table-cell>
          <table:table-cell table:formula="of:=[.E7]/1000" office:value-type="percentage" office:value="0.627" calcext:value-type="percentage">
            <text:p>62,7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bed</text:p>
          </table:table-cell>
          <table:table-cell office:value-type="float" office:value="414" calcext:value-type="float">
            <text:p>414</text:p>
          </table:table-cell>
          <table:table-cell office:value-type="float" office:value="700" calcext:value-type="float">
            <text:p>700</text:p>
          </table:table-cell>
          <table:table-cell office:value-type="float" office:value="520" calcext:value-type="float">
            <text:p>5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ed</text:p>
          </table:table-cell>
          <table:table-cell table:formula="of:=[.C8]/1000" office:value-type="percentage" office:value="0.414" calcext:value-type="percentage">
            <text:p>41,40 %</text:p>
          </table:table-cell>
          <table:table-cell table:formula="of:=[.D8]/1000" office:value-type="percentage" office:value="0.7" calcext:value-type="percentage">
            <text:p>70,00 %</text:p>
          </table:table-cell>
          <table:table-cell table:formula="of:=[.E8]/1000" office:value-type="percentage" office:value="0.52" calcext:value-type="percentage">
            <text:p>52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bee</text:p>
          </table:table-cell>
          <table:table-cell office:value-type="float" office:value="804" calcext:value-type="float">
            <text:p>804</text:p>
          </table:table-cell>
          <table:table-cell office:value-type="float" office:value="370" calcext:value-type="float">
            <text:p>370</text:p>
          </table:table-cell>
          <table:table-cell office:value-type="float" office:value="507" calcext:value-type="float">
            <text:p>50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ee</text:p>
          </table:table-cell>
          <table:table-cell table:formula="of:=[.C9]/1000" office:value-type="percentage" office:value="0.804" calcext:value-type="percentage">
            <text:p>80,40 %</text:p>
          </table:table-cell>
          <table:table-cell table:formula="of:=[.D9]/1000" office:value-type="percentage" office:value="0.37" calcext:value-type="percentage">
            <text:p>37,00 %</text:p>
          </table:table-cell>
          <table:table-cell table:formula="of:=[.E9]/1000" office:value-type="percentage" office:value="0.507" calcext:value-type="percentage">
            <text:p>50,7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beetle</text:p>
          </table:table-cell>
          <table:table-cell office:value-type="float" office:value="967" calcext:value-type="float">
            <text:p>967</text:p>
          </table:table-cell>
          <table:table-cell office:value-type="float" office:value="290" calcext:value-type="float">
            <text:p>290</text:p>
          </table:table-cell>
          <table:table-cell office:value-type="float" office:value="446" calcext:value-type="float">
            <text:p>44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eetle</text:p>
          </table:table-cell>
          <table:table-cell table:formula="of:=[.C10]/1000" office:value-type="percentage" office:value="0.967" calcext:value-type="percentage">
            <text:p>96,70 %</text:p>
          </table:table-cell>
          <table:table-cell table:formula="of:=[.D10]/1000" office:value-type="percentage" office:value="0.29" calcext:value-type="percentage">
            <text:p>29,00 %</text:p>
          </table:table-cell>
          <table:table-cell table:formula="of:=[.E10]/1000" office:value-type="percentage" office:value="0.446" calcext:value-type="percentage">
            <text:p>44,6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bicycle</text:p>
          </table:table-cell>
          <table:table-cell office:value-type="float" office:value="366" calcext:value-type="float">
            <text:p>366</text:p>
          </table:table-cell>
          <table:table-cell office:value-type="float" office:value="630" calcext:value-type="float">
            <text:p>630</text:p>
          </table:table-cell>
          <table:table-cell office:value-type="float" office:value="463" calcext:value-type="float">
            <text:p>46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icycle</text:p>
          </table:table-cell>
          <table:table-cell table:formula="of:=[.C11]/1000" office:value-type="percentage" office:value="0.366" calcext:value-type="percentage">
            <text:p>36,60 %</text:p>
          </table:table-cell>
          <table:table-cell table:formula="of:=[.D11]/1000" office:value-type="percentage" office:value="0.63" calcext:value-type="percentage">
            <text:p>63,00 %</text:p>
          </table:table-cell>
          <table:table-cell table:formula="of:=[.E11]/1000" office:value-type="percentage" office:value="0.463" calcext:value-type="percentage">
            <text:p>46,3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bottle</text:p>
          </table:table-cell>
          <table:table-cell office:value-type="float" office:value="895" calcext:value-type="float">
            <text:p>895</text:p>
          </table:table-cell>
          <table:table-cell office:value-type="float" office:value="510" calcext:value-type="float">
            <text:p>510</text:p>
          </table:table-cell>
          <table:table-cell office:value-type="float" office:value="650" calcext:value-type="float">
            <text:p>6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ottle</text:p>
          </table:table-cell>
          <table:table-cell table:formula="of:=[.C12]/1000" office:value-type="percentage" office:value="0.895" calcext:value-type="percentage">
            <text:p>89,50 %</text:p>
          </table:table-cell>
          <table:table-cell table:formula="of:=[.D12]/1000" office:value-type="percentage" office:value="0.51" calcext:value-type="percentage">
            <text:p>51,00 %</text:p>
          </table:table-cell>
          <table:table-cell table:formula="of:=[.E12]/1000" office:value-type="percentage" office:value="0.65" calcext:value-type="percentage">
            <text:p>65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bowl</text:p>
          </table:table-cell>
          <table:table-cell office:value-type="float" office:value="769" calcext:value-type="float">
            <text:p>769</text:p>
          </table:table-cell>
          <table:table-cell office:value-type="float" office:value="400" calcext:value-type="float">
            <text:p>400</text:p>
          </table:table-cell>
          <table:table-cell office:value-type="float" office:value="526" calcext:value-type="float">
            <text:p>52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owl</text:p>
          </table:table-cell>
          <table:table-cell table:formula="of:=[.C13]/1000" office:value-type="percentage" office:value="0.769" calcext:value-type="percentage">
            <text:p>76,90 %</text:p>
          </table:table-cell>
          <table:table-cell table:formula="of:=[.D13]/1000" office:value-type="percentage" office:value="0.4" calcext:value-type="percentage">
            <text:p>40,00 %</text:p>
          </table:table-cell>
          <table:table-cell table:formula="of:=[.E13]/1000" office:value-type="percentage" office:value="0.526" calcext:value-type="percentage">
            <text:p>52,6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boy</text:p>
          </table:table-cell>
          <table:table-cell office:value-type="float" office:value="938" calcext:value-type="float">
            <text:p>938</text:p>
          </table:table-cell>
          <table:table-cell office:value-type="float" office:value="300" calcext:value-type="float">
            <text:p>300</text:p>
          </table:table-cell>
          <table:table-cell office:value-type="float" office:value="455" calcext:value-type="float">
            <text:p>45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oy</text:p>
          </table:table-cell>
          <table:table-cell table:formula="of:=[.C14]/1000" office:value-type="percentage" office:value="0.938" calcext:value-type="percentage">
            <text:p>93,80 %</text:p>
          </table:table-cell>
          <table:table-cell table:formula="of:=[.D14]/1000" office:value-type="percentage" office:value="0.3" calcext:value-type="percentage">
            <text:p>30,00 %</text:p>
          </table:table-cell>
          <table:table-cell table:formula="of:=[.E14]/1000" office:value-type="percentage" office:value="0.455" calcext:value-type="percentage">
            <text:p>45,5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bridge</text:p>
          </table:table-cell>
          <table:table-cell office:value-type="float" office:value="740" calcext:value-type="float">
            <text:p>740</text:p>
          </table:table-cell>
          <table:table-cell office:value-type="float" office:value="710" calcext:value-type="float">
            <text:p>710</text:p>
          </table:table-cell>
          <table:table-cell office:value-type="float" office:value="724" calcext:value-type="float">
            <text:p>72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ridge</text:p>
          </table:table-cell>
          <table:table-cell table:formula="of:=[.C15]/1000" office:value-type="percentage" office:value="0.74" calcext:value-type="percentage">
            <text:p>74,00 %</text:p>
          </table:table-cell>
          <table:table-cell table:formula="of:=[.D15]/1000" office:value-type="percentage" office:value="0.71" calcext:value-type="percentage">
            <text:p>71,00 %</text:p>
          </table:table-cell>
          <table:table-cell table:formula="of:=[.E15]/1000" office:value-type="percentage" office:value="0.724" calcext:value-type="percentage">
            <text:p>72,4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office:value-type="float" office:value="935" calcext:value-type="float">
            <text:p>935</text:p>
          </table:table-cell>
          <table:table-cell office:value-type="float" office:value="580" calcext:value-type="float">
            <text:p>580</text:p>
          </table:table-cell>
          <table:table-cell office:value-type="float" office:value="716" calcext:value-type="float">
            <text:p>71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us</text:p>
          </table:table-cell>
          <table:table-cell table:formula="of:=[.C16]/1000" office:value-type="percentage" office:value="0.935" calcext:value-type="percentage">
            <text:p>93,50 %</text:p>
          </table:table-cell>
          <table:table-cell table:formula="of:=[.D16]/1000" office:value-type="percentage" office:value="0.58" calcext:value-type="percentage">
            <text:p>58,00 %</text:p>
          </table:table-cell>
          <table:table-cell table:formula="of:=[.E16]/1000" office:value-type="percentage" office:value="0.716" calcext:value-type="percentage">
            <text:p>71,6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butterfly</text:p>
          </table:table-cell>
          <table:table-cell office:value-type="float" office:value="926" calcext:value-type="float">
            <text:p>926</text:p>
          </table:table-cell>
          <table:table-cell office:value-type="float" office:value="250" calcext:value-type="float">
            <text:p>250</text:p>
          </table:table-cell>
          <table:table-cell office:value-type="float" office:value="394" calcext:value-type="float">
            <text:p>39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utterfly</text:p>
          </table:table-cell>
          <table:table-cell table:formula="of:=[.C17]/1000" office:value-type="percentage" office:value="0.926" calcext:value-type="percentage">
            <text:p>92,60 %</text:p>
          </table:table-cell>
          <table:table-cell table:formula="of:=[.D17]/1000" office:value-type="percentage" office:value="0.25" calcext:value-type="percentage">
            <text:p>25,00 %</text:p>
          </table:table-cell>
          <table:table-cell table:formula="of:=[.E17]/1000" office:value-type="percentage" office:value="0.394" calcext:value-type="percentage">
            <text:p>39,4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camel</text:p>
          </table:table-cell>
          <table:table-cell office:value-type="float" office:value="528" calcext:value-type="float">
            <text:p>528</text:p>
          </table:table-cell>
          <table:table-cell office:value-type="float" office:value="650" calcext:value-type="float">
            <text:p>650</text:p>
          </table:table-cell>
          <table:table-cell office:value-type="float" office:value="583" calcext:value-type="float">
            <text:p>58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amel</text:p>
          </table:table-cell>
          <table:table-cell table:formula="of:=[.C18]/1000" office:value-type="percentage" office:value="0.528" calcext:value-type="percentage">
            <text:p>52,80 %</text:p>
          </table:table-cell>
          <table:table-cell table:formula="of:=[.D18]/1000" office:value-type="percentage" office:value="0.65" calcext:value-type="percentage">
            <text:p>65,00 %</text:p>
          </table:table-cell>
          <table:table-cell table:formula="of:=[.E18]/1000" office:value-type="percentage" office:value="0.583" calcext:value-type="percentage">
            <text:p>58,3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can</text:p>
          </table:table-cell>
          <table:table-cell office:value-type="float" office:value="964" calcext:value-type="float">
            <text:p>964</text:p>
          </table:table-cell>
          <table:table-cell office:value-type="float" office:value="530" calcext:value-type="float">
            <text:p>530</text:p>
          </table:table-cell>
          <table:table-cell office:value-type="float" office:value="684" calcext:value-type="float">
            <text:p>68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an</text:p>
          </table:table-cell>
          <table:table-cell table:formula="of:=[.C19]/1000" office:value-type="percentage" office:value="0.964" calcext:value-type="percentage">
            <text:p>96,40 %</text:p>
          </table:table-cell>
          <table:table-cell table:formula="of:=[.D19]/1000" office:value-type="percentage" office:value="0.53" calcext:value-type="percentage">
            <text:p>53,00 %</text:p>
          </table:table-cell>
          <table:table-cell table:formula="of:=[.E19]/1000" office:value-type="percentage" office:value="0.684" calcext:value-type="percentage">
            <text:p>68,4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castle</text:p>
          </table:table-cell>
          <table:table-cell office:value-type="float" office:value="714" calcext:value-type="float">
            <text:p>714</text:p>
          </table:table-cell>
          <table:table-cell office:value-type="float" office:value="750" calcext:value-type="float">
            <text:p>750</text:p>
          </table:table-cell>
          <table:table-cell office:value-type="float" office:value="732" calcext:value-type="float">
            <text:p>73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astle</text:p>
          </table:table-cell>
          <table:table-cell table:formula="of:=[.C20]/1000" office:value-type="percentage" office:value="0.714" calcext:value-type="percentage">
            <text:p>71,40 %</text:p>
          </table:table-cell>
          <table:table-cell table:formula="of:=[.D20]/1000" office:value-type="percentage" office:value="0.75" calcext:value-type="percentage">
            <text:p>75,00 %</text:p>
          </table:table-cell>
          <table:table-cell table:formula="of:=[.E20]/1000" office:value-type="percentage" office:value="0.732" calcext:value-type="percentage">
            <text:p>73,2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caterpillar</text:p>
          </table:table-cell>
          <table:table-cell office:value-type="float" office:value="509" calcext:value-type="float">
            <text:p>509</text:p>
          </table:table-cell>
          <table:table-cell office:value-type="float" office:value="590" calcext:value-type="float">
            <text:p>590</text:p>
          </table:table-cell>
          <table:table-cell office:value-type="float" office:value="546" calcext:value-type="float">
            <text:p>54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aterpillar</text:p>
          </table:table-cell>
          <table:table-cell table:formula="of:=[.C21]/1000" office:value-type="percentage" office:value="0.509" calcext:value-type="percentage">
            <text:p>50,90 %</text:p>
          </table:table-cell>
          <table:table-cell table:formula="of:=[.D21]/1000" office:value-type="percentage" office:value="0.59" calcext:value-type="percentage">
            <text:p>59,00 %</text:p>
          </table:table-cell>
          <table:table-cell table:formula="of:=[.E21]/1000" office:value-type="percentage" office:value="0.546" calcext:value-type="percentage">
            <text:p>54,6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cattle</text:p>
          </table:table-cell>
          <table:table-cell office:value-type="float" office:value="451" calcext:value-type="float">
            <text:p>451</text:p>
          </table:table-cell>
          <table:table-cell office:value-type="float" office:value="640" calcext:value-type="float">
            <text:p>640</text:p>
          </table:table-cell>
          <table:table-cell office:value-type="float" office:value="529" calcext:value-type="float">
            <text:p>52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attle</text:p>
          </table:table-cell>
          <table:table-cell table:formula="of:=[.C22]/1000" office:value-type="percentage" office:value="0.451" calcext:value-type="percentage">
            <text:p>45,10 %</text:p>
          </table:table-cell>
          <table:table-cell table:formula="of:=[.D22]/1000" office:value-type="percentage" office:value="0.64" calcext:value-type="percentage">
            <text:p>64,00 %</text:p>
          </table:table-cell>
          <table:table-cell table:formula="of:=[.E22]/1000" office:value-type="percentage" office:value="0.529" calcext:value-type="percentage">
            <text:p>52,9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chair</text:p>
          </table:table-cell>
          <table:table-cell office:value-type="float" office:value="828" calcext:value-type="float">
            <text:p>828</text:p>
          </table:table-cell>
          <table:table-cell office:value-type="float" office:value="720" calcext:value-type="float">
            <text:p>720</text:p>
          </table:table-cell>
          <table:table-cell office:value-type="float" office:value="770" calcext:value-type="float">
            <text:p>7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hair</text:p>
          </table:table-cell>
          <table:table-cell table:formula="of:=[.C23]/1000" office:value-type="percentage" office:value="0.828" calcext:value-type="percentage">
            <text:p>82,80 %</text:p>
          </table:table-cell>
          <table:table-cell table:formula="of:=[.D23]/1000" office:value-type="percentage" office:value="0.72" calcext:value-type="percentage">
            <text:p>72,00 %</text:p>
          </table:table-cell>
          <table:table-cell table:formula="of:=[.E23]/1000" office:value-type="percentage" office:value="0.77" calcext:value-type="percentage">
            <text:p>77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chimpanzee</text:p>
          </table:table-cell>
          <table:table-cell office:value-type="float" office:value="740" calcext:value-type="float">
            <text:p>740</text:p>
          </table:table-cell>
          <table:table-cell office:value-type="float" office:value="710" calcext:value-type="float">
            <text:p>710</text:p>
          </table:table-cell>
          <table:table-cell office:value-type="float" office:value="724" calcext:value-type="float">
            <text:p>72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himpanzee</text:p>
          </table:table-cell>
          <table:table-cell table:formula="of:=[.C24]/1000" office:value-type="percentage" office:value="0.74" calcext:value-type="percentage">
            <text:p>74,00 %</text:p>
          </table:table-cell>
          <table:table-cell table:formula="of:=[.D24]/1000" office:value-type="percentage" office:value="0.71" calcext:value-type="percentage">
            <text:p>71,00 %</text:p>
          </table:table-cell>
          <table:table-cell table:formula="of:=[.E24]/1000" office:value-type="percentage" office:value="0.724" calcext:value-type="percentage">
            <text:p>72,4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clock</text:p>
          </table:table-cell>
          <table:table-cell office:value-type="float" office:value="617" calcext:value-type="float">
            <text:p>617</text:p>
          </table:table-cell>
          <table:table-cell office:value-type="float" office:value="580" calcext:value-type="float">
            <text:p>580</text:p>
          </table:table-cell>
          <table:table-cell office:value-type="float" office:value="598" calcext:value-type="float">
            <text:p>59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lock</text:p>
          </table:table-cell>
          <table:table-cell table:formula="of:=[.C25]/1000" office:value-type="percentage" office:value="0.617" calcext:value-type="percentage">
            <text:p>61,70 %</text:p>
          </table:table-cell>
          <table:table-cell table:formula="of:=[.D25]/1000" office:value-type="percentage" office:value="0.58" calcext:value-type="percentage">
            <text:p>58,00 %</text:p>
          </table:table-cell>
          <table:table-cell table:formula="of:=[.E25]/1000" office:value-type="percentage" office:value="0.598" calcext:value-type="percentage">
            <text:p>59,8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cloud</text:p>
          </table:table-cell>
          <table:table-cell office:value-type="float" office:value="895" calcext:value-type="float">
            <text:p>895</text:p>
          </table:table-cell>
          <table:table-cell office:value-type="float" office:value="680" calcext:value-type="float">
            <text:p>680</text:p>
          </table:table-cell>
          <table:table-cell office:value-type="float" office:value="773" calcext:value-type="float">
            <text:p>77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loud</text:p>
          </table:table-cell>
          <table:table-cell table:formula="of:=[.C26]/1000" office:value-type="percentage" office:value="0.895" calcext:value-type="percentage">
            <text:p>89,50 %</text:p>
          </table:table-cell>
          <table:table-cell table:formula="of:=[.D26]/1000" office:value-type="percentage" office:value="0.68" calcext:value-type="percentage">
            <text:p>68,00 %</text:p>
          </table:table-cell>
          <table:table-cell table:formula="of:=[.E26]/1000" office:value-type="percentage" office:value="0.773" calcext:value-type="percentage">
            <text:p>77,3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cockroach</text:p>
          </table:table-cell>
          <table:table-cell office:value-type="float" office:value="768" calcext:value-type="float">
            <text:p>768</text:p>
          </table:table-cell>
          <table:table-cell office:value-type="float" office:value="730" calcext:value-type="float">
            <text:p>730</text:p>
          </table:table-cell>
          <table:table-cell office:value-type="float" office:value="749" calcext:value-type="float">
            <text:p>7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ockroach</text:p>
          </table:table-cell>
          <table:table-cell table:formula="of:=[.C27]/1000" office:value-type="percentage" office:value="0.768" calcext:value-type="percentage">
            <text:p>76,80 %</text:p>
          </table:table-cell>
          <table:table-cell table:formula="of:=[.D27]/1000" office:value-type="percentage" office:value="0.73" calcext:value-type="percentage">
            <text:p>73,00 %</text:p>
          </table:table-cell>
          <table:table-cell table:formula="of:=[.E27]/1000" office:value-type="percentage" office:value="0.749" calcext:value-type="percentage">
            <text:p>74,9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couch</text:p>
          </table:table-cell>
          <table:table-cell office:value-type="float" office:value="833" calcext:value-type="float">
            <text:p>833</text:p>
          </table:table-cell>
          <table:table-cell office:value-type="float" office:value="500" calcext:value-type="float">
            <text:p>500</text:p>
          </table:table-cell>
          <table:table-cell office:value-type="float" office:value="625" calcext:value-type="float">
            <text:p>62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ouch</text:p>
          </table:table-cell>
          <table:table-cell table:formula="of:=[.C28]/1000" office:value-type="percentage" office:value="0.833" calcext:value-type="percentage">
            <text:p>83,30 %</text:p>
          </table:table-cell>
          <table:table-cell table:formula="of:=[.D28]/1000" office:value-type="percentage" office:value="0.5" calcext:value-type="percentage">
            <text:p>50,00 %</text:p>
          </table:table-cell>
          <table:table-cell table:formula="of:=[.E28]/1000" office:value-type="percentage" office:value="0.625" calcext:value-type="percentage">
            <text:p>62,5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crab</text:p>
          </table:table-cell>
          <table:table-cell office:value-type="float" office:value="585" calcext:value-type="float">
            <text:p>585</text:p>
          </table:table-cell>
          <table:table-cell office:value-type="float" office:value="550" calcext:value-type="float">
            <text:p>550</text:p>
          </table:table-cell>
          <table:table-cell office:value-type="float" office:value="567" calcext:value-type="float">
            <text:p>56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rab</text:p>
          </table:table-cell>
          <table:table-cell table:formula="of:=[.C29]/1000" office:value-type="percentage" office:value="0.585" calcext:value-type="percentage">
            <text:p>58,50 %</text:p>
          </table:table-cell>
          <table:table-cell table:formula="of:=[.D29]/1000" office:value-type="percentage" office:value="0.55" calcext:value-type="percentage">
            <text:p>55,00 %</text:p>
          </table:table-cell>
          <table:table-cell table:formula="of:=[.E29]/1000" office:value-type="percentage" office:value="0.567" calcext:value-type="percentage">
            <text:p>56,7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crocodile</text:p>
          </table:table-cell>
          <table:table-cell office:value-type="float" office:value="474" calcext:value-type="float">
            <text:p>474</text:p>
          </table:table-cell>
          <table:table-cell office:value-type="float" office:value="270" calcext:value-type="float">
            <text:p>270</text:p>
          </table:table-cell>
          <table:table-cell office:value-type="float" office:value="344" calcext:value-type="float">
            <text:p>34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rocodile</text:p>
          </table:table-cell>
          <table:table-cell table:formula="of:=[.C30]/1000" office:value-type="percentage" office:value="0.474" calcext:value-type="percentage">
            <text:p>47,40 %</text:p>
          </table:table-cell>
          <table:table-cell table:formula="of:=[.D30]/1000" office:value-type="percentage" office:value="0.27" calcext:value-type="percentage">
            <text:p>27,00 %</text:p>
          </table:table-cell>
          <table:table-cell table:formula="of:=[.E30]/1000" office:value-type="percentage" office:value="0.344" calcext:value-type="percentage">
            <text:p>34,4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cup</text:p>
          </table:table-cell>
          <table:table-cell office:value-type="float" office:value="944" calcext:value-type="float">
            <text:p>944</text:p>
          </table:table-cell>
          <table:table-cell office:value-type="float" office:value="510" calcext:value-type="float">
            <text:p>510</text:p>
          </table:table-cell>
          <table:table-cell office:value-type="float" office:value="662" calcext:value-type="float">
            <text:p>66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up</text:p>
          </table:table-cell>
          <table:table-cell table:formula="of:=[.C31]/1000" office:value-type="percentage" office:value="0.944" calcext:value-type="percentage">
            <text:p>94,40 %</text:p>
          </table:table-cell>
          <table:table-cell table:formula="of:=[.D31]/1000" office:value-type="percentage" office:value="0.51" calcext:value-type="percentage">
            <text:p>51,00 %</text:p>
          </table:table-cell>
          <table:table-cell table:formula="of:=[.E31]/1000" office:value-type="percentage" office:value="0.662" calcext:value-type="percentage">
            <text:p>66,2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dinosaur</text:p>
          </table:table-cell>
          <table:table-cell office:value-type="float" office:value="684" calcext:value-type="float">
            <text:p>684</text:p>
          </table:table-cell>
          <table:table-cell office:value-type="float" office:value="540" calcext:value-type="float">
            <text:p>540</text:p>
          </table:table-cell>
          <table:table-cell office:value-type="float" office:value="603" calcext:value-type="float">
            <text:p>60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inosaur</text:p>
          </table:table-cell>
          <table:table-cell table:formula="of:=[.C32]/1000" office:value-type="percentage" office:value="0.684" calcext:value-type="percentage">
            <text:p>68,40 %</text:p>
          </table:table-cell>
          <table:table-cell table:formula="of:=[.D32]/1000" office:value-type="percentage" office:value="0.54" calcext:value-type="percentage">
            <text:p>54,00 %</text:p>
          </table:table-cell>
          <table:table-cell table:formula="of:=[.E32]/1000" office:value-type="percentage" office:value="0.603" calcext:value-type="percentage">
            <text:p>60,3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dolphin</text:p>
          </table:table-cell>
          <table:table-cell office:value-type="float" office:value="346" calcext:value-type="float">
            <text:p>346</text:p>
          </table:table-cell>
          <table:table-cell office:value-type="float" office:value="850" calcext:value-type="float">
            <text:p>850</text:p>
          </table:table-cell>
          <table:table-cell office:value-type="float" office:value="491" calcext:value-type="float">
            <text:p>49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olphin</text:p>
          </table:table-cell>
          <table:table-cell table:formula="of:=[.C33]/1000" office:value-type="percentage" office:value="0.346" calcext:value-type="percentage">
            <text:p>34,60 %</text:p>
          </table:table-cell>
          <table:table-cell table:formula="of:=[.D33]/1000" office:value-type="percentage" office:value="0.85" calcext:value-type="percentage">
            <text:p>85,00 %</text:p>
          </table:table-cell>
          <table:table-cell table:formula="of:=[.E33]/1000" office:value-type="percentage" office:value="0.491" calcext:value-type="percentage">
            <text:p>49,1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elephant</text:p>
          </table:table-cell>
          <table:table-cell office:value-type="float" office:value="306" calcext:value-type="float">
            <text:p>306</text:p>
          </table:table-cell>
          <table:table-cell office:value-type="float" office:value="780" calcext:value-type="float">
            <text:p>780</text:p>
          </table:table-cell>
          <table:table-cell office:value-type="float" office:value="439" calcext:value-type="float">
            <text:p>43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elephant</text:p>
          </table:table-cell>
          <table:table-cell table:formula="of:=[.C34]/1000" office:value-type="percentage" office:value="0.306" calcext:value-type="percentage">
            <text:p>30,60 %</text:p>
          </table:table-cell>
          <table:table-cell table:formula="of:=[.D34]/1000" office:value-type="percentage" office:value="0.78" calcext:value-type="percentage">
            <text:p>78,00 %</text:p>
          </table:table-cell>
          <table:table-cell table:formula="of:=[.E34]/1000" office:value-type="percentage" office:value="0.439" calcext:value-type="percentage">
            <text:p>43,9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flatfish</text:p>
          </table:table-cell>
          <table:table-cell office:value-type="float" office:value="851" calcext:value-type="float">
            <text:p>851</text:p>
          </table:table-cell>
          <table:table-cell office:value-type="float" office:value="400" calcext:value-type="float">
            <text:p>400</text:p>
          </table:table-cell>
          <table:table-cell office:value-type="float" office:value="544" calcext:value-type="float">
            <text:p>54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latfish</text:p>
          </table:table-cell>
          <table:table-cell table:formula="of:=[.C35]/1000" office:value-type="percentage" office:value="0.851" calcext:value-type="percentage">
            <text:p>85,10 %</text:p>
          </table:table-cell>
          <table:table-cell table:formula="of:=[.D35]/1000" office:value-type="percentage" office:value="0.4" calcext:value-type="percentage">
            <text:p>40,00 %</text:p>
          </table:table-cell>
          <table:table-cell table:formula="of:=[.E35]/1000" office:value-type="percentage" office:value="0.544" calcext:value-type="percentage">
            <text:p>54,4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forest</text:p>
          </table:table-cell>
          <table:table-cell office:value-type="float" office:value="830" calcext:value-type="float">
            <text:p>830</text:p>
          </table:table-cell>
          <table:table-cell office:value-type="float" office:value="390" calcext:value-type="float">
            <text:p>390</text:p>
          </table:table-cell>
          <table:table-cell office:value-type="float" office:value="531" calcext:value-type="float">
            <text:p>53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orest</text:p>
          </table:table-cell>
          <table:table-cell table:formula="of:=[.C36]/1000" office:value-type="percentage" office:value="0.83" calcext:value-type="percentage">
            <text:p>83,00 %</text:p>
          </table:table-cell>
          <table:table-cell table:formula="of:=[.D36]/1000" office:value-type="percentage" office:value="0.39" calcext:value-type="percentage">
            <text:p>39,00 %</text:p>
          </table:table-cell>
          <table:table-cell table:formula="of:=[.E36]/1000" office:value-type="percentage" office:value="0.531" calcext:value-type="percentage">
            <text:p>53,1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fox</text:p>
          </table:table-cell>
          <table:table-cell office:value-type="float" office:value="581" calcext:value-type="float">
            <text:p>581</text:p>
          </table:table-cell>
          <table:table-cell office:value-type="float" office:value="360" calcext:value-type="float">
            <text:p>360</text:p>
          </table:table-cell>
          <table:table-cell office:value-type="float" office:value="444" calcext:value-type="float">
            <text:p>44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ox</text:p>
          </table:table-cell>
          <table:table-cell table:formula="of:=[.C37]/1000" office:value-type="percentage" office:value="0.581" calcext:value-type="percentage">
            <text:p>58,10 %</text:p>
          </table:table-cell>
          <table:table-cell table:formula="of:=[.D37]/1000" office:value-type="percentage" office:value="0.36" calcext:value-type="percentage">
            <text:p>36,00 %</text:p>
          </table:table-cell>
          <table:table-cell table:formula="of:=[.E37]/1000" office:value-type="percentage" office:value="0.444" calcext:value-type="percentage">
            <text:p>44,4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girl</text:p>
          </table:table-cell>
          <table:table-cell office:value-type="float" office:value="796" calcext:value-type="float">
            <text:p>796</text:p>
          </table:table-cell>
          <table:table-cell office:value-type="float" office:value="430" calcext:value-type="float">
            <text:p>430</text:p>
          </table:table-cell>
          <table:table-cell office:value-type="float" office:value="558" calcext:value-type="float">
            <text:p>55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girl</text:p>
          </table:table-cell>
          <table:table-cell table:formula="of:=[.C38]/1000" office:value-type="percentage" office:value="0.796" calcext:value-type="percentage">
            <text:p>79,60 %</text:p>
          </table:table-cell>
          <table:table-cell table:formula="of:=[.D38]/1000" office:value-type="percentage" office:value="0.43" calcext:value-type="percentage">
            <text:p>43,00 %</text:p>
          </table:table-cell>
          <table:table-cell table:formula="of:=[.E38]/1000" office:value-type="percentage" office:value="0.558" calcext:value-type="percentage">
            <text:p>55,8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amster</text:p>
          </table:table-cell>
          <table:table-cell office:value-type="float" office:value="900" calcext:value-type="float">
            <text:p>900</text:p>
          </table:table-cell>
          <table:table-cell office:value-type="float" office:value="450" calcext:value-type="float">
            <text:p>450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hamster</text:p>
          </table:table-cell>
          <table:table-cell table:formula="of:=[.C39]/1000" office:value-type="percentage" office:value="0.9" calcext:value-type="percentage">
            <text:p>90,00 %</text:p>
          </table:table-cell>
          <table:table-cell table:formula="of:=[.D39]/1000" office:value-type="percentage" office:value="0.45" calcext:value-type="percentage">
            <text:p>45,00 %</text:p>
          </table:table-cell>
          <table:table-cell table:formula="of:=[.E39]/1000" office:value-type="percentage" office:value="0.6" calcext:value-type="percentage">
            <text:p>60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ouse</text:p>
          </table:table-cell>
          <table:table-cell office:value-type="float" office:value="438" calcext:value-type="float">
            <text:p>438</text:p>
          </table:table-cell>
          <table:table-cell office:value-type="float" office:value="740" calcext:value-type="float">
            <text:p>740</text:p>
          </table:table-cell>
          <table:table-cell office:value-type="float" office:value="550" calcext:value-type="float">
            <text:p>5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house</text:p>
          </table:table-cell>
          <table:table-cell table:formula="of:=[.C40]/1000" office:value-type="percentage" office:value="0.438" calcext:value-type="percentage">
            <text:p>43,80 %</text:p>
          </table:table-cell>
          <table:table-cell table:formula="of:=[.D40]/1000" office:value-type="percentage" office:value="0.74" calcext:value-type="percentage">
            <text:p>74,00 %</text:p>
          </table:table-cell>
          <table:table-cell table:formula="of:=[.E40]/1000" office:value-type="percentage" office:value="0.55" calcext:value-type="percentage">
            <text:p>55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kangaroo</text:p>
          </table:table-cell>
          <table:table-cell office:value-type="float" office:value="234" calcext:value-type="float">
            <text:p>234</text:p>
          </table:table-cell>
          <table:table-cell office:value-type="float" office:value="890" calcext:value-type="float">
            <text:p>890</text:p>
          </table:table-cell>
          <table:table-cell office:value-type="float" office:value="370" calcext:value-type="float">
            <text:p>3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kangaroo</text:p>
          </table:table-cell>
          <table:table-cell table:formula="of:=[.C41]/1000" office:value-type="percentage" office:value="0.234" calcext:value-type="percentage">
            <text:p>23,40 %</text:p>
          </table:table-cell>
          <table:table-cell table:formula="of:=[.D41]/1000" office:value-type="percentage" office:value="0.89" calcext:value-type="percentage">
            <text:p>89,00 %</text:p>
          </table:table-cell>
          <table:table-cell table:formula="of:=[.E41]/1000" office:value-type="percentage" office:value="0.37" calcext:value-type="percentage">
            <text:p>37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keyboard</text:p>
          </table:table-cell>
          <table:table-cell office:value-type="float" office:value="681" calcext:value-type="float">
            <text:p>681</text:p>
          </table:table-cell>
          <table:table-cell office:value-type="float" office:value="620" calcext:value-type="float">
            <text:p>620</text:p>
          </table:table-cell>
          <table:table-cell office:value-type="float" office:value="649" calcext:value-type="float">
            <text:p>6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keyboard</text:p>
          </table:table-cell>
          <table:table-cell table:formula="of:=[.C42]/1000" office:value-type="percentage" office:value="0.681" calcext:value-type="percentage">
            <text:p>68,10 %</text:p>
          </table:table-cell>
          <table:table-cell table:formula="of:=[.D42]/1000" office:value-type="percentage" office:value="0.62" calcext:value-type="percentage">
            <text:p>62,00 %</text:p>
          </table:table-cell>
          <table:table-cell table:formula="of:=[.E42]/1000" office:value-type="percentage" office:value="0.649" calcext:value-type="percentage">
            <text:p>64,9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amp</text:p>
          </table:table-cell>
          <table:table-cell office:value-type="float" office:value="842" calcext:value-type="float">
            <text:p>842</text:p>
          </table:table-cell>
          <table:table-cell office:value-type="float" office:value="320" calcext:value-type="float">
            <text:p>320</text:p>
          </table:table-cell>
          <table:table-cell office:value-type="float" office:value="464" calcext:value-type="float">
            <text:p>46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lamp</text:p>
          </table:table-cell>
          <table:table-cell table:formula="of:=[.C43]/1000" office:value-type="percentage" office:value="0.842" calcext:value-type="percentage">
            <text:p>84,20 %</text:p>
          </table:table-cell>
          <table:table-cell table:formula="of:=[.D43]/1000" office:value-type="percentage" office:value="0.32" calcext:value-type="percentage">
            <text:p>32,00 %</text:p>
          </table:table-cell>
          <table:table-cell table:formula="of:=[.E43]/1000" office:value-type="percentage" office:value="0.464" calcext:value-type="percentage">
            <text:p>46,4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awn_mower</text:p>
          </table:table-cell>
          <table:table-cell office:value-type="float" office:value="817" calcext:value-type="float">
            <text:p>817</text:p>
          </table:table-cell>
          <table:table-cell office:value-type="float" office:value="580" calcext:value-type="float">
            <text:p>580</text:p>
          </table:table-cell>
          <table:table-cell office:value-type="float" office:value="678" calcext:value-type="float">
            <text:p>67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lawn_mower</text:p>
          </table:table-cell>
          <table:table-cell table:formula="of:=[.C44]/1000" office:value-type="percentage" office:value="0.817" calcext:value-type="percentage">
            <text:p>81,70 %</text:p>
          </table:table-cell>
          <table:table-cell table:formula="of:=[.D44]/1000" office:value-type="percentage" office:value="0.58" calcext:value-type="percentage">
            <text:p>58,00 %</text:p>
          </table:table-cell>
          <table:table-cell table:formula="of:=[.E44]/1000" office:value-type="percentage" office:value="0.678" calcext:value-type="percentage">
            <text:p>67,8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eopard</text:p>
          </table:table-cell>
          <table:table-cell office:value-type="float" office:value="642" calcext:value-type="float">
            <text:p>642</text:p>
          </table:table-cell>
          <table:table-cell office:value-type="float" office:value="700" calcext:value-type="float">
            <text:p>700</text:p>
          </table:table-cell>
          <table:table-cell office:value-type="float" office:value="670" calcext:value-type="float">
            <text:p>6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leopard</text:p>
          </table:table-cell>
          <table:table-cell table:formula="of:=[.C45]/1000" office:value-type="percentage" office:value="0.642" calcext:value-type="percentage">
            <text:p>64,20 %</text:p>
          </table:table-cell>
          <table:table-cell table:formula="of:=[.D45]/1000" office:value-type="percentage" office:value="0.7" calcext:value-type="percentage">
            <text:p>70,00 %</text:p>
          </table:table-cell>
          <table:table-cell table:formula="of:=[.E45]/1000" office:value-type="percentage" office:value="0.67" calcext:value-type="percentage">
            <text:p>67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ion</text:p>
          </table:table-cell>
          <table:table-cell office:value-type="float" office:value="804" calcext:value-type="float">
            <text:p>804</text:p>
          </table:table-cell>
          <table:table-cell office:value-type="float" office:value="410" calcext:value-type="float">
            <text:p>410</text:p>
          </table:table-cell>
          <table:table-cell office:value-type="float" office:value="543" calcext:value-type="float">
            <text:p>54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lion</text:p>
          </table:table-cell>
          <table:table-cell table:formula="of:=[.C46]/1000" office:value-type="percentage" office:value="0.804" calcext:value-type="percentage">
            <text:p>80,40 %</text:p>
          </table:table-cell>
          <table:table-cell table:formula="of:=[.D46]/1000" office:value-type="percentage" office:value="0.41" calcext:value-type="percentage">
            <text:p>41,00 %</text:p>
          </table:table-cell>
          <table:table-cell table:formula="of:=[.E46]/1000" office:value-type="percentage" office:value="0.543" calcext:value-type="percentage">
            <text:p>54,3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izard</text:p>
          </table:table-cell>
          <table:table-cell office:value-type="float" office:value="526" calcext:value-type="float">
            <text:p>526</text:p>
          </table:table-cell>
          <table:table-cell office:value-type="float" office:value="410" calcext:value-type="float">
            <text:p>410</text:p>
          </table:table-cell>
          <table:table-cell office:value-type="float" office:value="461" calcext:value-type="float">
            <text:p>46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lizard</text:p>
          </table:table-cell>
          <table:table-cell table:formula="of:=[.C47]/1000" office:value-type="percentage" office:value="0.526" calcext:value-type="percentage">
            <text:p>52,60 %</text:p>
          </table:table-cell>
          <table:table-cell table:formula="of:=[.D47]/1000" office:value-type="percentage" office:value="0.41" calcext:value-type="percentage">
            <text:p>41,00 %</text:p>
          </table:table-cell>
          <table:table-cell table:formula="of:=[.E47]/1000" office:value-type="percentage" office:value="0.461" calcext:value-type="percentage">
            <text:p>46,1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bster</text:p>
          </table:table-cell>
          <table:table-cell office:value-type="float" office:value="656" calcext:value-type="float">
            <text:p>656</text:p>
          </table:table-cell>
          <table:table-cell office:value-type="float" office:value="400" calcext:value-type="float">
            <text:p>400</text:p>
          </table:table-cell>
          <table:table-cell office:value-type="float" office:value="497" calcext:value-type="float">
            <text:p>49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lobster</text:p>
          </table:table-cell>
          <table:table-cell table:formula="of:=[.C48]/1000" office:value-type="percentage" office:value="0.656" calcext:value-type="percentage">
            <text:p>65,60 %</text:p>
          </table:table-cell>
          <table:table-cell table:formula="of:=[.D48]/1000" office:value-type="percentage" office:value="0.4" calcext:value-type="percentage">
            <text:p>40,00 %</text:p>
          </table:table-cell>
          <table:table-cell table:formula="of:=[.E48]/1000" office:value-type="percentage" office:value="0.497" calcext:value-type="percentage">
            <text:p>49,7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man</text:p>
          </table:table-cell>
          <table:table-cell office:value-type="float" office:value="707" calcext:value-type="float">
            <text:p>707</text:p>
          </table:table-cell>
          <table:table-cell office:value-type="float" office:value="410" calcext:value-type="float">
            <text:p>410</text:p>
          </table:table-cell>
          <table:table-cell office:value-type="float" office:value="519" calcext:value-type="float">
            <text:p>51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an</text:p>
          </table:table-cell>
          <table:table-cell table:formula="of:=[.C49]/1000" office:value-type="percentage" office:value="0.707" calcext:value-type="percentage">
            <text:p>70,70 %</text:p>
          </table:table-cell>
          <table:table-cell table:formula="of:=[.D49]/1000" office:value-type="percentage" office:value="0.41" calcext:value-type="percentage">
            <text:p>41,00 %</text:p>
          </table:table-cell>
          <table:table-cell table:formula="of:=[.E49]/1000" office:value-type="percentage" office:value="0.519" calcext:value-type="percentage">
            <text:p>51,9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maple_tree</text:p>
          </table:table-cell>
          <table:table-cell office:value-type="float" office:value="978" calcext:value-type="float">
            <text:p>978</text:p>
          </table:table-cell>
          <table:table-cell office:value-type="float" office:value="440" calcext:value-type="float">
            <text:p>440</text:p>
          </table:table-cell>
          <table:table-cell office:value-type="float" office:value="607" calcext:value-type="float">
            <text:p>60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aple_tree</text:p>
          </table:table-cell>
          <table:table-cell table:formula="of:=[.C50]/1000" office:value-type="percentage" office:value="0.978" calcext:value-type="percentage">
            <text:p>97,80 %</text:p>
          </table:table-cell>
          <table:table-cell table:formula="of:=[.D50]/1000" office:value-type="percentage" office:value="0.44" calcext:value-type="percentage">
            <text:p>44,00 %</text:p>
          </table:table-cell>
          <table:table-cell table:formula="of:=[.E50]/1000" office:value-type="percentage" office:value="0.607" calcext:value-type="percentage">
            <text:p>60,7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motorcycle</text:p>
          </table:table-cell>
          <table:table-cell office:value-type="float" office:value="975" calcext:value-type="float">
            <text:p>975</text:p>
          </table:table-cell>
          <table:table-cell office:value-type="float" office:value="390" calcext:value-type="float">
            <text:p>390</text:p>
          </table:table-cell>
          <table:table-cell office:value-type="float" office:value="557" calcext:value-type="float">
            <text:p>55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otorcycle</text:p>
          </table:table-cell>
          <table:table-cell table:formula="of:=[.C51]/1000" office:value-type="percentage" office:value="0.975" calcext:value-type="percentage">
            <text:p>97,50 %</text:p>
          </table:table-cell>
          <table:table-cell table:formula="of:=[.D51]/1000" office:value-type="percentage" office:value="0.39" calcext:value-type="percentage">
            <text:p>39,00 %</text:p>
          </table:table-cell>
          <table:table-cell table:formula="of:=[.E51]/1000" office:value-type="percentage" office:value="0.557" calcext:value-type="percentage">
            <text:p>55,7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mountain</text:p>
          </table:table-cell>
          <table:table-cell office:value-type="float" office:value="894" calcext:value-type="float">
            <text:p>894</text:p>
          </table:table-cell>
          <table:table-cell office:value-type="float" office:value="590" calcext:value-type="float">
            <text:p>590</text:p>
          </table:table-cell>
          <table:table-cell office:value-type="float" office:value="711" calcext:value-type="float">
            <text:p>71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ountain</text:p>
          </table:table-cell>
          <table:table-cell table:formula="of:=[.C52]/1000" office:value-type="percentage" office:value="0.894" calcext:value-type="percentage">
            <text:p>89,40 %</text:p>
          </table:table-cell>
          <table:table-cell table:formula="of:=[.D52]/1000" office:value-type="percentage" office:value="0.59" calcext:value-type="percentage">
            <text:p>59,00 %</text:p>
          </table:table-cell>
          <table:table-cell table:formula="of:=[.E52]/1000" office:value-type="percentage" office:value="0.711" calcext:value-type="percentage">
            <text:p>71,1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mouse</text:p>
          </table:table-cell>
          <table:table-cell office:value-type="float" office:value="917" calcext:value-type="float">
            <text:p>917</text:p>
          </table:table-cell>
          <table:table-cell office:value-type="float" office:value="220" calcext:value-type="float">
            <text:p>220</text:p>
          </table:table-cell>
          <table:table-cell office:value-type="float" office:value="355" calcext:value-type="float">
            <text:p>35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ouse</text:p>
          </table:table-cell>
          <table:table-cell table:formula="of:=[.C53]/1000" office:value-type="percentage" office:value="0.917" calcext:value-type="percentage">
            <text:p>91,70 %</text:p>
          </table:table-cell>
          <table:table-cell table:formula="of:=[.D53]/1000" office:value-type="percentage" office:value="0.22" calcext:value-type="percentage">
            <text:p>22,00 %</text:p>
          </table:table-cell>
          <table:table-cell table:formula="of:=[.E53]/1000" office:value-type="percentage" office:value="0.355" calcext:value-type="percentage">
            <text:p>35,5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mushroom</text:p>
          </table:table-cell>
          <table:table-cell office:value-type="float" office:value="473" calcext:value-type="float">
            <text:p>473</text:p>
          </table:table-cell>
          <table:table-cell office:value-type="float" office:value="520" calcext:value-type="float">
            <text:p>520</text:p>
          </table:table-cell>
          <table:table-cell office:value-type="float" office:value="495" calcext:value-type="float">
            <text:p>49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ushroom</text:p>
          </table:table-cell>
          <table:table-cell table:formula="of:=[.C54]/1000" office:value-type="percentage" office:value="0.473" calcext:value-type="percentage">
            <text:p>47,30 %</text:p>
          </table:table-cell>
          <table:table-cell table:formula="of:=[.D54]/1000" office:value-type="percentage" office:value="0.52" calcext:value-type="percentage">
            <text:p>52,00 %</text:p>
          </table:table-cell>
          <table:table-cell table:formula="of:=[.E54]/1000" office:value-type="percentage" office:value="0.495" calcext:value-type="percentage">
            <text:p>49,5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oak_tree</text:p>
          </table:table-cell>
          <table:table-cell office:value-type="float" office:value="882" calcext:value-type="float">
            <text:p>882</text:p>
          </table:table-cell>
          <table:table-cell office:value-type="float" office:value="750" calcext:value-type="float">
            <text:p>750</text:p>
          </table:table-cell>
          <table:table-cell office:value-type="float" office:value="811" calcext:value-type="float">
            <text:p>81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oak_tree</text:p>
          </table:table-cell>
          <table:table-cell table:formula="of:=[.C55]/1000" office:value-type="percentage" office:value="0.882" calcext:value-type="percentage">
            <text:p>88,20 %</text:p>
          </table:table-cell>
          <table:table-cell table:formula="of:=[.D55]/1000" office:value-type="percentage" office:value="0.75" calcext:value-type="percentage">
            <text:p>75,00 %</text:p>
          </table:table-cell>
          <table:table-cell table:formula="of:=[.E55]/1000" office:value-type="percentage" office:value="0.811" calcext:value-type="percentage">
            <text:p>81,1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orange</text:p>
          </table:table-cell>
          <table:table-cell office:value-type="float" office:value="675" calcext:value-type="float">
            <text:p>675</text:p>
          </table:table-cell>
          <table:table-cell office:value-type="float" office:value="810" calcext:value-type="float">
            <text:p>810</text:p>
          </table:table-cell>
          <table:table-cell office:value-type="float" office:value="736" calcext:value-type="float">
            <text:p>73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orange</text:p>
          </table:table-cell>
          <table:table-cell table:formula="of:=[.C56]/1000" office:value-type="percentage" office:value="0.675" calcext:value-type="percentage">
            <text:p>67,50 %</text:p>
          </table:table-cell>
          <table:table-cell table:formula="of:=[.D56]/1000" office:value-type="percentage" office:value="0.81" calcext:value-type="percentage">
            <text:p>81,00 %</text:p>
          </table:table-cell>
          <table:table-cell table:formula="of:=[.E56]/1000" office:value-type="percentage" office:value="0.736" calcext:value-type="percentage">
            <text:p>73,6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orchid</text:p>
          </table:table-cell>
          <table:table-cell office:value-type="float" office:value="942" calcext:value-type="float">
            <text:p>942</text:p>
          </table:table-cell>
          <table:table-cell office:value-type="float" office:value="490" calcext:value-type="float">
            <text:p>490</text:p>
          </table:table-cell>
          <table:table-cell office:value-type="float" office:value="645" calcext:value-type="float">
            <text:p>64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orchid</text:p>
          </table:table-cell>
          <table:table-cell table:formula="of:=[.C57]/1000" office:value-type="percentage" office:value="0.942" calcext:value-type="percentage">
            <text:p>94,20 %</text:p>
          </table:table-cell>
          <table:table-cell table:formula="of:=[.D57]/1000" office:value-type="percentage" office:value="0.49" calcext:value-type="percentage">
            <text:p>49,00 %</text:p>
          </table:table-cell>
          <table:table-cell table:formula="of:=[.E57]/1000" office:value-type="percentage" office:value="0.645" calcext:value-type="percentage">
            <text:p>64,5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otter</text:p>
          </table:table-cell>
          <table:table-cell office:value-type="float" office:value="827" calcext:value-type="float">
            <text:p>827</text:p>
          </table:table-cell>
          <table:table-cell office:value-type="float" office:value="430" calcext:value-type="float">
            <text:p>430</text:p>
          </table:table-cell>
          <table:table-cell office:value-type="float" office:value="566" calcext:value-type="float">
            <text:p>56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otter</text:p>
          </table:table-cell>
          <table:table-cell table:formula="of:=[.C58]/1000" office:value-type="percentage" office:value="0.827" calcext:value-type="percentage">
            <text:p>82,70 %</text:p>
          </table:table-cell>
          <table:table-cell table:formula="of:=[.D58]/1000" office:value-type="percentage" office:value="0.43" calcext:value-type="percentage">
            <text:p>43,00 %</text:p>
          </table:table-cell>
          <table:table-cell table:formula="of:=[.E58]/1000" office:value-type="percentage" office:value="0.566" calcext:value-type="percentage">
            <text:p>56,6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palm_tree</text:p>
          </table:table-cell>
          <table:table-cell office:value-type="float" office:value="500" calcext:value-type="float">
            <text:p>500</text:p>
          </table:table-cell>
          <table:table-cell office:value-type="float" office:value="740" calcext:value-type="float">
            <text:p>740</text:p>
          </table:table-cell>
          <table:table-cell office:value-type="float" office:value="597" calcext:value-type="float">
            <text:p>59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alm_tree</text:p>
          </table:table-cell>
          <table:table-cell table:formula="of:=[.C59]/1000" office:value-type="percentage" office:value="0.5" calcext:value-type="percentage">
            <text:p>50,00 %</text:p>
          </table:table-cell>
          <table:table-cell table:formula="of:=[.D59]/1000" office:value-type="percentage" office:value="0.74" calcext:value-type="percentage">
            <text:p>74,00 %</text:p>
          </table:table-cell>
          <table:table-cell table:formula="of:=[.E59]/1000" office:value-type="percentage" office:value="0.597" calcext:value-type="percentage">
            <text:p>59,7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pear</text:p>
          </table:table-cell>
          <table:table-cell office:value-type="float" office:value="870" calcext:value-type="float">
            <text:p>870</text:p>
          </table:table-cell>
          <table:table-cell office:value-type="float" office:value="400" calcext:value-type="float">
            <text:p>400</text:p>
          </table:table-cell>
          <table:table-cell office:value-type="float" office:value="548" calcext:value-type="float">
            <text:p>54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ear</text:p>
          </table:table-cell>
          <table:table-cell table:formula="of:=[.C60]/1000" office:value-type="percentage" office:value="0.87" calcext:value-type="percentage">
            <text:p>87,00 %</text:p>
          </table:table-cell>
          <table:table-cell table:formula="of:=[.D60]/1000" office:value-type="percentage" office:value="0.4" calcext:value-type="percentage">
            <text:p>40,00 %</text:p>
          </table:table-cell>
          <table:table-cell table:formula="of:=[.E60]/1000" office:value-type="percentage" office:value="0.548" calcext:value-type="percentage">
            <text:p>54,8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pickup_truck</text:p>
          </table:table-cell>
          <table:table-cell office:value-type="float" office:value="915" calcext:value-type="float">
            <text:p>915</text:p>
          </table:table-cell>
          <table:table-cell office:value-type="float" office:value="650" calcext:value-type="float">
            <text:p>650</text:p>
          </table:table-cell>
          <table:table-cell office:value-type="float" office:value="760" calcext:value-type="float">
            <text:p>7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ickup_truck</text:p>
          </table:table-cell>
          <table:table-cell table:formula="of:=[.C61]/1000" office:value-type="percentage" office:value="0.915" calcext:value-type="percentage">
            <text:p>91,50 %</text:p>
          </table:table-cell>
          <table:table-cell table:formula="of:=[.D61]/1000" office:value-type="percentage" office:value="0.65" calcext:value-type="percentage">
            <text:p>65,00 %</text:p>
          </table:table-cell>
          <table:table-cell table:formula="of:=[.E61]/1000" office:value-type="percentage" office:value="0.76" calcext:value-type="percentage">
            <text:p>76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pine_tree</text:p>
          </table:table-cell>
          <table:table-cell office:value-type="float" office:value="791" calcext:value-type="float">
            <text:p>791</text:p>
          </table:table-cell>
          <table:table-cell office:value-type="float" office:value="720" calcext:value-type="float">
            <text:p>720</text:p>
          </table:table-cell>
          <table:table-cell office:value-type="float" office:value="754" calcext:value-type="float">
            <text:p>75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ine_tree</text:p>
          </table:table-cell>
          <table:table-cell table:formula="of:=[.C62]/1000" office:value-type="percentage" office:value="0.791" calcext:value-type="percentage">
            <text:p>79,10 %</text:p>
          </table:table-cell>
          <table:table-cell table:formula="of:=[.D62]/1000" office:value-type="percentage" office:value="0.72" calcext:value-type="percentage">
            <text:p>72,00 %</text:p>
          </table:table-cell>
          <table:table-cell table:formula="of:=[.E62]/1000" office:value-type="percentage" office:value="0.754" calcext:value-type="percentage">
            <text:p>75,4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plain</text:p>
          </table:table-cell>
          <table:table-cell office:value-type="float" office:value="980" calcext:value-type="float">
            <text:p>980</text:p>
          </table:table-cell>
          <table:table-cell office:value-type="float" office:value="490" calcext:value-type="float">
            <text:p>490</text:p>
          </table:table-cell>
          <table:table-cell office:value-type="float" office:value="653" calcext:value-type="float">
            <text:p>65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lain</text:p>
          </table:table-cell>
          <table:table-cell table:formula="of:=[.C63]/1000" office:value-type="percentage" office:value="0.98" calcext:value-type="percentage">
            <text:p>98,00 %</text:p>
          </table:table-cell>
          <table:table-cell table:formula="of:=[.D63]/1000" office:value-type="percentage" office:value="0.49" calcext:value-type="percentage">
            <text:p>49,00 %</text:p>
          </table:table-cell>
          <table:table-cell table:formula="of:=[.E63]/1000" office:value-type="percentage" office:value="0.653" calcext:value-type="percentage">
            <text:p>65,3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plate</text:p>
          </table:table-cell>
          <table:table-cell office:value-type="float" office:value="657" calcext:value-type="float">
            <text:p>657</text:p>
          </table:table-cell>
          <table:table-cell office:value-type="float" office:value="690" calcext:value-type="float">
            <text:p>690</text:p>
          </table:table-cell>
          <table:table-cell office:value-type="float" office:value="673" calcext:value-type="float">
            <text:p>67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late</text:p>
          </table:table-cell>
          <table:table-cell table:formula="of:=[.C64]/1000" office:value-type="percentage" office:value="0.657" calcext:value-type="percentage">
            <text:p>65,70 %</text:p>
          </table:table-cell>
          <table:table-cell table:formula="of:=[.D64]/1000" office:value-type="percentage" office:value="0.69" calcext:value-type="percentage">
            <text:p>69,00 %</text:p>
          </table:table-cell>
          <table:table-cell table:formula="of:=[.E64]/1000" office:value-type="percentage" office:value="0.673" calcext:value-type="percentage">
            <text:p>67,3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poppy</text:p>
          </table:table-cell>
          <table:table-cell office:value-type="float" office:value="787" calcext:value-type="float">
            <text:p>787</text:p>
          </table:table-cell>
          <table:table-cell office:value-type="float" office:value="700" calcext:value-type="float">
            <text:p>700</text:p>
          </table:table-cell>
          <table:table-cell office:value-type="float" office:value="741" calcext:value-type="float">
            <text:p>74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oppy</text:p>
          </table:table-cell>
          <table:table-cell table:formula="of:=[.C65]/1000" office:value-type="percentage" office:value="0.787" calcext:value-type="percentage">
            <text:p>78,70 %</text:p>
          </table:table-cell>
          <table:table-cell table:formula="of:=[.D65]/1000" office:value-type="percentage" office:value="0.7" calcext:value-type="percentage">
            <text:p>70,00 %</text:p>
          </table:table-cell>
          <table:table-cell table:formula="of:=[.E65]/1000" office:value-type="percentage" office:value="0.741" calcext:value-type="percentage">
            <text:p>74,1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porcupine</text:p>
          </table:table-cell>
          <table:table-cell office:value-type="float" office:value="357" calcext:value-type="float">
            <text:p>357</text:p>
          </table:table-cell>
          <table:table-cell office:value-type="float" office:value="700" calcext:value-type="float">
            <text:p>700</text:p>
          </table:table-cell>
          <table:table-cell office:value-type="float" office:value="473" calcext:value-type="float">
            <text:p>47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orcupine</text:p>
          </table:table-cell>
          <table:table-cell table:formula="of:=[.C66]/1000" office:value-type="percentage" office:value="0.357" calcext:value-type="percentage">
            <text:p>35,70 %</text:p>
          </table:table-cell>
          <table:table-cell table:formula="of:=[.D66]/1000" office:value-type="percentage" office:value="0.7" calcext:value-type="percentage">
            <text:p>70,00 %</text:p>
          </table:table-cell>
          <table:table-cell table:formula="of:=[.E66]/1000" office:value-type="percentage" office:value="0.473" calcext:value-type="percentage">
            <text:p>47,3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possum</text:p>
          </table:table-cell>
          <table:table-cell office:value-type="float" office:value="158" calcext:value-type="float">
            <text:p>158</text:p>
          </table:table-cell>
          <table:table-cell office:value-type="float" office:value="820" calcext:value-type="float">
            <text:p>820</text:p>
          </table:table-cell>
          <table:table-cell office:value-type="float" office:value="265" calcext:value-type="float">
            <text:p>26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ossum</text:p>
          </table:table-cell>
          <table:table-cell table:formula="of:=[.C67]/1000" office:value-type="percentage" office:value="0.158" calcext:value-type="percentage">
            <text:p>15,80 %</text:p>
          </table:table-cell>
          <table:table-cell table:formula="of:=[.D67]/1000" office:value-type="percentage" office:value="0.82" calcext:value-type="percentage">
            <text:p>82,00 %</text:p>
          </table:table-cell>
          <table:table-cell table:formula="of:=[.E67]/1000" office:value-type="percentage" office:value="0.265" calcext:value-type="percentage">
            <text:p>26,5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rabbit</text:p>
          </table:table-cell>
          <table:table-cell office:value-type="float" office:value="674" calcext:value-type="float">
            <text:p>674</text:p>
          </table:table-cell>
          <table:table-cell office:value-type="float" office:value="310" calcext:value-type="float">
            <text:p>310</text:p>
          </table:table-cell>
          <table:table-cell office:value-type="float" office:value="425" calcext:value-type="float">
            <text:p>42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abbit</text:p>
          </table:table-cell>
          <table:table-cell table:formula="of:=[.C68]/1000" office:value-type="percentage" office:value="0.674" calcext:value-type="percentage">
            <text:p>67,40 %</text:p>
          </table:table-cell>
          <table:table-cell table:formula="of:=[.D68]/1000" office:value-type="percentage" office:value="0.31" calcext:value-type="percentage">
            <text:p>31,00 %</text:p>
          </table:table-cell>
          <table:table-cell table:formula="of:=[.E68]/1000" office:value-type="percentage" office:value="0.425" calcext:value-type="percentage">
            <text:p>42,5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raccoon</text:p>
          </table:table-cell>
          <table:table-cell office:value-type="float" office:value="411" calcext:value-type="float">
            <text:p>411</text:p>
          </table:table-cell>
          <table:table-cell office:value-type="float" office:value="720" calcext:value-type="float">
            <text:p>720</text:p>
          </table:table-cell>
          <table:table-cell office:value-type="float" office:value="524" calcext:value-type="float">
            <text:p>52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accoon</text:p>
          </table:table-cell>
          <table:table-cell table:formula="of:=[.C69]/1000" office:value-type="percentage" office:value="0.411" calcext:value-type="percentage">
            <text:p>41,10 %</text:p>
          </table:table-cell>
          <table:table-cell table:formula="of:=[.D69]/1000" office:value-type="percentage" office:value="0.72" calcext:value-type="percentage">
            <text:p>72,00 %</text:p>
          </table:table-cell>
          <table:table-cell table:formula="of:=[.E69]/1000" office:value-type="percentage" office:value="0.524" calcext:value-type="percentage">
            <text:p>52,4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ray</text:p>
          </table:table-cell>
          <table:table-cell office:value-type="float" office:value="865" calcext:value-type="float">
            <text:p>865</text:p>
          </table:table-cell>
          <table:table-cell office:value-type="float" office:value="450" calcext:value-type="float">
            <text:p>450</text:p>
          </table:table-cell>
          <table:table-cell office:value-type="float" office:value="592" calcext:value-type="float">
            <text:p>59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ay</text:p>
          </table:table-cell>
          <table:table-cell table:formula="of:=[.C70]/1000" office:value-type="percentage" office:value="0.865" calcext:value-type="percentage">
            <text:p>86,50 %</text:p>
          </table:table-cell>
          <table:table-cell table:formula="of:=[.D70]/1000" office:value-type="percentage" office:value="0.45" calcext:value-type="percentage">
            <text:p>45,00 %</text:p>
          </table:table-cell>
          <table:table-cell table:formula="of:=[.E70]/1000" office:value-type="percentage" office:value="0.592" calcext:value-type="percentage">
            <text:p>59,2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road</text:p>
          </table:table-cell>
          <table:table-cell office:value-type="float" office:value="880" calcext:value-type="float">
            <text:p>880</text:p>
          </table:table-cell>
          <table:table-cell office:value-type="float" office:value="440" calcext:value-type="float">
            <text:p>440</text:p>
          </table:table-cell>
          <table:table-cell office:value-type="float" office:value="587" calcext:value-type="float">
            <text:p>58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ad</text:p>
          </table:table-cell>
          <table:table-cell table:formula="of:=[.C71]/1000" office:value-type="percentage" office:value="0.88" calcext:value-type="percentage">
            <text:p>88,00 %</text:p>
          </table:table-cell>
          <table:table-cell table:formula="of:=[.D71]/1000" office:value-type="percentage" office:value="0.44" calcext:value-type="percentage">
            <text:p>44,00 %</text:p>
          </table:table-cell>
          <table:table-cell table:formula="of:=[.E71]/1000" office:value-type="percentage" office:value="0.587" calcext:value-type="percentage">
            <text:p>58,7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rocket</text:p>
          </table:table-cell>
          <table:table-cell office:value-type="float" office:value="942" calcext:value-type="float">
            <text:p>942</text:p>
          </table:table-cell>
          <table:table-cell office:value-type="float" office:value="490" calcext:value-type="float">
            <text:p>490</text:p>
          </table:table-cell>
          <table:table-cell office:value-type="float" office:value="645" calcext:value-type="float">
            <text:p>64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cket</text:p>
          </table:table-cell>
          <table:table-cell table:formula="of:=[.C72]/1000" office:value-type="percentage" office:value="0.942" calcext:value-type="percentage">
            <text:p>94,20 %</text:p>
          </table:table-cell>
          <table:table-cell table:formula="of:=[.D72]/1000" office:value-type="percentage" office:value="0.49" calcext:value-type="percentage">
            <text:p>49,00 %</text:p>
          </table:table-cell>
          <table:table-cell table:formula="of:=[.E72]/1000" office:value-type="percentage" office:value="0.645" calcext:value-type="percentage">
            <text:p>64,5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rose</text:p>
          </table:table-cell>
          <table:table-cell office:value-type="float" office:value="809" calcext:value-type="float">
            <text:p>809</text:p>
          </table:table-cell>
          <table:table-cell office:value-type="float" office:value="720" calcext:value-type="float">
            <text:p>720</text:p>
          </table:table-cell>
          <table:table-cell office:value-type="float" office:value="762" calcext:value-type="float">
            <text:p>76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se</text:p>
          </table:table-cell>
          <table:table-cell table:formula="of:=[.C73]/1000" office:value-type="percentage" office:value="0.809" calcext:value-type="percentage">
            <text:p>80,90 %</text:p>
          </table:table-cell>
          <table:table-cell table:formula="of:=[.D73]/1000" office:value-type="percentage" office:value="0.72" calcext:value-type="percentage">
            <text:p>72,00 %</text:p>
          </table:table-cell>
          <table:table-cell table:formula="of:=[.E73]/1000" office:value-type="percentage" office:value="0.762" calcext:value-type="percentage">
            <text:p>76,2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sea</text:p>
          </table:table-cell>
          <table:table-cell office:value-type="float" office:value="923" calcext:value-type="float">
            <text:p>923</text:p>
          </table:table-cell>
          <table:table-cell office:value-type="float" office:value="600" calcext:value-type="float">
            <text:p>600</text:p>
          </table:table-cell>
          <table:table-cell office:value-type="float" office:value="727" calcext:value-type="float">
            <text:p>72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ea</text:p>
          </table:table-cell>
          <table:table-cell table:formula="of:=[.C74]/1000" office:value-type="percentage" office:value="0.923" calcext:value-type="percentage">
            <text:p>92,30 %</text:p>
          </table:table-cell>
          <table:table-cell table:formula="of:=[.D74]/1000" office:value-type="percentage" office:value="0.6" calcext:value-type="percentage">
            <text:p>60,00 %</text:p>
          </table:table-cell>
          <table:table-cell table:formula="of:=[.E74]/1000" office:value-type="percentage" office:value="0.727" calcext:value-type="percentage">
            <text:p>72,7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seal</text:p>
          </table:table-cell>
          <table:table-cell office:value-type="float" office:value="580" calcext:value-type="float">
            <text:p>580</text:p>
          </table:table-cell>
          <table:table-cell office:value-type="float" office:value="470" calcext:value-type="float">
            <text:p>470</text:p>
          </table:table-cell>
          <table:table-cell office:value-type="float" office:value="519" calcext:value-type="float">
            <text:p>51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eal</text:p>
          </table:table-cell>
          <table:table-cell table:formula="of:=[.C75]/1000" office:value-type="percentage" office:value="0.58" calcext:value-type="percentage">
            <text:p>58,00 %</text:p>
          </table:table-cell>
          <table:table-cell table:formula="of:=[.D75]/1000" office:value-type="percentage" office:value="0.47" calcext:value-type="percentage">
            <text:p>47,00 %</text:p>
          </table:table-cell>
          <table:table-cell table:formula="of:=[.E75]/1000" office:value-type="percentage" office:value="0.519" calcext:value-type="percentage">
            <text:p>51,9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shark</text:p>
          </table:table-cell>
          <table:table-cell office:value-type="float" office:value="722" calcext:value-type="float">
            <text:p>722</text:p>
          </table:table-cell>
          <table:table-cell office:value-type="float" office:value="650" calcext:value-type="float">
            <text:p>650</text:p>
          </table:table-cell>
          <table:table-cell office:value-type="float" office:value="684" calcext:value-type="float">
            <text:p>68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hark</text:p>
          </table:table-cell>
          <table:table-cell table:formula="of:=[.C76]/1000" office:value-type="percentage" office:value="0.722" calcext:value-type="percentage">
            <text:p>72,20 %</text:p>
          </table:table-cell>
          <table:table-cell table:formula="of:=[.D76]/1000" office:value-type="percentage" office:value="0.65" calcext:value-type="percentage">
            <text:p>65,00 %</text:p>
          </table:table-cell>
          <table:table-cell table:formula="of:=[.E76]/1000" office:value-type="percentage" office:value="0.684" calcext:value-type="percentage">
            <text:p>68,4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shrew</text:p>
          </table:table-cell>
          <table:table-cell office:value-type="float" office:value="335" calcext:value-type="float">
            <text:p>335</text:p>
          </table:table-cell>
          <table:table-cell office:value-type="float" office:value="820" calcext:value-type="float">
            <text:p>820</text:p>
          </table:table-cell>
          <table:table-cell office:value-type="float" office:value="475" calcext:value-type="float">
            <text:p>47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hrew</text:p>
          </table:table-cell>
          <table:table-cell table:formula="of:=[.C77]/1000" office:value-type="percentage" office:value="0.335" calcext:value-type="percentage">
            <text:p>33,50 %</text:p>
          </table:table-cell>
          <table:table-cell table:formula="of:=[.D77]/1000" office:value-type="percentage" office:value="0.82" calcext:value-type="percentage">
            <text:p>82,00 %</text:p>
          </table:table-cell>
          <table:table-cell table:formula="of:=[.E77]/1000" office:value-type="percentage" office:value="0.475" calcext:value-type="percentage">
            <text:p>47,5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skunk</text:p>
          </table:table-cell>
          <table:table-cell office:value-type="float" office:value="821" calcext:value-type="float">
            <text:p>821</text:p>
          </table:table-cell>
          <table:table-cell office:value-type="float" office:value="690" calcext:value-type="float">
            <text:p>690</text:p>
          </table:table-cell>
          <table:table-cell office:value-type="float" office:value="750" calcext:value-type="float">
            <text:p>7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kunk</text:p>
          </table:table-cell>
          <table:table-cell table:formula="of:=[.C78]/1000" office:value-type="percentage" office:value="0.821" calcext:value-type="percentage">
            <text:p>82,10 %</text:p>
          </table:table-cell>
          <table:table-cell table:formula="of:=[.D78]/1000" office:value-type="percentage" office:value="0.69" calcext:value-type="percentage">
            <text:p>69,00 %</text:p>
          </table:table-cell>
          <table:table-cell table:formula="of:=[.E78]/1000" office:value-type="percentage" office:value="0.75" calcext:value-type="percentage">
            <text:p>75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skyscraper</text:p>
          </table:table-cell>
          <table:table-cell office:value-type="float" office:value="847" calcext:value-type="float">
            <text:p>847</text:p>
          </table:table-cell>
          <table:table-cell office:value-type="float" office:value="720" calcext:value-type="float">
            <text:p>720</text:p>
          </table:table-cell>
          <table:table-cell office:value-type="float" office:value="778" calcext:value-type="float">
            <text:p>77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kyscraper</text:p>
          </table:table-cell>
          <table:table-cell table:formula="of:=[.C79]/1000" office:value-type="percentage" office:value="0.847" calcext:value-type="percentage">
            <text:p>84,70 %</text:p>
          </table:table-cell>
          <table:table-cell table:formula="of:=[.D79]/1000" office:value-type="percentage" office:value="0.72" calcext:value-type="percentage">
            <text:p>72,00 %</text:p>
          </table:table-cell>
          <table:table-cell table:formula="of:=[.E79]/1000" office:value-type="percentage" office:value="0.778" calcext:value-type="percentage">
            <text:p>77,8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snail</text:p>
          </table:table-cell>
          <table:table-cell office:value-type="float" office:value="294" calcext:value-type="float">
            <text:p>294</text:p>
          </table:table-cell>
          <table:table-cell office:value-type="float" office:value="780" calcext:value-type="float">
            <text:p>780</text:p>
          </table:table-cell>
          <table:table-cell office:value-type="float" office:value="427" calcext:value-type="float">
            <text:p>42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nail</text:p>
          </table:table-cell>
          <table:table-cell table:formula="of:=[.C80]/1000" office:value-type="percentage" office:value="0.294" calcext:value-type="percentage">
            <text:p>29,40 %</text:p>
          </table:table-cell>
          <table:table-cell table:formula="of:=[.D80]/1000" office:value-type="percentage" office:value="0.78" calcext:value-type="percentage">
            <text:p>78,00 %</text:p>
          </table:table-cell>
          <table:table-cell table:formula="of:=[.E80]/1000" office:value-type="percentage" office:value="0.427" calcext:value-type="percentage">
            <text:p>42,7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snake</text:p>
          </table:table-cell>
          <table:table-cell office:value-type="float" office:value="395" calcext:value-type="float">
            <text:p>395</text:p>
          </table:table-cell>
          <table:table-cell office:value-type="float" office:value="490" calcext:value-type="float">
            <text:p>490</text:p>
          </table:table-cell>
          <table:table-cell office:value-type="float" office:value="437" calcext:value-type="float">
            <text:p>43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nake</text:p>
          </table:table-cell>
          <table:table-cell table:formula="of:=[.C81]/1000" office:value-type="percentage" office:value="0.395" calcext:value-type="percentage">
            <text:p>39,50 %</text:p>
          </table:table-cell>
          <table:table-cell table:formula="of:=[.D81]/1000" office:value-type="percentage" office:value="0.49" calcext:value-type="percentage">
            <text:p>49,00 %</text:p>
          </table:table-cell>
          <table:table-cell table:formula="of:=[.E81]/1000" office:value-type="percentage" office:value="0.437" calcext:value-type="percentage">
            <text:p>43,7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spider</text:p>
          </table:table-cell>
          <table:table-cell office:value-type="float" office:value="947" calcext:value-type="float">
            <text:p>947</text:p>
          </table:table-cell>
          <table:table-cell office:value-type="float" office:value="180" calcext:value-type="float">
            <text:p>180</text:p>
          </table:table-cell>
          <table:table-cell office:value-type="float" office:value="303" calcext:value-type="float">
            <text:p>30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pider</text:p>
          </table:table-cell>
          <table:table-cell table:formula="of:=[.C82]/1000" office:value-type="percentage" office:value="0.947" calcext:value-type="percentage">
            <text:p>94,70 %</text:p>
          </table:table-cell>
          <table:table-cell table:formula="of:=[.D82]/1000" office:value-type="percentage" office:value="0.18" calcext:value-type="percentage">
            <text:p>18,00 %</text:p>
          </table:table-cell>
          <table:table-cell table:formula="of:=[.E82]/1000" office:value-type="percentage" office:value="0.303" calcext:value-type="percentage">
            <text:p>30,3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squirrel</text:p>
          </table:table-cell>
          <table:table-cell office:value-type="float" office:value="307" calcext:value-type="float">
            <text:p>307</text:p>
          </table:table-cell>
          <table:table-cell office:value-type="float" office:value="710" calcext:value-type="float">
            <text:p>710</text:p>
          </table:table-cell>
          <table:table-cell office:value-type="float" office:value="429" calcext:value-type="float">
            <text:p>42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quirrel</text:p>
          </table:table-cell>
          <table:table-cell table:formula="of:=[.C83]/1000" office:value-type="percentage" office:value="0.307" calcext:value-type="percentage">
            <text:p>30,70 %</text:p>
          </table:table-cell>
          <table:table-cell table:formula="of:=[.D83]/1000" office:value-type="percentage" office:value="0.71" calcext:value-type="percentage">
            <text:p>71,00 %</text:p>
          </table:table-cell>
          <table:table-cell table:formula="of:=[.E83]/1000" office:value-type="percentage" office:value="0.429" calcext:value-type="percentage">
            <text:p>42,9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streetcar</text:p>
          </table:table-cell>
          <table:table-cell office:value-type="float" office:value="553" calcext:value-type="float">
            <text:p>553</text:p>
          </table:table-cell>
          <table:table-cell office:value-type="float" office:value="730" calcext:value-type="float">
            <text:p>730</text:p>
          </table:table-cell>
          <table:table-cell office:value-type="float" office:value="629" calcext:value-type="float">
            <text:p>62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treetcar</text:p>
          </table:table-cell>
          <table:table-cell table:formula="of:=[.C84]/1000" office:value-type="percentage" office:value="0.553" calcext:value-type="percentage">
            <text:p>55,30 %</text:p>
          </table:table-cell>
          <table:table-cell table:formula="of:=[.D84]/1000" office:value-type="percentage" office:value="0.73" calcext:value-type="percentage">
            <text:p>73,00 %</text:p>
          </table:table-cell>
          <table:table-cell table:formula="of:=[.E84]/1000" office:value-type="percentage" office:value="0.629" calcext:value-type="percentage">
            <text:p>62,9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sunflower</text:p>
          </table:table-cell>
          <table:table-cell office:value-type="float" office:value="855" calcext:value-type="float">
            <text:p>855</text:p>
          </table:table-cell>
          <table:table-cell office:value-type="float" office:value="710" calcext:value-type="float">
            <text:p>710</text:p>
          </table:table-cell>
          <table:table-cell office:value-type="float" office:value="776" calcext:value-type="float">
            <text:p>77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unflower</text:p>
          </table:table-cell>
          <table:table-cell table:formula="of:=[.C85]/1000" office:value-type="percentage" office:value="0.855" calcext:value-type="percentage">
            <text:p>85,50 %</text:p>
          </table:table-cell>
          <table:table-cell table:formula="of:=[.D85]/1000" office:value-type="percentage" office:value="0.71" calcext:value-type="percentage">
            <text:p>71,00 %</text:p>
          </table:table-cell>
          <table:table-cell table:formula="of:=[.E85]/1000" office:value-type="percentage" office:value="0.776" calcext:value-type="percentage">
            <text:p>77,6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sweet_pepper</text:p>
          </table:table-cell>
          <table:table-cell office:value-type="float" office:value="831" calcext:value-type="float">
            <text:p>831</text:p>
          </table:table-cell>
          <table:table-cell office:value-type="float" office:value="690" calcext:value-type="float">
            <text:p>690</text:p>
          </table:table-cell>
          <table:table-cell office:value-type="float" office:value="754" calcext:value-type="float">
            <text:p>75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weet_pepper</text:p>
          </table:table-cell>
          <table:table-cell table:formula="of:=[.C86]/1000" office:value-type="percentage" office:value="0.831" calcext:value-type="percentage">
            <text:p>83,10 %</text:p>
          </table:table-cell>
          <table:table-cell table:formula="of:=[.D86]/1000" office:value-type="percentage" office:value="0.69" calcext:value-type="percentage">
            <text:p>69,00 %</text:p>
          </table:table-cell>
          <table:table-cell table:formula="of:=[.E86]/1000" office:value-type="percentage" office:value="0.754" calcext:value-type="percentage">
            <text:p>75,4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table</text:p>
          </table:table-cell>
          <table:table-cell office:value-type="float" office:value="353" calcext:value-type="float">
            <text:p>353</text:p>
          </table:table-cell>
          <table:table-cell office:value-type="float" office:value="480" calcext:value-type="float">
            <text:p>480</text:p>
          </table:table-cell>
          <table:table-cell office:value-type="float" office:value="407" calcext:value-type="float">
            <text:p>40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able</text:p>
          </table:table-cell>
          <table:table-cell table:formula="of:=[.C87]/1000" office:value-type="percentage" office:value="0.353" calcext:value-type="percentage">
            <text:p>35,30 %</text:p>
          </table:table-cell>
          <table:table-cell table:formula="of:=[.D87]/1000" office:value-type="percentage" office:value="0.48" calcext:value-type="percentage">
            <text:p>48,00 %</text:p>
          </table:table-cell>
          <table:table-cell table:formula="of:=[.E87]/1000" office:value-type="percentage" office:value="0.407" calcext:value-type="percentage">
            <text:p>40,7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tank</text:p>
          </table:table-cell>
          <table:table-cell office:value-type="float" office:value="843" calcext:value-type="float">
            <text:p>843</text:p>
          </table:table-cell>
          <table:table-cell office:value-type="float" office:value="590" calcext:value-type="float">
            <text:p>590</text:p>
          </table:table-cell>
          <table:table-cell office:value-type="float" office:value="694" calcext:value-type="float">
            <text:p>69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ank</text:p>
          </table:table-cell>
          <table:table-cell table:formula="of:=[.C88]/1000" office:value-type="percentage" office:value="0.843" calcext:value-type="percentage">
            <text:p>84,30 %</text:p>
          </table:table-cell>
          <table:table-cell table:formula="of:=[.D88]/1000" office:value-type="percentage" office:value="0.59" calcext:value-type="percentage">
            <text:p>59,00 %</text:p>
          </table:table-cell>
          <table:table-cell table:formula="of:=[.E88]/1000" office:value-type="percentage" office:value="0.694" calcext:value-type="percentage">
            <text:p>69,4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telephone</text:p>
          </table:table-cell>
          <table:table-cell office:value-type="float" office:value="734" calcext:value-type="float">
            <text:p>734</text:p>
          </table:table-cell>
          <table:table-cell office:value-type="float" office:value="690" calcext:value-type="float">
            <text:p>690</text:p>
          </table:table-cell>
          <table:table-cell office:value-type="float" office:value="711" calcext:value-type="float">
            <text:p>71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elephone</text:p>
          </table:table-cell>
          <table:table-cell table:formula="of:=[.C89]/1000" office:value-type="percentage" office:value="0.734" calcext:value-type="percentage">
            <text:p>73,40 %</text:p>
          </table:table-cell>
          <table:table-cell table:formula="of:=[.D89]/1000" office:value-type="percentage" office:value="0.69" calcext:value-type="percentage">
            <text:p>69,00 %</text:p>
          </table:table-cell>
          <table:table-cell table:formula="of:=[.E89]/1000" office:value-type="percentage" office:value="0.711" calcext:value-type="percentage">
            <text:p>71,1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television</text:p>
          </table:table-cell>
          <table:table-cell office:value-type="float" office:value="458" calcext:value-type="float">
            <text:p>458</text:p>
          </table:table-cell>
          <table:table-cell office:value-type="float" office:value="700" calcext:value-type="float">
            <text:p>700</text:p>
          </table:table-cell>
          <table:table-cell office:value-type="float" office:value="553" calcext:value-type="float">
            <text:p>55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elevision</text:p>
          </table:table-cell>
          <table:table-cell table:formula="of:=[.C90]/1000" office:value-type="percentage" office:value="0.458" calcext:value-type="percentage">
            <text:p>45,80 %</text:p>
          </table:table-cell>
          <table:table-cell table:formula="of:=[.D90]/1000" office:value-type="percentage" office:value="0.7" calcext:value-type="percentage">
            <text:p>70,00 %</text:p>
          </table:table-cell>
          <table:table-cell table:formula="of:=[.E90]/1000" office:value-type="percentage" office:value="0.553" calcext:value-type="percentage">
            <text:p>55,3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tiger</text:p>
          </table:table-cell>
          <table:table-cell office:value-type="float" office:value="267" calcext:value-type="float">
            <text:p>267</text:p>
          </table:table-cell>
          <table:table-cell office:value-type="float" office:value="690" calcext:value-type="float">
            <text:p>690</text:p>
          </table:table-cell>
          <table:table-cell office:value-type="float" office:value="385" calcext:value-type="float">
            <text:p>38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iger</text:p>
          </table:table-cell>
          <table:table-cell table:formula="of:=[.C91]/1000" office:value-type="percentage" office:value="0.267" calcext:value-type="percentage">
            <text:p>26,70 %</text:p>
          </table:table-cell>
          <table:table-cell table:formula="of:=[.D91]/1000" office:value-type="percentage" office:value="0.69" calcext:value-type="percentage">
            <text:p>69,00 %</text:p>
          </table:table-cell>
          <table:table-cell table:formula="of:=[.E91]/1000" office:value-type="percentage" office:value="0.385" calcext:value-type="percentage">
            <text:p>38,5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tractor</text:p>
          </table:table-cell>
          <table:table-cell office:value-type="float" office:value="732" calcext:value-type="float">
            <text:p>732</text:p>
          </table:table-cell>
          <table:table-cell office:value-type="float" office:value="300" calcext:value-type="float">
            <text:p>300</text:p>
          </table:table-cell>
          <table:table-cell office:value-type="float" office:value="426" calcext:value-type="float">
            <text:p>42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ractor</text:p>
          </table:table-cell>
          <table:table-cell table:formula="of:=[.C92]/1000" office:value-type="percentage" office:value="0.732" calcext:value-type="percentage">
            <text:p>73,20 %</text:p>
          </table:table-cell>
          <table:table-cell table:formula="of:=[.D92]/1000" office:value-type="percentage" office:value="0.3" calcext:value-type="percentage">
            <text:p>30,00 %</text:p>
          </table:table-cell>
          <table:table-cell table:formula="of:=[.E92]/1000" office:value-type="percentage" office:value="0.426" calcext:value-type="percentage">
            <text:p>42,6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train</text:p>
          </table:table-cell>
          <table:table-cell office:value-type="float" office:value="891" calcext:value-type="float">
            <text:p>891</text:p>
          </table:table-cell>
          <table:table-cell office:value-type="float" office:value="410" calcext:value-type="float">
            <text:p>410</text:p>
          </table:table-cell>
          <table:table-cell office:value-type="float" office:value="562" calcext:value-type="float">
            <text:p>56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rain</text:p>
          </table:table-cell>
          <table:table-cell table:formula="of:=[.C93]/1000" office:value-type="percentage" office:value="0.891" calcext:value-type="percentage">
            <text:p>89,10 %</text:p>
          </table:table-cell>
          <table:table-cell table:formula="of:=[.D93]/1000" office:value-type="percentage" office:value="0.41" calcext:value-type="percentage">
            <text:p>41,00 %</text:p>
          </table:table-cell>
          <table:table-cell table:formula="of:=[.E93]/1000" office:value-type="percentage" office:value="0.562" calcext:value-type="percentage">
            <text:p>56,2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trout</text:p>
          </table:table-cell>
          <table:table-cell office:value-type="float" office:value="778" calcext:value-type="float">
            <text:p>778</text:p>
          </table:table-cell>
          <table:table-cell office:value-type="float" office:value="490" calcext:value-type="float">
            <text:p>490</text:p>
          </table:table-cell>
          <table:table-cell office:value-type="float" office:value="601" calcext:value-type="float">
            <text:p>60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rout</text:p>
          </table:table-cell>
          <table:table-cell table:formula="of:=[.C94]/1000" office:value-type="percentage" office:value="0.778" calcext:value-type="percentage">
            <text:p>77,80 %</text:p>
          </table:table-cell>
          <table:table-cell table:formula="of:=[.D94]/1000" office:value-type="percentage" office:value="0.49" calcext:value-type="percentage">
            <text:p>49,00 %</text:p>
          </table:table-cell>
          <table:table-cell table:formula="of:=[.E94]/1000" office:value-type="percentage" office:value="0.601" calcext:value-type="percentage">
            <text:p>60,1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tulip</text:p>
          </table:table-cell>
          <table:table-cell office:value-type="float" office:value="698" calcext:value-type="float">
            <text:p>698</text:p>
          </table:table-cell>
          <table:table-cell office:value-type="float" office:value="670" calcext:value-type="float">
            <text:p>670</text:p>
          </table:table-cell>
          <table:table-cell office:value-type="float" office:value="684" calcext:value-type="float">
            <text:p>68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ulip</text:p>
          </table:table-cell>
          <table:table-cell table:formula="of:=[.C95]/1000" office:value-type="percentage" office:value="0.698" calcext:value-type="percentage">
            <text:p>69,80 %</text:p>
          </table:table-cell>
          <table:table-cell table:formula="of:=[.D95]/1000" office:value-type="percentage" office:value="0.67" calcext:value-type="percentage">
            <text:p>67,00 %</text:p>
          </table:table-cell>
          <table:table-cell table:formula="of:=[.E95]/1000" office:value-type="percentage" office:value="0.684" calcext:value-type="percentage">
            <text:p>68,4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turtle</text:p>
          </table:table-cell>
          <table:table-cell office:value-type="float" office:value="845" calcext:value-type="float">
            <text:p>845</text:p>
          </table:table-cell>
          <table:table-cell office:value-type="float" office:value="600" calcext:value-type="float">
            <text:p>600</text:p>
          </table:table-cell>
          <table:table-cell office:value-type="float" office:value="702" calcext:value-type="float">
            <text:p>70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urtle</text:p>
          </table:table-cell>
          <table:table-cell table:formula="of:=[.C96]/1000" office:value-type="percentage" office:value="0.845" calcext:value-type="percentage">
            <text:p>84,50 %</text:p>
          </table:table-cell>
          <table:table-cell table:formula="of:=[.D96]/1000" office:value-type="percentage" office:value="0.6" calcext:value-type="percentage">
            <text:p>60,00 %</text:p>
          </table:table-cell>
          <table:table-cell table:formula="of:=[.E96]/1000" office:value-type="percentage" office:value="0.702" calcext:value-type="percentage">
            <text:p>70,2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wardrobe</text:p>
          </table:table-cell>
          <table:table-cell office:value-type="float" office:value="652" calcext:value-type="float">
            <text:p>652</text:p>
          </table:table-cell>
          <table:table-cell office:value-type="float" office:value="580" calcext:value-type="float">
            <text:p>580</text:p>
          </table:table-cell>
          <table:table-cell office:value-type="float" office:value="614" calcext:value-type="float">
            <text:p>61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wardrobe</text:p>
          </table:table-cell>
          <table:table-cell table:formula="of:=[.C97]/1000" office:value-type="percentage" office:value="0.652" calcext:value-type="percentage">
            <text:p>65,20 %</text:p>
          </table:table-cell>
          <table:table-cell table:formula="of:=[.D97]/1000" office:value-type="percentage" office:value="0.58" calcext:value-type="percentage">
            <text:p>58,00 %</text:p>
          </table:table-cell>
          <table:table-cell table:formula="of:=[.E97]/1000" office:value-type="percentage" office:value="0.614" calcext:value-type="percentage">
            <text:p>61,4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whale</text:p>
          </table:table-cell>
          <table:table-cell office:value-type="float" office:value="943" calcext:value-type="float">
            <text:p>943</text:p>
          </table:table-cell>
          <table:table-cell office:value-type="float" office:value="500" calcext:value-type="float">
            <text:p>500</text:p>
          </table:table-cell>
          <table:table-cell office:value-type="float" office:value="654" calcext:value-type="float">
            <text:p>65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whale</text:p>
          </table:table-cell>
          <table:table-cell table:formula="of:=[.C98]/1000" office:value-type="percentage" office:value="0.943" calcext:value-type="percentage">
            <text:p>94,30 %</text:p>
          </table:table-cell>
          <table:table-cell table:formula="of:=[.D98]/1000" office:value-type="percentage" office:value="0.5" calcext:value-type="percentage">
            <text:p>50,00 %</text:p>
          </table:table-cell>
          <table:table-cell table:formula="of:=[.E98]/1000" office:value-type="percentage" office:value="0.654" calcext:value-type="percentage">
            <text:p>65,4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willow_tree</text:p>
          </table:table-cell>
          <table:table-cell office:value-type="float" office:value="911" calcext:value-type="float">
            <text:p>911</text:p>
          </table:table-cell>
          <table:table-cell office:value-type="float" office:value="410" calcext:value-type="float">
            <text:p>410</text:p>
          </table:table-cell>
          <table:table-cell office:value-type="float" office:value="566" calcext:value-type="float">
            <text:p>56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willow_tree</text:p>
          </table:table-cell>
          <table:table-cell table:formula="of:=[.C99]/1000" office:value-type="percentage" office:value="0.911" calcext:value-type="percentage">
            <text:p>91,10 %</text:p>
          </table:table-cell>
          <table:table-cell table:formula="of:=[.D99]/1000" office:value-type="percentage" office:value="0.41" calcext:value-type="percentage">
            <text:p>41,00 %</text:p>
          </table:table-cell>
          <table:table-cell table:formula="of:=[.E99]/1000" office:value-type="percentage" office:value="0.566" calcext:value-type="percentage">
            <text:p>56,6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wolf</text:p>
          </table:table-cell>
          <table:table-cell office:value-type="float" office:value="201" calcext:value-type="float">
            <text:p>201</text:p>
          </table:table-cell>
          <table:table-cell office:value-type="float" office:value="920" calcext:value-type="float">
            <text:p>920</text:p>
          </table:table-cell>
          <table:table-cell office:value-type="float" office:value="330" calcext:value-type="float">
            <text:p>3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wolf</text:p>
          </table:table-cell>
          <table:table-cell table:formula="of:=[.C100]/1000" office:value-type="percentage" office:value="0.201" calcext:value-type="percentage">
            <text:p>20,10 %</text:p>
          </table:table-cell>
          <table:table-cell table:formula="of:=[.D100]/1000" office:value-type="percentage" office:value="0.92" calcext:value-type="percentage">
            <text:p>92,00 %</text:p>
          </table:table-cell>
          <table:table-cell table:formula="of:=[.E100]/1000" office:value-type="percentage" office:value="0.33" calcext:value-type="percentage">
            <text:p>33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woman</text:p>
          </table:table-cell>
          <table:table-cell office:value-type="float" office:value="872" calcext:value-type="float">
            <text:p>872</text:p>
          </table:table-cell>
          <table:table-cell office:value-type="float" office:value="340" calcext:value-type="float">
            <text:p>340</text:p>
          </table:table-cell>
          <table:table-cell office:value-type="float" office:value="489" calcext:value-type="float">
            <text:p>48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woman</text:p>
          </table:table-cell>
          <table:table-cell table:formula="of:=[.C101]/1000" office:value-type="percentage" office:value="0.872" calcext:value-type="percentage">
            <text:p>87,20 %</text:p>
          </table:table-cell>
          <table:table-cell table:formula="of:=[.D101]/1000" office:value-type="percentage" office:value="0.34" calcext:value-type="percentage">
            <text:p>34,00 %</text:p>
          </table:table-cell>
          <table:table-cell table:formula="of:=[.E101]/1000" office:value-type="percentage" office:value="0.489" calcext:value-type="percentage">
            <text:p>48,9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worm</text:p>
          </table:table-cell>
          <table:table-cell office:value-type="float" office:value="974" calcext:value-type="float">
            <text:p>974</text:p>
          </table:table-cell>
          <table:table-cell office:value-type="float" office:value="370" calcext:value-type="float">
            <text:p>370</text:p>
          </table:table-cell>
          <table:table-cell office:value-type="float" office:value="536" calcext:value-type="float">
            <text:p>53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worm</text:p>
          </table:table-cell>
          <table:table-cell table:formula="of:=[.C102]/1000" office:value-type="percentage" office:value="0.974" calcext:value-type="percentage">
            <text:p>97,40 %</text:p>
          </table:table-cell>
          <table:table-cell table:formula="of:=[.D102]/1000" office:value-type="percentage" office:value="0.37" calcext:value-type="percentage">
            <text:p>37,00 %</text:p>
          </table:table-cell>
          <table:table-cell table:formula="of:=[.E102]/1000" office:value-type="percentage" office:value="0.536" calcext:value-type="percentage">
            <text:p>53,6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table:number-columns-repeated="2"/>
          <table:table-cell office:value-type="float" office:value="562" calcext:value-type="float">
            <text:p>562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accuracy</text:p>
          </table:table-cell>
          <table:table-cell table:number-columns-repeated="2"/>
          <table:table-cell table:formula="of:=[.E104]/1000" office:value-type="percentage" office:value="0.562" calcext:value-type="percentage">
            <text:p>56,20 %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macro avg</text:p>
          </table:table-cell>
          <table:table-cell office:value-type="float" office:value="710" calcext:value-type="float">
            <text:p>710</text:p>
          </table:table-cell>
          <table:table-cell office:value-type="float" office:value="562" calcext:value-type="float">
            <text:p>562</text:p>
          </table:table-cell>
          <table:table-cell office:value-type="float" office:value="582" calcext:value-type="float">
            <text:p>582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macro avg</text:p>
          </table:table-cell>
          <table:table-cell table:formula="of:=[.C105]/1000" office:value-type="percentage" office:value="0.71" calcext:value-type="percentage">
            <text:p>71,00 %</text:p>
          </table:table-cell>
          <table:table-cell table:formula="of:=[.D105]/1000" office:value-type="percentage" office:value="0.562" calcext:value-type="percentage">
            <text:p>56,20 %</text:p>
          </table:table-cell>
          <table:table-cell table:formula="of:=[.E105]/1000" office:value-type="percentage" office:value="0.582" calcext:value-type="percentage">
            <text:p>58,20 %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weighted avg</text:p>
          </table:table-cell>
          <table:table-cell office:value-type="float" office:value="710" calcext:value-type="float">
            <text:p>710</text:p>
          </table:table-cell>
          <table:table-cell office:value-type="float" office:value="562" calcext:value-type="float">
            <text:p>562</text:p>
          </table:table-cell>
          <table:table-cell office:value-type="float" office:value="582" calcext:value-type="float">
            <text:p>582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weighted avg</text:p>
          </table:table-cell>
          <table:table-cell table:formula="of:=[.C106]/1000" office:value-type="percentage" office:value="0.71" calcext:value-type="percentage">
            <text:p>71,00 %</text:p>
          </table:table-cell>
          <table:table-cell table:formula="of:=[.D106]/1000" office:value-type="percentage" office:value="0.562" calcext:value-type="percentage">
            <text:p>56,20 %</text:p>
          </table:table-cell>
          <table:table-cell table:formula="of:=[.E106]/1000" office:value-type="percentage" office:value="0.582" calcext:value-type="percentage">
            <text:p>58,20 %</text:p>
          </table:table-cell>
          <table:table-cell office:value-type="float" office:value="10000" calcext:value-type="float">
            <text:p>10000</text:p>
          </table:table-cell>
        </table:table-row>
      </table:table>
      <table:table table:name="OCL=5" table:style-name="ta1">
        <table:table-column table:style-name="co1" table:number-columns-repeated="8" table:default-cell-style-name="Default"/>
        <table:table-column table:style-name="co1" table:number-columns-repeated="3" table:default-cell-style-name="ce3"/>
        <table:table-column table:style-name="co1" table:default-cell-style-name="Default"/>
        <table:table-row table:style-name="ro1">
          <table:table-cell table:number-columns-repeated="8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2"/>
          <table:table-cell table:style-name="Default" office:value-type="string" calcext:value-type="string">
            <text:p>precision</text:p>
          </table:table-cell>
          <table:table-cell table:style-name="Default" office:value-type="string" calcext:value-type="string">
            <text:p>recall</text:p>
          </table:table-cell>
          <table:table-cell table:style-name="Default"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</table:table-row>
        <table:table-row table:style-name="ro1">
          <table:table-cell/>
          <table:table-cell office:value-type="string" calcext:value-type="string">
            <text:p>apple</text:p>
          </table:table-cell>
          <table:table-cell office:value-type="float" office:value="917" calcext:value-type="float">
            <text:p>917</text:p>
          </table:table-cell>
          <table:table-cell office:value-type="float" office:value="770" calcext:value-type="float">
            <text:p>770</text:p>
          </table:table-cell>
          <table:table-cell office:value-type="float" office:value="837" calcext:value-type="float">
            <text:p>83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apple</text:p>
          </table:table-cell>
          <table:table-cell table:formula="of:=[.C3]/1000" office:value-type="percentage" office:value="0.917" calcext:value-type="percentage">
            <text:p>91,7%</text:p>
          </table:table-cell>
          <table:table-cell table:formula="of:=[.D3]/1000" office:value-type="percentage" office:value="0.77" calcext:value-type="percentage">
            <text:p>77,0%</text:p>
          </table:table-cell>
          <table:table-cell table:formula="of:=[.E3]/1000" office:value-type="percentage" office:value="0.837" calcext:value-type="percentage">
            <text:p>83,7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aquarium_fish</text:p>
          </table:table-cell>
          <table:table-cell office:value-type="float" office:value="860" calcext:value-type="float">
            <text:p>860</text:p>
          </table:table-cell>
          <table:table-cell office:value-type="float" office:value="800" calcext:value-type="float">
            <text:p>800</text:p>
          </table:table-cell>
          <table:table-cell office:value-type="float" office:value="829" calcext:value-type="float">
            <text:p>82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aquarium_fish</text:p>
          </table:table-cell>
          <table:table-cell table:formula="of:=[.C4]/1000" office:value-type="percentage" office:value="0.86" calcext:value-type="percentage">
            <text:p>86,0%</text:p>
          </table:table-cell>
          <table:table-cell table:formula="of:=[.D4]/1000" office:value-type="percentage" office:value="0.8" calcext:value-type="percentage">
            <text:p>80,0%</text:p>
          </table:table-cell>
          <table:table-cell table:formula="of:=[.E4]/1000" office:value-type="percentage" office:value="0.829" calcext:value-type="percentage">
            <text:p>82,9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baby</text:p>
          </table:table-cell>
          <table:table-cell office:value-type="float" office:value="927" calcext:value-type="float">
            <text:p>927</text:p>
          </table:table-cell>
          <table:table-cell office:value-type="float" office:value="760" calcext:value-type="float">
            <text:p>760</text:p>
          </table:table-cell>
          <table:table-cell office:value-type="float" office:value="835" calcext:value-type="float">
            <text:p>83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aby</text:p>
          </table:table-cell>
          <table:table-cell table:formula="of:=[.C5]/1000" office:value-type="percentage" office:value="0.927" calcext:value-type="percentage">
            <text:p>92,7%</text:p>
          </table:table-cell>
          <table:table-cell table:formula="of:=[.D5]/1000" office:value-type="percentage" office:value="0.76" calcext:value-type="percentage">
            <text:p>76,0%</text:p>
          </table:table-cell>
          <table:table-cell table:formula="of:=[.E5]/1000" office:value-type="percentage" office:value="0.835" calcext:value-type="percentage">
            <text:p>83,5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bear</text:p>
          </table:table-cell>
          <table:table-cell office:value-type="float" office:value="798" calcext:value-type="float">
            <text:p>798</text:p>
          </table:table-cell>
          <table:table-cell office:value-type="float" office:value="830" calcext:value-type="float">
            <text:p>830</text:p>
          </table:table-cell>
          <table:table-cell office:value-type="float" office:value="814" calcext:value-type="float">
            <text:p>81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ear</text:p>
          </table:table-cell>
          <table:table-cell table:formula="of:=[.C6]/1000" office:value-type="percentage" office:value="0.798" calcext:value-type="percentage">
            <text:p>79,8%</text:p>
          </table:table-cell>
          <table:table-cell table:formula="of:=[.D6]/1000" office:value-type="percentage" office:value="0.83" calcext:value-type="percentage">
            <text:p>83,0%</text:p>
          </table:table-cell>
          <table:table-cell table:formula="of:=[.E6]/1000" office:value-type="percentage" office:value="0.814" calcext:value-type="percentage">
            <text:p>81,4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beaver</text:p>
          </table:table-cell>
          <table:table-cell office:value-type="float" office:value="894" calcext:value-type="float">
            <text:p>894</text:p>
          </table:table-cell>
          <table:table-cell office:value-type="float" office:value="760" calcext:value-type="float">
            <text:p>760</text:p>
          </table:table-cell>
          <table:table-cell office:value-type="float" office:value="822" calcext:value-type="float">
            <text:p>82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eaver</text:p>
          </table:table-cell>
          <table:table-cell table:formula="of:=[.C7]/1000" office:value-type="percentage" office:value="0.894" calcext:value-type="percentage">
            <text:p>89,4%</text:p>
          </table:table-cell>
          <table:table-cell table:formula="of:=[.D7]/1000" office:value-type="percentage" office:value="0.76" calcext:value-type="percentage">
            <text:p>76,0%</text:p>
          </table:table-cell>
          <table:table-cell table:formula="of:=[.E7]/1000" office:value-type="percentage" office:value="0.822" calcext:value-type="percentage">
            <text:p>82,2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bed</text:p>
          </table:table-cell>
          <table:table-cell office:value-type="float" office:value="527" calcext:value-type="float">
            <text:p>527</text:p>
          </table:table-cell>
          <table:table-cell office:value-type="float" office:value="870" calcext:value-type="float">
            <text:p>870</text:p>
          </table:table-cell>
          <table:table-cell office:value-type="float" office:value="657" calcext:value-type="float">
            <text:p>65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ed</text:p>
          </table:table-cell>
          <table:table-cell table:formula="of:=[.C8]/1000" office:value-type="percentage" office:value="0.527" calcext:value-type="percentage">
            <text:p>52,7%</text:p>
          </table:table-cell>
          <table:table-cell table:formula="of:=[.D8]/1000" office:value-type="percentage" office:value="0.87" calcext:value-type="percentage">
            <text:p>87,0%</text:p>
          </table:table-cell>
          <table:table-cell table:formula="of:=[.E8]/1000" office:value-type="percentage" office:value="0.657" calcext:value-type="percentage">
            <text:p>65,7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bee</text:p>
          </table:table-cell>
          <table:table-cell office:value-type="float" office:value="877" calcext:value-type="float">
            <text:p>877</text:p>
          </table:table-cell>
          <table:table-cell office:value-type="float" office:value="710" calcext:value-type="float">
            <text:p>710</text:p>
          </table:table-cell>
          <table:table-cell office:value-type="float" office:value="785" calcext:value-type="float">
            <text:p>78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ee</text:p>
          </table:table-cell>
          <table:table-cell table:formula="of:=[.C9]/1000" office:value-type="percentage" office:value="0.877" calcext:value-type="percentage">
            <text:p>87,7%</text:p>
          </table:table-cell>
          <table:table-cell table:formula="of:=[.D9]/1000" office:value-type="percentage" office:value="0.71" calcext:value-type="percentage">
            <text:p>71,0%</text:p>
          </table:table-cell>
          <table:table-cell table:formula="of:=[.E9]/1000" office:value-type="percentage" office:value="0.785" calcext:value-type="percentage">
            <text:p>78,5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beetle</text:p>
          </table:table-cell>
          <table:table-cell office:value-type="float" office:value="934" calcext:value-type="float">
            <text:p>934</text:p>
          </table:table-cell>
          <table:table-cell office:value-type="float" office:value="710" calcext:value-type="float">
            <text:p>710</text:p>
          </table:table-cell>
          <table:table-cell office:value-type="float" office:value="807" calcext:value-type="float">
            <text:p>80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eetle</text:p>
          </table:table-cell>
          <table:table-cell table:formula="of:=[.C10]/1000" office:value-type="percentage" office:value="0.934" calcext:value-type="percentage">
            <text:p>93,4%</text:p>
          </table:table-cell>
          <table:table-cell table:formula="of:=[.D10]/1000" office:value-type="percentage" office:value="0.71" calcext:value-type="percentage">
            <text:p>71,0%</text:p>
          </table:table-cell>
          <table:table-cell table:formula="of:=[.E10]/1000" office:value-type="percentage" office:value="0.807" calcext:value-type="percentage">
            <text:p>80,7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bicycle</text:p>
          </table:table-cell>
          <table:table-cell office:value-type="float" office:value="606" calcext:value-type="float">
            <text:p>606</text:p>
          </table:table-cell>
          <table:table-cell office:value-type="float" office:value="830" calcext:value-type="float">
            <text:p>830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icycle</text:p>
          </table:table-cell>
          <table:table-cell table:formula="of:=[.C11]/1000" office:value-type="percentage" office:value="0.606" calcext:value-type="percentage">
            <text:p>60,6%</text:p>
          </table:table-cell>
          <table:table-cell table:formula="of:=[.D11]/1000" office:value-type="percentage" office:value="0.83" calcext:value-type="percentage">
            <text:p>83,0%</text:p>
          </table:table-cell>
          <table:table-cell table:formula="of:=[.E11]/1000" office:value-type="percentage" office:value="0.7" calcext:value-type="percentage">
            <text:p>70,0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bottle</text:p>
          </table:table-cell>
          <table:table-cell office:value-type="float" office:value="818" calcext:value-type="float">
            <text:p>818</text:p>
          </table:table-cell>
          <table:table-cell office:value-type="float" office:value="810" calcext:value-type="float">
            <text:p>810</text:p>
          </table:table-cell>
          <table:table-cell office:value-type="float" office:value="814" calcext:value-type="float">
            <text:p>81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ottle</text:p>
          </table:table-cell>
          <table:table-cell table:formula="of:=[.C12]/1000" office:value-type="percentage" office:value="0.818" calcext:value-type="percentage">
            <text:p>81,8%</text:p>
          </table:table-cell>
          <table:table-cell table:formula="of:=[.D12]/1000" office:value-type="percentage" office:value="0.81" calcext:value-type="percentage">
            <text:p>81,0%</text:p>
          </table:table-cell>
          <table:table-cell table:formula="of:=[.E12]/1000" office:value-type="percentage" office:value="0.814" calcext:value-type="percentage">
            <text:p>81,4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bowl</text:p>
          </table:table-cell>
          <table:table-cell office:value-type="float" office:value="887" calcext:value-type="float">
            <text:p>887</text:p>
          </table:table-cell>
          <table:table-cell office:value-type="float" office:value="710" calcext:value-type="float">
            <text:p>710</text:p>
          </table:table-cell>
          <table:table-cell office:value-type="float" office:value="789" calcext:value-type="float">
            <text:p>78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owl</text:p>
          </table:table-cell>
          <table:table-cell table:formula="of:=[.C13]/1000" office:value-type="percentage" office:value="0.887" calcext:value-type="percentage">
            <text:p>88,7%</text:p>
          </table:table-cell>
          <table:table-cell table:formula="of:=[.D13]/1000" office:value-type="percentage" office:value="0.71" calcext:value-type="percentage">
            <text:p>71,0%</text:p>
          </table:table-cell>
          <table:table-cell table:formula="of:=[.E13]/1000" office:value-type="percentage" office:value="0.789" calcext:value-type="percentage">
            <text:p>78,9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boy</text:p>
          </table:table-cell>
          <table:table-cell office:value-type="float" office:value="949" calcext:value-type="float">
            <text:p>949</text:p>
          </table:table-cell>
          <table:table-cell office:value-type="float" office:value="740" calcext:value-type="float">
            <text:p>740</text:p>
          </table:table-cell>
          <table:table-cell office:value-type="float" office:value="831" calcext:value-type="float">
            <text:p>83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oy</text:p>
          </table:table-cell>
          <table:table-cell table:formula="of:=[.C14]/1000" office:value-type="percentage" office:value="0.949" calcext:value-type="percentage">
            <text:p>94,9%</text:p>
          </table:table-cell>
          <table:table-cell table:formula="of:=[.D14]/1000" office:value-type="percentage" office:value="0.74" calcext:value-type="percentage">
            <text:p>74,0%</text:p>
          </table:table-cell>
          <table:table-cell table:formula="of:=[.E14]/1000" office:value-type="percentage" office:value="0.831" calcext:value-type="percentage">
            <text:p>83,1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bridge</text:p>
          </table:table-cell>
          <table:table-cell office:value-type="float" office:value="944" calcext:value-type="float">
            <text:p>944</text:p>
          </table:table-cell>
          <table:table-cell office:value-type="float" office:value="850" calcext:value-type="float">
            <text:p>850</text:p>
          </table:table-cell>
          <table:table-cell office:value-type="float" office:value="895" calcext:value-type="float">
            <text:p>89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ridge</text:p>
          </table:table-cell>
          <table:table-cell table:formula="of:=[.C15]/1000" office:value-type="percentage" office:value="0.944" calcext:value-type="percentage">
            <text:p>94,4%</text:p>
          </table:table-cell>
          <table:table-cell table:formula="of:=[.D15]/1000" office:value-type="percentage" office:value="0.85" calcext:value-type="percentage">
            <text:p>85,0%</text:p>
          </table:table-cell>
          <table:table-cell table:formula="of:=[.E15]/1000" office:value-type="percentage" office:value="0.895" calcext:value-type="percentage">
            <text:p>89,5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office:value-type="float" office:value="900" calcext:value-type="float">
            <text:p>900</text:p>
          </table:table-cell>
          <table:table-cell office:value-type="float" office:value="810" calcext:value-type="float">
            <text:p>810</text:p>
          </table:table-cell>
          <table:table-cell office:value-type="float" office:value="853" calcext:value-type="float">
            <text:p>85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us</text:p>
          </table:table-cell>
          <table:table-cell table:formula="of:=[.C16]/1000" office:value-type="percentage" office:value="0.9" calcext:value-type="percentage">
            <text:p>90,0%</text:p>
          </table:table-cell>
          <table:table-cell table:formula="of:=[.D16]/1000" office:value-type="percentage" office:value="0.81" calcext:value-type="percentage">
            <text:p>81,0%</text:p>
          </table:table-cell>
          <table:table-cell table:formula="of:=[.E16]/1000" office:value-type="percentage" office:value="0.853" calcext:value-type="percentage">
            <text:p>85,3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butterfly</text:p>
          </table:table-cell>
          <table:table-cell office:value-type="float" office:value="932" calcext:value-type="float">
            <text:p>932</text:p>
          </table:table-cell>
          <table:table-cell office:value-type="float" office:value="690" calcext:value-type="float">
            <text:p>690</text:p>
          </table:table-cell>
          <table:table-cell office:value-type="float" office:value="793" calcext:value-type="float">
            <text:p>79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utterfly</text:p>
          </table:table-cell>
          <table:table-cell table:formula="of:=[.C17]/1000" office:value-type="percentage" office:value="0.932" calcext:value-type="percentage">
            <text:p>93,2%</text:p>
          </table:table-cell>
          <table:table-cell table:formula="of:=[.D17]/1000" office:value-type="percentage" office:value="0.69" calcext:value-type="percentage">
            <text:p>69,0%</text:p>
          </table:table-cell>
          <table:table-cell table:formula="of:=[.E17]/1000" office:value-type="percentage" office:value="0.793" calcext:value-type="percentage">
            <text:p>79,3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camel</text:p>
          </table:table-cell>
          <table:table-cell table:number-columns-repeated="3" office:value-type="float" office:value="820" calcext:value-type="float">
            <text:p>8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amel</text:p>
          </table:table-cell>
          <table:table-cell table:formula="of:=[.C18]/1000" office:value-type="percentage" office:value="0.82" calcext:value-type="percentage">
            <text:p>82,0%</text:p>
          </table:table-cell>
          <table:table-cell table:formula="of:=[.D18]/1000" office:value-type="percentage" office:value="0.82" calcext:value-type="percentage">
            <text:p>82,0%</text:p>
          </table:table-cell>
          <table:table-cell table:formula="of:=[.E18]/1000" office:value-type="percentage" office:value="0.82" calcext:value-type="percentage">
            <text:p>82,0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can</text:p>
          </table:table-cell>
          <table:table-cell office:value-type="float" office:value="904" calcext:value-type="float">
            <text:p>904</text:p>
          </table:table-cell>
          <table:table-cell office:value-type="float" office:value="750" calcext:value-type="float">
            <text:p>750</text:p>
          </table:table-cell>
          <table:table-cell office:value-type="float" office:value="820" calcext:value-type="float">
            <text:p>8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an</text:p>
          </table:table-cell>
          <table:table-cell table:formula="of:=[.C19]/1000" office:value-type="percentage" office:value="0.904" calcext:value-type="percentage">
            <text:p>90,4%</text:p>
          </table:table-cell>
          <table:table-cell table:formula="of:=[.D19]/1000" office:value-type="percentage" office:value="0.75" calcext:value-type="percentage">
            <text:p>75,0%</text:p>
          </table:table-cell>
          <table:table-cell table:formula="of:=[.E19]/1000" office:value-type="percentage" office:value="0.82" calcext:value-type="percentage">
            <text:p>82,0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castle</text:p>
          </table:table-cell>
          <table:table-cell table:number-columns-repeated="3"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astle</text:p>
          </table:table-cell>
          <table:table-cell table:formula="of:=[.C20]/1000" office:value-type="percentage" office:value="0.9" calcext:value-type="percentage">
            <text:p>90,0%</text:p>
          </table:table-cell>
          <table:table-cell table:formula="of:=[.D20]/1000" office:value-type="percentage" office:value="0.9" calcext:value-type="percentage">
            <text:p>90,0%</text:p>
          </table:table-cell>
          <table:table-cell table:formula="of:=[.E20]/1000" office:value-type="percentage" office:value="0.9" calcext:value-type="percentage">
            <text:p>90,0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caterpillar</text:p>
          </table:table-cell>
          <table:table-cell office:value-type="float" office:value="647" calcext:value-type="float">
            <text:p>647</text:p>
          </table:table-cell>
          <table:table-cell office:value-type="float" office:value="880" calcext:value-type="float">
            <text:p>880</text:p>
          </table:table-cell>
          <table:table-cell office:value-type="float" office:value="746" calcext:value-type="float">
            <text:p>74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aterpillar</text:p>
          </table:table-cell>
          <table:table-cell table:formula="of:=[.C21]/1000" office:value-type="percentage" office:value="0.647" calcext:value-type="percentage">
            <text:p>64,7%</text:p>
          </table:table-cell>
          <table:table-cell table:formula="of:=[.D21]/1000" office:value-type="percentage" office:value="0.88" calcext:value-type="percentage">
            <text:p>88,0%</text:p>
          </table:table-cell>
          <table:table-cell table:formula="of:=[.E21]/1000" office:value-type="percentage" office:value="0.746" calcext:value-type="percentage">
            <text:p>74,6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cattle</text:p>
          </table:table-cell>
          <table:table-cell office:value-type="float" office:value="737" calcext:value-type="float">
            <text:p>737</text:p>
          </table:table-cell>
          <table:table-cell office:value-type="float" office:value="870" calcext:value-type="float">
            <text:p>870</text:p>
          </table:table-cell>
          <table:table-cell office:value-type="float" office:value="798" calcext:value-type="float">
            <text:p>79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attle</text:p>
          </table:table-cell>
          <table:table-cell table:formula="of:=[.C22]/1000" office:value-type="percentage" office:value="0.737" calcext:value-type="percentage">
            <text:p>73,7%</text:p>
          </table:table-cell>
          <table:table-cell table:formula="of:=[.D22]/1000" office:value-type="percentage" office:value="0.87" calcext:value-type="percentage">
            <text:p>87,0%</text:p>
          </table:table-cell>
          <table:table-cell table:formula="of:=[.E22]/1000" office:value-type="percentage" office:value="0.798" calcext:value-type="percentage">
            <text:p>79,8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chair</text:p>
          </table:table-cell>
          <table:table-cell office:value-type="float" office:value="863" calcext:value-type="float">
            <text:p>863</text:p>
          </table:table-cell>
          <table:table-cell office:value-type="float" office:value="880" calcext:value-type="float">
            <text:p>880</text:p>
          </table:table-cell>
          <table:table-cell office:value-type="float" office:value="871" calcext:value-type="float">
            <text:p>87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hair</text:p>
          </table:table-cell>
          <table:table-cell table:formula="of:=[.C23]/1000" office:value-type="percentage" office:value="0.863" calcext:value-type="percentage">
            <text:p>86,3%</text:p>
          </table:table-cell>
          <table:table-cell table:formula="of:=[.D23]/1000" office:value-type="percentage" office:value="0.88" calcext:value-type="percentage">
            <text:p>88,0%</text:p>
          </table:table-cell>
          <table:table-cell table:formula="of:=[.E23]/1000" office:value-type="percentage" office:value="0.871" calcext:value-type="percentage">
            <text:p>87,1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chimpanzee</text:p>
          </table:table-cell>
          <table:table-cell office:value-type="float" office:value="929" calcext:value-type="float">
            <text:p>929</text:p>
          </table:table-cell>
          <table:table-cell office:value-type="float" office:value="920" calcext:value-type="float">
            <text:p>920</text:p>
          </table:table-cell>
          <table:table-cell office:value-type="float" office:value="925" calcext:value-type="float">
            <text:p>92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himpanzee</text:p>
          </table:table-cell>
          <table:table-cell table:formula="of:=[.C24]/1000" office:value-type="percentage" office:value="0.929" calcext:value-type="percentage">
            <text:p>92,9%</text:p>
          </table:table-cell>
          <table:table-cell table:formula="of:=[.D24]/1000" office:value-type="percentage" office:value="0.92" calcext:value-type="percentage">
            <text:p>92,0%</text:p>
          </table:table-cell>
          <table:table-cell table:formula="of:=[.E24]/1000" office:value-type="percentage" office:value="0.925" calcext:value-type="percentage">
            <text:p>92,5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clock</text:p>
          </table:table-cell>
          <table:table-cell table:number-columns-repeated="3" office:value-type="float" office:value="810" calcext:value-type="float">
            <text:p>8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lock</text:p>
          </table:table-cell>
          <table:table-cell table:formula="of:=[.C25]/1000" office:value-type="percentage" office:value="0.81" calcext:value-type="percentage">
            <text:p>81,0%</text:p>
          </table:table-cell>
          <table:table-cell table:formula="of:=[.D25]/1000" office:value-type="percentage" office:value="0.81" calcext:value-type="percentage">
            <text:p>81,0%</text:p>
          </table:table-cell>
          <table:table-cell table:formula="of:=[.E25]/1000" office:value-type="percentage" office:value="0.81" calcext:value-type="percentage">
            <text:p>81,0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cloud</text:p>
          </table:table-cell>
          <table:table-cell office:value-type="float" office:value="840" calcext:value-type="float">
            <text:p>840</text:p>
          </table:table-cell>
          <table:table-cell office:value-type="float" office:value="890" calcext:value-type="float">
            <text:p>890</text:p>
          </table:table-cell>
          <table:table-cell office:value-type="float" office:value="864" calcext:value-type="float">
            <text:p>86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loud</text:p>
          </table:table-cell>
          <table:table-cell table:formula="of:=[.C26]/1000" office:value-type="percentage" office:value="0.84" calcext:value-type="percentage">
            <text:p>84,0%</text:p>
          </table:table-cell>
          <table:table-cell table:formula="of:=[.D26]/1000" office:value-type="percentage" office:value="0.89" calcext:value-type="percentage">
            <text:p>89,0%</text:p>
          </table:table-cell>
          <table:table-cell table:formula="of:=[.E26]/1000" office:value-type="percentage" office:value="0.864" calcext:value-type="percentage">
            <text:p>86,4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cockroach</text:p>
          </table:table-cell>
          <table:table-cell office:value-type="float" office:value="791" calcext:value-type="float">
            <text:p>791</text:p>
          </table:table-cell>
          <table:table-cell office:value-type="float" office:value="870" calcext:value-type="float">
            <text:p>870</text:p>
          </table:table-cell>
          <table:table-cell office:value-type="float" office:value="829" calcext:value-type="float">
            <text:p>82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ockroach</text:p>
          </table:table-cell>
          <table:table-cell table:formula="of:=[.C27]/1000" office:value-type="percentage" office:value="0.791" calcext:value-type="percentage">
            <text:p>79,1%</text:p>
          </table:table-cell>
          <table:table-cell table:formula="of:=[.D27]/1000" office:value-type="percentage" office:value="0.87" calcext:value-type="percentage">
            <text:p>87,0%</text:p>
          </table:table-cell>
          <table:table-cell table:formula="of:=[.E27]/1000" office:value-type="percentage" office:value="0.829" calcext:value-type="percentage">
            <text:p>82,9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couch</text:p>
          </table:table-cell>
          <table:table-cell office:value-type="float" office:value="733" calcext:value-type="float">
            <text:p>733</text:p>
          </table:table-cell>
          <table:table-cell office:value-type="float" office:value="770" calcext:value-type="float">
            <text:p>770</text:p>
          </table:table-cell>
          <table:table-cell office:value-type="float" office:value="751" calcext:value-type="float">
            <text:p>75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ouch</text:p>
          </table:table-cell>
          <table:table-cell table:formula="of:=[.C28]/1000" office:value-type="percentage" office:value="0.733" calcext:value-type="percentage">
            <text:p>73,3%</text:p>
          </table:table-cell>
          <table:table-cell table:formula="of:=[.D28]/1000" office:value-type="percentage" office:value="0.77" calcext:value-type="percentage">
            <text:p>77,0%</text:p>
          </table:table-cell>
          <table:table-cell table:formula="of:=[.E28]/1000" office:value-type="percentage" office:value="0.751" calcext:value-type="percentage">
            <text:p>75,1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crab</text:p>
          </table:table-cell>
          <table:table-cell office:value-type="float" office:value="678" calcext:value-type="float">
            <text:p>678</text:p>
          </table:table-cell>
          <table:table-cell office:value-type="float" office:value="800" calcext:value-type="float">
            <text:p>800</text:p>
          </table:table-cell>
          <table:table-cell office:value-type="float" office:value="734" calcext:value-type="float">
            <text:p>73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rab</text:p>
          </table:table-cell>
          <table:table-cell table:formula="of:=[.C29]/1000" office:value-type="percentage" office:value="0.678" calcext:value-type="percentage">
            <text:p>67,8%</text:p>
          </table:table-cell>
          <table:table-cell table:formula="of:=[.D29]/1000" office:value-type="percentage" office:value="0.8" calcext:value-type="percentage">
            <text:p>80,0%</text:p>
          </table:table-cell>
          <table:table-cell table:formula="of:=[.E29]/1000" office:value-type="percentage" office:value="0.734" calcext:value-type="percentage">
            <text:p>73,4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crocodile</text:p>
          </table:table-cell>
          <table:table-cell office:value-type="float" office:value="956" calcext:value-type="float">
            <text:p>956</text:p>
          </table:table-cell>
          <table:table-cell office:value-type="float" office:value="650" calcext:value-type="float">
            <text:p>650</text:p>
          </table:table-cell>
          <table:table-cell office:value-type="float" office:value="774" calcext:value-type="float">
            <text:p>77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rocodile</text:p>
          </table:table-cell>
          <table:table-cell table:formula="of:=[.C30]/1000" office:value-type="percentage" office:value="0.956" calcext:value-type="percentage">
            <text:p>95,6%</text:p>
          </table:table-cell>
          <table:table-cell table:formula="of:=[.D30]/1000" office:value-type="percentage" office:value="0.65" calcext:value-type="percentage">
            <text:p>65,0%</text:p>
          </table:table-cell>
          <table:table-cell table:formula="of:=[.E30]/1000" office:value-type="percentage" office:value="0.774" calcext:value-type="percentage">
            <text:p>77,4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cup</text:p>
          </table:table-cell>
          <table:table-cell office:value-type="float" office:value="905" calcext:value-type="float">
            <text:p>905</text:p>
          </table:table-cell>
          <table:table-cell office:value-type="float" office:value="760" calcext:value-type="float">
            <text:p>760</text:p>
          </table:table-cell>
          <table:table-cell office:value-type="float" office:value="826" calcext:value-type="float">
            <text:p>82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up</text:p>
          </table:table-cell>
          <table:table-cell table:formula="of:=[.C31]/1000" office:value-type="percentage" office:value="0.905" calcext:value-type="percentage">
            <text:p>90,5%</text:p>
          </table:table-cell>
          <table:table-cell table:formula="of:=[.D31]/1000" office:value-type="percentage" office:value="0.76" calcext:value-type="percentage">
            <text:p>76,0%</text:p>
          </table:table-cell>
          <table:table-cell table:formula="of:=[.E31]/1000" office:value-type="percentage" office:value="0.826" calcext:value-type="percentage">
            <text:p>82,6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dinosaur</text:p>
          </table:table-cell>
          <table:table-cell office:value-type="float" office:value="687" calcext:value-type="float">
            <text:p>687</text:p>
          </table:table-cell>
          <table:table-cell office:value-type="float" office:value="790" calcext:value-type="float">
            <text:p>790</text:p>
          </table:table-cell>
          <table:table-cell office:value-type="float" office:value="735" calcext:value-type="float">
            <text:p>73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inosaur</text:p>
          </table:table-cell>
          <table:table-cell table:formula="of:=[.C32]/1000" office:value-type="percentage" office:value="0.687" calcext:value-type="percentage">
            <text:p>68,7%</text:p>
          </table:table-cell>
          <table:table-cell table:formula="of:=[.D32]/1000" office:value-type="percentage" office:value="0.79" calcext:value-type="percentage">
            <text:p>79,0%</text:p>
          </table:table-cell>
          <table:table-cell table:formula="of:=[.E32]/1000" office:value-type="percentage" office:value="0.735" calcext:value-type="percentage">
            <text:p>73,5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dolphin</text:p>
          </table:table-cell>
          <table:table-cell office:value-type="float" office:value="619" calcext:value-type="float">
            <text:p>619</text:p>
          </table:table-cell>
          <table:table-cell office:value-type="float" office:value="910" calcext:value-type="float">
            <text:p>910</text:p>
          </table:table-cell>
          <table:table-cell office:value-type="float" office:value="737" calcext:value-type="float">
            <text:p>73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olphin</text:p>
          </table:table-cell>
          <table:table-cell table:formula="of:=[.C33]/1000" office:value-type="percentage" office:value="0.619" calcext:value-type="percentage">
            <text:p>61,9%</text:p>
          </table:table-cell>
          <table:table-cell table:formula="of:=[.D33]/1000" office:value-type="percentage" office:value="0.91" calcext:value-type="percentage">
            <text:p>91,0%</text:p>
          </table:table-cell>
          <table:table-cell table:formula="of:=[.E33]/1000" office:value-type="percentage" office:value="0.737" calcext:value-type="percentage">
            <text:p>73,7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elephant</text:p>
          </table:table-cell>
          <table:table-cell office:value-type="float" office:value="721" calcext:value-type="float">
            <text:p>721</text:p>
          </table:table-cell>
          <table:table-cell office:value-type="float" office:value="800" calcext:value-type="float">
            <text:p>800</text:p>
          </table:table-cell>
          <table:table-cell office:value-type="float" office:value="758" calcext:value-type="float">
            <text:p>75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elephant</text:p>
          </table:table-cell>
          <table:table-cell table:formula="of:=[.C34]/1000" office:value-type="percentage" office:value="0.721" calcext:value-type="percentage">
            <text:p>72,1%</text:p>
          </table:table-cell>
          <table:table-cell table:formula="of:=[.D34]/1000" office:value-type="percentage" office:value="0.8" calcext:value-type="percentage">
            <text:p>80,0%</text:p>
          </table:table-cell>
          <table:table-cell table:formula="of:=[.E34]/1000" office:value-type="percentage" office:value="0.758" calcext:value-type="percentage">
            <text:p>75,8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flatfish</text:p>
          </table:table-cell>
          <table:table-cell office:value-type="float" office:value="859" calcext:value-type="float">
            <text:p>859</text:p>
          </table:table-cell>
          <table:table-cell office:value-type="float" office:value="790" calcext:value-type="float">
            <text:p>790</text:p>
          </table:table-cell>
          <table:table-cell office:value-type="float" office:value="823" calcext:value-type="float">
            <text:p>82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latfish</text:p>
          </table:table-cell>
          <table:table-cell table:formula="of:=[.C35]/1000" office:value-type="percentage" office:value="0.859" calcext:value-type="percentage">
            <text:p>85,9%</text:p>
          </table:table-cell>
          <table:table-cell table:formula="of:=[.D35]/1000" office:value-type="percentage" office:value="0.79" calcext:value-type="percentage">
            <text:p>79,0%</text:p>
          </table:table-cell>
          <table:table-cell table:formula="of:=[.E35]/1000" office:value-type="percentage" office:value="0.823" calcext:value-type="percentage">
            <text:p>82,3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forest</text:p>
          </table:table-cell>
          <table:table-cell office:value-type="float" office:value="894" calcext:value-type="float">
            <text:p>894</text:p>
          </table:table-cell>
          <table:table-cell office:value-type="float" office:value="840" calcext:value-type="float">
            <text:p>840</text:p>
          </table:table-cell>
          <table:table-cell office:value-type="float" office:value="866" calcext:value-type="float">
            <text:p>86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orest</text:p>
          </table:table-cell>
          <table:table-cell table:formula="of:=[.C36]/1000" office:value-type="percentage" office:value="0.894" calcext:value-type="percentage">
            <text:p>89,4%</text:p>
          </table:table-cell>
          <table:table-cell table:formula="of:=[.D36]/1000" office:value-type="percentage" office:value="0.84" calcext:value-type="percentage">
            <text:p>84,0%</text:p>
          </table:table-cell>
          <table:table-cell table:formula="of:=[.E36]/1000" office:value-type="percentage" office:value="0.866" calcext:value-type="percentage">
            <text:p>86,6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fox</text:p>
          </table:table-cell>
          <table:table-cell office:value-type="float" office:value="704" calcext:value-type="float">
            <text:p>704</text:p>
          </table:table-cell>
          <table:table-cell office:value-type="float" office:value="760" calcext:value-type="float">
            <text:p>760</text:p>
          </table:table-cell>
          <table:table-cell office:value-type="float" office:value="731" calcext:value-type="float">
            <text:p>73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ox</text:p>
          </table:table-cell>
          <table:table-cell table:formula="of:=[.C37]/1000" office:value-type="percentage" office:value="0.704" calcext:value-type="percentage">
            <text:p>70,4%</text:p>
          </table:table-cell>
          <table:table-cell table:formula="of:=[.D37]/1000" office:value-type="percentage" office:value="0.76" calcext:value-type="percentage">
            <text:p>76,0%</text:p>
          </table:table-cell>
          <table:table-cell table:formula="of:=[.E37]/1000" office:value-type="percentage" office:value="0.731" calcext:value-type="percentage">
            <text:p>73,1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girl</text:p>
          </table:table-cell>
          <table:table-cell office:value-type="float" office:value="867" calcext:value-type="float">
            <text:p>867</text:p>
          </table:table-cell>
          <table:table-cell office:value-type="float" office:value="720" calcext:value-type="float">
            <text:p>720</text:p>
          </table:table-cell>
          <table:table-cell office:value-type="float" office:value="787" calcext:value-type="float">
            <text:p>78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girl</text:p>
          </table:table-cell>
          <table:table-cell table:formula="of:=[.C38]/1000" office:value-type="percentage" office:value="0.867" calcext:value-type="percentage">
            <text:p>86,7%</text:p>
          </table:table-cell>
          <table:table-cell table:formula="of:=[.D38]/1000" office:value-type="percentage" office:value="0.72" calcext:value-type="percentage">
            <text:p>72,0%</text:p>
          </table:table-cell>
          <table:table-cell table:formula="of:=[.E38]/1000" office:value-type="percentage" office:value="0.787" calcext:value-type="percentage">
            <text:p>78,7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amster</text:p>
          </table:table-cell>
          <table:table-cell office:value-type="float" office:value="806" calcext:value-type="float">
            <text:p>806</text:p>
          </table:table-cell>
          <table:table-cell office:value-type="float" office:value="750" calcext:value-type="float">
            <text:p>750</text:p>
          </table:table-cell>
          <table:table-cell office:value-type="float" office:value="777" calcext:value-type="float">
            <text:p>77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hamster</text:p>
          </table:table-cell>
          <table:table-cell table:formula="of:=[.C39]/1000" office:value-type="percentage" office:value="0.806" calcext:value-type="percentage">
            <text:p>80,6%</text:p>
          </table:table-cell>
          <table:table-cell table:formula="of:=[.D39]/1000" office:value-type="percentage" office:value="0.75" calcext:value-type="percentage">
            <text:p>75,0%</text:p>
          </table:table-cell>
          <table:table-cell table:formula="of:=[.E39]/1000" office:value-type="percentage" office:value="0.777" calcext:value-type="percentage">
            <text:p>77,7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ouse</text:p>
          </table:table-cell>
          <table:table-cell office:value-type="float" office:value="786" calcext:value-type="float">
            <text:p>786</text:p>
          </table:table-cell>
          <table:table-cell office:value-type="float" office:value="880" calcext:value-type="float">
            <text:p>880</text:p>
          </table:table-cell>
          <table:table-cell office:value-type="float" office:value="830" calcext:value-type="float">
            <text:p>8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house</text:p>
          </table:table-cell>
          <table:table-cell table:formula="of:=[.C40]/1000" office:value-type="percentage" office:value="0.786" calcext:value-type="percentage">
            <text:p>78,6%</text:p>
          </table:table-cell>
          <table:table-cell table:formula="of:=[.D40]/1000" office:value-type="percentage" office:value="0.88" calcext:value-type="percentage">
            <text:p>88,0%</text:p>
          </table:table-cell>
          <table:table-cell table:formula="of:=[.E40]/1000" office:value-type="percentage" office:value="0.83" calcext:value-type="percentage">
            <text:p>83,0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kangaroo</text:p>
          </table:table-cell>
          <table:table-cell office:value-type="float" office:value="664" calcext:value-type="float">
            <text:p>664</text:p>
          </table:table-cell>
          <table:table-cell office:value-type="float" office:value="790" calcext:value-type="float">
            <text:p>790</text:p>
          </table:table-cell>
          <table:table-cell office:value-type="float" office:value="721" calcext:value-type="float">
            <text:p>72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kangaroo</text:p>
          </table:table-cell>
          <table:table-cell table:formula="of:=[.C41]/1000" office:value-type="percentage" office:value="0.664" calcext:value-type="percentage">
            <text:p>66,4%</text:p>
          </table:table-cell>
          <table:table-cell table:formula="of:=[.D41]/1000" office:value-type="percentage" office:value="0.79" calcext:value-type="percentage">
            <text:p>79,0%</text:p>
          </table:table-cell>
          <table:table-cell table:formula="of:=[.E41]/1000" office:value-type="percentage" office:value="0.721" calcext:value-type="percentage">
            <text:p>72,1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keyboard</text:p>
          </table:table-cell>
          <table:table-cell office:value-type="float" office:value="839" calcext:value-type="float">
            <text:p>839</text:p>
          </table:table-cell>
          <table:table-cell office:value-type="float" office:value="780" calcext:value-type="float">
            <text:p>780</text:p>
          </table:table-cell>
          <table:table-cell office:value-type="float" office:value="808" calcext:value-type="float">
            <text:p>80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keyboard</text:p>
          </table:table-cell>
          <table:table-cell table:formula="of:=[.C42]/1000" office:value-type="percentage" office:value="0.839" calcext:value-type="percentage">
            <text:p>83,9%</text:p>
          </table:table-cell>
          <table:table-cell table:formula="of:=[.D42]/1000" office:value-type="percentage" office:value="0.78" calcext:value-type="percentage">
            <text:p>78,0%</text:p>
          </table:table-cell>
          <table:table-cell table:formula="of:=[.E42]/1000" office:value-type="percentage" office:value="0.808" calcext:value-type="percentage">
            <text:p>80,8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amp</text:p>
          </table:table-cell>
          <table:table-cell office:value-type="float" office:value="838" calcext:value-type="float">
            <text:p>838</text:p>
          </table:table-cell>
          <table:table-cell office:value-type="float" office:value="620" calcext:value-type="float">
            <text:p>620</text:p>
          </table:table-cell>
          <table:table-cell office:value-type="float" office:value="713" calcext:value-type="float">
            <text:p>71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lamp</text:p>
          </table:table-cell>
          <table:table-cell table:formula="of:=[.C43]/1000" office:value-type="percentage" office:value="0.838" calcext:value-type="percentage">
            <text:p>83,8%</text:p>
          </table:table-cell>
          <table:table-cell table:formula="of:=[.D43]/1000" office:value-type="percentage" office:value="0.62" calcext:value-type="percentage">
            <text:p>62,0%</text:p>
          </table:table-cell>
          <table:table-cell table:formula="of:=[.E43]/1000" office:value-type="percentage" office:value="0.713" calcext:value-type="percentage">
            <text:p>71,3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awn_mower</text:p>
          </table:table-cell>
          <table:table-cell office:value-type="float" office:value="880" calcext:value-type="float">
            <text:p>880</text:p>
          </table:table-cell>
          <table:table-cell office:value-type="float" office:value="810" calcext:value-type="float">
            <text:p>810</text:p>
          </table:table-cell>
          <table:table-cell office:value-type="float" office:value="844" calcext:value-type="float">
            <text:p>84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lawn_mower</text:p>
          </table:table-cell>
          <table:table-cell table:formula="of:=[.C44]/1000" office:value-type="percentage" office:value="0.88" calcext:value-type="percentage">
            <text:p>88,0%</text:p>
          </table:table-cell>
          <table:table-cell table:formula="of:=[.D44]/1000" office:value-type="percentage" office:value="0.81" calcext:value-type="percentage">
            <text:p>81,0%</text:p>
          </table:table-cell>
          <table:table-cell table:formula="of:=[.E44]/1000" office:value-type="percentage" office:value="0.844" calcext:value-type="percentage">
            <text:p>84,4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eopard</text:p>
          </table:table-cell>
          <table:table-cell office:value-type="float" office:value="928" calcext:value-type="float">
            <text:p>928</text:p>
          </table:table-cell>
          <table:table-cell office:value-type="float" office:value="770" calcext:value-type="float">
            <text:p>770</text:p>
          </table:table-cell>
          <table:table-cell office:value-type="float" office:value="842" calcext:value-type="float">
            <text:p>84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leopard</text:p>
          </table:table-cell>
          <table:table-cell table:formula="of:=[.C45]/1000" office:value-type="percentage" office:value="0.928" calcext:value-type="percentage">
            <text:p>92,8%</text:p>
          </table:table-cell>
          <table:table-cell table:formula="of:=[.D45]/1000" office:value-type="percentage" office:value="0.77" calcext:value-type="percentage">
            <text:p>77,0%</text:p>
          </table:table-cell>
          <table:table-cell table:formula="of:=[.E45]/1000" office:value-type="percentage" office:value="0.842" calcext:value-type="percentage">
            <text:p>84,2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ion</text:p>
          </table:table-cell>
          <table:table-cell office:value-type="float" office:value="849" calcext:value-type="float">
            <text:p>849</text:p>
          </table:table-cell>
          <table:table-cell office:value-type="float" office:value="790" calcext:value-type="float">
            <text:p>790</text:p>
          </table:table-cell>
          <table:table-cell office:value-type="float" office:value="819" calcext:value-type="float">
            <text:p>81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lion</text:p>
          </table:table-cell>
          <table:table-cell table:formula="of:=[.C46]/1000" office:value-type="percentage" office:value="0.849" calcext:value-type="percentage">
            <text:p>84,9%</text:p>
          </table:table-cell>
          <table:table-cell table:formula="of:=[.D46]/1000" office:value-type="percentage" office:value="0.79" calcext:value-type="percentage">
            <text:p>79,0%</text:p>
          </table:table-cell>
          <table:table-cell table:formula="of:=[.E46]/1000" office:value-type="percentage" office:value="0.819" calcext:value-type="percentage">
            <text:p>81,9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izard</text:p>
          </table:table-cell>
          <table:table-cell office:value-type="float" office:value="735" calcext:value-type="float">
            <text:p>735</text:p>
          </table:table-cell>
          <table:table-cell office:value-type="float" office:value="830" calcext:value-type="float">
            <text:p>830</text:p>
          </table:table-cell>
          <table:table-cell office:value-type="float" office:value="779" calcext:value-type="float">
            <text:p>77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lizard</text:p>
          </table:table-cell>
          <table:table-cell table:formula="of:=[.C47]/1000" office:value-type="percentage" office:value="0.735" calcext:value-type="percentage">
            <text:p>73,5%</text:p>
          </table:table-cell>
          <table:table-cell table:formula="of:=[.D47]/1000" office:value-type="percentage" office:value="0.83" calcext:value-type="percentage">
            <text:p>83,0%</text:p>
          </table:table-cell>
          <table:table-cell table:formula="of:=[.E47]/1000" office:value-type="percentage" office:value="0.779" calcext:value-type="percentage">
            <text:p>77,9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bster</text:p>
          </table:table-cell>
          <table:table-cell office:value-type="float" office:value="764" calcext:value-type="float">
            <text:p>764</text:p>
          </table:table-cell>
          <table:table-cell office:value-type="float" office:value="680" calcext:value-type="float">
            <text:p>680</text:p>
          </table:table-cell>
          <table:table-cell office:value-type="float" office:value="720" calcext:value-type="float">
            <text:p>7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lobster</text:p>
          </table:table-cell>
          <table:table-cell table:formula="of:=[.C48]/1000" office:value-type="percentage" office:value="0.764" calcext:value-type="percentage">
            <text:p>76,4%</text:p>
          </table:table-cell>
          <table:table-cell table:formula="of:=[.D48]/1000" office:value-type="percentage" office:value="0.68" calcext:value-type="percentage">
            <text:p>68,0%</text:p>
          </table:table-cell>
          <table:table-cell table:formula="of:=[.E48]/1000" office:value-type="percentage" office:value="0.72" calcext:value-type="percentage">
            <text:p>72,0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man</text:p>
          </table:table-cell>
          <table:table-cell office:value-type="float" office:value="802" calcext:value-type="float">
            <text:p>802</text:p>
          </table:table-cell>
          <table:table-cell office:value-type="float" office:value="770" calcext:value-type="float">
            <text:p>770</text:p>
          </table:table-cell>
          <table:table-cell office:value-type="float" office:value="786" calcext:value-type="float">
            <text:p>78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an</text:p>
          </table:table-cell>
          <table:table-cell table:formula="of:=[.C49]/1000" office:value-type="percentage" office:value="0.802" calcext:value-type="percentage">
            <text:p>80,2%</text:p>
          </table:table-cell>
          <table:table-cell table:formula="of:=[.D49]/1000" office:value-type="percentage" office:value="0.77" calcext:value-type="percentage">
            <text:p>77,0%</text:p>
          </table:table-cell>
          <table:table-cell table:formula="of:=[.E49]/1000" office:value-type="percentage" office:value="0.786" calcext:value-type="percentage">
            <text:p>78,6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maple_tree</text:p>
          </table:table-cell>
          <table:table-cell office:value-type="float" office:value="953" calcext:value-type="float">
            <text:p>953</text:p>
          </table:table-cell>
          <table:table-cell office:value-type="float" office:value="810" calcext:value-type="float">
            <text:p>810</text:p>
          </table:table-cell>
          <table:table-cell office:value-type="float" office:value="876" calcext:value-type="float">
            <text:p>87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aple_tree</text:p>
          </table:table-cell>
          <table:table-cell table:formula="of:=[.C50]/1000" office:value-type="percentage" office:value="0.953" calcext:value-type="percentage">
            <text:p>95,3%</text:p>
          </table:table-cell>
          <table:table-cell table:formula="of:=[.D50]/1000" office:value-type="percentage" office:value="0.81" calcext:value-type="percentage">
            <text:p>81,0%</text:p>
          </table:table-cell>
          <table:table-cell table:formula="of:=[.E50]/1000" office:value-type="percentage" office:value="0.876" calcext:value-type="percentage">
            <text:p>87,6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motorcycle</text:p>
          </table:table-cell>
          <table:table-cell office:value-type="float" office:value="944" calcext:value-type="float">
            <text:p>944</text:p>
          </table:table-cell>
          <table:table-cell office:value-type="float" office:value="840" calcext:value-type="float">
            <text:p>840</text:p>
          </table:table-cell>
          <table:table-cell office:value-type="float" office:value="889" calcext:value-type="float">
            <text:p>88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otorcycle</text:p>
          </table:table-cell>
          <table:table-cell table:formula="of:=[.C51]/1000" office:value-type="percentage" office:value="0.944" calcext:value-type="percentage">
            <text:p>94,4%</text:p>
          </table:table-cell>
          <table:table-cell table:formula="of:=[.D51]/1000" office:value-type="percentage" office:value="0.84" calcext:value-type="percentage">
            <text:p>84,0%</text:p>
          </table:table-cell>
          <table:table-cell table:formula="of:=[.E51]/1000" office:value-type="percentage" office:value="0.889" calcext:value-type="percentage">
            <text:p>88,9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mountain</text:p>
          </table:table-cell>
          <table:table-cell office:value-type="float" office:value="905" calcext:value-type="float">
            <text:p>905</text:p>
          </table:table-cell>
          <table:table-cell office:value-type="float" office:value="860" calcext:value-type="float">
            <text:p>860</text:p>
          </table:table-cell>
          <table:table-cell office:value-type="float" office:value="882" calcext:value-type="float">
            <text:p>88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ountain</text:p>
          </table:table-cell>
          <table:table-cell table:formula="of:=[.C52]/1000" office:value-type="percentage" office:value="0.905" calcext:value-type="percentage">
            <text:p>90,5%</text:p>
          </table:table-cell>
          <table:table-cell table:formula="of:=[.D52]/1000" office:value-type="percentage" office:value="0.86" calcext:value-type="percentage">
            <text:p>86,0%</text:p>
          </table:table-cell>
          <table:table-cell table:formula="of:=[.E52]/1000" office:value-type="percentage" office:value="0.882" calcext:value-type="percentage">
            <text:p>88,2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mouse</text:p>
          </table:table-cell>
          <table:table-cell office:value-type="float" office:value="958" calcext:value-type="float">
            <text:p>958</text:p>
          </table:table-cell>
          <table:table-cell office:value-type="float" office:value="680" calcext:value-type="float">
            <text:p>680</text:p>
          </table:table-cell>
          <table:table-cell office:value-type="float" office:value="795" calcext:value-type="float">
            <text:p>79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ouse</text:p>
          </table:table-cell>
          <table:table-cell table:formula="of:=[.C53]/1000" office:value-type="percentage" office:value="0.958" calcext:value-type="percentage">
            <text:p>95,8%</text:p>
          </table:table-cell>
          <table:table-cell table:formula="of:=[.D53]/1000" office:value-type="percentage" office:value="0.68" calcext:value-type="percentage">
            <text:p>68,0%</text:p>
          </table:table-cell>
          <table:table-cell table:formula="of:=[.E53]/1000" office:value-type="percentage" office:value="0.795" calcext:value-type="percentage">
            <text:p>79,5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mushroom</text:p>
          </table:table-cell>
          <table:table-cell office:value-type="float" office:value="664" calcext:value-type="float">
            <text:p>664</text:p>
          </table:table-cell>
          <table:table-cell office:value-type="float" office:value="770" calcext:value-type="float">
            <text:p>770</text:p>
          </table:table-cell>
          <table:table-cell office:value-type="float" office:value="713" calcext:value-type="float">
            <text:p>71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ushroom</text:p>
          </table:table-cell>
          <table:table-cell table:formula="of:=[.C54]/1000" office:value-type="percentage" office:value="0.664" calcext:value-type="percentage">
            <text:p>66,4%</text:p>
          </table:table-cell>
          <table:table-cell table:formula="of:=[.D54]/1000" office:value-type="percentage" office:value="0.77" calcext:value-type="percentage">
            <text:p>77,0%</text:p>
          </table:table-cell>
          <table:table-cell table:formula="of:=[.E54]/1000" office:value-type="percentage" office:value="0.713" calcext:value-type="percentage">
            <text:p>71,3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oak_tree</text:p>
          </table:table-cell>
          <table:table-cell office:value-type="float" office:value="912" calcext:value-type="float">
            <text:p>912</text:p>
          </table:table-cell>
          <table:table-cell office:value-type="float" office:value="930" calcext:value-type="float">
            <text:p>930</text:p>
          </table:table-cell>
          <table:table-cell office:value-type="float" office:value="921" calcext:value-type="float">
            <text:p>92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oak_tree</text:p>
          </table:table-cell>
          <table:table-cell table:formula="of:=[.C55]/1000" office:value-type="percentage" office:value="0.912" calcext:value-type="percentage">
            <text:p>91,2%</text:p>
          </table:table-cell>
          <table:table-cell table:formula="of:=[.D55]/1000" office:value-type="percentage" office:value="0.93" calcext:value-type="percentage">
            <text:p>93,0%</text:p>
          </table:table-cell>
          <table:table-cell table:formula="of:=[.E55]/1000" office:value-type="percentage" office:value="0.921" calcext:value-type="percentage">
            <text:p>92,1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orange</text:p>
          </table:table-cell>
          <table:table-cell office:value-type="float" office:value="713" calcext:value-type="float">
            <text:p>713</text:p>
          </table:table-cell>
          <table:table-cell office:value-type="float" office:value="820" calcext:value-type="float">
            <text:p>820</text:p>
          </table:table-cell>
          <table:table-cell office:value-type="float" office:value="763" calcext:value-type="float">
            <text:p>76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orange</text:p>
          </table:table-cell>
          <table:table-cell table:formula="of:=[.C56]/1000" office:value-type="percentage" office:value="0.713" calcext:value-type="percentage">
            <text:p>71,3%</text:p>
          </table:table-cell>
          <table:table-cell table:formula="of:=[.D56]/1000" office:value-type="percentage" office:value="0.82" calcext:value-type="percentage">
            <text:p>82,0%</text:p>
          </table:table-cell>
          <table:table-cell table:formula="of:=[.E56]/1000" office:value-type="percentage" office:value="0.763" calcext:value-type="percentage">
            <text:p>76,3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orchid</text:p>
          </table:table-cell>
          <table:table-cell office:value-type="float" office:value="963" calcext:value-type="float">
            <text:p>963</text:p>
          </table:table-cell>
          <table:table-cell office:value-type="float" office:value="780" calcext:value-type="float">
            <text:p>780</text:p>
          </table:table-cell>
          <table:table-cell office:value-type="float" office:value="862" calcext:value-type="float">
            <text:p>86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orchid</text:p>
          </table:table-cell>
          <table:table-cell table:formula="of:=[.C57]/1000" office:value-type="percentage" office:value="0.963" calcext:value-type="percentage">
            <text:p>96,3%</text:p>
          </table:table-cell>
          <table:table-cell table:formula="of:=[.D57]/1000" office:value-type="percentage" office:value="0.78" calcext:value-type="percentage">
            <text:p>78,0%</text:p>
          </table:table-cell>
          <table:table-cell table:formula="of:=[.E57]/1000" office:value-type="percentage" office:value="0.862" calcext:value-type="percentage">
            <text:p>86,2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otter</text:p>
          </table:table-cell>
          <table:table-cell office:value-type="float" office:value="897" calcext:value-type="float">
            <text:p>897</text:p>
          </table:table-cell>
          <table:table-cell office:value-type="float" office:value="780" calcext:value-type="float">
            <text:p>780</text:p>
          </table:table-cell>
          <table:table-cell office:value-type="float" office:value="834" calcext:value-type="float">
            <text:p>83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otter</text:p>
          </table:table-cell>
          <table:table-cell table:formula="of:=[.C58]/1000" office:value-type="percentage" office:value="0.897" calcext:value-type="percentage">
            <text:p>89,7%</text:p>
          </table:table-cell>
          <table:table-cell table:formula="of:=[.D58]/1000" office:value-type="percentage" office:value="0.78" calcext:value-type="percentage">
            <text:p>78,0%</text:p>
          </table:table-cell>
          <table:table-cell table:formula="of:=[.E58]/1000" office:value-type="percentage" office:value="0.834" calcext:value-type="percentage">
            <text:p>83,4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palm_tree</text:p>
          </table:table-cell>
          <table:table-cell office:value-type="float" office:value="853" calcext:value-type="float">
            <text:p>853</text:p>
          </table:table-cell>
          <table:table-cell office:value-type="float" office:value="810" calcext:value-type="float">
            <text:p>810</text:p>
          </table:table-cell>
          <table:table-cell office:value-type="float" office:value="831" calcext:value-type="float">
            <text:p>83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alm_tree</text:p>
          </table:table-cell>
          <table:table-cell table:formula="of:=[.C59]/1000" office:value-type="percentage" office:value="0.853" calcext:value-type="percentage">
            <text:p>85,3%</text:p>
          </table:table-cell>
          <table:table-cell table:formula="of:=[.D59]/1000" office:value-type="percentage" office:value="0.81" calcext:value-type="percentage">
            <text:p>81,0%</text:p>
          </table:table-cell>
          <table:table-cell table:formula="of:=[.E59]/1000" office:value-type="percentage" office:value="0.831" calcext:value-type="percentage">
            <text:p>83,1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pear</text:p>
          </table:table-cell>
          <table:table-cell office:value-type="float" office:value="761" calcext:value-type="float">
            <text:p>761</text:p>
          </table:table-cell>
          <table:table-cell office:value-type="float" office:value="700" calcext:value-type="float">
            <text:p>700</text:p>
          </table:table-cell>
          <table:table-cell office:value-type="float" office:value="729" calcext:value-type="float">
            <text:p>72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ear</text:p>
          </table:table-cell>
          <table:table-cell table:formula="of:=[.C60]/1000" office:value-type="percentage" office:value="0.761" calcext:value-type="percentage">
            <text:p>76,1%</text:p>
          </table:table-cell>
          <table:table-cell table:formula="of:=[.D60]/1000" office:value-type="percentage" office:value="0.7" calcext:value-type="percentage">
            <text:p>70,0%</text:p>
          </table:table-cell>
          <table:table-cell table:formula="of:=[.E60]/1000" office:value-type="percentage" office:value="0.729" calcext:value-type="percentage">
            <text:p>72,9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pickup_truck</text:p>
          </table:table-cell>
          <table:table-cell office:value-type="float" office:value="988" calcext:value-type="float">
            <text:p>988</text:p>
          </table:table-cell>
          <table:table-cell office:value-type="float" office:value="840" calcext:value-type="float">
            <text:p>840</text:p>
          </table:table-cell>
          <table:table-cell office:value-type="float" office:value="908" calcext:value-type="float">
            <text:p>90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ickup_truck</text:p>
          </table:table-cell>
          <table:table-cell table:formula="of:=[.C61]/1000" office:value-type="percentage" office:value="0.988" calcext:value-type="percentage">
            <text:p>98,8%</text:p>
          </table:table-cell>
          <table:table-cell table:formula="of:=[.D61]/1000" office:value-type="percentage" office:value="0.84" calcext:value-type="percentage">
            <text:p>84,0%</text:p>
          </table:table-cell>
          <table:table-cell table:formula="of:=[.E61]/1000" office:value-type="percentage" office:value="0.908" calcext:value-type="percentage">
            <text:p>90,8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pine_tree</text:p>
          </table:table-cell>
          <table:table-cell office:value-type="float" office:value="899" calcext:value-type="float">
            <text:p>899</text:p>
          </table:table-cell>
          <table:table-cell office:value-type="float" office:value="890" calcext:value-type="float">
            <text:p>890</text:p>
          </table:table-cell>
          <table:table-cell office:value-type="float" office:value="894" calcext:value-type="float">
            <text:p>89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ine_tree</text:p>
          </table:table-cell>
          <table:table-cell table:formula="of:=[.C62]/1000" office:value-type="percentage" office:value="0.899" calcext:value-type="percentage">
            <text:p>89,9%</text:p>
          </table:table-cell>
          <table:table-cell table:formula="of:=[.D62]/1000" office:value-type="percentage" office:value="0.89" calcext:value-type="percentage">
            <text:p>89,0%</text:p>
          </table:table-cell>
          <table:table-cell table:formula="of:=[.E62]/1000" office:value-type="percentage" office:value="0.894" calcext:value-type="percentage">
            <text:p>89,4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plain</text:p>
          </table:table-cell>
          <table:table-cell office:value-type="float" office:value="947" calcext:value-type="float">
            <text:p>947</text:p>
          </table:table-cell>
          <table:table-cell office:value-type="float" office:value="890" calcext:value-type="float">
            <text:p>890</text:p>
          </table:table-cell>
          <table:table-cell office:value-type="float" office:value="918" calcext:value-type="float">
            <text:p>91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lain</text:p>
          </table:table-cell>
          <table:table-cell table:formula="of:=[.C63]/1000" office:value-type="percentage" office:value="0.947" calcext:value-type="percentage">
            <text:p>94,7%</text:p>
          </table:table-cell>
          <table:table-cell table:formula="of:=[.D63]/1000" office:value-type="percentage" office:value="0.89" calcext:value-type="percentage">
            <text:p>89,0%</text:p>
          </table:table-cell>
          <table:table-cell table:formula="of:=[.E63]/1000" office:value-type="percentage" office:value="0.918" calcext:value-type="percentage">
            <text:p>91,8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plate</text:p>
          </table:table-cell>
          <table:table-cell office:value-type="float" office:value="798" calcext:value-type="float">
            <text:p>798</text:p>
          </table:table-cell>
          <table:table-cell office:value-type="float" office:value="830" calcext:value-type="float">
            <text:p>830</text:p>
          </table:table-cell>
          <table:table-cell office:value-type="float" office:value="814" calcext:value-type="float">
            <text:p>81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late</text:p>
          </table:table-cell>
          <table:table-cell table:formula="of:=[.C64]/1000" office:value-type="percentage" office:value="0.798" calcext:value-type="percentage">
            <text:p>79,8%</text:p>
          </table:table-cell>
          <table:table-cell table:formula="of:=[.D64]/1000" office:value-type="percentage" office:value="0.83" calcext:value-type="percentage">
            <text:p>83,0%</text:p>
          </table:table-cell>
          <table:table-cell table:formula="of:=[.E64]/1000" office:value-type="percentage" office:value="0.814" calcext:value-type="percentage">
            <text:p>81,4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poppy</text:p>
          </table:table-cell>
          <table:table-cell office:value-type="float" office:value="798" calcext:value-type="float">
            <text:p>798</text:p>
          </table:table-cell>
          <table:table-cell office:value-type="float" office:value="750" calcext:value-type="float">
            <text:p>750</text:p>
          </table:table-cell>
          <table:table-cell office:value-type="float" office:value="773" calcext:value-type="float">
            <text:p>77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oppy</text:p>
          </table:table-cell>
          <table:table-cell table:formula="of:=[.C65]/1000" office:value-type="percentage" office:value="0.798" calcext:value-type="percentage">
            <text:p>79,8%</text:p>
          </table:table-cell>
          <table:table-cell table:formula="of:=[.D65]/1000" office:value-type="percentage" office:value="0.75" calcext:value-type="percentage">
            <text:p>75,0%</text:p>
          </table:table-cell>
          <table:table-cell table:formula="of:=[.E65]/1000" office:value-type="percentage" office:value="0.773" calcext:value-type="percentage">
            <text:p>77,3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porcupine</text:p>
          </table:table-cell>
          <table:table-cell office:value-type="float" office:value="721" calcext:value-type="float">
            <text:p>721</text:p>
          </table:table-cell>
          <table:table-cell office:value-type="float" office:value="800" calcext:value-type="float">
            <text:p>800</text:p>
          </table:table-cell>
          <table:table-cell office:value-type="float" office:value="758" calcext:value-type="float">
            <text:p>75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orcupine</text:p>
          </table:table-cell>
          <table:table-cell table:formula="of:=[.C66]/1000" office:value-type="percentage" office:value="0.721" calcext:value-type="percentage">
            <text:p>72,1%</text:p>
          </table:table-cell>
          <table:table-cell table:formula="of:=[.D66]/1000" office:value-type="percentage" office:value="0.8" calcext:value-type="percentage">
            <text:p>80,0%</text:p>
          </table:table-cell>
          <table:table-cell table:formula="of:=[.E66]/1000" office:value-type="percentage" office:value="0.758" calcext:value-type="percentage">
            <text:p>75,8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possum</text:p>
          </table:table-cell>
          <table:table-cell office:value-type="float" office:value="541" calcext:value-type="float">
            <text:p>541</text:p>
          </table:table-cell>
          <table:table-cell office:value-type="float" office:value="850" calcext:value-type="float">
            <text:p>850</text:p>
          </table:table-cell>
          <table:table-cell office:value-type="float" office:value="661" calcext:value-type="float">
            <text:p>66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ossum</text:p>
          </table:table-cell>
          <table:table-cell table:formula="of:=[.C67]/1000" office:value-type="percentage" office:value="0.541" calcext:value-type="percentage">
            <text:p>54,1%</text:p>
          </table:table-cell>
          <table:table-cell table:formula="of:=[.D67]/1000" office:value-type="percentage" office:value="0.85" calcext:value-type="percentage">
            <text:p>85,0%</text:p>
          </table:table-cell>
          <table:table-cell table:formula="of:=[.E67]/1000" office:value-type="percentage" office:value="0.661" calcext:value-type="percentage">
            <text:p>66,1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rabbit</text:p>
          </table:table-cell>
          <table:table-cell office:value-type="float" office:value="783" calcext:value-type="float">
            <text:p>783</text:p>
          </table:table-cell>
          <table:table-cell office:value-type="float" office:value="650" calcext:value-type="float">
            <text:p>650</text:p>
          </table:table-cell>
          <table:table-cell office:value-type="float" office:value="710" calcext:value-type="float">
            <text:p>7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abbit</text:p>
          </table:table-cell>
          <table:table-cell table:formula="of:=[.C68]/1000" office:value-type="percentage" office:value="0.783" calcext:value-type="percentage">
            <text:p>78,3%</text:p>
          </table:table-cell>
          <table:table-cell table:formula="of:=[.D68]/1000" office:value-type="percentage" office:value="0.65" calcext:value-type="percentage">
            <text:p>65,0%</text:p>
          </table:table-cell>
          <table:table-cell table:formula="of:=[.E68]/1000" office:value-type="percentage" office:value="0.71" calcext:value-type="percentage">
            <text:p>71,0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raccoon</text:p>
          </table:table-cell>
          <table:table-cell office:value-type="float" office:value="895" calcext:value-type="float">
            <text:p>895</text:p>
          </table:table-cell>
          <table:table-cell office:value-type="float" office:value="770" calcext:value-type="float">
            <text:p>770</text:p>
          </table:table-cell>
          <table:table-cell office:value-type="float" office:value="828" calcext:value-type="float">
            <text:p>82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accoon</text:p>
          </table:table-cell>
          <table:table-cell table:formula="of:=[.C69]/1000" office:value-type="percentage" office:value="0.895" calcext:value-type="percentage">
            <text:p>89,5%</text:p>
          </table:table-cell>
          <table:table-cell table:formula="of:=[.D69]/1000" office:value-type="percentage" office:value="0.77" calcext:value-type="percentage">
            <text:p>77,0%</text:p>
          </table:table-cell>
          <table:table-cell table:formula="of:=[.E69]/1000" office:value-type="percentage" office:value="0.828" calcext:value-type="percentage">
            <text:p>82,8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ray</text:p>
          </table:table-cell>
          <table:table-cell office:value-type="float" office:value="820" calcext:value-type="float">
            <text:p>820</text:p>
          </table:table-cell>
          <table:table-cell office:value-type="float" office:value="730" calcext:value-type="float">
            <text:p>730</text:p>
          </table:table-cell>
          <table:table-cell office:value-type="float" office:value="772" calcext:value-type="float">
            <text:p>77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ay</text:p>
          </table:table-cell>
          <table:table-cell table:formula="of:=[.C70]/1000" office:value-type="percentage" office:value="0.82" calcext:value-type="percentage">
            <text:p>82,0%</text:p>
          </table:table-cell>
          <table:table-cell table:formula="of:=[.D70]/1000" office:value-type="percentage" office:value="0.73" calcext:value-type="percentage">
            <text:p>73,0%</text:p>
          </table:table-cell>
          <table:table-cell table:formula="of:=[.E70]/1000" office:value-type="percentage" office:value="0.772" calcext:value-type="percentage">
            <text:p>77,2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road</text:p>
          </table:table-cell>
          <table:table-cell office:value-type="float" office:value="978" calcext:value-type="float">
            <text:p>978</text:p>
          </table:table-cell>
          <table:table-cell office:value-type="float" office:value="890" calcext:value-type="float">
            <text:p>890</text:p>
          </table:table-cell>
          <table:table-cell office:value-type="float" office:value="932" calcext:value-type="float">
            <text:p>93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ad</text:p>
          </table:table-cell>
          <table:table-cell table:formula="of:=[.C71]/1000" office:value-type="percentage" office:value="0.978" calcext:value-type="percentage">
            <text:p>97,8%</text:p>
          </table:table-cell>
          <table:table-cell table:formula="of:=[.D71]/1000" office:value-type="percentage" office:value="0.89" calcext:value-type="percentage">
            <text:p>89,0%</text:p>
          </table:table-cell>
          <table:table-cell table:formula="of:=[.E71]/1000" office:value-type="percentage" office:value="0.932" calcext:value-type="percentage">
            <text:p>93,2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rocket</text:p>
          </table:table-cell>
          <table:table-cell office:value-type="float" office:value="938" calcext:value-type="float">
            <text:p>938</text:p>
          </table:table-cell>
          <table:table-cell office:value-type="float" office:value="910" calcext:value-type="float">
            <text:p>910</text:p>
          </table:table-cell>
          <table:table-cell office:value-type="float" office:value="924" calcext:value-type="float">
            <text:p>92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cket</text:p>
          </table:table-cell>
          <table:table-cell table:formula="of:=[.C72]/1000" office:value-type="percentage" office:value="0.938" calcext:value-type="percentage">
            <text:p>93,8%</text:p>
          </table:table-cell>
          <table:table-cell table:formula="of:=[.D72]/1000" office:value-type="percentage" office:value="0.91" calcext:value-type="percentage">
            <text:p>91,0%</text:p>
          </table:table-cell>
          <table:table-cell table:formula="of:=[.E72]/1000" office:value-type="percentage" office:value="0.924" calcext:value-type="percentage">
            <text:p>92,4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rose</text:p>
          </table:table-cell>
          <table:table-cell office:value-type="float" office:value="838" calcext:value-type="float">
            <text:p>838</text:p>
          </table:table-cell>
          <table:table-cell office:value-type="float" office:value="830" calcext:value-type="float">
            <text:p>830</text:p>
          </table:table-cell>
          <table:table-cell office:value-type="float" office:value="834" calcext:value-type="float">
            <text:p>83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se</text:p>
          </table:table-cell>
          <table:table-cell table:formula="of:=[.C73]/1000" office:value-type="percentage" office:value="0.838" calcext:value-type="percentage">
            <text:p>83,8%</text:p>
          </table:table-cell>
          <table:table-cell table:formula="of:=[.D73]/1000" office:value-type="percentage" office:value="0.83" calcext:value-type="percentage">
            <text:p>83,0%</text:p>
          </table:table-cell>
          <table:table-cell table:formula="of:=[.E73]/1000" office:value-type="percentage" office:value="0.834" calcext:value-type="percentage">
            <text:p>83,4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sea</text:p>
          </table:table-cell>
          <table:table-cell office:value-type="float" office:value="879" calcext:value-type="float">
            <text:p>879</text:p>
          </table:table-cell>
          <table:table-cell office:value-type="float" office:value="870" calcext:value-type="float">
            <text:p>870</text:p>
          </table:table-cell>
          <table:table-cell office:value-type="float" office:value="874" calcext:value-type="float">
            <text:p>87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ea</text:p>
          </table:table-cell>
          <table:table-cell table:formula="of:=[.C74]/1000" office:value-type="percentage" office:value="0.879" calcext:value-type="percentage">
            <text:p>87,9%</text:p>
          </table:table-cell>
          <table:table-cell table:formula="of:=[.D74]/1000" office:value-type="percentage" office:value="0.87" calcext:value-type="percentage">
            <text:p>87,0%</text:p>
          </table:table-cell>
          <table:table-cell table:formula="of:=[.E74]/1000" office:value-type="percentage" office:value="0.874" calcext:value-type="percentage">
            <text:p>87,4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seal</text:p>
          </table:table-cell>
          <table:table-cell office:value-type="float" office:value="729" calcext:value-type="float">
            <text:p>729</text:p>
          </table:table-cell>
          <table:table-cell office:value-type="float" office:value="700" calcext:value-type="float">
            <text:p>700</text:p>
          </table:table-cell>
          <table:table-cell office:value-type="float" office:value="714" calcext:value-type="float">
            <text:p>71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eal</text:p>
          </table:table-cell>
          <table:table-cell table:formula="of:=[.C75]/1000" office:value-type="percentage" office:value="0.729" calcext:value-type="percentage">
            <text:p>72,9%</text:p>
          </table:table-cell>
          <table:table-cell table:formula="of:=[.D75]/1000" office:value-type="percentage" office:value="0.7" calcext:value-type="percentage">
            <text:p>70,0%</text:p>
          </table:table-cell>
          <table:table-cell table:formula="of:=[.E75]/1000" office:value-type="percentage" office:value="0.714" calcext:value-type="percentage">
            <text:p>71,4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shark</text:p>
          </table:table-cell>
          <table:table-cell office:value-type="float" office:value="835" calcext:value-type="float">
            <text:p>835</text:p>
          </table:table-cell>
          <table:table-cell office:value-type="float" office:value="910" calcext:value-type="float">
            <text:p>910</text:p>
          </table:table-cell>
          <table:table-cell office:value-type="float" office:value="871" calcext:value-type="float">
            <text:p>87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hark</text:p>
          </table:table-cell>
          <table:table-cell table:formula="of:=[.C76]/1000" office:value-type="percentage" office:value="0.835" calcext:value-type="percentage">
            <text:p>83,5%</text:p>
          </table:table-cell>
          <table:table-cell table:formula="of:=[.D76]/1000" office:value-type="percentage" office:value="0.91" calcext:value-type="percentage">
            <text:p>91,0%</text:p>
          </table:table-cell>
          <table:table-cell table:formula="of:=[.E76]/1000" office:value-type="percentage" office:value="0.871" calcext:value-type="percentage">
            <text:p>87,1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shrew</text:p>
          </table:table-cell>
          <table:table-cell office:value-type="float" office:value="649" calcext:value-type="float">
            <text:p>649</text:p>
          </table:table-cell>
          <table:table-cell office:value-type="float" office:value="850" calcext:value-type="float">
            <text:p>850</text:p>
          </table:table-cell>
          <table:table-cell office:value-type="float" office:value="736" calcext:value-type="float">
            <text:p>73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hrew</text:p>
          </table:table-cell>
          <table:table-cell table:formula="of:=[.C77]/1000" office:value-type="percentage" office:value="0.649" calcext:value-type="percentage">
            <text:p>64,9%</text:p>
          </table:table-cell>
          <table:table-cell table:formula="of:=[.D77]/1000" office:value-type="percentage" office:value="0.85" calcext:value-type="percentage">
            <text:p>85,0%</text:p>
          </table:table-cell>
          <table:table-cell table:formula="of:=[.E77]/1000" office:value-type="percentage" office:value="0.736" calcext:value-type="percentage">
            <text:p>73,6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skunk</text:p>
          </table:table-cell>
          <table:table-cell table:number-columns-repeated="3" office:value-type="float" office:value="910" calcext:value-type="float">
            <text:p>9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kunk</text:p>
          </table:table-cell>
          <table:table-cell table:formula="of:=[.C78]/1000" office:value-type="percentage" office:value="0.91" calcext:value-type="percentage">
            <text:p>91,0%</text:p>
          </table:table-cell>
          <table:table-cell table:formula="of:=[.D78]/1000" office:value-type="percentage" office:value="0.91" calcext:value-type="percentage">
            <text:p>91,0%</text:p>
          </table:table-cell>
          <table:table-cell table:formula="of:=[.E78]/1000" office:value-type="percentage" office:value="0.91" calcext:value-type="percentage">
            <text:p>91,0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skyscraper</text:p>
          </table:table-cell>
          <table:table-cell office:value-type="float" office:value="938" calcext:value-type="float">
            <text:p>938</text:p>
          </table:table-cell>
          <table:table-cell office:value-type="float" office:value="900" calcext:value-type="float">
            <text:p>900</text:p>
          </table:table-cell>
          <table:table-cell office:value-type="float" office:value="918" calcext:value-type="float">
            <text:p>91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kyscraper</text:p>
          </table:table-cell>
          <table:table-cell table:formula="of:=[.C79]/1000" office:value-type="percentage" office:value="0.938" calcext:value-type="percentage">
            <text:p>93,8%</text:p>
          </table:table-cell>
          <table:table-cell table:formula="of:=[.D79]/1000" office:value-type="percentage" office:value="0.9" calcext:value-type="percentage">
            <text:p>90,0%</text:p>
          </table:table-cell>
          <table:table-cell table:formula="of:=[.E79]/1000" office:value-type="percentage" office:value="0.918" calcext:value-type="percentage">
            <text:p>91,8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snail</text:p>
          </table:table-cell>
          <table:table-cell office:value-type="float" office:value="614" calcext:value-type="float">
            <text:p>614</text:p>
          </table:table-cell>
          <table:table-cell office:value-type="float" office:value="860" calcext:value-type="float">
            <text:p>860</text:p>
          </table:table-cell>
          <table:table-cell office:value-type="float" office:value="717" calcext:value-type="float">
            <text:p>71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nail</text:p>
          </table:table-cell>
          <table:table-cell table:formula="of:=[.C80]/1000" office:value-type="percentage" office:value="0.614" calcext:value-type="percentage">
            <text:p>61,4%</text:p>
          </table:table-cell>
          <table:table-cell table:formula="of:=[.D80]/1000" office:value-type="percentage" office:value="0.86" calcext:value-type="percentage">
            <text:p>86,0%</text:p>
          </table:table-cell>
          <table:table-cell table:formula="of:=[.E80]/1000" office:value-type="percentage" office:value="0.717" calcext:value-type="percentage">
            <text:p>71,7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snake</text:p>
          </table:table-cell>
          <table:table-cell office:value-type="float" office:value="538" calcext:value-type="float">
            <text:p>538</text:p>
          </table:table-cell>
          <table:table-cell office:value-type="float" office:value="770" calcext:value-type="float">
            <text:p>770</text:p>
          </table:table-cell>
          <table:table-cell office:value-type="float" office:value="634" calcext:value-type="float">
            <text:p>63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nake</text:p>
          </table:table-cell>
          <table:table-cell table:formula="of:=[.C81]/1000" office:value-type="percentage" office:value="0.538" calcext:value-type="percentage">
            <text:p>53,8%</text:p>
          </table:table-cell>
          <table:table-cell table:formula="of:=[.D81]/1000" office:value-type="percentage" office:value="0.77" calcext:value-type="percentage">
            <text:p>77,0%</text:p>
          </table:table-cell>
          <table:table-cell table:formula="of:=[.E81]/1000" office:value-type="percentage" office:value="0.634" calcext:value-type="percentage">
            <text:p>63,4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spider</text:p>
          </table:table-cell>
          <table:table-cell office:value-type="float" office:value="900" calcext:value-type="float">
            <text:p>900</text:p>
          </table:table-cell>
          <table:table-cell office:value-type="float" office:value="630" calcext:value-type="float">
            <text:p>630</text:p>
          </table:table-cell>
          <table:table-cell office:value-type="float" office:value="741" calcext:value-type="float">
            <text:p>74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pider</text:p>
          </table:table-cell>
          <table:table-cell table:formula="of:=[.C82]/1000" office:value-type="percentage" office:value="0.9" calcext:value-type="percentage">
            <text:p>90,0%</text:p>
          </table:table-cell>
          <table:table-cell table:formula="of:=[.D82]/1000" office:value-type="percentage" office:value="0.63" calcext:value-type="percentage">
            <text:p>63,0%</text:p>
          </table:table-cell>
          <table:table-cell table:formula="of:=[.E82]/1000" office:value-type="percentage" office:value="0.741" calcext:value-type="percentage">
            <text:p>74,1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squirrel</text:p>
          </table:table-cell>
          <table:table-cell office:value-type="float" office:value="652" calcext:value-type="float">
            <text:p>652</text:p>
          </table:table-cell>
          <table:table-cell office:value-type="float" office:value="750" calcext:value-type="float">
            <text:p>750</text:p>
          </table:table-cell>
          <table:table-cell office:value-type="float" office:value="698" calcext:value-type="float">
            <text:p>69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quirrel</text:p>
          </table:table-cell>
          <table:table-cell table:formula="of:=[.C83]/1000" office:value-type="percentage" office:value="0.652" calcext:value-type="percentage">
            <text:p>65,2%</text:p>
          </table:table-cell>
          <table:table-cell table:formula="of:=[.D83]/1000" office:value-type="percentage" office:value="0.75" calcext:value-type="percentage">
            <text:p>75,0%</text:p>
          </table:table-cell>
          <table:table-cell table:formula="of:=[.E83]/1000" office:value-type="percentage" office:value="0.698" calcext:value-type="percentage">
            <text:p>69,8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streetcar</text:p>
          </table:table-cell>
          <table:table-cell office:value-type="float" office:value="672" calcext:value-type="float">
            <text:p>672</text:p>
          </table:table-cell>
          <table:table-cell office:value-type="float" office:value="860" calcext:value-type="float">
            <text:p>860</text:p>
          </table:table-cell>
          <table:table-cell office:value-type="float" office:value="754" calcext:value-type="float">
            <text:p>75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treetcar</text:p>
          </table:table-cell>
          <table:table-cell table:formula="of:=[.C84]/1000" office:value-type="percentage" office:value="0.672" calcext:value-type="percentage">
            <text:p>67,2%</text:p>
          </table:table-cell>
          <table:table-cell table:formula="of:=[.D84]/1000" office:value-type="percentage" office:value="0.86" calcext:value-type="percentage">
            <text:p>86,0%</text:p>
          </table:table-cell>
          <table:table-cell table:formula="of:=[.E84]/1000" office:value-type="percentage" office:value="0.754" calcext:value-type="percentage">
            <text:p>75,4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sunflower</text:p>
          </table:table-cell>
          <table:table-cell office:value-type="float" office:value="737" calcext:value-type="float">
            <text:p>737</text:p>
          </table:table-cell>
          <table:table-cell office:value-type="float" office:value="840" calcext:value-type="float">
            <text:p>840</text:p>
          </table:table-cell>
          <table:table-cell office:value-type="float" office:value="785" calcext:value-type="float">
            <text:p>78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unflower</text:p>
          </table:table-cell>
          <table:table-cell table:formula="of:=[.C85]/1000" office:value-type="percentage" office:value="0.737" calcext:value-type="percentage">
            <text:p>73,7%</text:p>
          </table:table-cell>
          <table:table-cell table:formula="of:=[.D85]/1000" office:value-type="percentage" office:value="0.84" calcext:value-type="percentage">
            <text:p>84,0%</text:p>
          </table:table-cell>
          <table:table-cell table:formula="of:=[.E85]/1000" office:value-type="percentage" office:value="0.785" calcext:value-type="percentage">
            <text:p>78,5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sweet_pepper</text:p>
          </table:table-cell>
          <table:table-cell office:value-type="float" office:value="949" calcext:value-type="float">
            <text:p>949</text:p>
          </table:table-cell>
          <table:table-cell office:value-type="float" office:value="750" calcext:value-type="float">
            <text:p>750</text:p>
          </table:table-cell>
          <table:table-cell office:value-type="float" office:value="838" calcext:value-type="float">
            <text:p>83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weet_pepper</text:p>
          </table:table-cell>
          <table:table-cell table:formula="of:=[.C86]/1000" office:value-type="percentage" office:value="0.949" calcext:value-type="percentage">
            <text:p>94,9%</text:p>
          </table:table-cell>
          <table:table-cell table:formula="of:=[.D86]/1000" office:value-type="percentage" office:value="0.75" calcext:value-type="percentage">
            <text:p>75,0%</text:p>
          </table:table-cell>
          <table:table-cell table:formula="of:=[.E86]/1000" office:value-type="percentage" office:value="0.838" calcext:value-type="percentage">
            <text:p>83,8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table</text:p>
          </table:table-cell>
          <table:table-cell office:value-type="float" office:value="645" calcext:value-type="float">
            <text:p>645</text:p>
          </table:table-cell>
          <table:table-cell office:value-type="float" office:value="780" calcext:value-type="float">
            <text:p>780</text:p>
          </table:table-cell>
          <table:table-cell office:value-type="float" office:value="706" calcext:value-type="float">
            <text:p>70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able</text:p>
          </table:table-cell>
          <table:table-cell table:formula="of:=[.C87]/1000" office:value-type="percentage" office:value="0.645" calcext:value-type="percentage">
            <text:p>64,5%</text:p>
          </table:table-cell>
          <table:table-cell table:formula="of:=[.D87]/1000" office:value-type="percentage" office:value="0.78" calcext:value-type="percentage">
            <text:p>78,0%</text:p>
          </table:table-cell>
          <table:table-cell table:formula="of:=[.E87]/1000" office:value-type="percentage" office:value="0.706" calcext:value-type="percentage">
            <text:p>70,6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tank</text:p>
          </table:table-cell>
          <table:table-cell office:value-type="float" office:value="875" calcext:value-type="float">
            <text:p>875</text:p>
          </table:table-cell>
          <table:table-cell office:value-type="float" office:value="840" calcext:value-type="float">
            <text:p>840</text:p>
          </table:table-cell>
          <table:table-cell office:value-type="float" office:value="857" calcext:value-type="float">
            <text:p>85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ank</text:p>
          </table:table-cell>
          <table:table-cell table:formula="of:=[.C88]/1000" office:value-type="percentage" office:value="0.875" calcext:value-type="percentage">
            <text:p>87,5%</text:p>
          </table:table-cell>
          <table:table-cell table:formula="of:=[.D88]/1000" office:value-type="percentage" office:value="0.84" calcext:value-type="percentage">
            <text:p>84,0%</text:p>
          </table:table-cell>
          <table:table-cell table:formula="of:=[.E88]/1000" office:value-type="percentage" office:value="0.857" calcext:value-type="percentage">
            <text:p>85,7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telephone</text:p>
          </table:table-cell>
          <table:table-cell office:value-type="float" office:value="750" calcext:value-type="float">
            <text:p>750</text:p>
          </table:table-cell>
          <table:table-cell office:value-type="float" office:value="810" calcext:value-type="float">
            <text:p>810</text:p>
          </table:table-cell>
          <table:table-cell office:value-type="float" office:value="779" calcext:value-type="float">
            <text:p>77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elephone</text:p>
          </table:table-cell>
          <table:table-cell table:formula="of:=[.C89]/1000" office:value-type="percentage" office:value="0.75" calcext:value-type="percentage">
            <text:p>75,0%</text:p>
          </table:table-cell>
          <table:table-cell table:formula="of:=[.D89]/1000" office:value-type="percentage" office:value="0.81" calcext:value-type="percentage">
            <text:p>81,0%</text:p>
          </table:table-cell>
          <table:table-cell table:formula="of:=[.E89]/1000" office:value-type="percentage" office:value="0.779" calcext:value-type="percentage">
            <text:p>77,9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television</text:p>
          </table:table-cell>
          <table:table-cell office:value-type="float" office:value="731" calcext:value-type="float">
            <text:p>731</text:p>
          </table:table-cell>
          <table:table-cell office:value-type="float" office:value="870" calcext:value-type="float">
            <text:p>870</text:p>
          </table:table-cell>
          <table:table-cell office:value-type="float" office:value="795" calcext:value-type="float">
            <text:p>79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elevision</text:p>
          </table:table-cell>
          <table:table-cell table:formula="of:=[.C90]/1000" office:value-type="percentage" office:value="0.731" calcext:value-type="percentage">
            <text:p>73,1%</text:p>
          </table:table-cell>
          <table:table-cell table:formula="of:=[.D90]/1000" office:value-type="percentage" office:value="0.87" calcext:value-type="percentage">
            <text:p>87,0%</text:p>
          </table:table-cell>
          <table:table-cell table:formula="of:=[.E90]/1000" office:value-type="percentage" office:value="0.795" calcext:value-type="percentage">
            <text:p>79,5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tiger</text:p>
          </table:table-cell>
          <table:table-cell office:value-type="float" office:value="577" calcext:value-type="float">
            <text:p>577</text:p>
          </table:table-cell>
          <table:table-cell office:value-type="float" office:value="860" calcext:value-type="float">
            <text:p>860</text:p>
          </table:table-cell>
          <table:table-cell office:value-type="float" office:value="691" calcext:value-type="float">
            <text:p>69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iger</text:p>
          </table:table-cell>
          <table:table-cell table:formula="of:=[.C91]/1000" office:value-type="percentage" office:value="0.577" calcext:value-type="percentage">
            <text:p>57,7%</text:p>
          </table:table-cell>
          <table:table-cell table:formula="of:=[.D91]/1000" office:value-type="percentage" office:value="0.86" calcext:value-type="percentage">
            <text:p>86,0%</text:p>
          </table:table-cell>
          <table:table-cell table:formula="of:=[.E91]/1000" office:value-type="percentage" office:value="0.691" calcext:value-type="percentage">
            <text:p>69,1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tractor</text:p>
          </table:table-cell>
          <table:table-cell office:value-type="float" office:value="855" calcext:value-type="float">
            <text:p>855</text:p>
          </table:table-cell>
          <table:table-cell office:value-type="float" office:value="650" calcext:value-type="float">
            <text:p>650</text:p>
          </table:table-cell>
          <table:table-cell office:value-type="float" office:value="739" calcext:value-type="float">
            <text:p>73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ractor</text:p>
          </table:table-cell>
          <table:table-cell table:formula="of:=[.C92]/1000" office:value-type="percentage" office:value="0.855" calcext:value-type="percentage">
            <text:p>85,5%</text:p>
          </table:table-cell>
          <table:table-cell table:formula="of:=[.D92]/1000" office:value-type="percentage" office:value="0.65" calcext:value-type="percentage">
            <text:p>65,0%</text:p>
          </table:table-cell>
          <table:table-cell table:formula="of:=[.E92]/1000" office:value-type="percentage" office:value="0.739" calcext:value-type="percentage">
            <text:p>73,9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train</text:p>
          </table:table-cell>
          <table:table-cell office:value-type="float" office:value="890" calcext:value-type="float">
            <text:p>890</text:p>
          </table:table-cell>
          <table:table-cell office:value-type="float" office:value="810" calcext:value-type="float">
            <text:p>810</text:p>
          </table:table-cell>
          <table:table-cell office:value-type="float" office:value="848" calcext:value-type="float">
            <text:p>84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rain</text:p>
          </table:table-cell>
          <table:table-cell table:formula="of:=[.C93]/1000" office:value-type="percentage" office:value="0.89" calcext:value-type="percentage">
            <text:p>89,0%</text:p>
          </table:table-cell>
          <table:table-cell table:formula="of:=[.D93]/1000" office:value-type="percentage" office:value="0.81" calcext:value-type="percentage">
            <text:p>81,0%</text:p>
          </table:table-cell>
          <table:table-cell table:formula="of:=[.E93]/1000" office:value-type="percentage" office:value="0.848" calcext:value-type="percentage">
            <text:p>84,8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trout</text:p>
          </table:table-cell>
          <table:table-cell office:value-type="float" office:value="782" calcext:value-type="float">
            <text:p>782</text:p>
          </table:table-cell>
          <table:table-cell office:value-type="float" office:value="790" calcext:value-type="float">
            <text:p>790</text:p>
          </table:table-cell>
          <table:table-cell office:value-type="float" office:value="786" calcext:value-type="float">
            <text:p>78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rout</text:p>
          </table:table-cell>
          <table:table-cell table:formula="of:=[.C94]/1000" office:value-type="percentage" office:value="0.782" calcext:value-type="percentage">
            <text:p>78,2%</text:p>
          </table:table-cell>
          <table:table-cell table:formula="of:=[.D94]/1000" office:value-type="percentage" office:value="0.79" calcext:value-type="percentage">
            <text:p>79,0%</text:p>
          </table:table-cell>
          <table:table-cell table:formula="of:=[.E94]/1000" office:value-type="percentage" office:value="0.786" calcext:value-type="percentage">
            <text:p>78,6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tulip</text:p>
          </table:table-cell>
          <table:table-cell office:value-type="float" office:value="840" calcext:value-type="float">
            <text:p>840</text:p>
          </table:table-cell>
          <table:table-cell office:value-type="float" office:value="790" calcext:value-type="float">
            <text:p>790</text:p>
          </table:table-cell>
          <table:table-cell office:value-type="float" office:value="814" calcext:value-type="float">
            <text:p>81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ulip</text:p>
          </table:table-cell>
          <table:table-cell table:formula="of:=[.C95]/1000" office:value-type="percentage" office:value="0.84" calcext:value-type="percentage">
            <text:p>84,0%</text:p>
          </table:table-cell>
          <table:table-cell table:formula="of:=[.D95]/1000" office:value-type="percentage" office:value="0.79" calcext:value-type="percentage">
            <text:p>79,0%</text:p>
          </table:table-cell>
          <table:table-cell table:formula="of:=[.E95]/1000" office:value-type="percentage" office:value="0.814" calcext:value-type="percentage">
            <text:p>81,4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turtle</text:p>
          </table:table-cell>
          <table:table-cell office:value-type="float" office:value="794" calcext:value-type="float">
            <text:p>794</text:p>
          </table:table-cell>
          <table:table-cell office:value-type="float" office:value="810" calcext:value-type="float">
            <text:p>810</text:p>
          </table:table-cell>
          <table:table-cell office:value-type="float" office:value="802" calcext:value-type="float">
            <text:p>80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urtle</text:p>
          </table:table-cell>
          <table:table-cell table:formula="of:=[.C96]/1000" office:value-type="percentage" office:value="0.794" calcext:value-type="percentage">
            <text:p>79,4%</text:p>
          </table:table-cell>
          <table:table-cell table:formula="of:=[.D96]/1000" office:value-type="percentage" office:value="0.81" calcext:value-type="percentage">
            <text:p>81,0%</text:p>
          </table:table-cell>
          <table:table-cell table:formula="of:=[.E96]/1000" office:value-type="percentage" office:value="0.802" calcext:value-type="percentage">
            <text:p>80,2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wardrobe</text:p>
          </table:table-cell>
          <table:table-cell table:number-columns-repeated="3" office:value-type="float" office:value="810" calcext:value-type="float">
            <text:p>8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wardrobe</text:p>
          </table:table-cell>
          <table:table-cell table:formula="of:=[.C97]/1000" office:value-type="percentage" office:value="0.81" calcext:value-type="percentage">
            <text:p>81,0%</text:p>
          </table:table-cell>
          <table:table-cell table:formula="of:=[.D97]/1000" office:value-type="percentage" office:value="0.81" calcext:value-type="percentage">
            <text:p>81,0%</text:p>
          </table:table-cell>
          <table:table-cell table:formula="of:=[.E97]/1000" office:value-type="percentage" office:value="0.81" calcext:value-type="percentage">
            <text:p>81,0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whale</text:p>
          </table:table-cell>
          <table:table-cell office:value-type="float" office:value="885" calcext:value-type="float">
            <text:p>885</text:p>
          </table:table-cell>
          <table:table-cell office:value-type="float" office:value="850" calcext:value-type="float">
            <text:p>850</text:p>
          </table:table-cell>
          <table:table-cell office:value-type="float" office:value="867" calcext:value-type="float">
            <text:p>86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whale</text:p>
          </table:table-cell>
          <table:table-cell table:formula="of:=[.C98]/1000" office:value-type="percentage" office:value="0.885" calcext:value-type="percentage">
            <text:p>88,5%</text:p>
          </table:table-cell>
          <table:table-cell table:formula="of:=[.D98]/1000" office:value-type="percentage" office:value="0.85" calcext:value-type="percentage">
            <text:p>85,0%</text:p>
          </table:table-cell>
          <table:table-cell table:formula="of:=[.E98]/1000" office:value-type="percentage" office:value="0.867" calcext:value-type="percentage">
            <text:p>86,7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willow_tree</text:p>
          </table:table-cell>
          <table:table-cell office:value-type="float" office:value="938" calcext:value-type="float">
            <text:p>938</text:p>
          </table:table-cell>
          <table:table-cell office:value-type="float" office:value="760" calcext:value-type="float">
            <text:p>760</text:p>
          </table:table-cell>
          <table:table-cell office:value-type="float" office:value="840" calcext:value-type="float">
            <text:p>8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willow_tree</text:p>
          </table:table-cell>
          <table:table-cell table:formula="of:=[.C99]/1000" office:value-type="percentage" office:value="0.938" calcext:value-type="percentage">
            <text:p>93,8%</text:p>
          </table:table-cell>
          <table:table-cell table:formula="of:=[.D99]/1000" office:value-type="percentage" office:value="0.76" calcext:value-type="percentage">
            <text:p>76,0%</text:p>
          </table:table-cell>
          <table:table-cell table:formula="of:=[.E99]/1000" office:value-type="percentage" office:value="0.84" calcext:value-type="percentage">
            <text:p>84,0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wolf</text:p>
          </table:table-cell>
          <table:table-cell office:value-type="float" office:value="744" calcext:value-type="float">
            <text:p>744</text:p>
          </table:table-cell>
          <table:table-cell office:value-type="float" office:value="900" calcext:value-type="float">
            <text:p>900</text:p>
          </table:table-cell>
          <table:table-cell office:value-type="float" office:value="814" calcext:value-type="float">
            <text:p>81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wolf</text:p>
          </table:table-cell>
          <table:table-cell table:formula="of:=[.C100]/1000" office:value-type="percentage" office:value="0.744" calcext:value-type="percentage">
            <text:p>74,4%</text:p>
          </table:table-cell>
          <table:table-cell table:formula="of:=[.D100]/1000" office:value-type="percentage" office:value="0.9" calcext:value-type="percentage">
            <text:p>90,0%</text:p>
          </table:table-cell>
          <table:table-cell table:formula="of:=[.E100]/1000" office:value-type="percentage" office:value="0.814" calcext:value-type="percentage">
            <text:p>81,4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woman</text:p>
          </table:table-cell>
          <table:table-cell office:value-type="float" office:value="931" calcext:value-type="float">
            <text:p>931</text:p>
          </table:table-cell>
          <table:table-cell office:value-type="float" office:value="670" calcext:value-type="float">
            <text:p>670</text:p>
          </table:table-cell>
          <table:table-cell office:value-type="float" office:value="779" calcext:value-type="float">
            <text:p>77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woman</text:p>
          </table:table-cell>
          <table:table-cell table:formula="of:=[.C101]/1000" office:value-type="percentage" office:value="0.931" calcext:value-type="percentage">
            <text:p>93,1%</text:p>
          </table:table-cell>
          <table:table-cell table:formula="of:=[.D101]/1000" office:value-type="percentage" office:value="0.67" calcext:value-type="percentage">
            <text:p>67,0%</text:p>
          </table:table-cell>
          <table:table-cell table:formula="of:=[.E101]/1000" office:value-type="percentage" office:value="0.779" calcext:value-type="percentage">
            <text:p>77,9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worm</text:p>
          </table:table-cell>
          <table:table-cell office:value-type="float" office:value="890" calcext:value-type="float">
            <text:p>890</text:p>
          </table:table-cell>
          <table:table-cell office:value-type="float" office:value="730" calcext:value-type="float">
            <text:p>730</text:p>
          </table:table-cell>
          <table:table-cell office:value-type="float" office:value="802" calcext:value-type="float">
            <text:p>80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worm</text:p>
          </table:table-cell>
          <table:table-cell table:formula="of:=[.C102]/1000" office:value-type="percentage" office:value="0.89" calcext:value-type="percentage">
            <text:p>89,0%</text:p>
          </table:table-cell>
          <table:table-cell table:formula="of:=[.D102]/1000" office:value-type="percentage" office:value="0.73" calcext:value-type="percentage">
            <text:p>73,0%</text:p>
          </table:table-cell>
          <table:table-cell table:formula="of:=[.E102]/1000" office:value-type="percentage" office:value="0.802" calcext:value-type="percentage">
            <text:p>80,2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accuracy</text:p>
          </table:table-cell>
          <table:table-cell table:number-columns-repeated="2"/>
          <table:table-cell table:formula="of:=[.E104]/1000" office:value-type="percentage" office:value="0.8" calcext:value-type="percentage">
            <text:p>80,0%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macro avg</text:p>
          </table:table-cell>
          <table:table-cell office:value-type="float" office:value="819" calcext:value-type="float">
            <text:p>819</text:p>
          </table:table-cell>
          <table:table-cell office:value-type="float" office:value="800" calcext:value-type="float">
            <text:p>800</text:p>
          </table:table-cell>
          <table:table-cell office:value-type="float" office:value="803" calcext:value-type="float">
            <text:p>803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macro avg</text:p>
          </table:table-cell>
          <table:table-cell table:formula="of:=[.C105]/1000" office:value-type="percentage" office:value="0.819" calcext:value-type="percentage">
            <text:p>81,9%</text:p>
          </table:table-cell>
          <table:table-cell table:formula="of:=[.D105]/1000" office:value-type="percentage" office:value="0.8" calcext:value-type="percentage">
            <text:p>80,0%</text:p>
          </table:table-cell>
          <table:table-cell table:formula="of:=[.E105]/1000" office:value-type="percentage" office:value="0.803" calcext:value-type="percentage">
            <text:p>80,3%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weighted avg</text:p>
          </table:table-cell>
          <table:table-cell office:value-type="float" office:value="819" calcext:value-type="float">
            <text:p>819</text:p>
          </table:table-cell>
          <table:table-cell office:value-type="float" office:value="800" calcext:value-type="float">
            <text:p>800</text:p>
          </table:table-cell>
          <table:table-cell office:value-type="float" office:value="803" calcext:value-type="float">
            <text:p>803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weighted avg</text:p>
          </table:table-cell>
          <table:table-cell table:formula="of:=[.C106]/1000" office:value-type="percentage" office:value="0.819" calcext:value-type="percentage">
            <text:p>81,9%</text:p>
          </table:table-cell>
          <table:table-cell table:formula="of:=[.D106]/1000" office:value-type="percentage" office:value="0.8" calcext:value-type="percentage">
            <text:p>80,0%</text:p>
          </table:table-cell>
          <table:table-cell table:formula="of:=[.E106]/1000" office:value-type="percentage" office:value="0.803" calcext:value-type="percentage">
            <text:p>80,3%</text:p>
          </table:table-cell>
          <table:table-cell office:value-type="float" office:value="10000" calcext:value-type="float">
            <text:p>10000</text:p>
          </table:table-cell>
        </table:table-row>
      </table:table>
      <table:table table:name="OCL=6" table:style-name="ta1">
        <table:table-column table:style-name="co1" table:number-columns-repeated="8" table:default-cell-style-name="Default"/>
        <table:table-column table:style-name="co1" table:number-columns-repeated="3" table:default-cell-style-name="ce3"/>
        <table:table-column table:style-name="co1" table:default-cell-style-name="Default"/>
        <table:table-row table:style-name="ro1">
          <table:table-cell table:number-columns-repeated="8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2"/>
          <table:table-cell table:style-name="Default" office:value-type="string" calcext:value-type="string">
            <text:p>precision</text:p>
          </table:table-cell>
          <table:table-cell table:style-name="Default" office:value-type="string" calcext:value-type="string">
            <text:p>recall</text:p>
          </table:table-cell>
          <table:table-cell table:style-name="Default"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</table:table-row>
        <table:table-row table:style-name="ro1">
          <table:table-cell/>
          <table:table-cell office:value-type="string" calcext:value-type="string">
            <text:p>apple</text:p>
          </table:table-cell>
          <table:table-cell office:value-type="float" office:value="929" calcext:value-type="float">
            <text:p>929</text:p>
          </table:table-cell>
          <table:table-cell office:value-type="float" office:value="790" calcext:value-type="float">
            <text:p>790</text:p>
          </table:table-cell>
          <table:table-cell office:value-type="float" office:value="854" calcext:value-type="float">
            <text:p>85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apple</text:p>
          </table:table-cell>
          <table:table-cell table:formula="of:=[.C3]/1000" office:value-type="percentage" office:value="0.929" calcext:value-type="percentage">
            <text:p>92,9%</text:p>
          </table:table-cell>
          <table:table-cell table:formula="of:=[.D3]/1000" office:value-type="percentage" office:value="0.79" calcext:value-type="percentage">
            <text:p>79,0%</text:p>
          </table:table-cell>
          <table:table-cell table:formula="of:=[.E3]/1000" office:value-type="percentage" office:value="0.854" calcext:value-type="percentage">
            <text:p>85,4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aquarium_fish</text:p>
          </table:table-cell>
          <table:table-cell office:value-type="float" office:value="870" calcext:value-type="float">
            <text:p>870</text:p>
          </table:table-cell>
          <table:table-cell office:value-type="float" office:value="800" calcext:value-type="float">
            <text:p>800</text:p>
          </table:table-cell>
          <table:table-cell office:value-type="float" office:value="833" calcext:value-type="float">
            <text:p>83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aquarium_fish</text:p>
          </table:table-cell>
          <table:table-cell table:formula="of:=[.C4]/1000" office:value-type="percentage" office:value="0.87" calcext:value-type="percentage">
            <text:p>87,0%</text:p>
          </table:table-cell>
          <table:table-cell table:formula="of:=[.D4]/1000" office:value-type="percentage" office:value="0.8" calcext:value-type="percentage">
            <text:p>80,0%</text:p>
          </table:table-cell>
          <table:table-cell table:formula="of:=[.E4]/1000" office:value-type="percentage" office:value="0.833" calcext:value-type="percentage">
            <text:p>83,3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baby</text:p>
          </table:table-cell>
          <table:table-cell office:value-type="float" office:value="907" calcext:value-type="float">
            <text:p>907</text:p>
          </table:table-cell>
          <table:table-cell office:value-type="float" office:value="780" calcext:value-type="float">
            <text:p>780</text:p>
          </table:table-cell>
          <table:table-cell office:value-type="float" office:value="839" calcext:value-type="float">
            <text:p>83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aby</text:p>
          </table:table-cell>
          <table:table-cell table:formula="of:=[.C5]/1000" office:value-type="percentage" office:value="0.907" calcext:value-type="percentage">
            <text:p>90,7%</text:p>
          </table:table-cell>
          <table:table-cell table:formula="of:=[.D5]/1000" office:value-type="percentage" office:value="0.78" calcext:value-type="percentage">
            <text:p>78,0%</text:p>
          </table:table-cell>
          <table:table-cell table:formula="of:=[.E5]/1000" office:value-type="percentage" office:value="0.839" calcext:value-type="percentage">
            <text:p>83,9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bear</text:p>
          </table:table-cell>
          <table:table-cell office:value-type="float" office:value="790" calcext:value-type="float">
            <text:p>790</text:p>
          </table:table-cell>
          <table:table-cell office:value-type="float" office:value="830" calcext:value-type="float">
            <text:p>830</text:p>
          </table:table-cell>
          <table:table-cell office:value-type="float" office:value="810" calcext:value-type="float">
            <text:p>8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ear</text:p>
          </table:table-cell>
          <table:table-cell table:formula="of:=[.C6]/1000" office:value-type="percentage" office:value="0.79" calcext:value-type="percentage">
            <text:p>79,0%</text:p>
          </table:table-cell>
          <table:table-cell table:formula="of:=[.D6]/1000" office:value-type="percentage" office:value="0.83" calcext:value-type="percentage">
            <text:p>83,0%</text:p>
          </table:table-cell>
          <table:table-cell table:formula="of:=[.E6]/1000" office:value-type="percentage" office:value="0.81" calcext:value-type="percentage">
            <text:p>81,0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beaver</text:p>
          </table:table-cell>
          <table:table-cell office:value-type="float" office:value="904" calcext:value-type="float">
            <text:p>904</text:p>
          </table:table-cell>
          <table:table-cell office:value-type="float" office:value="750" calcext:value-type="float">
            <text:p>750</text:p>
          </table:table-cell>
          <table:table-cell office:value-type="float" office:value="820" calcext:value-type="float">
            <text:p>8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eaver</text:p>
          </table:table-cell>
          <table:table-cell table:formula="of:=[.C7]/1000" office:value-type="percentage" office:value="0.904" calcext:value-type="percentage">
            <text:p>90,4%</text:p>
          </table:table-cell>
          <table:table-cell table:formula="of:=[.D7]/1000" office:value-type="percentage" office:value="0.75" calcext:value-type="percentage">
            <text:p>75,0%</text:p>
          </table:table-cell>
          <table:table-cell table:formula="of:=[.E7]/1000" office:value-type="percentage" office:value="0.82" calcext:value-type="percentage">
            <text:p>82,0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bed</text:p>
          </table:table-cell>
          <table:table-cell office:value-type="float" office:value="518" calcext:value-type="float">
            <text:p>518</text:p>
          </table:table-cell>
          <table:table-cell office:value-type="float" office:value="870" calcext:value-type="float">
            <text:p>870</text:p>
          </table:table-cell>
          <table:table-cell office:value-type="float" office:value="649" calcext:value-type="float">
            <text:p>6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ed</text:p>
          </table:table-cell>
          <table:table-cell table:formula="of:=[.C8]/1000" office:value-type="percentage" office:value="0.518" calcext:value-type="percentage">
            <text:p>51,8%</text:p>
          </table:table-cell>
          <table:table-cell table:formula="of:=[.D8]/1000" office:value-type="percentage" office:value="0.87" calcext:value-type="percentage">
            <text:p>87,0%</text:p>
          </table:table-cell>
          <table:table-cell table:formula="of:=[.E8]/1000" office:value-type="percentage" office:value="0.649" calcext:value-type="percentage">
            <text:p>64,9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bee</text:p>
          </table:table-cell>
          <table:table-cell office:value-type="float" office:value="893" calcext:value-type="float">
            <text:p>893</text:p>
          </table:table-cell>
          <table:table-cell office:value-type="float" office:value="750" calcext:value-type="float">
            <text:p>750</text:p>
          </table:table-cell>
          <table:table-cell office:value-type="float" office:value="815" calcext:value-type="float">
            <text:p>81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ee</text:p>
          </table:table-cell>
          <table:table-cell table:formula="of:=[.C9]/1000" office:value-type="percentage" office:value="0.893" calcext:value-type="percentage">
            <text:p>89,3%</text:p>
          </table:table-cell>
          <table:table-cell table:formula="of:=[.D9]/1000" office:value-type="percentage" office:value="0.75" calcext:value-type="percentage">
            <text:p>75,0%</text:p>
          </table:table-cell>
          <table:table-cell table:formula="of:=[.E9]/1000" office:value-type="percentage" office:value="0.815" calcext:value-type="percentage">
            <text:p>81,5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beetle</text:p>
          </table:table-cell>
          <table:table-cell office:value-type="float" office:value="890" calcext:value-type="float">
            <text:p>890</text:p>
          </table:table-cell>
          <table:table-cell office:value-type="float" office:value="730" calcext:value-type="float">
            <text:p>730</text:p>
          </table:table-cell>
          <table:table-cell office:value-type="float" office:value="802" calcext:value-type="float">
            <text:p>80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eetle</text:p>
          </table:table-cell>
          <table:table-cell table:formula="of:=[.C10]/1000" office:value-type="percentage" office:value="0.89" calcext:value-type="percentage">
            <text:p>89,0%</text:p>
          </table:table-cell>
          <table:table-cell table:formula="of:=[.D10]/1000" office:value-type="percentage" office:value="0.73" calcext:value-type="percentage">
            <text:p>73,0%</text:p>
          </table:table-cell>
          <table:table-cell table:formula="of:=[.E10]/1000" office:value-type="percentage" office:value="0.802" calcext:value-type="percentage">
            <text:p>80,2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bicycle</text:p>
          </table:table-cell>
          <table:table-cell office:value-type="float" office:value="653" calcext:value-type="float">
            <text:p>653</text:p>
          </table:table-cell>
          <table:table-cell office:value-type="float" office:value="810" calcext:value-type="float">
            <text:p>810</text:p>
          </table:table-cell>
          <table:table-cell office:value-type="float" office:value="723" calcext:value-type="float">
            <text:p>72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icycle</text:p>
          </table:table-cell>
          <table:table-cell table:formula="of:=[.C11]/1000" office:value-type="percentage" office:value="0.653" calcext:value-type="percentage">
            <text:p>65,3%</text:p>
          </table:table-cell>
          <table:table-cell table:formula="of:=[.D11]/1000" office:value-type="percentage" office:value="0.81" calcext:value-type="percentage">
            <text:p>81,0%</text:p>
          </table:table-cell>
          <table:table-cell table:formula="of:=[.E11]/1000" office:value-type="percentage" office:value="0.723" calcext:value-type="percentage">
            <text:p>72,3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bottle</text:p>
          </table:table-cell>
          <table:table-cell office:value-type="float" office:value="798" calcext:value-type="float">
            <text:p>798</text:p>
          </table:table-cell>
          <table:table-cell office:value-type="float" office:value="830" calcext:value-type="float">
            <text:p>830</text:p>
          </table:table-cell>
          <table:table-cell office:value-type="float" office:value="814" calcext:value-type="float">
            <text:p>81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ottle</text:p>
          </table:table-cell>
          <table:table-cell table:formula="of:=[.C12]/1000" office:value-type="percentage" office:value="0.798" calcext:value-type="percentage">
            <text:p>79,8%</text:p>
          </table:table-cell>
          <table:table-cell table:formula="of:=[.D12]/1000" office:value-type="percentage" office:value="0.83" calcext:value-type="percentage">
            <text:p>83,0%</text:p>
          </table:table-cell>
          <table:table-cell table:formula="of:=[.E12]/1000" office:value-type="percentage" office:value="0.814" calcext:value-type="percentage">
            <text:p>81,4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bowl</text:p>
          </table:table-cell>
          <table:table-cell office:value-type="float" office:value="897" calcext:value-type="float">
            <text:p>897</text:p>
          </table:table-cell>
          <table:table-cell office:value-type="float" office:value="700" calcext:value-type="float">
            <text:p>700</text:p>
          </table:table-cell>
          <table:table-cell office:value-type="float" office:value="787" calcext:value-type="float">
            <text:p>78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owl</text:p>
          </table:table-cell>
          <table:table-cell table:formula="of:=[.C13]/1000" office:value-type="percentage" office:value="0.897" calcext:value-type="percentage">
            <text:p>89,7%</text:p>
          </table:table-cell>
          <table:table-cell table:formula="of:=[.D13]/1000" office:value-type="percentage" office:value="0.7" calcext:value-type="percentage">
            <text:p>70,0%</text:p>
          </table:table-cell>
          <table:table-cell table:formula="of:=[.E13]/1000" office:value-type="percentage" office:value="0.787" calcext:value-type="percentage">
            <text:p>78,7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boy</text:p>
          </table:table-cell>
          <table:table-cell office:value-type="float" office:value="926" calcext:value-type="float">
            <text:p>926</text:p>
          </table:table-cell>
          <table:table-cell office:value-type="float" office:value="750" calcext:value-type="float">
            <text:p>750</text:p>
          </table:table-cell>
          <table:table-cell office:value-type="float" office:value="829" calcext:value-type="float">
            <text:p>82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oy</text:p>
          </table:table-cell>
          <table:table-cell table:formula="of:=[.C14]/1000" office:value-type="percentage" office:value="0.926" calcext:value-type="percentage">
            <text:p>92,6%</text:p>
          </table:table-cell>
          <table:table-cell table:formula="of:=[.D14]/1000" office:value-type="percentage" office:value="0.75" calcext:value-type="percentage">
            <text:p>75,0%</text:p>
          </table:table-cell>
          <table:table-cell table:formula="of:=[.E14]/1000" office:value-type="percentage" office:value="0.829" calcext:value-type="percentage">
            <text:p>82,9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bridge</text:p>
          </table:table-cell>
          <table:table-cell office:value-type="float" office:value="924" calcext:value-type="float">
            <text:p>924</text:p>
          </table:table-cell>
          <table:table-cell office:value-type="float" office:value="850" calcext:value-type="float">
            <text:p>850</text:p>
          </table:table-cell>
          <table:table-cell office:value-type="float" office:value="885" calcext:value-type="float">
            <text:p>88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ridge</text:p>
          </table:table-cell>
          <table:table-cell table:formula="of:=[.C15]/1000" office:value-type="percentage" office:value="0.924" calcext:value-type="percentage">
            <text:p>92,4%</text:p>
          </table:table-cell>
          <table:table-cell table:formula="of:=[.D15]/1000" office:value-type="percentage" office:value="0.85" calcext:value-type="percentage">
            <text:p>85,0%</text:p>
          </table:table-cell>
          <table:table-cell table:formula="of:=[.E15]/1000" office:value-type="percentage" office:value="0.885" calcext:value-type="percentage">
            <text:p>88,5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office:value-type="float" office:value="902" calcext:value-type="float">
            <text:p>902</text:p>
          </table:table-cell>
          <table:table-cell office:value-type="float" office:value="830" calcext:value-type="float">
            <text:p>830</text:p>
          </table:table-cell>
          <table:table-cell office:value-type="float" office:value="865" calcext:value-type="float">
            <text:p>86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us</text:p>
          </table:table-cell>
          <table:table-cell table:formula="of:=[.C16]/1000" office:value-type="percentage" office:value="0.902" calcext:value-type="percentage">
            <text:p>90,2%</text:p>
          </table:table-cell>
          <table:table-cell table:formula="of:=[.D16]/1000" office:value-type="percentage" office:value="0.83" calcext:value-type="percentage">
            <text:p>83,0%</text:p>
          </table:table-cell>
          <table:table-cell table:formula="of:=[.E16]/1000" office:value-type="percentage" office:value="0.865" calcext:value-type="percentage">
            <text:p>86,5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butterfly</text:p>
          </table:table-cell>
          <table:table-cell office:value-type="float" office:value="924" calcext:value-type="float">
            <text:p>924</text:p>
          </table:table-cell>
          <table:table-cell office:value-type="float" office:value="730" calcext:value-type="float">
            <text:p>730</text:p>
          </table:table-cell>
          <table:table-cell office:value-type="float" office:value="816" calcext:value-type="float">
            <text:p>81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utterfly</text:p>
          </table:table-cell>
          <table:table-cell table:formula="of:=[.C17]/1000" office:value-type="percentage" office:value="0.924" calcext:value-type="percentage">
            <text:p>92,4%</text:p>
          </table:table-cell>
          <table:table-cell table:formula="of:=[.D17]/1000" office:value-type="percentage" office:value="0.73" calcext:value-type="percentage">
            <text:p>73,0%</text:p>
          </table:table-cell>
          <table:table-cell table:formula="of:=[.E17]/1000" office:value-type="percentage" office:value="0.816" calcext:value-type="percentage">
            <text:p>81,6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camel</text:p>
          </table:table-cell>
          <table:table-cell office:value-type="float" office:value="814" calcext:value-type="float">
            <text:p>814</text:p>
          </table:table-cell>
          <table:table-cell office:value-type="float" office:value="830" calcext:value-type="float">
            <text:p>830</text:p>
          </table:table-cell>
          <table:table-cell office:value-type="float" office:value="822" calcext:value-type="float">
            <text:p>82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amel</text:p>
          </table:table-cell>
          <table:table-cell table:formula="of:=[.C18]/1000" office:value-type="percentage" office:value="0.814" calcext:value-type="percentage">
            <text:p>81,4%</text:p>
          </table:table-cell>
          <table:table-cell table:formula="of:=[.D18]/1000" office:value-type="percentage" office:value="0.83" calcext:value-type="percentage">
            <text:p>83,0%</text:p>
          </table:table-cell>
          <table:table-cell table:formula="of:=[.E18]/1000" office:value-type="percentage" office:value="0.822" calcext:value-type="percentage">
            <text:p>82,2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can</text:p>
          </table:table-cell>
          <table:table-cell office:value-type="float" office:value="939" calcext:value-type="float">
            <text:p>939</text:p>
          </table:table-cell>
          <table:table-cell office:value-type="float" office:value="770" calcext:value-type="float">
            <text:p>770</text:p>
          </table:table-cell>
          <table:table-cell office:value-type="float" office:value="846" calcext:value-type="float">
            <text:p>84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an</text:p>
          </table:table-cell>
          <table:table-cell table:formula="of:=[.C19]/1000" office:value-type="percentage" office:value="0.939" calcext:value-type="percentage">
            <text:p>93,9%</text:p>
          </table:table-cell>
          <table:table-cell table:formula="of:=[.D19]/1000" office:value-type="percentage" office:value="0.77" calcext:value-type="percentage">
            <text:p>77,0%</text:p>
          </table:table-cell>
          <table:table-cell table:formula="of:=[.E19]/1000" office:value-type="percentage" office:value="0.846" calcext:value-type="percentage">
            <text:p>84,6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castle</text:p>
          </table:table-cell>
          <table:table-cell office:value-type="float" office:value="908" calcext:value-type="float">
            <text:p>908</text:p>
          </table:table-cell>
          <table:table-cell office:value-type="float" office:value="890" calcext:value-type="float">
            <text:p>890</text:p>
          </table:table-cell>
          <table:table-cell office:value-type="float" office:value="899" calcext:value-type="float">
            <text:p>89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astle</text:p>
          </table:table-cell>
          <table:table-cell table:formula="of:=[.C20]/1000" office:value-type="percentage" office:value="0.908" calcext:value-type="percentage">
            <text:p>90,8%</text:p>
          </table:table-cell>
          <table:table-cell table:formula="of:=[.D20]/1000" office:value-type="percentage" office:value="0.89" calcext:value-type="percentage">
            <text:p>89,0%</text:p>
          </table:table-cell>
          <table:table-cell table:formula="of:=[.E20]/1000" office:value-type="percentage" office:value="0.899" calcext:value-type="percentage">
            <text:p>89,9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caterpillar</text:p>
          </table:table-cell>
          <table:table-cell office:value-type="float" office:value="645" calcext:value-type="float">
            <text:p>645</text:p>
          </table:table-cell>
          <table:table-cell office:value-type="float" office:value="890" calcext:value-type="float">
            <text:p>890</text:p>
          </table:table-cell>
          <table:table-cell office:value-type="float" office:value="748" calcext:value-type="float">
            <text:p>74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aterpillar</text:p>
          </table:table-cell>
          <table:table-cell table:formula="of:=[.C21]/1000" office:value-type="percentage" office:value="0.645" calcext:value-type="percentage">
            <text:p>64,5%</text:p>
          </table:table-cell>
          <table:table-cell table:formula="of:=[.D21]/1000" office:value-type="percentage" office:value="0.89" calcext:value-type="percentage">
            <text:p>89,0%</text:p>
          </table:table-cell>
          <table:table-cell table:formula="of:=[.E21]/1000" office:value-type="percentage" office:value="0.748" calcext:value-type="percentage">
            <text:p>74,8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cattle</text:p>
          </table:table-cell>
          <table:table-cell office:value-type="float" office:value="754" calcext:value-type="float">
            <text:p>754</text:p>
          </table:table-cell>
          <table:table-cell office:value-type="float" office:value="860" calcext:value-type="float">
            <text:p>860</text:p>
          </table:table-cell>
          <table:table-cell office:value-type="float" office:value="804" calcext:value-type="float">
            <text:p>80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attle</text:p>
          </table:table-cell>
          <table:table-cell table:formula="of:=[.C22]/1000" office:value-type="percentage" office:value="0.754" calcext:value-type="percentage">
            <text:p>75,4%</text:p>
          </table:table-cell>
          <table:table-cell table:formula="of:=[.D22]/1000" office:value-type="percentage" office:value="0.86" calcext:value-type="percentage">
            <text:p>86,0%</text:p>
          </table:table-cell>
          <table:table-cell table:formula="of:=[.E22]/1000" office:value-type="percentage" office:value="0.804" calcext:value-type="percentage">
            <text:p>80,4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chair</text:p>
          </table:table-cell>
          <table:table-cell office:value-type="float" office:value="826" calcext:value-type="float">
            <text:p>826</text:p>
          </table:table-cell>
          <table:table-cell office:value-type="float" office:value="900" calcext:value-type="float">
            <text:p>900</text:p>
          </table:table-cell>
          <table:table-cell office:value-type="float" office:value="861" calcext:value-type="float">
            <text:p>86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hair</text:p>
          </table:table-cell>
          <table:table-cell table:formula="of:=[.C23]/1000" office:value-type="percentage" office:value="0.826" calcext:value-type="percentage">
            <text:p>82,6%</text:p>
          </table:table-cell>
          <table:table-cell table:formula="of:=[.D23]/1000" office:value-type="percentage" office:value="0.9" calcext:value-type="percentage">
            <text:p>90,0%</text:p>
          </table:table-cell>
          <table:table-cell table:formula="of:=[.E23]/1000" office:value-type="percentage" office:value="0.861" calcext:value-type="percentage">
            <text:p>86,1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chimpanzee</text:p>
          </table:table-cell>
          <table:table-cell office:value-type="float" office:value="938" calcext:value-type="float">
            <text:p>938</text:p>
          </table:table-cell>
          <table:table-cell office:value-type="float" office:value="900" calcext:value-type="float">
            <text:p>900</text:p>
          </table:table-cell>
          <table:table-cell office:value-type="float" office:value="918" calcext:value-type="float">
            <text:p>91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himpanzee</text:p>
          </table:table-cell>
          <table:table-cell table:formula="of:=[.C24]/1000" office:value-type="percentage" office:value="0.938" calcext:value-type="percentage">
            <text:p>93,8%</text:p>
          </table:table-cell>
          <table:table-cell table:formula="of:=[.D24]/1000" office:value-type="percentage" office:value="0.9" calcext:value-type="percentage">
            <text:p>90,0%</text:p>
          </table:table-cell>
          <table:table-cell table:formula="of:=[.E24]/1000" office:value-type="percentage" office:value="0.918" calcext:value-type="percentage">
            <text:p>91,8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clock</text:p>
          </table:table-cell>
          <table:table-cell office:value-type="float" office:value="825" calcext:value-type="float">
            <text:p>825</text:p>
          </table:table-cell>
          <table:table-cell office:value-type="float" office:value="800" calcext:value-type="float">
            <text:p>800</text:p>
          </table:table-cell>
          <table:table-cell office:value-type="float" office:value="812" calcext:value-type="float">
            <text:p>81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lock</text:p>
          </table:table-cell>
          <table:table-cell table:formula="of:=[.C25]/1000" office:value-type="percentage" office:value="0.825" calcext:value-type="percentage">
            <text:p>82,5%</text:p>
          </table:table-cell>
          <table:table-cell table:formula="of:=[.D25]/1000" office:value-type="percentage" office:value="0.8" calcext:value-type="percentage">
            <text:p>80,0%</text:p>
          </table:table-cell>
          <table:table-cell table:formula="of:=[.E25]/1000" office:value-type="percentage" office:value="0.812" calcext:value-type="percentage">
            <text:p>81,2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cloud</text:p>
          </table:table-cell>
          <table:table-cell office:value-type="float" office:value="827" calcext:value-type="float">
            <text:p>827</text:p>
          </table:table-cell>
          <table:table-cell office:value-type="float" office:value="910" calcext:value-type="float">
            <text:p>910</text:p>
          </table:table-cell>
          <table:table-cell office:value-type="float" office:value="867" calcext:value-type="float">
            <text:p>86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loud</text:p>
          </table:table-cell>
          <table:table-cell table:formula="of:=[.C26]/1000" office:value-type="percentage" office:value="0.827" calcext:value-type="percentage">
            <text:p>82,7%</text:p>
          </table:table-cell>
          <table:table-cell table:formula="of:=[.D26]/1000" office:value-type="percentage" office:value="0.91" calcext:value-type="percentage">
            <text:p>91,0%</text:p>
          </table:table-cell>
          <table:table-cell table:formula="of:=[.E26]/1000" office:value-type="percentage" office:value="0.867" calcext:value-type="percentage">
            <text:p>86,7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cockroach</text:p>
          </table:table-cell>
          <table:table-cell office:value-type="float" office:value="757" calcext:value-type="float">
            <text:p>757</text:p>
          </table:table-cell>
          <table:table-cell office:value-type="float" office:value="870" calcext:value-type="float">
            <text:p>870</text:p>
          </table:table-cell>
          <table:table-cell office:value-type="float" office:value="809" calcext:value-type="float">
            <text:p>80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ockroach</text:p>
          </table:table-cell>
          <table:table-cell table:formula="of:=[.C27]/1000" office:value-type="percentage" office:value="0.757" calcext:value-type="percentage">
            <text:p>75,7%</text:p>
          </table:table-cell>
          <table:table-cell table:formula="of:=[.D27]/1000" office:value-type="percentage" office:value="0.87" calcext:value-type="percentage">
            <text:p>87,0%</text:p>
          </table:table-cell>
          <table:table-cell table:formula="of:=[.E27]/1000" office:value-type="percentage" office:value="0.809" calcext:value-type="percentage">
            <text:p>80,9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couch</text:p>
          </table:table-cell>
          <table:table-cell office:value-type="float" office:value="681" calcext:value-type="float">
            <text:p>681</text:p>
          </table:table-cell>
          <table:table-cell office:value-type="float" office:value="790" calcext:value-type="float">
            <text:p>790</text:p>
          </table:table-cell>
          <table:table-cell office:value-type="float" office:value="731" calcext:value-type="float">
            <text:p>73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ouch</text:p>
          </table:table-cell>
          <table:table-cell table:formula="of:=[.C28]/1000" office:value-type="percentage" office:value="0.681" calcext:value-type="percentage">
            <text:p>68,1%</text:p>
          </table:table-cell>
          <table:table-cell table:formula="of:=[.D28]/1000" office:value-type="percentage" office:value="0.79" calcext:value-type="percentage">
            <text:p>79,0%</text:p>
          </table:table-cell>
          <table:table-cell table:formula="of:=[.E28]/1000" office:value-type="percentage" office:value="0.731" calcext:value-type="percentage">
            <text:p>73,1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crab</text:p>
          </table:table-cell>
          <table:table-cell office:value-type="float" office:value="646" calcext:value-type="float">
            <text:p>646</text:p>
          </table:table-cell>
          <table:table-cell office:value-type="float" office:value="820" calcext:value-type="float">
            <text:p>820</text:p>
          </table:table-cell>
          <table:table-cell office:value-type="float" office:value="722" calcext:value-type="float">
            <text:p>72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rab</text:p>
          </table:table-cell>
          <table:table-cell table:formula="of:=[.C29]/1000" office:value-type="percentage" office:value="0.646" calcext:value-type="percentage">
            <text:p>64,6%</text:p>
          </table:table-cell>
          <table:table-cell table:formula="of:=[.D29]/1000" office:value-type="percentage" office:value="0.82" calcext:value-type="percentage">
            <text:p>82,0%</text:p>
          </table:table-cell>
          <table:table-cell table:formula="of:=[.E29]/1000" office:value-type="percentage" office:value="0.722" calcext:value-type="percentage">
            <text:p>72,2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crocodile</text:p>
          </table:table-cell>
          <table:table-cell office:value-type="float" office:value="971" calcext:value-type="float">
            <text:p>971</text:p>
          </table:table-cell>
          <table:table-cell office:value-type="float" office:value="680" calcext:value-type="float">
            <text:p>680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rocodile</text:p>
          </table:table-cell>
          <table:table-cell table:formula="of:=[.C30]/1000" office:value-type="percentage" office:value="0.971" calcext:value-type="percentage">
            <text:p>97,1%</text:p>
          </table:table-cell>
          <table:table-cell table:formula="of:=[.D30]/1000" office:value-type="percentage" office:value="0.68" calcext:value-type="percentage">
            <text:p>68,0%</text:p>
          </table:table-cell>
          <table:table-cell table:formula="of:=[.E30]/1000" office:value-type="percentage" office:value="0.8" calcext:value-type="percentage">
            <text:p>80,0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cup</text:p>
          </table:table-cell>
          <table:table-cell office:value-type="float" office:value="882" calcext:value-type="float">
            <text:p>882</text:p>
          </table:table-cell>
          <table:table-cell office:value-type="float" office:value="750" calcext:value-type="float">
            <text:p>750</text:p>
          </table:table-cell>
          <table:table-cell office:value-type="float" office:value="811" calcext:value-type="float">
            <text:p>81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up</text:p>
          </table:table-cell>
          <table:table-cell table:formula="of:=[.C31]/1000" office:value-type="percentage" office:value="0.882" calcext:value-type="percentage">
            <text:p>88,2%</text:p>
          </table:table-cell>
          <table:table-cell table:formula="of:=[.D31]/1000" office:value-type="percentage" office:value="0.75" calcext:value-type="percentage">
            <text:p>75,0%</text:p>
          </table:table-cell>
          <table:table-cell table:formula="of:=[.E31]/1000" office:value-type="percentage" office:value="0.811" calcext:value-type="percentage">
            <text:p>81,1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dinosaur</text:p>
          </table:table-cell>
          <table:table-cell office:value-type="float" office:value="703" calcext:value-type="float">
            <text:p>703</text:p>
          </table:table-cell>
          <table:table-cell office:value-type="float" office:value="780" calcext:value-type="float">
            <text:p>780</text:p>
          </table:table-cell>
          <table:table-cell office:value-type="float" office:value="739" calcext:value-type="float">
            <text:p>73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inosaur</text:p>
          </table:table-cell>
          <table:table-cell table:formula="of:=[.C32]/1000" office:value-type="percentage" office:value="0.703" calcext:value-type="percentage">
            <text:p>70,3%</text:p>
          </table:table-cell>
          <table:table-cell table:formula="of:=[.D32]/1000" office:value-type="percentage" office:value="0.78" calcext:value-type="percentage">
            <text:p>78,0%</text:p>
          </table:table-cell>
          <table:table-cell table:formula="of:=[.E32]/1000" office:value-type="percentage" office:value="0.739" calcext:value-type="percentage">
            <text:p>73,9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dolphin</text:p>
          </table:table-cell>
          <table:table-cell office:value-type="float" office:value="662" calcext:value-type="float">
            <text:p>662</text:p>
          </table:table-cell>
          <table:table-cell office:value-type="float" office:value="900" calcext:value-type="float">
            <text:p>900</text:p>
          </table:table-cell>
          <table:table-cell office:value-type="float" office:value="763" calcext:value-type="float">
            <text:p>76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olphin</text:p>
          </table:table-cell>
          <table:table-cell table:formula="of:=[.C33]/1000" office:value-type="percentage" office:value="0.662" calcext:value-type="percentage">
            <text:p>66,2%</text:p>
          </table:table-cell>
          <table:table-cell table:formula="of:=[.D33]/1000" office:value-type="percentage" office:value="0.9" calcext:value-type="percentage">
            <text:p>90,0%</text:p>
          </table:table-cell>
          <table:table-cell table:formula="of:=[.E33]/1000" office:value-type="percentage" office:value="0.763" calcext:value-type="percentage">
            <text:p>76,3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elephant</text:p>
          </table:table-cell>
          <table:table-cell office:value-type="float" office:value="798" calcext:value-type="float">
            <text:p>798</text:p>
          </table:table-cell>
          <table:table-cell office:value-type="float" office:value="790" calcext:value-type="float">
            <text:p>790</text:p>
          </table:table-cell>
          <table:table-cell office:value-type="float" office:value="794" calcext:value-type="float">
            <text:p>79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elephant</text:p>
          </table:table-cell>
          <table:table-cell table:formula="of:=[.C34]/1000" office:value-type="percentage" office:value="0.798" calcext:value-type="percentage">
            <text:p>79,8%</text:p>
          </table:table-cell>
          <table:table-cell table:formula="of:=[.D34]/1000" office:value-type="percentage" office:value="0.79" calcext:value-type="percentage">
            <text:p>79,0%</text:p>
          </table:table-cell>
          <table:table-cell table:formula="of:=[.E34]/1000" office:value-type="percentage" office:value="0.794" calcext:value-type="percentage">
            <text:p>79,4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flatfish</text:p>
          </table:table-cell>
          <table:table-cell office:value-type="float" office:value="827" calcext:value-type="float">
            <text:p>827</text:p>
          </table:table-cell>
          <table:table-cell office:value-type="float" office:value="810" calcext:value-type="float">
            <text:p>810</text:p>
          </table:table-cell>
          <table:table-cell office:value-type="float" office:value="818" calcext:value-type="float">
            <text:p>81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latfish</text:p>
          </table:table-cell>
          <table:table-cell table:formula="of:=[.C35]/1000" office:value-type="percentage" office:value="0.827" calcext:value-type="percentage">
            <text:p>82,7%</text:p>
          </table:table-cell>
          <table:table-cell table:formula="of:=[.D35]/1000" office:value-type="percentage" office:value="0.81" calcext:value-type="percentage">
            <text:p>81,0%</text:p>
          </table:table-cell>
          <table:table-cell table:formula="of:=[.E35]/1000" office:value-type="percentage" office:value="0.818" calcext:value-type="percentage">
            <text:p>81,8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forest</text:p>
          </table:table-cell>
          <table:table-cell office:value-type="float" office:value="871" calcext:value-type="float">
            <text:p>871</text:p>
          </table:table-cell>
          <table:table-cell office:value-type="float" office:value="880" calcext:value-type="float">
            <text:p>880</text:p>
          </table:table-cell>
          <table:table-cell office:value-type="float" office:value="876" calcext:value-type="float">
            <text:p>87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orest</text:p>
          </table:table-cell>
          <table:table-cell table:formula="of:=[.C36]/1000" office:value-type="percentage" office:value="0.871" calcext:value-type="percentage">
            <text:p>87,1%</text:p>
          </table:table-cell>
          <table:table-cell table:formula="of:=[.D36]/1000" office:value-type="percentage" office:value="0.88" calcext:value-type="percentage">
            <text:p>88,0%</text:p>
          </table:table-cell>
          <table:table-cell table:formula="of:=[.E36]/1000" office:value-type="percentage" office:value="0.876" calcext:value-type="percentage">
            <text:p>87,6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fox</text:p>
          </table:table-cell>
          <table:table-cell office:value-type="float" office:value="707" calcext:value-type="float">
            <text:p>707</text:p>
          </table:table-cell>
          <table:table-cell office:value-type="float" office:value="820" calcext:value-type="float">
            <text:p>820</text:p>
          </table:table-cell>
          <table:table-cell office:value-type="float" office:value="759" calcext:value-type="float">
            <text:p>75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ox</text:p>
          </table:table-cell>
          <table:table-cell table:formula="of:=[.C37]/1000" office:value-type="percentage" office:value="0.707" calcext:value-type="percentage">
            <text:p>70,7%</text:p>
          </table:table-cell>
          <table:table-cell table:formula="of:=[.D37]/1000" office:value-type="percentage" office:value="0.82" calcext:value-type="percentage">
            <text:p>82,0%</text:p>
          </table:table-cell>
          <table:table-cell table:formula="of:=[.E37]/1000" office:value-type="percentage" office:value="0.759" calcext:value-type="percentage">
            <text:p>75,9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girl</text:p>
          </table:table-cell>
          <table:table-cell office:value-type="float" office:value="862" calcext:value-type="float">
            <text:p>862</text:p>
          </table:table-cell>
          <table:table-cell office:value-type="float" office:value="750" calcext:value-type="float">
            <text:p>750</text:p>
          </table:table-cell>
          <table:table-cell office:value-type="float" office:value="802" calcext:value-type="float">
            <text:p>80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girl</text:p>
          </table:table-cell>
          <table:table-cell table:formula="of:=[.C38]/1000" office:value-type="percentage" office:value="0.862" calcext:value-type="percentage">
            <text:p>86,2%</text:p>
          </table:table-cell>
          <table:table-cell table:formula="of:=[.D38]/1000" office:value-type="percentage" office:value="0.75" calcext:value-type="percentage">
            <text:p>75,0%</text:p>
          </table:table-cell>
          <table:table-cell table:formula="of:=[.E38]/1000" office:value-type="percentage" office:value="0.802" calcext:value-type="percentage">
            <text:p>80,2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amster</text:p>
          </table:table-cell>
          <table:table-cell office:value-type="float" office:value="755" calcext:value-type="float">
            <text:p>755</text:p>
          </table:table-cell>
          <table:table-cell office:value-type="float" office:value="740" calcext:value-type="float">
            <text:p>740</text:p>
          </table:table-cell>
          <table:table-cell office:value-type="float" office:value="747" calcext:value-type="float">
            <text:p>74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hamster</text:p>
          </table:table-cell>
          <table:table-cell table:formula="of:=[.C39]/1000" office:value-type="percentage" office:value="0.755" calcext:value-type="percentage">
            <text:p>75,5%</text:p>
          </table:table-cell>
          <table:table-cell table:formula="of:=[.D39]/1000" office:value-type="percentage" office:value="0.74" calcext:value-type="percentage">
            <text:p>74,0%</text:p>
          </table:table-cell>
          <table:table-cell table:formula="of:=[.E39]/1000" office:value-type="percentage" office:value="0.747" calcext:value-type="percentage">
            <text:p>74,7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ouse</text:p>
          </table:table-cell>
          <table:table-cell office:value-type="float" office:value="833" calcext:value-type="float">
            <text:p>833</text:p>
          </table:table-cell>
          <table:table-cell office:value-type="float" office:value="900" calcext:value-type="float">
            <text:p>900</text:p>
          </table:table-cell>
          <table:table-cell office:value-type="float" office:value="865" calcext:value-type="float">
            <text:p>86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house</text:p>
          </table:table-cell>
          <table:table-cell table:formula="of:=[.C40]/1000" office:value-type="percentage" office:value="0.833" calcext:value-type="percentage">
            <text:p>83,3%</text:p>
          </table:table-cell>
          <table:table-cell table:formula="of:=[.D40]/1000" office:value-type="percentage" office:value="0.9" calcext:value-type="percentage">
            <text:p>90,0%</text:p>
          </table:table-cell>
          <table:table-cell table:formula="of:=[.E40]/1000" office:value-type="percentage" office:value="0.865" calcext:value-type="percentage">
            <text:p>86,5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kangaroo</text:p>
          </table:table-cell>
          <table:table-cell office:value-type="float" office:value="708" calcext:value-type="float">
            <text:p>708</text:p>
          </table:table-cell>
          <table:table-cell office:value-type="float" office:value="750" calcext:value-type="float">
            <text:p>750</text:p>
          </table:table-cell>
          <table:table-cell office:value-type="float" office:value="728" calcext:value-type="float">
            <text:p>72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kangaroo</text:p>
          </table:table-cell>
          <table:table-cell table:formula="of:=[.C41]/1000" office:value-type="percentage" office:value="0.708" calcext:value-type="percentage">
            <text:p>70,8%</text:p>
          </table:table-cell>
          <table:table-cell table:formula="of:=[.D41]/1000" office:value-type="percentage" office:value="0.75" calcext:value-type="percentage">
            <text:p>75,0%</text:p>
          </table:table-cell>
          <table:table-cell table:formula="of:=[.E41]/1000" office:value-type="percentage" office:value="0.728" calcext:value-type="percentage">
            <text:p>72,8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keyboard</text:p>
          </table:table-cell>
          <table:table-cell office:value-type="float" office:value="798" calcext:value-type="float">
            <text:p>798</text:p>
          </table:table-cell>
          <table:table-cell office:value-type="float" office:value="790" calcext:value-type="float">
            <text:p>790</text:p>
          </table:table-cell>
          <table:table-cell office:value-type="float" office:value="794" calcext:value-type="float">
            <text:p>79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keyboard</text:p>
          </table:table-cell>
          <table:table-cell table:formula="of:=[.C42]/1000" office:value-type="percentage" office:value="0.798" calcext:value-type="percentage">
            <text:p>79,8%</text:p>
          </table:table-cell>
          <table:table-cell table:formula="of:=[.D42]/1000" office:value-type="percentage" office:value="0.79" calcext:value-type="percentage">
            <text:p>79,0%</text:p>
          </table:table-cell>
          <table:table-cell table:formula="of:=[.E42]/1000" office:value-type="percentage" office:value="0.794" calcext:value-type="percentage">
            <text:p>79,4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amp</text:p>
          </table:table-cell>
          <table:table-cell office:value-type="float" office:value="827" calcext:value-type="float">
            <text:p>827</text:p>
          </table:table-cell>
          <table:table-cell office:value-type="float" office:value="620" calcext:value-type="float">
            <text:p>620</text:p>
          </table:table-cell>
          <table:table-cell office:value-type="float" office:value="709" calcext:value-type="float">
            <text:p>70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lamp</text:p>
          </table:table-cell>
          <table:table-cell table:formula="of:=[.C43]/1000" office:value-type="percentage" office:value="0.827" calcext:value-type="percentage">
            <text:p>82,7%</text:p>
          </table:table-cell>
          <table:table-cell table:formula="of:=[.D43]/1000" office:value-type="percentage" office:value="0.62" calcext:value-type="percentage">
            <text:p>62,0%</text:p>
          </table:table-cell>
          <table:table-cell table:formula="of:=[.E43]/1000" office:value-type="percentage" office:value="0.709" calcext:value-type="percentage">
            <text:p>70,9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awn_mower</text:p>
          </table:table-cell>
          <table:table-cell office:value-type="float" office:value="876" calcext:value-type="float">
            <text:p>876</text:p>
          </table:table-cell>
          <table:table-cell office:value-type="float" office:value="850" calcext:value-type="float">
            <text:p>850</text:p>
          </table:table-cell>
          <table:table-cell office:value-type="float" office:value="863" calcext:value-type="float">
            <text:p>86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lawn_mower</text:p>
          </table:table-cell>
          <table:table-cell table:formula="of:=[.C44]/1000" office:value-type="percentage" office:value="0.876" calcext:value-type="percentage">
            <text:p>87,6%</text:p>
          </table:table-cell>
          <table:table-cell table:formula="of:=[.D44]/1000" office:value-type="percentage" office:value="0.85" calcext:value-type="percentage">
            <text:p>85,0%</text:p>
          </table:table-cell>
          <table:table-cell table:formula="of:=[.E44]/1000" office:value-type="percentage" office:value="0.863" calcext:value-type="percentage">
            <text:p>86,3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eopard</text:p>
          </table:table-cell>
          <table:table-cell office:value-type="float" office:value="963" calcext:value-type="float">
            <text:p>963</text:p>
          </table:table-cell>
          <table:table-cell office:value-type="float" office:value="780" calcext:value-type="float">
            <text:p>780</text:p>
          </table:table-cell>
          <table:table-cell office:value-type="float" office:value="862" calcext:value-type="float">
            <text:p>86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leopard</text:p>
          </table:table-cell>
          <table:table-cell table:formula="of:=[.C45]/1000" office:value-type="percentage" office:value="0.963" calcext:value-type="percentage">
            <text:p>96,3%</text:p>
          </table:table-cell>
          <table:table-cell table:formula="of:=[.D45]/1000" office:value-type="percentage" office:value="0.78" calcext:value-type="percentage">
            <text:p>78,0%</text:p>
          </table:table-cell>
          <table:table-cell table:formula="of:=[.E45]/1000" office:value-type="percentage" office:value="0.862" calcext:value-type="percentage">
            <text:p>86,2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ion</text:p>
          </table:table-cell>
          <table:table-cell office:value-type="float" office:value="854" calcext:value-type="float">
            <text:p>854</text:p>
          </table:table-cell>
          <table:table-cell office:value-type="float" office:value="820" calcext:value-type="float">
            <text:p>820</text:p>
          </table:table-cell>
          <table:table-cell office:value-type="float" office:value="837" calcext:value-type="float">
            <text:p>83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lion</text:p>
          </table:table-cell>
          <table:table-cell table:formula="of:=[.C46]/1000" office:value-type="percentage" office:value="0.854" calcext:value-type="percentage">
            <text:p>85,4%</text:p>
          </table:table-cell>
          <table:table-cell table:formula="of:=[.D46]/1000" office:value-type="percentage" office:value="0.82" calcext:value-type="percentage">
            <text:p>82,0%</text:p>
          </table:table-cell>
          <table:table-cell table:formula="of:=[.E46]/1000" office:value-type="percentage" office:value="0.837" calcext:value-type="percentage">
            <text:p>83,7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izard</text:p>
          </table:table-cell>
          <table:table-cell office:value-type="float" office:value="745" calcext:value-type="float">
            <text:p>745</text:p>
          </table:table-cell>
          <table:table-cell office:value-type="float" office:value="820" calcext:value-type="float">
            <text:p>820</text:p>
          </table:table-cell>
          <table:table-cell office:value-type="float" office:value="781" calcext:value-type="float">
            <text:p>78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lizard</text:p>
          </table:table-cell>
          <table:table-cell table:formula="of:=[.C47]/1000" office:value-type="percentage" office:value="0.745" calcext:value-type="percentage">
            <text:p>74,5%</text:p>
          </table:table-cell>
          <table:table-cell table:formula="of:=[.D47]/1000" office:value-type="percentage" office:value="0.82" calcext:value-type="percentage">
            <text:p>82,0%</text:p>
          </table:table-cell>
          <table:table-cell table:formula="of:=[.E47]/1000" office:value-type="percentage" office:value="0.781" calcext:value-type="percentage">
            <text:p>78,1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bster</text:p>
          </table:table-cell>
          <table:table-cell office:value-type="float" office:value="764" calcext:value-type="float">
            <text:p>764</text:p>
          </table:table-cell>
          <table:table-cell office:value-type="float" office:value="680" calcext:value-type="float">
            <text:p>680</text:p>
          </table:table-cell>
          <table:table-cell office:value-type="float" office:value="720" calcext:value-type="float">
            <text:p>7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lobster</text:p>
          </table:table-cell>
          <table:table-cell table:formula="of:=[.C48]/1000" office:value-type="percentage" office:value="0.764" calcext:value-type="percentage">
            <text:p>76,4%</text:p>
          </table:table-cell>
          <table:table-cell table:formula="of:=[.D48]/1000" office:value-type="percentage" office:value="0.68" calcext:value-type="percentage">
            <text:p>68,0%</text:p>
          </table:table-cell>
          <table:table-cell table:formula="of:=[.E48]/1000" office:value-type="percentage" office:value="0.72" calcext:value-type="percentage">
            <text:p>72,0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man</text:p>
          </table:table-cell>
          <table:table-cell office:value-type="float" office:value="812" calcext:value-type="float">
            <text:p>812</text:p>
          </table:table-cell>
          <table:table-cell office:value-type="float" office:value="780" calcext:value-type="float">
            <text:p>780</text:p>
          </table:table-cell>
          <table:table-cell office:value-type="float" office:value="796" calcext:value-type="float">
            <text:p>79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an</text:p>
          </table:table-cell>
          <table:table-cell table:formula="of:=[.C49]/1000" office:value-type="percentage" office:value="0.812" calcext:value-type="percentage">
            <text:p>81,2%</text:p>
          </table:table-cell>
          <table:table-cell table:formula="of:=[.D49]/1000" office:value-type="percentage" office:value="0.78" calcext:value-type="percentage">
            <text:p>78,0%</text:p>
          </table:table-cell>
          <table:table-cell table:formula="of:=[.E49]/1000" office:value-type="percentage" office:value="0.796" calcext:value-type="percentage">
            <text:p>79,6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maple_tree</text:p>
          </table:table-cell>
          <table:table-cell office:value-type="float" office:value="955" calcext:value-type="float">
            <text:p>955</text:p>
          </table:table-cell>
          <table:table-cell office:value-type="float" office:value="840" calcext:value-type="float">
            <text:p>840</text:p>
          </table:table-cell>
          <table:table-cell office:value-type="float" office:value="894" calcext:value-type="float">
            <text:p>89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aple_tree</text:p>
          </table:table-cell>
          <table:table-cell table:formula="of:=[.C50]/1000" office:value-type="percentage" office:value="0.955" calcext:value-type="percentage">
            <text:p>95,5%</text:p>
          </table:table-cell>
          <table:table-cell table:formula="of:=[.D50]/1000" office:value-type="percentage" office:value="0.84" calcext:value-type="percentage">
            <text:p>84,0%</text:p>
          </table:table-cell>
          <table:table-cell table:formula="of:=[.E50]/1000" office:value-type="percentage" office:value="0.894" calcext:value-type="percentage">
            <text:p>89,4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motorcycle</text:p>
          </table:table-cell>
          <table:table-cell office:value-type="float" office:value="926" calcext:value-type="float">
            <text:p>926</text:p>
          </table:table-cell>
          <table:table-cell office:value-type="float" office:value="870" calcext:value-type="float">
            <text:p>870</text:p>
          </table:table-cell>
          <table:table-cell office:value-type="float" office:value="897" calcext:value-type="float">
            <text:p>89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otorcycle</text:p>
          </table:table-cell>
          <table:table-cell table:formula="of:=[.C51]/1000" office:value-type="percentage" office:value="0.926" calcext:value-type="percentage">
            <text:p>92,6%</text:p>
          </table:table-cell>
          <table:table-cell table:formula="of:=[.D51]/1000" office:value-type="percentage" office:value="0.87" calcext:value-type="percentage">
            <text:p>87,0%</text:p>
          </table:table-cell>
          <table:table-cell table:formula="of:=[.E51]/1000" office:value-type="percentage" office:value="0.897" calcext:value-type="percentage">
            <text:p>89,7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mountain</text:p>
          </table:table-cell>
          <table:table-cell office:value-type="float" office:value="898" calcext:value-type="float">
            <text:p>898</text:p>
          </table:table-cell>
          <table:table-cell office:value-type="float" office:value="880" calcext:value-type="float">
            <text:p>880</text:p>
          </table:table-cell>
          <table:table-cell office:value-type="float" office:value="889" calcext:value-type="float">
            <text:p>88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ountain</text:p>
          </table:table-cell>
          <table:table-cell table:formula="of:=[.C52]/1000" office:value-type="percentage" office:value="0.898" calcext:value-type="percentage">
            <text:p>89,8%</text:p>
          </table:table-cell>
          <table:table-cell table:formula="of:=[.D52]/1000" office:value-type="percentage" office:value="0.88" calcext:value-type="percentage">
            <text:p>88,0%</text:p>
          </table:table-cell>
          <table:table-cell table:formula="of:=[.E52]/1000" office:value-type="percentage" office:value="0.889" calcext:value-type="percentage">
            <text:p>88,9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mouse</text:p>
          </table:table-cell>
          <table:table-cell office:value-type="float" office:value="959" calcext:value-type="float">
            <text:p>959</text:p>
          </table:table-cell>
          <table:table-cell office:value-type="float" office:value="710" calcext:value-type="float">
            <text:p>710</text:p>
          </table:table-cell>
          <table:table-cell office:value-type="float" office:value="816" calcext:value-type="float">
            <text:p>81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ouse</text:p>
          </table:table-cell>
          <table:table-cell table:formula="of:=[.C53]/1000" office:value-type="percentage" office:value="0.959" calcext:value-type="percentage">
            <text:p>95,9%</text:p>
          </table:table-cell>
          <table:table-cell table:formula="of:=[.D53]/1000" office:value-type="percentage" office:value="0.71" calcext:value-type="percentage">
            <text:p>71,0%</text:p>
          </table:table-cell>
          <table:table-cell table:formula="of:=[.E53]/1000" office:value-type="percentage" office:value="0.816" calcext:value-type="percentage">
            <text:p>81,6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mushroom</text:p>
          </table:table-cell>
          <table:table-cell office:value-type="float" office:value="709" calcext:value-type="float">
            <text:p>709</text:p>
          </table:table-cell>
          <table:table-cell office:value-type="float" office:value="780" calcext:value-type="float">
            <text:p>780</text:p>
          </table:table-cell>
          <table:table-cell office:value-type="float" office:value="743" calcext:value-type="float">
            <text:p>74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ushroom</text:p>
          </table:table-cell>
          <table:table-cell table:formula="of:=[.C54]/1000" office:value-type="percentage" office:value="0.709" calcext:value-type="percentage">
            <text:p>70,9%</text:p>
          </table:table-cell>
          <table:table-cell table:formula="of:=[.D54]/1000" office:value-type="percentage" office:value="0.78" calcext:value-type="percentage">
            <text:p>78,0%</text:p>
          </table:table-cell>
          <table:table-cell table:formula="of:=[.E54]/1000" office:value-type="percentage" office:value="0.743" calcext:value-type="percentage">
            <text:p>74,3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oak_tree</text:p>
          </table:table-cell>
          <table:table-cell office:value-type="float" office:value="886" calcext:value-type="float">
            <text:p>886</text:p>
          </table:table-cell>
          <table:table-cell office:value-type="float" office:value="930" calcext:value-type="float">
            <text:p>930</text:p>
          </table:table-cell>
          <table:table-cell office:value-type="float" office:value="907" calcext:value-type="float">
            <text:p>90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oak_tree</text:p>
          </table:table-cell>
          <table:table-cell table:formula="of:=[.C55]/1000" office:value-type="percentage" office:value="0.886" calcext:value-type="percentage">
            <text:p>88,6%</text:p>
          </table:table-cell>
          <table:table-cell table:formula="of:=[.D55]/1000" office:value-type="percentage" office:value="0.93" calcext:value-type="percentage">
            <text:p>93,0%</text:p>
          </table:table-cell>
          <table:table-cell table:formula="of:=[.E55]/1000" office:value-type="percentage" office:value="0.907" calcext:value-type="percentage">
            <text:p>90,7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orange</text:p>
          </table:table-cell>
          <table:table-cell office:value-type="float" office:value="717" calcext:value-type="float">
            <text:p>717</text:p>
          </table:table-cell>
          <table:table-cell office:value-type="float" office:value="810" calcext:value-type="float">
            <text:p>810</text:p>
          </table:table-cell>
          <table:table-cell office:value-type="float" office:value="761" calcext:value-type="float">
            <text:p>76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orange</text:p>
          </table:table-cell>
          <table:table-cell table:formula="of:=[.C56]/1000" office:value-type="percentage" office:value="0.717" calcext:value-type="percentage">
            <text:p>71,7%</text:p>
          </table:table-cell>
          <table:table-cell table:formula="of:=[.D56]/1000" office:value-type="percentage" office:value="0.81" calcext:value-type="percentage">
            <text:p>81,0%</text:p>
          </table:table-cell>
          <table:table-cell table:formula="of:=[.E56]/1000" office:value-type="percentage" office:value="0.761" calcext:value-type="percentage">
            <text:p>76,1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orchid</text:p>
          </table:table-cell>
          <table:table-cell office:value-type="float" office:value="963" calcext:value-type="float">
            <text:p>963</text:p>
          </table:table-cell>
          <table:table-cell office:value-type="float" office:value="770" calcext:value-type="float">
            <text:p>770</text:p>
          </table:table-cell>
          <table:table-cell office:value-type="float" office:value="856" calcext:value-type="float">
            <text:p>85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orchid</text:p>
          </table:table-cell>
          <table:table-cell table:formula="of:=[.C57]/1000" office:value-type="percentage" office:value="0.963" calcext:value-type="percentage">
            <text:p>96,3%</text:p>
          </table:table-cell>
          <table:table-cell table:formula="of:=[.D57]/1000" office:value-type="percentage" office:value="0.77" calcext:value-type="percentage">
            <text:p>77,0%</text:p>
          </table:table-cell>
          <table:table-cell table:formula="of:=[.E57]/1000" office:value-type="percentage" office:value="0.856" calcext:value-type="percentage">
            <text:p>85,6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otter</text:p>
          </table:table-cell>
          <table:table-cell office:value-type="float" office:value="886" calcext:value-type="float">
            <text:p>886</text:p>
          </table:table-cell>
          <table:table-cell office:value-type="float" office:value="780" calcext:value-type="float">
            <text:p>780</text:p>
          </table:table-cell>
          <table:table-cell office:value-type="float" office:value="830" calcext:value-type="float">
            <text:p>8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otter</text:p>
          </table:table-cell>
          <table:table-cell table:formula="of:=[.C58]/1000" office:value-type="percentage" office:value="0.886" calcext:value-type="percentage">
            <text:p>88,6%</text:p>
          </table:table-cell>
          <table:table-cell table:formula="of:=[.D58]/1000" office:value-type="percentage" office:value="0.78" calcext:value-type="percentage">
            <text:p>78,0%</text:p>
          </table:table-cell>
          <table:table-cell table:formula="of:=[.E58]/1000" office:value-type="percentage" office:value="0.83" calcext:value-type="percentage">
            <text:p>83,0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palm_tree</text:p>
          </table:table-cell>
          <table:table-cell office:value-type="float" office:value="862" calcext:value-type="float">
            <text:p>862</text:p>
          </table:table-cell>
          <table:table-cell office:value-type="float" office:value="810" calcext:value-type="float">
            <text:p>810</text:p>
          </table:table-cell>
          <table:table-cell office:value-type="float" office:value="835" calcext:value-type="float">
            <text:p>83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alm_tree</text:p>
          </table:table-cell>
          <table:table-cell table:formula="of:=[.C59]/1000" office:value-type="percentage" office:value="0.862" calcext:value-type="percentage">
            <text:p>86,2%</text:p>
          </table:table-cell>
          <table:table-cell table:formula="of:=[.D59]/1000" office:value-type="percentage" office:value="0.81" calcext:value-type="percentage">
            <text:p>81,0%</text:p>
          </table:table-cell>
          <table:table-cell table:formula="of:=[.E59]/1000" office:value-type="percentage" office:value="0.835" calcext:value-type="percentage">
            <text:p>83,5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pear</text:p>
          </table:table-cell>
          <table:table-cell office:value-type="float" office:value="747" calcext:value-type="float">
            <text:p>747</text:p>
          </table:table-cell>
          <table:table-cell office:value-type="float" office:value="710" calcext:value-type="float">
            <text:p>710</text:p>
          </table:table-cell>
          <table:table-cell office:value-type="float" office:value="728" calcext:value-type="float">
            <text:p>72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ear</text:p>
          </table:table-cell>
          <table:table-cell table:formula="of:=[.C60]/1000" office:value-type="percentage" office:value="0.747" calcext:value-type="percentage">
            <text:p>74,7%</text:p>
          </table:table-cell>
          <table:table-cell table:formula="of:=[.D60]/1000" office:value-type="percentage" office:value="0.71" calcext:value-type="percentage">
            <text:p>71,0%</text:p>
          </table:table-cell>
          <table:table-cell table:formula="of:=[.E60]/1000" office:value-type="percentage" office:value="0.728" calcext:value-type="percentage">
            <text:p>72,8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pickup_truck</text:p>
          </table:table-cell>
          <table:table-cell office:value-type="float" office:value="978" calcext:value-type="float">
            <text:p>978</text:p>
          </table:table-cell>
          <table:table-cell office:value-type="float" office:value="870" calcext:value-type="float">
            <text:p>870</text:p>
          </table:table-cell>
          <table:table-cell office:value-type="float" office:value="921" calcext:value-type="float">
            <text:p>92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ickup_truck</text:p>
          </table:table-cell>
          <table:table-cell table:formula="of:=[.C61]/1000" office:value-type="percentage" office:value="0.978" calcext:value-type="percentage">
            <text:p>97,8%</text:p>
          </table:table-cell>
          <table:table-cell table:formula="of:=[.D61]/1000" office:value-type="percentage" office:value="0.87" calcext:value-type="percentage">
            <text:p>87,0%</text:p>
          </table:table-cell>
          <table:table-cell table:formula="of:=[.E61]/1000" office:value-type="percentage" office:value="0.921" calcext:value-type="percentage">
            <text:p>92,1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pine_tree</text:p>
          </table:table-cell>
          <table:table-cell office:value-type="float" office:value="906" calcext:value-type="float">
            <text:p>906</text:p>
          </table:table-cell>
          <table:table-cell office:value-type="float" office:value="870" calcext:value-type="float">
            <text:p>870</text:p>
          </table:table-cell>
          <table:table-cell office:value-type="float" office:value="888" calcext:value-type="float">
            <text:p>88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ine_tree</text:p>
          </table:table-cell>
          <table:table-cell table:formula="of:=[.C62]/1000" office:value-type="percentage" office:value="0.906" calcext:value-type="percentage">
            <text:p>90,6%</text:p>
          </table:table-cell>
          <table:table-cell table:formula="of:=[.D62]/1000" office:value-type="percentage" office:value="0.87" calcext:value-type="percentage">
            <text:p>87,0%</text:p>
          </table:table-cell>
          <table:table-cell table:formula="of:=[.E62]/1000" office:value-type="percentage" office:value="0.888" calcext:value-type="percentage">
            <text:p>88,8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plain</text:p>
          </table:table-cell>
          <table:table-cell office:value-type="float" office:value="918" calcext:value-type="float">
            <text:p>918</text:p>
          </table:table-cell>
          <table:table-cell office:value-type="float" office:value="900" calcext:value-type="float">
            <text:p>900</text:p>
          </table:table-cell>
          <table:table-cell office:value-type="float" office:value="909" calcext:value-type="float">
            <text:p>90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lain</text:p>
          </table:table-cell>
          <table:table-cell table:formula="of:=[.C63]/1000" office:value-type="percentage" office:value="0.918" calcext:value-type="percentage">
            <text:p>91,8%</text:p>
          </table:table-cell>
          <table:table-cell table:formula="of:=[.D63]/1000" office:value-type="percentage" office:value="0.9" calcext:value-type="percentage">
            <text:p>90,0%</text:p>
          </table:table-cell>
          <table:table-cell table:formula="of:=[.E63]/1000" office:value-type="percentage" office:value="0.909" calcext:value-type="percentage">
            <text:p>90,9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plate</text:p>
          </table:table-cell>
          <table:table-cell office:value-type="float" office:value="802" calcext:value-type="float">
            <text:p>802</text:p>
          </table:table-cell>
          <table:table-cell office:value-type="float" office:value="810" calcext:value-type="float">
            <text:p>810</text:p>
          </table:table-cell>
          <table:table-cell office:value-type="float" office:value="806" calcext:value-type="float">
            <text:p>80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late</text:p>
          </table:table-cell>
          <table:table-cell table:formula="of:=[.C64]/1000" office:value-type="percentage" office:value="0.802" calcext:value-type="percentage">
            <text:p>80,2%</text:p>
          </table:table-cell>
          <table:table-cell table:formula="of:=[.D64]/1000" office:value-type="percentage" office:value="0.81" calcext:value-type="percentage">
            <text:p>81,0%</text:p>
          </table:table-cell>
          <table:table-cell table:formula="of:=[.E64]/1000" office:value-type="percentage" office:value="0.806" calcext:value-type="percentage">
            <text:p>80,6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poppy</text:p>
          </table:table-cell>
          <table:table-cell office:value-type="float" office:value="779" calcext:value-type="float">
            <text:p>779</text:p>
          </table:table-cell>
          <table:table-cell office:value-type="float" office:value="740" calcext:value-type="float">
            <text:p>740</text:p>
          </table:table-cell>
          <table:table-cell office:value-type="float" office:value="759" calcext:value-type="float">
            <text:p>75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oppy</text:p>
          </table:table-cell>
          <table:table-cell table:formula="of:=[.C65]/1000" office:value-type="percentage" office:value="0.779" calcext:value-type="percentage">
            <text:p>77,9%</text:p>
          </table:table-cell>
          <table:table-cell table:formula="of:=[.D65]/1000" office:value-type="percentage" office:value="0.74" calcext:value-type="percentage">
            <text:p>74,0%</text:p>
          </table:table-cell>
          <table:table-cell table:formula="of:=[.E65]/1000" office:value-type="percentage" office:value="0.759" calcext:value-type="percentage">
            <text:p>75,9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porcupine</text:p>
          </table:table-cell>
          <table:table-cell table:number-columns-repeated="3" office:value-type="float" office:value="790" calcext:value-type="float">
            <text:p>7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orcupine</text:p>
          </table:table-cell>
          <table:table-cell table:formula="of:=[.C66]/1000" office:value-type="percentage" office:value="0.79" calcext:value-type="percentage">
            <text:p>79,0%</text:p>
          </table:table-cell>
          <table:table-cell table:formula="of:=[.D66]/1000" office:value-type="percentage" office:value="0.79" calcext:value-type="percentage">
            <text:p>79,0%</text:p>
          </table:table-cell>
          <table:table-cell table:formula="of:=[.E66]/1000" office:value-type="percentage" office:value="0.79" calcext:value-type="percentage">
            <text:p>79,0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possum</text:p>
          </table:table-cell>
          <table:table-cell office:value-type="float" office:value="648" calcext:value-type="float">
            <text:p>648</text:p>
          </table:table-cell>
          <table:table-cell office:value-type="float" office:value="830" calcext:value-type="float">
            <text:p>830</text:p>
          </table:table-cell>
          <table:table-cell office:value-type="float" office:value="728" calcext:value-type="float">
            <text:p>72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ossum</text:p>
          </table:table-cell>
          <table:table-cell table:formula="of:=[.C67]/1000" office:value-type="percentage" office:value="0.648" calcext:value-type="percentage">
            <text:p>64,8%</text:p>
          </table:table-cell>
          <table:table-cell table:formula="of:=[.D67]/1000" office:value-type="percentage" office:value="0.83" calcext:value-type="percentage">
            <text:p>83,0%</text:p>
          </table:table-cell>
          <table:table-cell table:formula="of:=[.E67]/1000" office:value-type="percentage" office:value="0.728" calcext:value-type="percentage">
            <text:p>72,8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rabbit</text:p>
          </table:table-cell>
          <table:table-cell office:value-type="float" office:value="771" calcext:value-type="float">
            <text:p>771</text:p>
          </table:table-cell>
          <table:table-cell office:value-type="float" office:value="640" calcext:value-type="float">
            <text:p>640</text:p>
          </table:table-cell>
          <table:table-cell office:value-type="float" office:value="699" calcext:value-type="float">
            <text:p>69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abbit</text:p>
          </table:table-cell>
          <table:table-cell table:formula="of:=[.C68]/1000" office:value-type="percentage" office:value="0.771" calcext:value-type="percentage">
            <text:p>77,1%</text:p>
          </table:table-cell>
          <table:table-cell table:formula="of:=[.D68]/1000" office:value-type="percentage" office:value="0.64" calcext:value-type="percentage">
            <text:p>64,0%</text:p>
          </table:table-cell>
          <table:table-cell table:formula="of:=[.E68]/1000" office:value-type="percentage" office:value="0.699" calcext:value-type="percentage">
            <text:p>69,9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raccoon</text:p>
          </table:table-cell>
          <table:table-cell office:value-type="float" office:value="926" calcext:value-type="float">
            <text:p>926</text:p>
          </table:table-cell>
          <table:table-cell office:value-type="float" office:value="750" calcext:value-type="float">
            <text:p>750</text:p>
          </table:table-cell>
          <table:table-cell office:value-type="float" office:value="829" calcext:value-type="float">
            <text:p>82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accoon</text:p>
          </table:table-cell>
          <table:table-cell table:formula="of:=[.C69]/1000" office:value-type="percentage" office:value="0.926" calcext:value-type="percentage">
            <text:p>92,6%</text:p>
          </table:table-cell>
          <table:table-cell table:formula="of:=[.D69]/1000" office:value-type="percentage" office:value="0.75" calcext:value-type="percentage">
            <text:p>75,0%</text:p>
          </table:table-cell>
          <table:table-cell table:formula="of:=[.E69]/1000" office:value-type="percentage" office:value="0.829" calcext:value-type="percentage">
            <text:p>82,9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ray</text:p>
          </table:table-cell>
          <table:table-cell office:value-type="float" office:value="831" calcext:value-type="float">
            <text:p>831</text:p>
          </table:table-cell>
          <table:table-cell office:value-type="float" office:value="740" calcext:value-type="float">
            <text:p>740</text:p>
          </table:table-cell>
          <table:table-cell office:value-type="float" office:value="783" calcext:value-type="float">
            <text:p>78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ay</text:p>
          </table:table-cell>
          <table:table-cell table:formula="of:=[.C70]/1000" office:value-type="percentage" office:value="0.831" calcext:value-type="percentage">
            <text:p>83,1%</text:p>
          </table:table-cell>
          <table:table-cell table:formula="of:=[.D70]/1000" office:value-type="percentage" office:value="0.74" calcext:value-type="percentage">
            <text:p>74,0%</text:p>
          </table:table-cell>
          <table:table-cell table:formula="of:=[.E70]/1000" office:value-type="percentage" office:value="0.783" calcext:value-type="percentage">
            <text:p>78,3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road</text:p>
          </table:table-cell>
          <table:table-cell office:value-type="float" office:value="947" calcext:value-type="float">
            <text:p>947</text:p>
          </table:table-cell>
          <table:table-cell office:value-type="float" office:value="900" calcext:value-type="float">
            <text:p>900</text:p>
          </table:table-cell>
          <table:table-cell office:value-type="float" office:value="923" calcext:value-type="float">
            <text:p>92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ad</text:p>
          </table:table-cell>
          <table:table-cell table:formula="of:=[.C71]/1000" office:value-type="percentage" office:value="0.947" calcext:value-type="percentage">
            <text:p>94,7%</text:p>
          </table:table-cell>
          <table:table-cell table:formula="of:=[.D71]/1000" office:value-type="percentage" office:value="0.9" calcext:value-type="percentage">
            <text:p>90,0%</text:p>
          </table:table-cell>
          <table:table-cell table:formula="of:=[.E71]/1000" office:value-type="percentage" office:value="0.923" calcext:value-type="percentage">
            <text:p>92,3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rocket</text:p>
          </table:table-cell>
          <table:table-cell office:value-type="float" office:value="918" calcext:value-type="float">
            <text:p>918</text:p>
          </table:table-cell>
          <table:table-cell office:value-type="float" office:value="900" calcext:value-type="float">
            <text:p>900</text:p>
          </table:table-cell>
          <table:table-cell office:value-type="float" office:value="909" calcext:value-type="float">
            <text:p>90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cket</text:p>
          </table:table-cell>
          <table:table-cell table:formula="of:=[.C72]/1000" office:value-type="percentage" office:value="0.918" calcext:value-type="percentage">
            <text:p>91,8%</text:p>
          </table:table-cell>
          <table:table-cell table:formula="of:=[.D72]/1000" office:value-type="percentage" office:value="0.9" calcext:value-type="percentage">
            <text:p>90,0%</text:p>
          </table:table-cell>
          <table:table-cell table:formula="of:=[.E72]/1000" office:value-type="percentage" office:value="0.909" calcext:value-type="percentage">
            <text:p>90,9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rose</text:p>
          </table:table-cell>
          <table:table-cell table:number-columns-repeated="3" office:value-type="float" office:value="840" calcext:value-type="float">
            <text:p>8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se</text:p>
          </table:table-cell>
          <table:table-cell table:formula="of:=[.C73]/1000" office:value-type="percentage" office:value="0.84" calcext:value-type="percentage">
            <text:p>84,0%</text:p>
          </table:table-cell>
          <table:table-cell table:formula="of:=[.D73]/1000" office:value-type="percentage" office:value="0.84" calcext:value-type="percentage">
            <text:p>84,0%</text:p>
          </table:table-cell>
          <table:table-cell table:formula="of:=[.E73]/1000" office:value-type="percentage" office:value="0.84" calcext:value-type="percentage">
            <text:p>84,0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sea</text:p>
          </table:table-cell>
          <table:table-cell office:value-type="float" office:value="871" calcext:value-type="float">
            <text:p>871</text:p>
          </table:table-cell>
          <table:table-cell office:value-type="float" office:value="880" calcext:value-type="float">
            <text:p>880</text:p>
          </table:table-cell>
          <table:table-cell office:value-type="float" office:value="876" calcext:value-type="float">
            <text:p>87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ea</text:p>
          </table:table-cell>
          <table:table-cell table:formula="of:=[.C74]/1000" office:value-type="percentage" office:value="0.871" calcext:value-type="percentage">
            <text:p>87,1%</text:p>
          </table:table-cell>
          <table:table-cell table:formula="of:=[.D74]/1000" office:value-type="percentage" office:value="0.88" calcext:value-type="percentage">
            <text:p>88,0%</text:p>
          </table:table-cell>
          <table:table-cell table:formula="of:=[.E74]/1000" office:value-type="percentage" office:value="0.876" calcext:value-type="percentage">
            <text:p>87,6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seal</text:p>
          </table:table-cell>
          <table:table-cell office:value-type="float" office:value="732" calcext:value-type="float">
            <text:p>732</text:p>
          </table:table-cell>
          <table:table-cell office:value-type="float" office:value="710" calcext:value-type="float">
            <text:p>710</text:p>
          </table:table-cell>
          <table:table-cell office:value-type="float" office:value="721" calcext:value-type="float">
            <text:p>72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eal</text:p>
          </table:table-cell>
          <table:table-cell table:formula="of:=[.C75]/1000" office:value-type="percentage" office:value="0.732" calcext:value-type="percentage">
            <text:p>73,2%</text:p>
          </table:table-cell>
          <table:table-cell table:formula="of:=[.D75]/1000" office:value-type="percentage" office:value="0.71" calcext:value-type="percentage">
            <text:p>71,0%</text:p>
          </table:table-cell>
          <table:table-cell table:formula="of:=[.E75]/1000" office:value-type="percentage" office:value="0.721" calcext:value-type="percentage">
            <text:p>72,1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shark</text:p>
          </table:table-cell>
          <table:table-cell office:value-type="float" office:value="812" calcext:value-type="float">
            <text:p>812</text:p>
          </table:table-cell>
          <table:table-cell office:value-type="float" office:value="910" calcext:value-type="float">
            <text:p>910</text:p>
          </table:table-cell>
          <table:table-cell office:value-type="float" office:value="858" calcext:value-type="float">
            <text:p>85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hark</text:p>
          </table:table-cell>
          <table:table-cell table:formula="of:=[.C76]/1000" office:value-type="percentage" office:value="0.812" calcext:value-type="percentage">
            <text:p>81,2%</text:p>
          </table:table-cell>
          <table:table-cell table:formula="of:=[.D76]/1000" office:value-type="percentage" office:value="0.91" calcext:value-type="percentage">
            <text:p>91,0%</text:p>
          </table:table-cell>
          <table:table-cell table:formula="of:=[.E76]/1000" office:value-type="percentage" office:value="0.858" calcext:value-type="percentage">
            <text:p>85,8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shrew</text:p>
          </table:table-cell>
          <table:table-cell office:value-type="float" office:value="702" calcext:value-type="float">
            <text:p>702</text:p>
          </table:table-cell>
          <table:table-cell office:value-type="float" office:value="850" calcext:value-type="float">
            <text:p>850</text:p>
          </table:table-cell>
          <table:table-cell office:value-type="float" office:value="769" calcext:value-type="float">
            <text:p>76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hrew</text:p>
          </table:table-cell>
          <table:table-cell table:formula="of:=[.C77]/1000" office:value-type="percentage" office:value="0.702" calcext:value-type="percentage">
            <text:p>70,2%</text:p>
          </table:table-cell>
          <table:table-cell table:formula="of:=[.D77]/1000" office:value-type="percentage" office:value="0.85" calcext:value-type="percentage">
            <text:p>85,0%</text:p>
          </table:table-cell>
          <table:table-cell table:formula="of:=[.E77]/1000" office:value-type="percentage" office:value="0.769" calcext:value-type="percentage">
            <text:p>76,9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skunk</text:p>
          </table:table-cell>
          <table:table-cell office:value-type="float" office:value="947" calcext:value-type="float">
            <text:p>947</text:p>
          </table:table-cell>
          <table:table-cell office:value-type="float" office:value="900" calcext:value-type="float">
            <text:p>900</text:p>
          </table:table-cell>
          <table:table-cell office:value-type="float" office:value="923" calcext:value-type="float">
            <text:p>92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kunk</text:p>
          </table:table-cell>
          <table:table-cell table:formula="of:=[.C78]/1000" office:value-type="percentage" office:value="0.947" calcext:value-type="percentage">
            <text:p>94,7%</text:p>
          </table:table-cell>
          <table:table-cell table:formula="of:=[.D78]/1000" office:value-type="percentage" office:value="0.9" calcext:value-type="percentage">
            <text:p>90,0%</text:p>
          </table:table-cell>
          <table:table-cell table:formula="of:=[.E78]/1000" office:value-type="percentage" office:value="0.923" calcext:value-type="percentage">
            <text:p>92,3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skyscraper</text:p>
          </table:table-cell>
          <table:table-cell office:value-type="float" office:value="918" calcext:value-type="float">
            <text:p>918</text:p>
          </table:table-cell>
          <table:table-cell office:value-type="float" office:value="890" calcext:value-type="float">
            <text:p>890</text:p>
          </table:table-cell>
          <table:table-cell office:value-type="float" office:value="904" calcext:value-type="float">
            <text:p>90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kyscraper</text:p>
          </table:table-cell>
          <table:table-cell table:formula="of:=[.C79]/1000" office:value-type="percentage" office:value="0.918" calcext:value-type="percentage">
            <text:p>91,8%</text:p>
          </table:table-cell>
          <table:table-cell table:formula="of:=[.D79]/1000" office:value-type="percentage" office:value="0.89" calcext:value-type="percentage">
            <text:p>89,0%</text:p>
          </table:table-cell>
          <table:table-cell table:formula="of:=[.E79]/1000" office:value-type="percentage" office:value="0.904" calcext:value-type="percentage">
            <text:p>90,4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snail</text:p>
          </table:table-cell>
          <table:table-cell office:value-type="float" office:value="656" calcext:value-type="float">
            <text:p>656</text:p>
          </table:table-cell>
          <table:table-cell office:value-type="float" office:value="840" calcext:value-type="float">
            <text:p>840</text:p>
          </table:table-cell>
          <table:table-cell office:value-type="float" office:value="737" calcext:value-type="float">
            <text:p>73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nail</text:p>
          </table:table-cell>
          <table:table-cell table:formula="of:=[.C80]/1000" office:value-type="percentage" office:value="0.656" calcext:value-type="percentage">
            <text:p>65,6%</text:p>
          </table:table-cell>
          <table:table-cell table:formula="of:=[.D80]/1000" office:value-type="percentage" office:value="0.84" calcext:value-type="percentage">
            <text:p>84,0%</text:p>
          </table:table-cell>
          <table:table-cell table:formula="of:=[.E80]/1000" office:value-type="percentage" office:value="0.737" calcext:value-type="percentage">
            <text:p>73,7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snake</text:p>
          </table:table-cell>
          <table:table-cell office:value-type="float" office:value="562" calcext:value-type="float">
            <text:p>562</text:p>
          </table:table-cell>
          <table:table-cell office:value-type="float" office:value="770" calcext:value-type="float">
            <text:p>770</text:p>
          </table:table-cell>
          <table:table-cell office:value-type="float" office:value="650" calcext:value-type="float">
            <text:p>6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nake</text:p>
          </table:table-cell>
          <table:table-cell table:formula="of:=[.C81]/1000" office:value-type="percentage" office:value="0.562" calcext:value-type="percentage">
            <text:p>56,2%</text:p>
          </table:table-cell>
          <table:table-cell table:formula="of:=[.D81]/1000" office:value-type="percentage" office:value="0.77" calcext:value-type="percentage">
            <text:p>77,0%</text:p>
          </table:table-cell>
          <table:table-cell table:formula="of:=[.E81]/1000" office:value-type="percentage" office:value="0.65" calcext:value-type="percentage">
            <text:p>65,0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spider</text:p>
          </table:table-cell>
          <table:table-cell office:value-type="float" office:value="905" calcext:value-type="float">
            <text:p>905</text:p>
          </table:table-cell>
          <table:table-cell office:value-type="float" office:value="670" calcext:value-type="float">
            <text:p>670</text:p>
          </table:table-cell>
          <table:table-cell office:value-type="float" office:value="770" calcext:value-type="float">
            <text:p>7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pider</text:p>
          </table:table-cell>
          <table:table-cell table:formula="of:=[.C82]/1000" office:value-type="percentage" office:value="0.905" calcext:value-type="percentage">
            <text:p>90,5%</text:p>
          </table:table-cell>
          <table:table-cell table:formula="of:=[.D82]/1000" office:value-type="percentage" office:value="0.67" calcext:value-type="percentage">
            <text:p>67,0%</text:p>
          </table:table-cell>
          <table:table-cell table:formula="of:=[.E82]/1000" office:value-type="percentage" office:value="0.77" calcext:value-type="percentage">
            <text:p>77,0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squirrel</text:p>
          </table:table-cell>
          <table:table-cell office:value-type="float" office:value="645" calcext:value-type="float">
            <text:p>645</text:p>
          </table:table-cell>
          <table:table-cell office:value-type="float" office:value="710" calcext:value-type="float">
            <text:p>710</text:p>
          </table:table-cell>
          <table:table-cell office:value-type="float" office:value="676" calcext:value-type="float">
            <text:p>67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quirrel</text:p>
          </table:table-cell>
          <table:table-cell table:formula="of:=[.C83]/1000" office:value-type="percentage" office:value="0.645" calcext:value-type="percentage">
            <text:p>64,5%</text:p>
          </table:table-cell>
          <table:table-cell table:formula="of:=[.D83]/1000" office:value-type="percentage" office:value="0.71" calcext:value-type="percentage">
            <text:p>71,0%</text:p>
          </table:table-cell>
          <table:table-cell table:formula="of:=[.E83]/1000" office:value-type="percentage" office:value="0.676" calcext:value-type="percentage">
            <text:p>67,6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streetcar</text:p>
          </table:table-cell>
          <table:table-cell office:value-type="float" office:value="651" calcext:value-type="float">
            <text:p>651</text:p>
          </table:table-cell>
          <table:table-cell office:value-type="float" office:value="840" calcext:value-type="float">
            <text:p>840</text:p>
          </table:table-cell>
          <table:table-cell office:value-type="float" office:value="734" calcext:value-type="float">
            <text:p>73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treetcar</text:p>
          </table:table-cell>
          <table:table-cell table:formula="of:=[.C84]/1000" office:value-type="percentage" office:value="0.651" calcext:value-type="percentage">
            <text:p>65,1%</text:p>
          </table:table-cell>
          <table:table-cell table:formula="of:=[.D84]/1000" office:value-type="percentage" office:value="0.84" calcext:value-type="percentage">
            <text:p>84,0%</text:p>
          </table:table-cell>
          <table:table-cell table:formula="of:=[.E84]/1000" office:value-type="percentage" office:value="0.734" calcext:value-type="percentage">
            <text:p>73,4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sunflower</text:p>
          </table:table-cell>
          <table:table-cell office:value-type="float" office:value="697" calcext:value-type="float">
            <text:p>697</text:p>
          </table:table-cell>
          <table:table-cell office:value-type="float" office:value="850" calcext:value-type="float">
            <text:p>850</text:p>
          </table:table-cell>
          <table:table-cell office:value-type="float" office:value="766" calcext:value-type="float">
            <text:p>76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unflower</text:p>
          </table:table-cell>
          <table:table-cell table:formula="of:=[.C85]/1000" office:value-type="percentage" office:value="0.697" calcext:value-type="percentage">
            <text:p>69,7%</text:p>
          </table:table-cell>
          <table:table-cell table:formula="of:=[.D85]/1000" office:value-type="percentage" office:value="0.85" calcext:value-type="percentage">
            <text:p>85,0%</text:p>
          </table:table-cell>
          <table:table-cell table:formula="of:=[.E85]/1000" office:value-type="percentage" office:value="0.766" calcext:value-type="percentage">
            <text:p>76,6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sweet_pepper</text:p>
          </table:table-cell>
          <table:table-cell office:value-type="float" office:value="949" calcext:value-type="float">
            <text:p>949</text:p>
          </table:table-cell>
          <table:table-cell office:value-type="float" office:value="750" calcext:value-type="float">
            <text:p>750</text:p>
          </table:table-cell>
          <table:table-cell office:value-type="float" office:value="838" calcext:value-type="float">
            <text:p>83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weet_pepper</text:p>
          </table:table-cell>
          <table:table-cell table:formula="of:=[.C86]/1000" office:value-type="percentage" office:value="0.949" calcext:value-type="percentage">
            <text:p>94,9%</text:p>
          </table:table-cell>
          <table:table-cell table:formula="of:=[.D86]/1000" office:value-type="percentage" office:value="0.75" calcext:value-type="percentage">
            <text:p>75,0%</text:p>
          </table:table-cell>
          <table:table-cell table:formula="of:=[.E86]/1000" office:value-type="percentage" office:value="0.838" calcext:value-type="percentage">
            <text:p>83,8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table</text:p>
          </table:table-cell>
          <table:table-cell office:value-type="float" office:value="684" calcext:value-type="float">
            <text:p>684</text:p>
          </table:table-cell>
          <table:table-cell office:value-type="float" office:value="800" calcext:value-type="float">
            <text:p>800</text:p>
          </table:table-cell>
          <table:table-cell office:value-type="float" office:value="737" calcext:value-type="float">
            <text:p>73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able</text:p>
          </table:table-cell>
          <table:table-cell table:formula="of:=[.C87]/1000" office:value-type="percentage" office:value="0.684" calcext:value-type="percentage">
            <text:p>68,4%</text:p>
          </table:table-cell>
          <table:table-cell table:formula="of:=[.D87]/1000" office:value-type="percentage" office:value="0.8" calcext:value-type="percentage">
            <text:p>80,0%</text:p>
          </table:table-cell>
          <table:table-cell table:formula="of:=[.E87]/1000" office:value-type="percentage" office:value="0.737" calcext:value-type="percentage">
            <text:p>73,7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tank</text:p>
          </table:table-cell>
          <table:table-cell office:value-type="float" office:value="878" calcext:value-type="float">
            <text:p>878</text:p>
          </table:table-cell>
          <table:table-cell office:value-type="float" office:value="860" calcext:value-type="float">
            <text:p>860</text:p>
          </table:table-cell>
          <table:table-cell office:value-type="float" office:value="869" calcext:value-type="float">
            <text:p>86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ank</text:p>
          </table:table-cell>
          <table:table-cell table:formula="of:=[.C88]/1000" office:value-type="percentage" office:value="0.878" calcext:value-type="percentage">
            <text:p>87,8%</text:p>
          </table:table-cell>
          <table:table-cell table:formula="of:=[.D88]/1000" office:value-type="percentage" office:value="0.86" calcext:value-type="percentage">
            <text:p>86,0%</text:p>
          </table:table-cell>
          <table:table-cell table:formula="of:=[.E88]/1000" office:value-type="percentage" office:value="0.869" calcext:value-type="percentage">
            <text:p>86,9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telephone</text:p>
          </table:table-cell>
          <table:table-cell office:value-type="float" office:value="741" calcext:value-type="float">
            <text:p>741</text:p>
          </table:table-cell>
          <table:table-cell office:value-type="float" office:value="830" calcext:value-type="float">
            <text:p>830</text:p>
          </table:table-cell>
          <table:table-cell office:value-type="float" office:value="783" calcext:value-type="float">
            <text:p>78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elephone</text:p>
          </table:table-cell>
          <table:table-cell table:formula="of:=[.C89]/1000" office:value-type="percentage" office:value="0.741" calcext:value-type="percentage">
            <text:p>74,1%</text:p>
          </table:table-cell>
          <table:table-cell table:formula="of:=[.D89]/1000" office:value-type="percentage" office:value="0.83" calcext:value-type="percentage">
            <text:p>83,0%</text:p>
          </table:table-cell>
          <table:table-cell table:formula="of:=[.E89]/1000" office:value-type="percentage" office:value="0.783" calcext:value-type="percentage">
            <text:p>78,3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television</text:p>
          </table:table-cell>
          <table:table-cell office:value-type="float" office:value="750" calcext:value-type="float">
            <text:p>750</text:p>
          </table:table-cell>
          <table:table-cell office:value-type="float" office:value="870" calcext:value-type="float">
            <text:p>870</text:p>
          </table:table-cell>
          <table:table-cell office:value-type="float" office:value="806" calcext:value-type="float">
            <text:p>80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elevision</text:p>
          </table:table-cell>
          <table:table-cell table:formula="of:=[.C90]/1000" office:value-type="percentage" office:value="0.75" calcext:value-type="percentage">
            <text:p>75,0%</text:p>
          </table:table-cell>
          <table:table-cell table:formula="of:=[.D90]/1000" office:value-type="percentage" office:value="0.87" calcext:value-type="percentage">
            <text:p>87,0%</text:p>
          </table:table-cell>
          <table:table-cell table:formula="of:=[.E90]/1000" office:value-type="percentage" office:value="0.806" calcext:value-type="percentage">
            <text:p>80,6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tiger</text:p>
          </table:table-cell>
          <table:table-cell office:value-type="float" office:value="618" calcext:value-type="float">
            <text:p>618</text:p>
          </table:table-cell>
          <table:table-cell office:value-type="float" office:value="840" calcext:value-type="float">
            <text:p>840</text:p>
          </table:table-cell>
          <table:table-cell office:value-type="float" office:value="712" calcext:value-type="float">
            <text:p>71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iger</text:p>
          </table:table-cell>
          <table:table-cell table:formula="of:=[.C91]/1000" office:value-type="percentage" office:value="0.618" calcext:value-type="percentage">
            <text:p>61,8%</text:p>
          </table:table-cell>
          <table:table-cell table:formula="of:=[.D91]/1000" office:value-type="percentage" office:value="0.84" calcext:value-type="percentage">
            <text:p>84,0%</text:p>
          </table:table-cell>
          <table:table-cell table:formula="of:=[.E91]/1000" office:value-type="percentage" office:value="0.712" calcext:value-type="percentage">
            <text:p>71,2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tractor</text:p>
          </table:table-cell>
          <table:table-cell office:value-type="float" office:value="840" calcext:value-type="float">
            <text:p>840</text:p>
          </table:table-cell>
          <table:table-cell office:value-type="float" office:value="680" calcext:value-type="float">
            <text:p>680</text:p>
          </table:table-cell>
          <table:table-cell office:value-type="float" office:value="751" calcext:value-type="float">
            <text:p>75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ractor</text:p>
          </table:table-cell>
          <table:table-cell table:formula="of:=[.C92]/1000" office:value-type="percentage" office:value="0.84" calcext:value-type="percentage">
            <text:p>84,0%</text:p>
          </table:table-cell>
          <table:table-cell table:formula="of:=[.D92]/1000" office:value-type="percentage" office:value="0.68" calcext:value-type="percentage">
            <text:p>68,0%</text:p>
          </table:table-cell>
          <table:table-cell table:formula="of:=[.E92]/1000" office:value-type="percentage" office:value="0.751" calcext:value-type="percentage">
            <text:p>75,1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train</text:p>
          </table:table-cell>
          <table:table-cell office:value-type="float" office:value="872" calcext:value-type="float">
            <text:p>872</text:p>
          </table:table-cell>
          <table:table-cell office:value-type="float" office:value="820" calcext:value-type="float">
            <text:p>820</text:p>
          </table:table-cell>
          <table:table-cell office:value-type="float" office:value="845" calcext:value-type="float">
            <text:p>84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rain</text:p>
          </table:table-cell>
          <table:table-cell table:formula="of:=[.C93]/1000" office:value-type="percentage" office:value="0.872" calcext:value-type="percentage">
            <text:p>87,2%</text:p>
          </table:table-cell>
          <table:table-cell table:formula="of:=[.D93]/1000" office:value-type="percentage" office:value="0.82" calcext:value-type="percentage">
            <text:p>82,0%</text:p>
          </table:table-cell>
          <table:table-cell table:formula="of:=[.E93]/1000" office:value-type="percentage" office:value="0.845" calcext:value-type="percentage">
            <text:p>84,5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trout</text:p>
          </table:table-cell>
          <table:table-cell office:value-type="float" office:value="781" calcext:value-type="float">
            <text:p>781</text:p>
          </table:table-cell>
          <table:table-cell office:value-type="float" office:value="820" calcext:value-type="float">
            <text:p>820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rout</text:p>
          </table:table-cell>
          <table:table-cell table:formula="of:=[.C94]/1000" office:value-type="percentage" office:value="0.781" calcext:value-type="percentage">
            <text:p>78,1%</text:p>
          </table:table-cell>
          <table:table-cell table:formula="of:=[.D94]/1000" office:value-type="percentage" office:value="0.82" calcext:value-type="percentage">
            <text:p>82,0%</text:p>
          </table:table-cell>
          <table:table-cell table:formula="of:=[.E94]/1000" office:value-type="percentage" office:value="0.8" calcext:value-type="percentage">
            <text:p>80,0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tulip</text:p>
          </table:table-cell>
          <table:table-cell office:value-type="float" office:value="840" calcext:value-type="float">
            <text:p>840</text:p>
          </table:table-cell>
          <table:table-cell office:value-type="float" office:value="790" calcext:value-type="float">
            <text:p>790</text:p>
          </table:table-cell>
          <table:table-cell office:value-type="float" office:value="814" calcext:value-type="float">
            <text:p>81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ulip</text:p>
          </table:table-cell>
          <table:table-cell table:formula="of:=[.C95]/1000" office:value-type="percentage" office:value="0.84" calcext:value-type="percentage">
            <text:p>84,0%</text:p>
          </table:table-cell>
          <table:table-cell table:formula="of:=[.D95]/1000" office:value-type="percentage" office:value="0.79" calcext:value-type="percentage">
            <text:p>79,0%</text:p>
          </table:table-cell>
          <table:table-cell table:formula="of:=[.E95]/1000" office:value-type="percentage" office:value="0.814" calcext:value-type="percentage">
            <text:p>81,4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turtle</text:p>
          </table:table-cell>
          <table:table-cell office:value-type="float" office:value="798" calcext:value-type="float">
            <text:p>798</text:p>
          </table:table-cell>
          <table:table-cell office:value-type="float" office:value="790" calcext:value-type="float">
            <text:p>790</text:p>
          </table:table-cell>
          <table:table-cell office:value-type="float" office:value="794" calcext:value-type="float">
            <text:p>79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urtle</text:p>
          </table:table-cell>
          <table:table-cell table:formula="of:=[.C96]/1000" office:value-type="percentage" office:value="0.798" calcext:value-type="percentage">
            <text:p>79,8%</text:p>
          </table:table-cell>
          <table:table-cell table:formula="of:=[.D96]/1000" office:value-type="percentage" office:value="0.79" calcext:value-type="percentage">
            <text:p>79,0%</text:p>
          </table:table-cell>
          <table:table-cell table:formula="of:=[.E96]/1000" office:value-type="percentage" office:value="0.794" calcext:value-type="percentage">
            <text:p>79,4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wardrobe</text:p>
          </table:table-cell>
          <table:table-cell office:value-type="float" office:value="814" calcext:value-type="float">
            <text:p>814</text:p>
          </table:table-cell>
          <table:table-cell office:value-type="float" office:value="790" calcext:value-type="float">
            <text:p>790</text:p>
          </table:table-cell>
          <table:table-cell office:value-type="float" office:value="802" calcext:value-type="float">
            <text:p>80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wardrobe</text:p>
          </table:table-cell>
          <table:table-cell table:formula="of:=[.C97]/1000" office:value-type="percentage" office:value="0.814" calcext:value-type="percentage">
            <text:p>81,4%</text:p>
          </table:table-cell>
          <table:table-cell table:formula="of:=[.D97]/1000" office:value-type="percentage" office:value="0.79" calcext:value-type="percentage">
            <text:p>79,0%</text:p>
          </table:table-cell>
          <table:table-cell table:formula="of:=[.E97]/1000" office:value-type="percentage" office:value="0.802" calcext:value-type="percentage">
            <text:p>80,2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whale</text:p>
          </table:table-cell>
          <table:table-cell office:value-type="float" office:value="889" calcext:value-type="float">
            <text:p>889</text:p>
          </table:table-cell>
          <table:table-cell office:value-type="float" office:value="880" calcext:value-type="float">
            <text:p>880</text:p>
          </table:table-cell>
          <table:table-cell office:value-type="float" office:value="884" calcext:value-type="float">
            <text:p>88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whale</text:p>
          </table:table-cell>
          <table:table-cell table:formula="of:=[.C98]/1000" office:value-type="percentage" office:value="0.889" calcext:value-type="percentage">
            <text:p>88,9%</text:p>
          </table:table-cell>
          <table:table-cell table:formula="of:=[.D98]/1000" office:value-type="percentage" office:value="0.88" calcext:value-type="percentage">
            <text:p>88,0%</text:p>
          </table:table-cell>
          <table:table-cell table:formula="of:=[.E98]/1000" office:value-type="percentage" office:value="0.884" calcext:value-type="percentage">
            <text:p>88,4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willow_tree</text:p>
          </table:table-cell>
          <table:table-cell office:value-type="float" office:value="928" calcext:value-type="float">
            <text:p>928</text:p>
          </table:table-cell>
          <table:table-cell office:value-type="float" office:value="770" calcext:value-type="float">
            <text:p>770</text:p>
          </table:table-cell>
          <table:table-cell office:value-type="float" office:value="842" calcext:value-type="float">
            <text:p>84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willow_tree</text:p>
          </table:table-cell>
          <table:table-cell table:formula="of:=[.C99]/1000" office:value-type="percentage" office:value="0.928" calcext:value-type="percentage">
            <text:p>92,8%</text:p>
          </table:table-cell>
          <table:table-cell table:formula="of:=[.D99]/1000" office:value-type="percentage" office:value="0.77" calcext:value-type="percentage">
            <text:p>77,0%</text:p>
          </table:table-cell>
          <table:table-cell table:formula="of:=[.E99]/1000" office:value-type="percentage" office:value="0.842" calcext:value-type="percentage">
            <text:p>84,2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wolf</text:p>
          </table:table-cell>
          <table:table-cell office:value-type="float" office:value="822" calcext:value-type="float">
            <text:p>822</text:p>
          </table:table-cell>
          <table:table-cell office:value-type="float" office:value="880" calcext:value-type="float">
            <text:p>880</text:p>
          </table:table-cell>
          <table:table-cell office:value-type="float" office:value="850" calcext:value-type="float">
            <text:p>8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wolf</text:p>
          </table:table-cell>
          <table:table-cell table:formula="of:=[.C100]/1000" office:value-type="percentage" office:value="0.822" calcext:value-type="percentage">
            <text:p>82,2%</text:p>
          </table:table-cell>
          <table:table-cell table:formula="of:=[.D100]/1000" office:value-type="percentage" office:value="0.88" calcext:value-type="percentage">
            <text:p>88,0%</text:p>
          </table:table-cell>
          <table:table-cell table:formula="of:=[.E100]/1000" office:value-type="percentage" office:value="0.85" calcext:value-type="percentage">
            <text:p>85,0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woman</text:p>
          </table:table-cell>
          <table:table-cell office:value-type="float" office:value="933" calcext:value-type="float">
            <text:p>933</text:p>
          </table:table-cell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woman</text:p>
          </table:table-cell>
          <table:table-cell table:formula="of:=[.C101]/1000" office:value-type="percentage" office:value="0.933" calcext:value-type="percentage">
            <text:p>93,3%</text:p>
          </table:table-cell>
          <table:table-cell table:formula="of:=[.D101]/1000" office:value-type="percentage" office:value="0.7" calcext:value-type="percentage">
            <text:p>70,0%</text:p>
          </table:table-cell>
          <table:table-cell table:formula="of:=[.E101]/1000" office:value-type="percentage" office:value="0.8" calcext:value-type="percentage">
            <text:p>80,0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worm</text:p>
          </table:table-cell>
          <table:table-cell office:value-type="float" office:value="854" calcext:value-type="float">
            <text:p>854</text:p>
          </table:table-cell>
          <table:table-cell office:value-type="float" office:value="820" calcext:value-type="float">
            <text:p>820</text:p>
          </table:table-cell>
          <table:table-cell office:value-type="float" office:value="837" calcext:value-type="float">
            <text:p>83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worm</text:p>
          </table:table-cell>
          <table:table-cell table:formula="of:=[.C102]/1000" office:value-type="percentage" office:value="0.854" calcext:value-type="percentage">
            <text:p>85,4%</text:p>
          </table:table-cell>
          <table:table-cell table:formula="of:=[.D102]/1000" office:value-type="percentage" office:value="0.82" calcext:value-type="percentage">
            <text:p>82,0%</text:p>
          </table:table-cell>
          <table:table-cell table:formula="of:=[.E102]/1000" office:value-type="percentage" office:value="0.837" calcext:value-type="percentage">
            <text:p>83,7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table:number-columns-repeated="2"/>
          <table:table-cell office:value-type="float" office:value="807" calcext:value-type="float">
            <text:p>807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accuracy</text:p>
          </table:table-cell>
          <table:table-cell table:number-columns-repeated="2"/>
          <table:table-cell table:formula="of:=[.E104]/1000" office:value-type="percentage" office:value="0.807" calcext:value-type="percentage">
            <text:p>80,7%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macro avg</text:p>
          </table:table-cell>
          <table:table-cell office:value-type="float" office:value="822" calcext:value-type="float">
            <text:p>822</text:p>
          </table:table-cell>
          <table:table-cell office:value-type="float" office:value="807" calcext:value-type="float">
            <text:p>807</text:p>
          </table:table-cell>
          <table:table-cell office:value-type="float" office:value="809" calcext:value-type="float">
            <text:p>809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macro avg</text:p>
          </table:table-cell>
          <table:table-cell table:formula="of:=[.C105]/1000" office:value-type="percentage" office:value="0.822" calcext:value-type="percentage">
            <text:p>82,2%</text:p>
          </table:table-cell>
          <table:table-cell table:formula="of:=[.D105]/1000" office:value-type="percentage" office:value="0.807" calcext:value-type="percentage">
            <text:p>80,7%</text:p>
          </table:table-cell>
          <table:table-cell table:formula="of:=[.E105]/1000" office:value-type="percentage" office:value="0.809" calcext:value-type="percentage">
            <text:p>80,9%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weighted avg</text:p>
          </table:table-cell>
          <table:table-cell office:value-type="float" office:value="822" calcext:value-type="float">
            <text:p>822</text:p>
          </table:table-cell>
          <table:table-cell office:value-type="float" office:value="807" calcext:value-type="float">
            <text:p>807</text:p>
          </table:table-cell>
          <table:table-cell office:value-type="float" office:value="809" calcext:value-type="float">
            <text:p>809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weighted avg</text:p>
          </table:table-cell>
          <table:table-cell table:formula="of:=[.C106]/1000" office:value-type="percentage" office:value="0.822" calcext:value-type="percentage">
            <text:p>82,2%</text:p>
          </table:table-cell>
          <table:table-cell table:formula="of:=[.D106]/1000" office:value-type="percentage" office:value="0.807" calcext:value-type="percentage">
            <text:p>80,7%</text:p>
          </table:table-cell>
          <table:table-cell table:formula="of:=[.E106]/1000" office:value-type="percentage" office:value="0.809" calcext:value-type="percentage">
            <text:p>80,9%</text:p>
          </table:table-cell>
          <table:table-cell office:value-type="float" office:value="10000" calcext:value-type="float">
            <text:p>10000</text:p>
          </table:table-cell>
        </table:table-row>
      </table:table>
      <table:table table:name="OCL=7" table:style-name="ta1">
        <table:table-column table:style-name="co1" table:number-columns-repeated="8" table:default-cell-style-name="Default"/>
        <table:table-column table:style-name="co1" table:number-columns-repeated="3" table:default-cell-style-name="ce3"/>
        <table:table-column table:style-name="co1" table:default-cell-style-name="Default"/>
        <table:table-row table:style-name="ro1">
          <table:table-cell table:number-columns-repeated="8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2"/>
          <table:table-cell table:style-name="Default" office:value-type="string" calcext:value-type="string">
            <text:p>precision</text:p>
          </table:table-cell>
          <table:table-cell table:style-name="Default" office:value-type="string" calcext:value-type="string">
            <text:p>recall</text:p>
          </table:table-cell>
          <table:table-cell table:style-name="Default"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</table:table-row>
        <table:table-row table:style-name="ro1">
          <table:table-cell/>
          <table:table-cell office:value-type="string" calcext:value-type="string">
            <text:p>apple</text:p>
          </table:table-cell>
          <table:table-cell office:value-type="float" office:value="929" calcext:value-type="float">
            <text:p>929</text:p>
          </table:table-cell>
          <table:table-cell office:value-type="float" office:value="790" calcext:value-type="float">
            <text:p>790</text:p>
          </table:table-cell>
          <table:table-cell office:value-type="float" office:value="854" calcext:value-type="float">
            <text:p>85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apple</text:p>
          </table:table-cell>
          <table:table-cell table:formula="of:=[.C3]/1000" office:value-type="percentage" office:value="0.929" calcext:value-type="percentage">
            <text:p>92,9%</text:p>
          </table:table-cell>
          <table:table-cell table:formula="of:=[.D3]/1000" office:value-type="percentage" office:value="0.79" calcext:value-type="percentage">
            <text:p>79,0%</text:p>
          </table:table-cell>
          <table:table-cell table:formula="of:=[.E3]/1000" office:value-type="percentage" office:value="0.854" calcext:value-type="percentage">
            <text:p>85,4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aquarium_fish</text:p>
          </table:table-cell>
          <table:table-cell office:value-type="float" office:value="870" calcext:value-type="float">
            <text:p>870</text:p>
          </table:table-cell>
          <table:table-cell office:value-type="float" office:value="800" calcext:value-type="float">
            <text:p>800</text:p>
          </table:table-cell>
          <table:table-cell office:value-type="float" office:value="833" calcext:value-type="float">
            <text:p>83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aquarium_fish</text:p>
          </table:table-cell>
          <table:table-cell table:formula="of:=[.C4]/1000" office:value-type="percentage" office:value="0.87" calcext:value-type="percentage">
            <text:p>87,0%</text:p>
          </table:table-cell>
          <table:table-cell table:formula="of:=[.D4]/1000" office:value-type="percentage" office:value="0.8" calcext:value-type="percentage">
            <text:p>80,0%</text:p>
          </table:table-cell>
          <table:table-cell table:formula="of:=[.E4]/1000" office:value-type="percentage" office:value="0.833" calcext:value-type="percentage">
            <text:p>83,3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baby</text:p>
          </table:table-cell>
          <table:table-cell office:value-type="float" office:value="897" calcext:value-type="float">
            <text:p>897</text:p>
          </table:table-cell>
          <table:table-cell office:value-type="float" office:value="780" calcext:value-type="float">
            <text:p>780</text:p>
          </table:table-cell>
          <table:table-cell office:value-type="float" office:value="834" calcext:value-type="float">
            <text:p>83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aby</text:p>
          </table:table-cell>
          <table:table-cell table:formula="of:=[.C5]/1000" office:value-type="percentage" office:value="0.897" calcext:value-type="percentage">
            <text:p>89,7%</text:p>
          </table:table-cell>
          <table:table-cell table:formula="of:=[.D5]/1000" office:value-type="percentage" office:value="0.78" calcext:value-type="percentage">
            <text:p>78,0%</text:p>
          </table:table-cell>
          <table:table-cell table:formula="of:=[.E5]/1000" office:value-type="percentage" office:value="0.834" calcext:value-type="percentage">
            <text:p>83,4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bear</text:p>
          </table:table-cell>
          <table:table-cell office:value-type="float" office:value="790" calcext:value-type="float">
            <text:p>790</text:p>
          </table:table-cell>
          <table:table-cell office:value-type="float" office:value="830" calcext:value-type="float">
            <text:p>830</text:p>
          </table:table-cell>
          <table:table-cell office:value-type="float" office:value="810" calcext:value-type="float">
            <text:p>8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ear</text:p>
          </table:table-cell>
          <table:table-cell table:formula="of:=[.C6]/1000" office:value-type="percentage" office:value="0.79" calcext:value-type="percentage">
            <text:p>79,0%</text:p>
          </table:table-cell>
          <table:table-cell table:formula="of:=[.D6]/1000" office:value-type="percentage" office:value="0.83" calcext:value-type="percentage">
            <text:p>83,0%</text:p>
          </table:table-cell>
          <table:table-cell table:formula="of:=[.E6]/1000" office:value-type="percentage" office:value="0.81" calcext:value-type="percentage">
            <text:p>81,0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beaver</text:p>
          </table:table-cell>
          <table:table-cell office:value-type="float" office:value="904" calcext:value-type="float">
            <text:p>904</text:p>
          </table:table-cell>
          <table:table-cell office:value-type="float" office:value="750" calcext:value-type="float">
            <text:p>750</text:p>
          </table:table-cell>
          <table:table-cell office:value-type="float" office:value="820" calcext:value-type="float">
            <text:p>8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eaver</text:p>
          </table:table-cell>
          <table:table-cell table:formula="of:=[.C7]/1000" office:value-type="percentage" office:value="0.904" calcext:value-type="percentage">
            <text:p>90,4%</text:p>
          </table:table-cell>
          <table:table-cell table:formula="of:=[.D7]/1000" office:value-type="percentage" office:value="0.75" calcext:value-type="percentage">
            <text:p>75,0%</text:p>
          </table:table-cell>
          <table:table-cell table:formula="of:=[.E7]/1000" office:value-type="percentage" office:value="0.82" calcext:value-type="percentage">
            <text:p>82,0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bed</text:p>
          </table:table-cell>
          <table:table-cell office:value-type="float" office:value="512" calcext:value-type="float">
            <text:p>512</text:p>
          </table:table-cell>
          <table:table-cell office:value-type="float" office:value="870" calcext:value-type="float">
            <text:p>870</text:p>
          </table:table-cell>
          <table:table-cell office:value-type="float" office:value="644" calcext:value-type="float">
            <text:p>64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ed</text:p>
          </table:table-cell>
          <table:table-cell table:formula="of:=[.C8]/1000" office:value-type="percentage" office:value="0.512" calcext:value-type="percentage">
            <text:p>51,2%</text:p>
          </table:table-cell>
          <table:table-cell table:formula="of:=[.D8]/1000" office:value-type="percentage" office:value="0.87" calcext:value-type="percentage">
            <text:p>87,0%</text:p>
          </table:table-cell>
          <table:table-cell table:formula="of:=[.E8]/1000" office:value-type="percentage" office:value="0.644" calcext:value-type="percentage">
            <text:p>64,4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bee</text:p>
          </table:table-cell>
          <table:table-cell office:value-type="float" office:value="893" calcext:value-type="float">
            <text:p>893</text:p>
          </table:table-cell>
          <table:table-cell office:value-type="float" office:value="750" calcext:value-type="float">
            <text:p>750</text:p>
          </table:table-cell>
          <table:table-cell office:value-type="float" office:value="815" calcext:value-type="float">
            <text:p>81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ee</text:p>
          </table:table-cell>
          <table:table-cell table:formula="of:=[.C9]/1000" office:value-type="percentage" office:value="0.893" calcext:value-type="percentage">
            <text:p>89,3%</text:p>
          </table:table-cell>
          <table:table-cell table:formula="of:=[.D9]/1000" office:value-type="percentage" office:value="0.75" calcext:value-type="percentage">
            <text:p>75,0%</text:p>
          </table:table-cell>
          <table:table-cell table:formula="of:=[.E9]/1000" office:value-type="percentage" office:value="0.815" calcext:value-type="percentage">
            <text:p>81,5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beetle</text:p>
          </table:table-cell>
          <table:table-cell office:value-type="float" office:value="890" calcext:value-type="float">
            <text:p>890</text:p>
          </table:table-cell>
          <table:table-cell office:value-type="float" office:value="730" calcext:value-type="float">
            <text:p>730</text:p>
          </table:table-cell>
          <table:table-cell office:value-type="float" office:value="802" calcext:value-type="float">
            <text:p>80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eetle</text:p>
          </table:table-cell>
          <table:table-cell table:formula="of:=[.C10]/1000" office:value-type="percentage" office:value="0.89" calcext:value-type="percentage">
            <text:p>89,0%</text:p>
          </table:table-cell>
          <table:table-cell table:formula="of:=[.D10]/1000" office:value-type="percentage" office:value="0.73" calcext:value-type="percentage">
            <text:p>73,0%</text:p>
          </table:table-cell>
          <table:table-cell table:formula="of:=[.E10]/1000" office:value-type="percentage" office:value="0.802" calcext:value-type="percentage">
            <text:p>80,2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bicycle</text:p>
          </table:table-cell>
          <table:table-cell office:value-type="float" office:value="659" calcext:value-type="float">
            <text:p>659</text:p>
          </table:table-cell>
          <table:table-cell office:value-type="float" office:value="810" calcext:value-type="float">
            <text:p>810</text:p>
          </table:table-cell>
          <table:table-cell office:value-type="float" office:value="726" calcext:value-type="float">
            <text:p>72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icycle</text:p>
          </table:table-cell>
          <table:table-cell table:formula="of:=[.C11]/1000" office:value-type="percentage" office:value="0.659" calcext:value-type="percentage">
            <text:p>65,9%</text:p>
          </table:table-cell>
          <table:table-cell table:formula="of:=[.D11]/1000" office:value-type="percentage" office:value="0.81" calcext:value-type="percentage">
            <text:p>81,0%</text:p>
          </table:table-cell>
          <table:table-cell table:formula="of:=[.E11]/1000" office:value-type="percentage" office:value="0.726" calcext:value-type="percentage">
            <text:p>72,6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bottle</text:p>
          </table:table-cell>
          <table:table-cell office:value-type="float" office:value="798" calcext:value-type="float">
            <text:p>798</text:p>
          </table:table-cell>
          <table:table-cell office:value-type="float" office:value="830" calcext:value-type="float">
            <text:p>830</text:p>
          </table:table-cell>
          <table:table-cell office:value-type="float" office:value="814" calcext:value-type="float">
            <text:p>81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ottle</text:p>
          </table:table-cell>
          <table:table-cell table:formula="of:=[.C12]/1000" office:value-type="percentage" office:value="0.798" calcext:value-type="percentage">
            <text:p>79,8%</text:p>
          </table:table-cell>
          <table:table-cell table:formula="of:=[.D12]/1000" office:value-type="percentage" office:value="0.83" calcext:value-type="percentage">
            <text:p>83,0%</text:p>
          </table:table-cell>
          <table:table-cell table:formula="of:=[.E12]/1000" office:value-type="percentage" office:value="0.814" calcext:value-type="percentage">
            <text:p>81,4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bowl</text:p>
          </table:table-cell>
          <table:table-cell office:value-type="float" office:value="897" calcext:value-type="float">
            <text:p>897</text:p>
          </table:table-cell>
          <table:table-cell office:value-type="float" office:value="700" calcext:value-type="float">
            <text:p>700</text:p>
          </table:table-cell>
          <table:table-cell office:value-type="float" office:value="787" calcext:value-type="float">
            <text:p>78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owl</text:p>
          </table:table-cell>
          <table:table-cell table:formula="of:=[.C13]/1000" office:value-type="percentage" office:value="0.897" calcext:value-type="percentage">
            <text:p>89,7%</text:p>
          </table:table-cell>
          <table:table-cell table:formula="of:=[.D13]/1000" office:value-type="percentage" office:value="0.7" calcext:value-type="percentage">
            <text:p>70,0%</text:p>
          </table:table-cell>
          <table:table-cell table:formula="of:=[.E13]/1000" office:value-type="percentage" office:value="0.787" calcext:value-type="percentage">
            <text:p>78,7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boy</text:p>
          </table:table-cell>
          <table:table-cell office:value-type="float" office:value="926" calcext:value-type="float">
            <text:p>926</text:p>
          </table:table-cell>
          <table:table-cell office:value-type="float" office:value="750" calcext:value-type="float">
            <text:p>750</text:p>
          </table:table-cell>
          <table:table-cell office:value-type="float" office:value="829" calcext:value-type="float">
            <text:p>82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oy</text:p>
          </table:table-cell>
          <table:table-cell table:formula="of:=[.C14]/1000" office:value-type="percentage" office:value="0.926" calcext:value-type="percentage">
            <text:p>92,6%</text:p>
          </table:table-cell>
          <table:table-cell table:formula="of:=[.D14]/1000" office:value-type="percentage" office:value="0.75" calcext:value-type="percentage">
            <text:p>75,0%</text:p>
          </table:table-cell>
          <table:table-cell table:formula="of:=[.E14]/1000" office:value-type="percentage" office:value="0.829" calcext:value-type="percentage">
            <text:p>82,9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bridge</text:p>
          </table:table-cell>
          <table:table-cell office:value-type="float" office:value="924" calcext:value-type="float">
            <text:p>924</text:p>
          </table:table-cell>
          <table:table-cell office:value-type="float" office:value="850" calcext:value-type="float">
            <text:p>850</text:p>
          </table:table-cell>
          <table:table-cell office:value-type="float" office:value="885" calcext:value-type="float">
            <text:p>88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ridge</text:p>
          </table:table-cell>
          <table:table-cell table:formula="of:=[.C15]/1000" office:value-type="percentage" office:value="0.924" calcext:value-type="percentage">
            <text:p>92,4%</text:p>
          </table:table-cell>
          <table:table-cell table:formula="of:=[.D15]/1000" office:value-type="percentage" office:value="0.85" calcext:value-type="percentage">
            <text:p>85,0%</text:p>
          </table:table-cell>
          <table:table-cell table:formula="of:=[.E15]/1000" office:value-type="percentage" office:value="0.885" calcext:value-type="percentage">
            <text:p>88,5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office:value-type="float" office:value="902" calcext:value-type="float">
            <text:p>902</text:p>
          </table:table-cell>
          <table:table-cell office:value-type="float" office:value="830" calcext:value-type="float">
            <text:p>830</text:p>
          </table:table-cell>
          <table:table-cell office:value-type="float" office:value="865" calcext:value-type="float">
            <text:p>86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us</text:p>
          </table:table-cell>
          <table:table-cell table:formula="of:=[.C16]/1000" office:value-type="percentage" office:value="0.902" calcext:value-type="percentage">
            <text:p>90,2%</text:p>
          </table:table-cell>
          <table:table-cell table:formula="of:=[.D16]/1000" office:value-type="percentage" office:value="0.83" calcext:value-type="percentage">
            <text:p>83,0%</text:p>
          </table:table-cell>
          <table:table-cell table:formula="of:=[.E16]/1000" office:value-type="percentage" office:value="0.865" calcext:value-type="percentage">
            <text:p>86,5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butterfly</text:p>
          </table:table-cell>
          <table:table-cell office:value-type="float" office:value="924" calcext:value-type="float">
            <text:p>924</text:p>
          </table:table-cell>
          <table:table-cell office:value-type="float" office:value="730" calcext:value-type="float">
            <text:p>730</text:p>
          </table:table-cell>
          <table:table-cell office:value-type="float" office:value="816" calcext:value-type="float">
            <text:p>81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utterfly</text:p>
          </table:table-cell>
          <table:table-cell table:formula="of:=[.C17]/1000" office:value-type="percentage" office:value="0.924" calcext:value-type="percentage">
            <text:p>92,4%</text:p>
          </table:table-cell>
          <table:table-cell table:formula="of:=[.D17]/1000" office:value-type="percentage" office:value="0.73" calcext:value-type="percentage">
            <text:p>73,0%</text:p>
          </table:table-cell>
          <table:table-cell table:formula="of:=[.E17]/1000" office:value-type="percentage" office:value="0.816" calcext:value-type="percentage">
            <text:p>81,6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camel</text:p>
          </table:table-cell>
          <table:table-cell office:value-type="float" office:value="814" calcext:value-type="float">
            <text:p>814</text:p>
          </table:table-cell>
          <table:table-cell office:value-type="float" office:value="830" calcext:value-type="float">
            <text:p>830</text:p>
          </table:table-cell>
          <table:table-cell office:value-type="float" office:value="822" calcext:value-type="float">
            <text:p>82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amel</text:p>
          </table:table-cell>
          <table:table-cell table:formula="of:=[.C18]/1000" office:value-type="percentage" office:value="0.814" calcext:value-type="percentage">
            <text:p>81,4%</text:p>
          </table:table-cell>
          <table:table-cell table:formula="of:=[.D18]/1000" office:value-type="percentage" office:value="0.83" calcext:value-type="percentage">
            <text:p>83,0%</text:p>
          </table:table-cell>
          <table:table-cell table:formula="of:=[.E18]/1000" office:value-type="percentage" office:value="0.822" calcext:value-type="percentage">
            <text:p>82,2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can</text:p>
          </table:table-cell>
          <table:table-cell office:value-type="float" office:value="939" calcext:value-type="float">
            <text:p>939</text:p>
          </table:table-cell>
          <table:table-cell office:value-type="float" office:value="770" calcext:value-type="float">
            <text:p>770</text:p>
          </table:table-cell>
          <table:table-cell office:value-type="float" office:value="846" calcext:value-type="float">
            <text:p>84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an</text:p>
          </table:table-cell>
          <table:table-cell table:formula="of:=[.C19]/1000" office:value-type="percentage" office:value="0.939" calcext:value-type="percentage">
            <text:p>93,9%</text:p>
          </table:table-cell>
          <table:table-cell table:formula="of:=[.D19]/1000" office:value-type="percentage" office:value="0.77" calcext:value-type="percentage">
            <text:p>77,0%</text:p>
          </table:table-cell>
          <table:table-cell table:formula="of:=[.E19]/1000" office:value-type="percentage" office:value="0.846" calcext:value-type="percentage">
            <text:p>84,6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castle</text:p>
          </table:table-cell>
          <table:table-cell office:value-type="float" office:value="908" calcext:value-type="float">
            <text:p>908</text:p>
          </table:table-cell>
          <table:table-cell office:value-type="float" office:value="890" calcext:value-type="float">
            <text:p>890</text:p>
          </table:table-cell>
          <table:table-cell office:value-type="float" office:value="899" calcext:value-type="float">
            <text:p>89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astle</text:p>
          </table:table-cell>
          <table:table-cell table:formula="of:=[.C20]/1000" office:value-type="percentage" office:value="0.908" calcext:value-type="percentage">
            <text:p>90,8%</text:p>
          </table:table-cell>
          <table:table-cell table:formula="of:=[.D20]/1000" office:value-type="percentage" office:value="0.89" calcext:value-type="percentage">
            <text:p>89,0%</text:p>
          </table:table-cell>
          <table:table-cell table:formula="of:=[.E20]/1000" office:value-type="percentage" office:value="0.899" calcext:value-type="percentage">
            <text:p>89,9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caterpillar</text:p>
          </table:table-cell>
          <table:table-cell office:value-type="float" office:value="642" calcext:value-type="float">
            <text:p>642</text:p>
          </table:table-cell>
          <table:table-cell office:value-type="float" office:value="880" calcext:value-type="float">
            <text:p>880</text:p>
          </table:table-cell>
          <table:table-cell office:value-type="float" office:value="743" calcext:value-type="float">
            <text:p>74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aterpillar</text:p>
          </table:table-cell>
          <table:table-cell table:formula="of:=[.C21]/1000" office:value-type="percentage" office:value="0.642" calcext:value-type="percentage">
            <text:p>64,2%</text:p>
          </table:table-cell>
          <table:table-cell table:formula="of:=[.D21]/1000" office:value-type="percentage" office:value="0.88" calcext:value-type="percentage">
            <text:p>88,0%</text:p>
          </table:table-cell>
          <table:table-cell table:formula="of:=[.E21]/1000" office:value-type="percentage" office:value="0.743" calcext:value-type="percentage">
            <text:p>74,3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cattle</text:p>
          </table:table-cell>
          <table:table-cell office:value-type="float" office:value="761" calcext:value-type="float">
            <text:p>761</text:p>
          </table:table-cell>
          <table:table-cell office:value-type="float" office:value="860" calcext:value-type="float">
            <text:p>860</text:p>
          </table:table-cell>
          <table:table-cell office:value-type="float" office:value="808" calcext:value-type="float">
            <text:p>80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attle</text:p>
          </table:table-cell>
          <table:table-cell table:formula="of:=[.C22]/1000" office:value-type="percentage" office:value="0.761" calcext:value-type="percentage">
            <text:p>76,1%</text:p>
          </table:table-cell>
          <table:table-cell table:formula="of:=[.D22]/1000" office:value-type="percentage" office:value="0.86" calcext:value-type="percentage">
            <text:p>86,0%</text:p>
          </table:table-cell>
          <table:table-cell table:formula="of:=[.E22]/1000" office:value-type="percentage" office:value="0.808" calcext:value-type="percentage">
            <text:p>80,8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chair</text:p>
          </table:table-cell>
          <table:table-cell office:value-type="float" office:value="826" calcext:value-type="float">
            <text:p>826</text:p>
          </table:table-cell>
          <table:table-cell office:value-type="float" office:value="900" calcext:value-type="float">
            <text:p>900</text:p>
          </table:table-cell>
          <table:table-cell office:value-type="float" office:value="861" calcext:value-type="float">
            <text:p>86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hair</text:p>
          </table:table-cell>
          <table:table-cell table:formula="of:=[.C23]/1000" office:value-type="percentage" office:value="0.826" calcext:value-type="percentage">
            <text:p>82,6%</text:p>
          </table:table-cell>
          <table:table-cell table:formula="of:=[.D23]/1000" office:value-type="percentage" office:value="0.9" calcext:value-type="percentage">
            <text:p>90,0%</text:p>
          </table:table-cell>
          <table:table-cell table:formula="of:=[.E23]/1000" office:value-type="percentage" office:value="0.861" calcext:value-type="percentage">
            <text:p>86,1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chimpanzee</text:p>
          </table:table-cell>
          <table:table-cell office:value-type="float" office:value="938" calcext:value-type="float">
            <text:p>938</text:p>
          </table:table-cell>
          <table:table-cell office:value-type="float" office:value="900" calcext:value-type="float">
            <text:p>900</text:p>
          </table:table-cell>
          <table:table-cell office:value-type="float" office:value="918" calcext:value-type="float">
            <text:p>91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himpanzee</text:p>
          </table:table-cell>
          <table:table-cell table:formula="of:=[.C24]/1000" office:value-type="percentage" office:value="0.938" calcext:value-type="percentage">
            <text:p>93,8%</text:p>
          </table:table-cell>
          <table:table-cell table:formula="of:=[.D24]/1000" office:value-type="percentage" office:value="0.9" calcext:value-type="percentage">
            <text:p>90,0%</text:p>
          </table:table-cell>
          <table:table-cell table:formula="of:=[.E24]/1000" office:value-type="percentage" office:value="0.918" calcext:value-type="percentage">
            <text:p>91,8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clock</text:p>
          </table:table-cell>
          <table:table-cell office:value-type="float" office:value="825" calcext:value-type="float">
            <text:p>825</text:p>
          </table:table-cell>
          <table:table-cell office:value-type="float" office:value="800" calcext:value-type="float">
            <text:p>800</text:p>
          </table:table-cell>
          <table:table-cell office:value-type="float" office:value="812" calcext:value-type="float">
            <text:p>81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lock</text:p>
          </table:table-cell>
          <table:table-cell table:formula="of:=[.C25]/1000" office:value-type="percentage" office:value="0.825" calcext:value-type="percentage">
            <text:p>82,5%</text:p>
          </table:table-cell>
          <table:table-cell table:formula="of:=[.D25]/1000" office:value-type="percentage" office:value="0.8" calcext:value-type="percentage">
            <text:p>80,0%</text:p>
          </table:table-cell>
          <table:table-cell table:formula="of:=[.E25]/1000" office:value-type="percentage" office:value="0.812" calcext:value-type="percentage">
            <text:p>81,2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cloud</text:p>
          </table:table-cell>
          <table:table-cell office:value-type="float" office:value="827" calcext:value-type="float">
            <text:p>827</text:p>
          </table:table-cell>
          <table:table-cell office:value-type="float" office:value="910" calcext:value-type="float">
            <text:p>910</text:p>
          </table:table-cell>
          <table:table-cell office:value-type="float" office:value="867" calcext:value-type="float">
            <text:p>86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loud</text:p>
          </table:table-cell>
          <table:table-cell table:formula="of:=[.C26]/1000" office:value-type="percentage" office:value="0.827" calcext:value-type="percentage">
            <text:p>82,7%</text:p>
          </table:table-cell>
          <table:table-cell table:formula="of:=[.D26]/1000" office:value-type="percentage" office:value="0.91" calcext:value-type="percentage">
            <text:p>91,0%</text:p>
          </table:table-cell>
          <table:table-cell table:formula="of:=[.E26]/1000" office:value-type="percentage" office:value="0.867" calcext:value-type="percentage">
            <text:p>86,7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cockroach</text:p>
          </table:table-cell>
          <table:table-cell office:value-type="float" office:value="757" calcext:value-type="float">
            <text:p>757</text:p>
          </table:table-cell>
          <table:table-cell office:value-type="float" office:value="870" calcext:value-type="float">
            <text:p>870</text:p>
          </table:table-cell>
          <table:table-cell office:value-type="float" office:value="809" calcext:value-type="float">
            <text:p>80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ockroach</text:p>
          </table:table-cell>
          <table:table-cell table:formula="of:=[.C27]/1000" office:value-type="percentage" office:value="0.757" calcext:value-type="percentage">
            <text:p>75,7%</text:p>
          </table:table-cell>
          <table:table-cell table:formula="of:=[.D27]/1000" office:value-type="percentage" office:value="0.87" calcext:value-type="percentage">
            <text:p>87,0%</text:p>
          </table:table-cell>
          <table:table-cell table:formula="of:=[.E27]/1000" office:value-type="percentage" office:value="0.809" calcext:value-type="percentage">
            <text:p>80,9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couch</text:p>
          </table:table-cell>
          <table:table-cell office:value-type="float" office:value="681" calcext:value-type="float">
            <text:p>681</text:p>
          </table:table-cell>
          <table:table-cell office:value-type="float" office:value="790" calcext:value-type="float">
            <text:p>790</text:p>
          </table:table-cell>
          <table:table-cell office:value-type="float" office:value="731" calcext:value-type="float">
            <text:p>73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ouch</text:p>
          </table:table-cell>
          <table:table-cell table:formula="of:=[.C28]/1000" office:value-type="percentage" office:value="0.681" calcext:value-type="percentage">
            <text:p>68,1%</text:p>
          </table:table-cell>
          <table:table-cell table:formula="of:=[.D28]/1000" office:value-type="percentage" office:value="0.79" calcext:value-type="percentage">
            <text:p>79,0%</text:p>
          </table:table-cell>
          <table:table-cell table:formula="of:=[.E28]/1000" office:value-type="percentage" office:value="0.731" calcext:value-type="percentage">
            <text:p>73,1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crab</text:p>
          </table:table-cell>
          <table:table-cell office:value-type="float" office:value="651" calcext:value-type="float">
            <text:p>651</text:p>
          </table:table-cell>
          <table:table-cell office:value-type="float" office:value="820" calcext:value-type="float">
            <text:p>820</text:p>
          </table:table-cell>
          <table:table-cell office:value-type="float" office:value="726" calcext:value-type="float">
            <text:p>72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rab</text:p>
          </table:table-cell>
          <table:table-cell table:formula="of:=[.C29]/1000" office:value-type="percentage" office:value="0.651" calcext:value-type="percentage">
            <text:p>65,1%</text:p>
          </table:table-cell>
          <table:table-cell table:formula="of:=[.D29]/1000" office:value-type="percentage" office:value="0.82" calcext:value-type="percentage">
            <text:p>82,0%</text:p>
          </table:table-cell>
          <table:table-cell table:formula="of:=[.E29]/1000" office:value-type="percentage" office:value="0.726" calcext:value-type="percentage">
            <text:p>72,6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crocodile</text:p>
          </table:table-cell>
          <table:table-cell office:value-type="float" office:value="971" calcext:value-type="float">
            <text:p>971</text:p>
          </table:table-cell>
          <table:table-cell office:value-type="float" office:value="680" calcext:value-type="float">
            <text:p>680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rocodile</text:p>
          </table:table-cell>
          <table:table-cell table:formula="of:=[.C30]/1000" office:value-type="percentage" office:value="0.971" calcext:value-type="percentage">
            <text:p>97,1%</text:p>
          </table:table-cell>
          <table:table-cell table:formula="of:=[.D30]/1000" office:value-type="percentage" office:value="0.68" calcext:value-type="percentage">
            <text:p>68,0%</text:p>
          </table:table-cell>
          <table:table-cell table:formula="of:=[.E30]/1000" office:value-type="percentage" office:value="0.8" calcext:value-type="percentage">
            <text:p>80,0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cup</text:p>
          </table:table-cell>
          <table:table-cell office:value-type="float" office:value="882" calcext:value-type="float">
            <text:p>882</text:p>
          </table:table-cell>
          <table:table-cell office:value-type="float" office:value="750" calcext:value-type="float">
            <text:p>750</text:p>
          </table:table-cell>
          <table:table-cell office:value-type="float" office:value="811" calcext:value-type="float">
            <text:p>81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up</text:p>
          </table:table-cell>
          <table:table-cell table:formula="of:=[.C31]/1000" office:value-type="percentage" office:value="0.882" calcext:value-type="percentage">
            <text:p>88,2%</text:p>
          </table:table-cell>
          <table:table-cell table:formula="of:=[.D31]/1000" office:value-type="percentage" office:value="0.75" calcext:value-type="percentage">
            <text:p>75,0%</text:p>
          </table:table-cell>
          <table:table-cell table:formula="of:=[.E31]/1000" office:value-type="percentage" office:value="0.811" calcext:value-type="percentage">
            <text:p>81,1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dinosaur</text:p>
          </table:table-cell>
          <table:table-cell office:value-type="float" office:value="696" calcext:value-type="float">
            <text:p>696</text:p>
          </table:table-cell>
          <table:table-cell office:value-type="float" office:value="780" calcext:value-type="float">
            <text:p>780</text:p>
          </table:table-cell>
          <table:table-cell office:value-type="float" office:value="736" calcext:value-type="float">
            <text:p>73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inosaur</text:p>
          </table:table-cell>
          <table:table-cell table:formula="of:=[.C32]/1000" office:value-type="percentage" office:value="0.696" calcext:value-type="percentage">
            <text:p>69,6%</text:p>
          </table:table-cell>
          <table:table-cell table:formula="of:=[.D32]/1000" office:value-type="percentage" office:value="0.78" calcext:value-type="percentage">
            <text:p>78,0%</text:p>
          </table:table-cell>
          <table:table-cell table:formula="of:=[.E32]/1000" office:value-type="percentage" office:value="0.736" calcext:value-type="percentage">
            <text:p>73,6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dolphin</text:p>
          </table:table-cell>
          <table:table-cell office:value-type="float" office:value="657" calcext:value-type="float">
            <text:p>657</text:p>
          </table:table-cell>
          <table:table-cell office:value-type="float" office:value="900" calcext:value-type="float">
            <text:p>900</text:p>
          </table:table-cell>
          <table:table-cell office:value-type="float" office:value="759" calcext:value-type="float">
            <text:p>75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olphin</text:p>
          </table:table-cell>
          <table:table-cell table:formula="of:=[.C33]/1000" office:value-type="percentage" office:value="0.657" calcext:value-type="percentage">
            <text:p>65,7%</text:p>
          </table:table-cell>
          <table:table-cell table:formula="of:=[.D33]/1000" office:value-type="percentage" office:value="0.9" calcext:value-type="percentage">
            <text:p>90,0%</text:p>
          </table:table-cell>
          <table:table-cell table:formula="of:=[.E33]/1000" office:value-type="percentage" office:value="0.759" calcext:value-type="percentage">
            <text:p>75,9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elephant</text:p>
          </table:table-cell>
          <table:table-cell office:value-type="float" office:value="804" calcext:value-type="float">
            <text:p>804</text:p>
          </table:table-cell>
          <table:table-cell office:value-type="float" office:value="780" calcext:value-type="float">
            <text:p>780</text:p>
          </table:table-cell>
          <table:table-cell office:value-type="float" office:value="792" calcext:value-type="float">
            <text:p>79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elephant</text:p>
          </table:table-cell>
          <table:table-cell table:formula="of:=[.C34]/1000" office:value-type="percentage" office:value="0.804" calcext:value-type="percentage">
            <text:p>80,4%</text:p>
          </table:table-cell>
          <table:table-cell table:formula="of:=[.D34]/1000" office:value-type="percentage" office:value="0.78" calcext:value-type="percentage">
            <text:p>78,0%</text:p>
          </table:table-cell>
          <table:table-cell table:formula="of:=[.E34]/1000" office:value-type="percentage" office:value="0.792" calcext:value-type="percentage">
            <text:p>79,2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flatfish</text:p>
          </table:table-cell>
          <table:table-cell office:value-type="float" office:value="818" calcext:value-type="float">
            <text:p>818</text:p>
          </table:table-cell>
          <table:table-cell office:value-type="float" office:value="810" calcext:value-type="float">
            <text:p>810</text:p>
          </table:table-cell>
          <table:table-cell office:value-type="float" office:value="814" calcext:value-type="float">
            <text:p>81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latfish</text:p>
          </table:table-cell>
          <table:table-cell table:formula="of:=[.C35]/1000" office:value-type="percentage" office:value="0.818" calcext:value-type="percentage">
            <text:p>81,8%</text:p>
          </table:table-cell>
          <table:table-cell table:formula="of:=[.D35]/1000" office:value-type="percentage" office:value="0.81" calcext:value-type="percentage">
            <text:p>81,0%</text:p>
          </table:table-cell>
          <table:table-cell table:formula="of:=[.E35]/1000" office:value-type="percentage" office:value="0.814" calcext:value-type="percentage">
            <text:p>81,4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forest</text:p>
          </table:table-cell>
          <table:table-cell office:value-type="float" office:value="871" calcext:value-type="float">
            <text:p>871</text:p>
          </table:table-cell>
          <table:table-cell office:value-type="float" office:value="880" calcext:value-type="float">
            <text:p>880</text:p>
          </table:table-cell>
          <table:table-cell office:value-type="float" office:value="876" calcext:value-type="float">
            <text:p>87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orest</text:p>
          </table:table-cell>
          <table:table-cell table:formula="of:=[.C36]/1000" office:value-type="percentage" office:value="0.871" calcext:value-type="percentage">
            <text:p>87,1%</text:p>
          </table:table-cell>
          <table:table-cell table:formula="of:=[.D36]/1000" office:value-type="percentage" office:value="0.88" calcext:value-type="percentage">
            <text:p>88,0%</text:p>
          </table:table-cell>
          <table:table-cell table:formula="of:=[.E36]/1000" office:value-type="percentage" office:value="0.876" calcext:value-type="percentage">
            <text:p>87,6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fox</text:p>
          </table:table-cell>
          <table:table-cell office:value-type="float" office:value="713" calcext:value-type="float">
            <text:p>713</text:p>
          </table:table-cell>
          <table:table-cell office:value-type="float" office:value="820" calcext:value-type="float">
            <text:p>820</text:p>
          </table:table-cell>
          <table:table-cell office:value-type="float" office:value="763" calcext:value-type="float">
            <text:p>76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ox</text:p>
          </table:table-cell>
          <table:table-cell table:formula="of:=[.C37]/1000" office:value-type="percentage" office:value="0.713" calcext:value-type="percentage">
            <text:p>71,3%</text:p>
          </table:table-cell>
          <table:table-cell table:formula="of:=[.D37]/1000" office:value-type="percentage" office:value="0.82" calcext:value-type="percentage">
            <text:p>82,0%</text:p>
          </table:table-cell>
          <table:table-cell table:formula="of:=[.E37]/1000" office:value-type="percentage" office:value="0.763" calcext:value-type="percentage">
            <text:p>76,3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girl</text:p>
          </table:table-cell>
          <table:table-cell office:value-type="float" office:value="862" calcext:value-type="float">
            <text:p>862</text:p>
          </table:table-cell>
          <table:table-cell office:value-type="float" office:value="750" calcext:value-type="float">
            <text:p>750</text:p>
          </table:table-cell>
          <table:table-cell office:value-type="float" office:value="802" calcext:value-type="float">
            <text:p>80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girl</text:p>
          </table:table-cell>
          <table:table-cell table:formula="of:=[.C38]/1000" office:value-type="percentage" office:value="0.862" calcext:value-type="percentage">
            <text:p>86,2%</text:p>
          </table:table-cell>
          <table:table-cell table:formula="of:=[.D38]/1000" office:value-type="percentage" office:value="0.75" calcext:value-type="percentage">
            <text:p>75,0%</text:p>
          </table:table-cell>
          <table:table-cell table:formula="of:=[.E38]/1000" office:value-type="percentage" office:value="0.802" calcext:value-type="percentage">
            <text:p>80,2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amster</text:p>
          </table:table-cell>
          <table:table-cell office:value-type="float" office:value="755" calcext:value-type="float">
            <text:p>755</text:p>
          </table:table-cell>
          <table:table-cell office:value-type="float" office:value="740" calcext:value-type="float">
            <text:p>740</text:p>
          </table:table-cell>
          <table:table-cell office:value-type="float" office:value="747" calcext:value-type="float">
            <text:p>74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hamster</text:p>
          </table:table-cell>
          <table:table-cell table:formula="of:=[.C39]/1000" office:value-type="percentage" office:value="0.755" calcext:value-type="percentage">
            <text:p>75,5%</text:p>
          </table:table-cell>
          <table:table-cell table:formula="of:=[.D39]/1000" office:value-type="percentage" office:value="0.74" calcext:value-type="percentage">
            <text:p>74,0%</text:p>
          </table:table-cell>
          <table:table-cell table:formula="of:=[.E39]/1000" office:value-type="percentage" office:value="0.747" calcext:value-type="percentage">
            <text:p>74,7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ouse</text:p>
          </table:table-cell>
          <table:table-cell office:value-type="float" office:value="826" calcext:value-type="float">
            <text:p>826</text:p>
          </table:table-cell>
          <table:table-cell office:value-type="float" office:value="900" calcext:value-type="float">
            <text:p>900</text:p>
          </table:table-cell>
          <table:table-cell office:value-type="float" office:value="861" calcext:value-type="float">
            <text:p>86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house</text:p>
          </table:table-cell>
          <table:table-cell table:formula="of:=[.C40]/1000" office:value-type="percentage" office:value="0.826" calcext:value-type="percentage">
            <text:p>82,6%</text:p>
          </table:table-cell>
          <table:table-cell table:formula="of:=[.D40]/1000" office:value-type="percentage" office:value="0.9" calcext:value-type="percentage">
            <text:p>90,0%</text:p>
          </table:table-cell>
          <table:table-cell table:formula="of:=[.E40]/1000" office:value-type="percentage" office:value="0.861" calcext:value-type="percentage">
            <text:p>86,1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kangaroo</text:p>
          </table:table-cell>
          <table:table-cell office:value-type="float" office:value="714" calcext:value-type="float">
            <text:p>714</text:p>
          </table:table-cell>
          <table:table-cell office:value-type="float" office:value="750" calcext:value-type="float">
            <text:p>750</text:p>
          </table:table-cell>
          <table:table-cell office:value-type="float" office:value="732" calcext:value-type="float">
            <text:p>73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kangaroo</text:p>
          </table:table-cell>
          <table:table-cell table:formula="of:=[.C41]/1000" office:value-type="percentage" office:value="0.714" calcext:value-type="percentage">
            <text:p>71,4%</text:p>
          </table:table-cell>
          <table:table-cell table:formula="of:=[.D41]/1000" office:value-type="percentage" office:value="0.75" calcext:value-type="percentage">
            <text:p>75,0%</text:p>
          </table:table-cell>
          <table:table-cell table:formula="of:=[.E41]/1000" office:value-type="percentage" office:value="0.732" calcext:value-type="percentage">
            <text:p>73,2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keyboard</text:p>
          </table:table-cell>
          <table:table-cell office:value-type="float" office:value="798" calcext:value-type="float">
            <text:p>798</text:p>
          </table:table-cell>
          <table:table-cell office:value-type="float" office:value="790" calcext:value-type="float">
            <text:p>790</text:p>
          </table:table-cell>
          <table:table-cell office:value-type="float" office:value="794" calcext:value-type="float">
            <text:p>79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keyboard</text:p>
          </table:table-cell>
          <table:table-cell table:formula="of:=[.C42]/1000" office:value-type="percentage" office:value="0.798" calcext:value-type="percentage">
            <text:p>79,8%</text:p>
          </table:table-cell>
          <table:table-cell table:formula="of:=[.D42]/1000" office:value-type="percentage" office:value="0.79" calcext:value-type="percentage">
            <text:p>79,0%</text:p>
          </table:table-cell>
          <table:table-cell table:formula="of:=[.E42]/1000" office:value-type="percentage" office:value="0.794" calcext:value-type="percentage">
            <text:p>79,4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amp</text:p>
          </table:table-cell>
          <table:table-cell office:value-type="float" office:value="827" calcext:value-type="float">
            <text:p>827</text:p>
          </table:table-cell>
          <table:table-cell office:value-type="float" office:value="620" calcext:value-type="float">
            <text:p>620</text:p>
          </table:table-cell>
          <table:table-cell office:value-type="float" office:value="709" calcext:value-type="float">
            <text:p>70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lamp</text:p>
          </table:table-cell>
          <table:table-cell table:formula="of:=[.C43]/1000" office:value-type="percentage" office:value="0.827" calcext:value-type="percentage">
            <text:p>82,7%</text:p>
          </table:table-cell>
          <table:table-cell table:formula="of:=[.D43]/1000" office:value-type="percentage" office:value="0.62" calcext:value-type="percentage">
            <text:p>62,0%</text:p>
          </table:table-cell>
          <table:table-cell table:formula="of:=[.E43]/1000" office:value-type="percentage" office:value="0.709" calcext:value-type="percentage">
            <text:p>70,9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awn_mower</text:p>
          </table:table-cell>
          <table:table-cell table:number-columns-repeated="3" office:value-type="float" office:value="860" calcext:value-type="float">
            <text:p>8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lawn_mower</text:p>
          </table:table-cell>
          <table:table-cell table:formula="of:=[.C44]/1000" office:value-type="percentage" office:value="0.86" calcext:value-type="percentage">
            <text:p>86,0%</text:p>
          </table:table-cell>
          <table:table-cell table:formula="of:=[.D44]/1000" office:value-type="percentage" office:value="0.86" calcext:value-type="percentage">
            <text:p>86,0%</text:p>
          </table:table-cell>
          <table:table-cell table:formula="of:=[.E44]/1000" office:value-type="percentage" office:value="0.86" calcext:value-type="percentage">
            <text:p>86,0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eopard</text:p>
          </table:table-cell>
          <table:table-cell office:value-type="float" office:value="963" calcext:value-type="float">
            <text:p>963</text:p>
          </table:table-cell>
          <table:table-cell office:value-type="float" office:value="780" calcext:value-type="float">
            <text:p>780</text:p>
          </table:table-cell>
          <table:table-cell office:value-type="float" office:value="862" calcext:value-type="float">
            <text:p>86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leopard</text:p>
          </table:table-cell>
          <table:table-cell table:formula="of:=[.C45]/1000" office:value-type="percentage" office:value="0.963" calcext:value-type="percentage">
            <text:p>96,3%</text:p>
          </table:table-cell>
          <table:table-cell table:formula="of:=[.D45]/1000" office:value-type="percentage" office:value="0.78" calcext:value-type="percentage">
            <text:p>78,0%</text:p>
          </table:table-cell>
          <table:table-cell table:formula="of:=[.E45]/1000" office:value-type="percentage" office:value="0.862" calcext:value-type="percentage">
            <text:p>86,2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ion</text:p>
          </table:table-cell>
          <table:table-cell office:value-type="float" office:value="854" calcext:value-type="float">
            <text:p>854</text:p>
          </table:table-cell>
          <table:table-cell office:value-type="float" office:value="820" calcext:value-type="float">
            <text:p>820</text:p>
          </table:table-cell>
          <table:table-cell office:value-type="float" office:value="837" calcext:value-type="float">
            <text:p>83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lion</text:p>
          </table:table-cell>
          <table:table-cell table:formula="of:=[.C46]/1000" office:value-type="percentage" office:value="0.854" calcext:value-type="percentage">
            <text:p>85,4%</text:p>
          </table:table-cell>
          <table:table-cell table:formula="of:=[.D46]/1000" office:value-type="percentage" office:value="0.82" calcext:value-type="percentage">
            <text:p>82,0%</text:p>
          </table:table-cell>
          <table:table-cell table:formula="of:=[.E46]/1000" office:value-type="percentage" office:value="0.837" calcext:value-type="percentage">
            <text:p>83,7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izard</text:p>
          </table:table-cell>
          <table:table-cell office:value-type="float" office:value="739" calcext:value-type="float">
            <text:p>739</text:p>
          </table:table-cell>
          <table:table-cell office:value-type="float" office:value="820" calcext:value-type="float">
            <text:p>820</text:p>
          </table:table-cell>
          <table:table-cell office:value-type="float" office:value="777" calcext:value-type="float">
            <text:p>77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lizard</text:p>
          </table:table-cell>
          <table:table-cell table:formula="of:=[.C47]/1000" office:value-type="percentage" office:value="0.739" calcext:value-type="percentage">
            <text:p>73,9%</text:p>
          </table:table-cell>
          <table:table-cell table:formula="of:=[.D47]/1000" office:value-type="percentage" office:value="0.82" calcext:value-type="percentage">
            <text:p>82,0%</text:p>
          </table:table-cell>
          <table:table-cell table:formula="of:=[.E47]/1000" office:value-type="percentage" office:value="0.777" calcext:value-type="percentage">
            <text:p>77,7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bster</text:p>
          </table:table-cell>
          <table:table-cell office:value-type="float" office:value="756" calcext:value-type="float">
            <text:p>756</text:p>
          </table:table-cell>
          <table:table-cell office:value-type="float" office:value="680" calcext:value-type="float">
            <text:p>680</text:p>
          </table:table-cell>
          <table:table-cell office:value-type="float" office:value="716" calcext:value-type="float">
            <text:p>71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lobster</text:p>
          </table:table-cell>
          <table:table-cell table:formula="of:=[.C48]/1000" office:value-type="percentage" office:value="0.756" calcext:value-type="percentage">
            <text:p>75,6%</text:p>
          </table:table-cell>
          <table:table-cell table:formula="of:=[.D48]/1000" office:value-type="percentage" office:value="0.68" calcext:value-type="percentage">
            <text:p>68,0%</text:p>
          </table:table-cell>
          <table:table-cell table:formula="of:=[.E48]/1000" office:value-type="percentage" office:value="0.716" calcext:value-type="percentage">
            <text:p>71,6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man</text:p>
          </table:table-cell>
          <table:table-cell office:value-type="float" office:value="814" calcext:value-type="float">
            <text:p>814</text:p>
          </table:table-cell>
          <table:table-cell office:value-type="float" office:value="790" calcext:value-type="float">
            <text:p>790</text:p>
          </table:table-cell>
          <table:table-cell office:value-type="float" office:value="802" calcext:value-type="float">
            <text:p>80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an</text:p>
          </table:table-cell>
          <table:table-cell table:formula="of:=[.C49]/1000" office:value-type="percentage" office:value="0.814" calcext:value-type="percentage">
            <text:p>81,4%</text:p>
          </table:table-cell>
          <table:table-cell table:formula="of:=[.D49]/1000" office:value-type="percentage" office:value="0.79" calcext:value-type="percentage">
            <text:p>79,0%</text:p>
          </table:table-cell>
          <table:table-cell table:formula="of:=[.E49]/1000" office:value-type="percentage" office:value="0.802" calcext:value-type="percentage">
            <text:p>80,2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maple_tree</text:p>
          </table:table-cell>
          <table:table-cell office:value-type="float" office:value="955" calcext:value-type="float">
            <text:p>955</text:p>
          </table:table-cell>
          <table:table-cell office:value-type="float" office:value="840" calcext:value-type="float">
            <text:p>840</text:p>
          </table:table-cell>
          <table:table-cell office:value-type="float" office:value="894" calcext:value-type="float">
            <text:p>89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aple_tree</text:p>
          </table:table-cell>
          <table:table-cell table:formula="of:=[.C50]/1000" office:value-type="percentage" office:value="0.955" calcext:value-type="percentage">
            <text:p>95,5%</text:p>
          </table:table-cell>
          <table:table-cell table:formula="of:=[.D50]/1000" office:value-type="percentage" office:value="0.84" calcext:value-type="percentage">
            <text:p>84,0%</text:p>
          </table:table-cell>
          <table:table-cell table:formula="of:=[.E50]/1000" office:value-type="percentage" office:value="0.894" calcext:value-type="percentage">
            <text:p>89,4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motorcycle</text:p>
          </table:table-cell>
          <table:table-cell office:value-type="float" office:value="926" calcext:value-type="float">
            <text:p>926</text:p>
          </table:table-cell>
          <table:table-cell office:value-type="float" office:value="870" calcext:value-type="float">
            <text:p>870</text:p>
          </table:table-cell>
          <table:table-cell office:value-type="float" office:value="897" calcext:value-type="float">
            <text:p>89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otorcycle</text:p>
          </table:table-cell>
          <table:table-cell table:formula="of:=[.C51]/1000" office:value-type="percentage" office:value="0.926" calcext:value-type="percentage">
            <text:p>92,6%</text:p>
          </table:table-cell>
          <table:table-cell table:formula="of:=[.D51]/1000" office:value-type="percentage" office:value="0.87" calcext:value-type="percentage">
            <text:p>87,0%</text:p>
          </table:table-cell>
          <table:table-cell table:formula="of:=[.E51]/1000" office:value-type="percentage" office:value="0.897" calcext:value-type="percentage">
            <text:p>89,7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mountain</text:p>
          </table:table-cell>
          <table:table-cell office:value-type="float" office:value="898" calcext:value-type="float">
            <text:p>898</text:p>
          </table:table-cell>
          <table:table-cell office:value-type="float" office:value="880" calcext:value-type="float">
            <text:p>880</text:p>
          </table:table-cell>
          <table:table-cell office:value-type="float" office:value="889" calcext:value-type="float">
            <text:p>88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ountain</text:p>
          </table:table-cell>
          <table:table-cell table:formula="of:=[.C52]/1000" office:value-type="percentage" office:value="0.898" calcext:value-type="percentage">
            <text:p>89,8%</text:p>
          </table:table-cell>
          <table:table-cell table:formula="of:=[.D52]/1000" office:value-type="percentage" office:value="0.88" calcext:value-type="percentage">
            <text:p>88,0%</text:p>
          </table:table-cell>
          <table:table-cell table:formula="of:=[.E52]/1000" office:value-type="percentage" office:value="0.889" calcext:value-type="percentage">
            <text:p>88,9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mouse</text:p>
          </table:table-cell>
          <table:table-cell office:value-type="float" office:value="947" calcext:value-type="float">
            <text:p>947</text:p>
          </table:table-cell>
          <table:table-cell office:value-type="float" office:value="720" calcext:value-type="float">
            <text:p>720</text:p>
          </table:table-cell>
          <table:table-cell office:value-type="float" office:value="818" calcext:value-type="float">
            <text:p>81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ouse</text:p>
          </table:table-cell>
          <table:table-cell table:formula="of:=[.C53]/1000" office:value-type="percentage" office:value="0.947" calcext:value-type="percentage">
            <text:p>94,7%</text:p>
          </table:table-cell>
          <table:table-cell table:formula="of:=[.D53]/1000" office:value-type="percentage" office:value="0.72" calcext:value-type="percentage">
            <text:p>72,0%</text:p>
          </table:table-cell>
          <table:table-cell table:formula="of:=[.E53]/1000" office:value-type="percentage" office:value="0.818" calcext:value-type="percentage">
            <text:p>81,8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mushroom</text:p>
          </table:table-cell>
          <table:table-cell office:value-type="float" office:value="709" calcext:value-type="float">
            <text:p>709</text:p>
          </table:table-cell>
          <table:table-cell office:value-type="float" office:value="780" calcext:value-type="float">
            <text:p>780</text:p>
          </table:table-cell>
          <table:table-cell office:value-type="float" office:value="743" calcext:value-type="float">
            <text:p>74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ushroom</text:p>
          </table:table-cell>
          <table:table-cell table:formula="of:=[.C54]/1000" office:value-type="percentage" office:value="0.709" calcext:value-type="percentage">
            <text:p>70,9%</text:p>
          </table:table-cell>
          <table:table-cell table:formula="of:=[.D54]/1000" office:value-type="percentage" office:value="0.78" calcext:value-type="percentage">
            <text:p>78,0%</text:p>
          </table:table-cell>
          <table:table-cell table:formula="of:=[.E54]/1000" office:value-type="percentage" office:value="0.743" calcext:value-type="percentage">
            <text:p>74,3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oak_tree</text:p>
          </table:table-cell>
          <table:table-cell office:value-type="float" office:value="886" calcext:value-type="float">
            <text:p>886</text:p>
          </table:table-cell>
          <table:table-cell office:value-type="float" office:value="930" calcext:value-type="float">
            <text:p>930</text:p>
          </table:table-cell>
          <table:table-cell office:value-type="float" office:value="907" calcext:value-type="float">
            <text:p>90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oak_tree</text:p>
          </table:table-cell>
          <table:table-cell table:formula="of:=[.C55]/1000" office:value-type="percentage" office:value="0.886" calcext:value-type="percentage">
            <text:p>88,6%</text:p>
          </table:table-cell>
          <table:table-cell table:formula="of:=[.D55]/1000" office:value-type="percentage" office:value="0.93" calcext:value-type="percentage">
            <text:p>93,0%</text:p>
          </table:table-cell>
          <table:table-cell table:formula="of:=[.E55]/1000" office:value-type="percentage" office:value="0.907" calcext:value-type="percentage">
            <text:p>90,7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orange</text:p>
          </table:table-cell>
          <table:table-cell office:value-type="float" office:value="717" calcext:value-type="float">
            <text:p>717</text:p>
          </table:table-cell>
          <table:table-cell office:value-type="float" office:value="810" calcext:value-type="float">
            <text:p>810</text:p>
          </table:table-cell>
          <table:table-cell office:value-type="float" office:value="761" calcext:value-type="float">
            <text:p>76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orange</text:p>
          </table:table-cell>
          <table:table-cell table:formula="of:=[.C56]/1000" office:value-type="percentage" office:value="0.717" calcext:value-type="percentage">
            <text:p>71,7%</text:p>
          </table:table-cell>
          <table:table-cell table:formula="of:=[.D56]/1000" office:value-type="percentage" office:value="0.81" calcext:value-type="percentage">
            <text:p>81,0%</text:p>
          </table:table-cell>
          <table:table-cell table:formula="of:=[.E56]/1000" office:value-type="percentage" office:value="0.761" calcext:value-type="percentage">
            <text:p>76,1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orchid</text:p>
          </table:table-cell>
          <table:table-cell office:value-type="float" office:value="963" calcext:value-type="float">
            <text:p>963</text:p>
          </table:table-cell>
          <table:table-cell office:value-type="float" office:value="770" calcext:value-type="float">
            <text:p>770</text:p>
          </table:table-cell>
          <table:table-cell office:value-type="float" office:value="856" calcext:value-type="float">
            <text:p>85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orchid</text:p>
          </table:table-cell>
          <table:table-cell table:formula="of:=[.C57]/1000" office:value-type="percentage" office:value="0.963" calcext:value-type="percentage">
            <text:p>96,3%</text:p>
          </table:table-cell>
          <table:table-cell table:formula="of:=[.D57]/1000" office:value-type="percentage" office:value="0.77" calcext:value-type="percentage">
            <text:p>77,0%</text:p>
          </table:table-cell>
          <table:table-cell table:formula="of:=[.E57]/1000" office:value-type="percentage" office:value="0.856" calcext:value-type="percentage">
            <text:p>85,6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otter</text:p>
          </table:table-cell>
          <table:table-cell office:value-type="float" office:value="878" calcext:value-type="float">
            <text:p>878</text:p>
          </table:table-cell>
          <table:table-cell office:value-type="float" office:value="790" calcext:value-type="float">
            <text:p>790</text:p>
          </table:table-cell>
          <table:table-cell office:value-type="float" office:value="832" calcext:value-type="float">
            <text:p>83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otter</text:p>
          </table:table-cell>
          <table:table-cell table:formula="of:=[.C58]/1000" office:value-type="percentage" office:value="0.878" calcext:value-type="percentage">
            <text:p>87,8%</text:p>
          </table:table-cell>
          <table:table-cell table:formula="of:=[.D58]/1000" office:value-type="percentage" office:value="0.79" calcext:value-type="percentage">
            <text:p>79,0%</text:p>
          </table:table-cell>
          <table:table-cell table:formula="of:=[.E58]/1000" office:value-type="percentage" office:value="0.832" calcext:value-type="percentage">
            <text:p>83,2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palm_tree</text:p>
          </table:table-cell>
          <table:table-cell office:value-type="float" office:value="871" calcext:value-type="float">
            <text:p>871</text:p>
          </table:table-cell>
          <table:table-cell office:value-type="float" office:value="810" calcext:value-type="float">
            <text:p>810</text:p>
          </table:table-cell>
          <table:table-cell office:value-type="float" office:value="839" calcext:value-type="float">
            <text:p>83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alm_tree</text:p>
          </table:table-cell>
          <table:table-cell table:formula="of:=[.C59]/1000" office:value-type="percentage" office:value="0.871" calcext:value-type="percentage">
            <text:p>87,1%</text:p>
          </table:table-cell>
          <table:table-cell table:formula="of:=[.D59]/1000" office:value-type="percentage" office:value="0.81" calcext:value-type="percentage">
            <text:p>81,0%</text:p>
          </table:table-cell>
          <table:table-cell table:formula="of:=[.E59]/1000" office:value-type="percentage" office:value="0.839" calcext:value-type="percentage">
            <text:p>83,9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pear</text:p>
          </table:table-cell>
          <table:table-cell office:value-type="float" office:value="747" calcext:value-type="float">
            <text:p>747</text:p>
          </table:table-cell>
          <table:table-cell office:value-type="float" office:value="710" calcext:value-type="float">
            <text:p>710</text:p>
          </table:table-cell>
          <table:table-cell office:value-type="float" office:value="728" calcext:value-type="float">
            <text:p>72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ear</text:p>
          </table:table-cell>
          <table:table-cell table:formula="of:=[.C60]/1000" office:value-type="percentage" office:value="0.747" calcext:value-type="percentage">
            <text:p>74,7%</text:p>
          </table:table-cell>
          <table:table-cell table:formula="of:=[.D60]/1000" office:value-type="percentage" office:value="0.71" calcext:value-type="percentage">
            <text:p>71,0%</text:p>
          </table:table-cell>
          <table:table-cell table:formula="of:=[.E60]/1000" office:value-type="percentage" office:value="0.728" calcext:value-type="percentage">
            <text:p>72,8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pickup_truck</text:p>
          </table:table-cell>
          <table:table-cell office:value-type="float" office:value="977" calcext:value-type="float">
            <text:p>977</text:p>
          </table:table-cell>
          <table:table-cell office:value-type="float" office:value="860" calcext:value-type="float">
            <text:p>860</text:p>
          </table:table-cell>
          <table:table-cell office:value-type="float" office:value="915" calcext:value-type="float">
            <text:p>91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ickup_truck</text:p>
          </table:table-cell>
          <table:table-cell table:formula="of:=[.C61]/1000" office:value-type="percentage" office:value="0.977" calcext:value-type="percentage">
            <text:p>97,7%</text:p>
          </table:table-cell>
          <table:table-cell table:formula="of:=[.D61]/1000" office:value-type="percentage" office:value="0.86" calcext:value-type="percentage">
            <text:p>86,0%</text:p>
          </table:table-cell>
          <table:table-cell table:formula="of:=[.E61]/1000" office:value-type="percentage" office:value="0.915" calcext:value-type="percentage">
            <text:p>91,5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pine_tree</text:p>
          </table:table-cell>
          <table:table-cell office:value-type="float" office:value="906" calcext:value-type="float">
            <text:p>906</text:p>
          </table:table-cell>
          <table:table-cell office:value-type="float" office:value="870" calcext:value-type="float">
            <text:p>870</text:p>
          </table:table-cell>
          <table:table-cell office:value-type="float" office:value="888" calcext:value-type="float">
            <text:p>88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ine_tree</text:p>
          </table:table-cell>
          <table:table-cell table:formula="of:=[.C62]/1000" office:value-type="percentage" office:value="0.906" calcext:value-type="percentage">
            <text:p>90,6%</text:p>
          </table:table-cell>
          <table:table-cell table:formula="of:=[.D62]/1000" office:value-type="percentage" office:value="0.87" calcext:value-type="percentage">
            <text:p>87,0%</text:p>
          </table:table-cell>
          <table:table-cell table:formula="of:=[.E62]/1000" office:value-type="percentage" office:value="0.888" calcext:value-type="percentage">
            <text:p>88,8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plain</text:p>
          </table:table-cell>
          <table:table-cell office:value-type="float" office:value="918" calcext:value-type="float">
            <text:p>918</text:p>
          </table:table-cell>
          <table:table-cell office:value-type="float" office:value="900" calcext:value-type="float">
            <text:p>900</text:p>
          </table:table-cell>
          <table:table-cell office:value-type="float" office:value="909" calcext:value-type="float">
            <text:p>90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lain</text:p>
          </table:table-cell>
          <table:table-cell table:formula="of:=[.C63]/1000" office:value-type="percentage" office:value="0.918" calcext:value-type="percentage">
            <text:p>91,8%</text:p>
          </table:table-cell>
          <table:table-cell table:formula="of:=[.D63]/1000" office:value-type="percentage" office:value="0.9" calcext:value-type="percentage">
            <text:p>90,0%</text:p>
          </table:table-cell>
          <table:table-cell table:formula="of:=[.E63]/1000" office:value-type="percentage" office:value="0.909" calcext:value-type="percentage">
            <text:p>90,9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plate</text:p>
          </table:table-cell>
          <table:table-cell office:value-type="float" office:value="808" calcext:value-type="float">
            <text:p>808</text:p>
          </table:table-cell>
          <table:table-cell office:value-type="float" office:value="800" calcext:value-type="float">
            <text:p>800</text:p>
          </table:table-cell>
          <table:table-cell office:value-type="float" office:value="804" calcext:value-type="float">
            <text:p>80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late</text:p>
          </table:table-cell>
          <table:table-cell table:formula="of:=[.C64]/1000" office:value-type="percentage" office:value="0.808" calcext:value-type="percentage">
            <text:p>80,8%</text:p>
          </table:table-cell>
          <table:table-cell table:formula="of:=[.D64]/1000" office:value-type="percentage" office:value="0.8" calcext:value-type="percentage">
            <text:p>80,0%</text:p>
          </table:table-cell>
          <table:table-cell table:formula="of:=[.E64]/1000" office:value-type="percentage" office:value="0.804" calcext:value-type="percentage">
            <text:p>80,4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poppy</text:p>
          </table:table-cell>
          <table:table-cell office:value-type="float" office:value="779" calcext:value-type="float">
            <text:p>779</text:p>
          </table:table-cell>
          <table:table-cell office:value-type="float" office:value="740" calcext:value-type="float">
            <text:p>740</text:p>
          </table:table-cell>
          <table:table-cell office:value-type="float" office:value="759" calcext:value-type="float">
            <text:p>75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oppy</text:p>
          </table:table-cell>
          <table:table-cell table:formula="of:=[.C65]/1000" office:value-type="percentage" office:value="0.779" calcext:value-type="percentage">
            <text:p>77,9%</text:p>
          </table:table-cell>
          <table:table-cell table:formula="of:=[.D65]/1000" office:value-type="percentage" office:value="0.74" calcext:value-type="percentage">
            <text:p>74,0%</text:p>
          </table:table-cell>
          <table:table-cell table:formula="of:=[.E65]/1000" office:value-type="percentage" office:value="0.759" calcext:value-type="percentage">
            <text:p>75,9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porcupine</text:p>
          </table:table-cell>
          <table:table-cell office:value-type="float" office:value="798" calcext:value-type="float">
            <text:p>798</text:p>
          </table:table-cell>
          <table:table-cell office:value-type="float" office:value="790" calcext:value-type="float">
            <text:p>790</text:p>
          </table:table-cell>
          <table:table-cell office:value-type="float" office:value="794" calcext:value-type="float">
            <text:p>79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orcupine</text:p>
          </table:table-cell>
          <table:table-cell table:formula="of:=[.C66]/1000" office:value-type="percentage" office:value="0.798" calcext:value-type="percentage">
            <text:p>79,8%</text:p>
          </table:table-cell>
          <table:table-cell table:formula="of:=[.D66]/1000" office:value-type="percentage" office:value="0.79" calcext:value-type="percentage">
            <text:p>79,0%</text:p>
          </table:table-cell>
          <table:table-cell table:formula="of:=[.E66]/1000" office:value-type="percentage" office:value="0.794" calcext:value-type="percentage">
            <text:p>79,4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possum</text:p>
          </table:table-cell>
          <table:table-cell office:value-type="float" office:value="654" calcext:value-type="float">
            <text:p>654</text:p>
          </table:table-cell>
          <table:table-cell office:value-type="float" office:value="830" calcext:value-type="float">
            <text:p>830</text:p>
          </table:table-cell>
          <table:table-cell office:value-type="float" office:value="731" calcext:value-type="float">
            <text:p>73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ossum</text:p>
          </table:table-cell>
          <table:table-cell table:formula="of:=[.C67]/1000" office:value-type="percentage" office:value="0.654" calcext:value-type="percentage">
            <text:p>65,4%</text:p>
          </table:table-cell>
          <table:table-cell table:formula="of:=[.D67]/1000" office:value-type="percentage" office:value="0.83" calcext:value-type="percentage">
            <text:p>83,0%</text:p>
          </table:table-cell>
          <table:table-cell table:formula="of:=[.E67]/1000" office:value-type="percentage" office:value="0.731" calcext:value-type="percentage">
            <text:p>73,1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rabbit</text:p>
          </table:table-cell>
          <table:table-cell office:value-type="float" office:value="771" calcext:value-type="float">
            <text:p>771</text:p>
          </table:table-cell>
          <table:table-cell office:value-type="float" office:value="640" calcext:value-type="float">
            <text:p>640</text:p>
          </table:table-cell>
          <table:table-cell office:value-type="float" office:value="699" calcext:value-type="float">
            <text:p>69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abbit</text:p>
          </table:table-cell>
          <table:table-cell table:formula="of:=[.C68]/1000" office:value-type="percentage" office:value="0.771" calcext:value-type="percentage">
            <text:p>77,1%</text:p>
          </table:table-cell>
          <table:table-cell table:formula="of:=[.D68]/1000" office:value-type="percentage" office:value="0.64" calcext:value-type="percentage">
            <text:p>64,0%</text:p>
          </table:table-cell>
          <table:table-cell table:formula="of:=[.E68]/1000" office:value-type="percentage" office:value="0.699" calcext:value-type="percentage">
            <text:p>69,9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raccoon</text:p>
          </table:table-cell>
          <table:table-cell office:value-type="float" office:value="926" calcext:value-type="float">
            <text:p>926</text:p>
          </table:table-cell>
          <table:table-cell office:value-type="float" office:value="750" calcext:value-type="float">
            <text:p>750</text:p>
          </table:table-cell>
          <table:table-cell office:value-type="float" office:value="829" calcext:value-type="float">
            <text:p>82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accoon</text:p>
          </table:table-cell>
          <table:table-cell table:formula="of:=[.C69]/1000" office:value-type="percentage" office:value="0.926" calcext:value-type="percentage">
            <text:p>92,6%</text:p>
          </table:table-cell>
          <table:table-cell table:formula="of:=[.D69]/1000" office:value-type="percentage" office:value="0.75" calcext:value-type="percentage">
            <text:p>75,0%</text:p>
          </table:table-cell>
          <table:table-cell table:formula="of:=[.E69]/1000" office:value-type="percentage" office:value="0.829" calcext:value-type="percentage">
            <text:p>82,9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ray</text:p>
          </table:table-cell>
          <table:table-cell office:value-type="float" office:value="831" calcext:value-type="float">
            <text:p>831</text:p>
          </table:table-cell>
          <table:table-cell office:value-type="float" office:value="740" calcext:value-type="float">
            <text:p>740</text:p>
          </table:table-cell>
          <table:table-cell office:value-type="float" office:value="783" calcext:value-type="float">
            <text:p>78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ay</text:p>
          </table:table-cell>
          <table:table-cell table:formula="of:=[.C70]/1000" office:value-type="percentage" office:value="0.831" calcext:value-type="percentage">
            <text:p>83,1%</text:p>
          </table:table-cell>
          <table:table-cell table:formula="of:=[.D70]/1000" office:value-type="percentage" office:value="0.74" calcext:value-type="percentage">
            <text:p>74,0%</text:p>
          </table:table-cell>
          <table:table-cell table:formula="of:=[.E70]/1000" office:value-type="percentage" office:value="0.783" calcext:value-type="percentage">
            <text:p>78,3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road</text:p>
          </table:table-cell>
          <table:table-cell office:value-type="float" office:value="938" calcext:value-type="float">
            <text:p>938</text:p>
          </table:table-cell>
          <table:table-cell office:value-type="float" office:value="900" calcext:value-type="float">
            <text:p>900</text:p>
          </table:table-cell>
          <table:table-cell office:value-type="float" office:value="918" calcext:value-type="float">
            <text:p>91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ad</text:p>
          </table:table-cell>
          <table:table-cell table:formula="of:=[.C71]/1000" office:value-type="percentage" office:value="0.938" calcext:value-type="percentage">
            <text:p>93,8%</text:p>
          </table:table-cell>
          <table:table-cell table:formula="of:=[.D71]/1000" office:value-type="percentage" office:value="0.9" calcext:value-type="percentage">
            <text:p>90,0%</text:p>
          </table:table-cell>
          <table:table-cell table:formula="of:=[.E71]/1000" office:value-type="percentage" office:value="0.918" calcext:value-type="percentage">
            <text:p>91,8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rocket</text:p>
          </table:table-cell>
          <table:table-cell office:value-type="float" office:value="909" calcext:value-type="float">
            <text:p>909</text:p>
          </table:table-cell>
          <table:table-cell office:value-type="float" office:value="900" calcext:value-type="float">
            <text:p>900</text:p>
          </table:table-cell>
          <table:table-cell office:value-type="float" office:value="905" calcext:value-type="float">
            <text:p>90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cket</text:p>
          </table:table-cell>
          <table:table-cell table:formula="of:=[.C72]/1000" office:value-type="percentage" office:value="0.909" calcext:value-type="percentage">
            <text:p>90,9%</text:p>
          </table:table-cell>
          <table:table-cell table:formula="of:=[.D72]/1000" office:value-type="percentage" office:value="0.9" calcext:value-type="percentage">
            <text:p>90,0%</text:p>
          </table:table-cell>
          <table:table-cell table:formula="of:=[.E72]/1000" office:value-type="percentage" office:value="0.905" calcext:value-type="percentage">
            <text:p>90,5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rose</text:p>
          </table:table-cell>
          <table:table-cell table:number-columns-repeated="3" office:value-type="float" office:value="840" calcext:value-type="float">
            <text:p>8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se</text:p>
          </table:table-cell>
          <table:table-cell table:formula="of:=[.C73]/1000" office:value-type="percentage" office:value="0.84" calcext:value-type="percentage">
            <text:p>84,0%</text:p>
          </table:table-cell>
          <table:table-cell table:formula="of:=[.D73]/1000" office:value-type="percentage" office:value="0.84" calcext:value-type="percentage">
            <text:p>84,0%</text:p>
          </table:table-cell>
          <table:table-cell table:formula="of:=[.E73]/1000" office:value-type="percentage" office:value="0.84" calcext:value-type="percentage">
            <text:p>84,0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sea</text:p>
          </table:table-cell>
          <table:table-cell office:value-type="float" office:value="871" calcext:value-type="float">
            <text:p>871</text:p>
          </table:table-cell>
          <table:table-cell office:value-type="float" office:value="880" calcext:value-type="float">
            <text:p>880</text:p>
          </table:table-cell>
          <table:table-cell office:value-type="float" office:value="876" calcext:value-type="float">
            <text:p>87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ea</text:p>
          </table:table-cell>
          <table:table-cell table:formula="of:=[.C74]/1000" office:value-type="percentage" office:value="0.871" calcext:value-type="percentage">
            <text:p>87,1%</text:p>
          </table:table-cell>
          <table:table-cell table:formula="of:=[.D74]/1000" office:value-type="percentage" office:value="0.88" calcext:value-type="percentage">
            <text:p>88,0%</text:p>
          </table:table-cell>
          <table:table-cell table:formula="of:=[.E74]/1000" office:value-type="percentage" office:value="0.876" calcext:value-type="percentage">
            <text:p>87,6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seal</text:p>
          </table:table-cell>
          <table:table-cell office:value-type="float" office:value="727" calcext:value-type="float">
            <text:p>727</text:p>
          </table:table-cell>
          <table:table-cell office:value-type="float" office:value="720" calcext:value-type="float">
            <text:p>720</text:p>
          </table:table-cell>
          <table:table-cell office:value-type="float" office:value="724" calcext:value-type="float">
            <text:p>72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eal</text:p>
          </table:table-cell>
          <table:table-cell table:formula="of:=[.C75]/1000" office:value-type="percentage" office:value="0.727" calcext:value-type="percentage">
            <text:p>72,7%</text:p>
          </table:table-cell>
          <table:table-cell table:formula="of:=[.D75]/1000" office:value-type="percentage" office:value="0.72" calcext:value-type="percentage">
            <text:p>72,0%</text:p>
          </table:table-cell>
          <table:table-cell table:formula="of:=[.E75]/1000" office:value-type="percentage" office:value="0.724" calcext:value-type="percentage">
            <text:p>72,4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shark</text:p>
          </table:table-cell>
          <table:table-cell office:value-type="float" office:value="812" calcext:value-type="float">
            <text:p>812</text:p>
          </table:table-cell>
          <table:table-cell office:value-type="float" office:value="910" calcext:value-type="float">
            <text:p>910</text:p>
          </table:table-cell>
          <table:table-cell office:value-type="float" office:value="858" calcext:value-type="float">
            <text:p>85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hark</text:p>
          </table:table-cell>
          <table:table-cell table:formula="of:=[.C76]/1000" office:value-type="percentage" office:value="0.812" calcext:value-type="percentage">
            <text:p>81,2%</text:p>
          </table:table-cell>
          <table:table-cell table:formula="of:=[.D76]/1000" office:value-type="percentage" office:value="0.91" calcext:value-type="percentage">
            <text:p>91,0%</text:p>
          </table:table-cell>
          <table:table-cell table:formula="of:=[.E76]/1000" office:value-type="percentage" office:value="0.858" calcext:value-type="percentage">
            <text:p>85,8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shrew</text:p>
          </table:table-cell>
          <table:table-cell office:value-type="float" office:value="708" calcext:value-type="float">
            <text:p>708</text:p>
          </table:table-cell>
          <table:table-cell office:value-type="float" office:value="850" calcext:value-type="float">
            <text:p>850</text:p>
          </table:table-cell>
          <table:table-cell office:value-type="float" office:value="773" calcext:value-type="float">
            <text:p>77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hrew</text:p>
          </table:table-cell>
          <table:table-cell table:formula="of:=[.C77]/1000" office:value-type="percentage" office:value="0.708" calcext:value-type="percentage">
            <text:p>70,8%</text:p>
          </table:table-cell>
          <table:table-cell table:formula="of:=[.D77]/1000" office:value-type="percentage" office:value="0.85" calcext:value-type="percentage">
            <text:p>85,0%</text:p>
          </table:table-cell>
          <table:table-cell table:formula="of:=[.E77]/1000" office:value-type="percentage" office:value="0.773" calcext:value-type="percentage">
            <text:p>77,3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skunk</text:p>
          </table:table-cell>
          <table:table-cell office:value-type="float" office:value="947" calcext:value-type="float">
            <text:p>947</text:p>
          </table:table-cell>
          <table:table-cell office:value-type="float" office:value="900" calcext:value-type="float">
            <text:p>900</text:p>
          </table:table-cell>
          <table:table-cell office:value-type="float" office:value="923" calcext:value-type="float">
            <text:p>92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kunk</text:p>
          </table:table-cell>
          <table:table-cell table:formula="of:=[.C78]/1000" office:value-type="percentage" office:value="0.947" calcext:value-type="percentage">
            <text:p>94,7%</text:p>
          </table:table-cell>
          <table:table-cell table:formula="of:=[.D78]/1000" office:value-type="percentage" office:value="0.9" calcext:value-type="percentage">
            <text:p>90,0%</text:p>
          </table:table-cell>
          <table:table-cell table:formula="of:=[.E78]/1000" office:value-type="percentage" office:value="0.923" calcext:value-type="percentage">
            <text:p>92,3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skyscraper</text:p>
          </table:table-cell>
          <table:table-cell office:value-type="float" office:value="918" calcext:value-type="float">
            <text:p>918</text:p>
          </table:table-cell>
          <table:table-cell office:value-type="float" office:value="890" calcext:value-type="float">
            <text:p>890</text:p>
          </table:table-cell>
          <table:table-cell office:value-type="float" office:value="904" calcext:value-type="float">
            <text:p>90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kyscraper</text:p>
          </table:table-cell>
          <table:table-cell table:formula="of:=[.C79]/1000" office:value-type="percentage" office:value="0.918" calcext:value-type="percentage">
            <text:p>91,8%</text:p>
          </table:table-cell>
          <table:table-cell table:formula="of:=[.D79]/1000" office:value-type="percentage" office:value="0.89" calcext:value-type="percentage">
            <text:p>89,0%</text:p>
          </table:table-cell>
          <table:table-cell table:formula="of:=[.E79]/1000" office:value-type="percentage" office:value="0.904" calcext:value-type="percentage">
            <text:p>90,4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snail</text:p>
          </table:table-cell>
          <table:table-cell office:value-type="float" office:value="643" calcext:value-type="float">
            <text:p>643</text:p>
          </table:table-cell>
          <table:table-cell office:value-type="float" office:value="830" calcext:value-type="float">
            <text:p>830</text:p>
          </table:table-cell>
          <table:table-cell office:value-type="float" office:value="725" calcext:value-type="float">
            <text:p>72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nail</text:p>
          </table:table-cell>
          <table:table-cell table:formula="of:=[.C80]/1000" office:value-type="percentage" office:value="0.643" calcext:value-type="percentage">
            <text:p>64,3%</text:p>
          </table:table-cell>
          <table:table-cell table:formula="of:=[.D80]/1000" office:value-type="percentage" office:value="0.83" calcext:value-type="percentage">
            <text:p>83,0%</text:p>
          </table:table-cell>
          <table:table-cell table:formula="of:=[.E80]/1000" office:value-type="percentage" office:value="0.725" calcext:value-type="percentage">
            <text:p>72,5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snake</text:p>
          </table:table-cell>
          <table:table-cell office:value-type="float" office:value="565" calcext:value-type="float">
            <text:p>565</text:p>
          </table:table-cell>
          <table:table-cell office:value-type="float" office:value="780" calcext:value-type="float">
            <text:p>780</text:p>
          </table:table-cell>
          <table:table-cell office:value-type="float" office:value="655" calcext:value-type="float">
            <text:p>65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nake</text:p>
          </table:table-cell>
          <table:table-cell table:formula="of:=[.C81]/1000" office:value-type="percentage" office:value="0.565" calcext:value-type="percentage">
            <text:p>56,5%</text:p>
          </table:table-cell>
          <table:table-cell table:formula="of:=[.D81]/1000" office:value-type="percentage" office:value="0.78" calcext:value-type="percentage">
            <text:p>78,0%</text:p>
          </table:table-cell>
          <table:table-cell table:formula="of:=[.E81]/1000" office:value-type="percentage" office:value="0.655" calcext:value-type="percentage">
            <text:p>65,5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spider</text:p>
          </table:table-cell>
          <table:table-cell office:value-type="float" office:value="905" calcext:value-type="float">
            <text:p>905</text:p>
          </table:table-cell>
          <table:table-cell office:value-type="float" office:value="670" calcext:value-type="float">
            <text:p>670</text:p>
          </table:table-cell>
          <table:table-cell office:value-type="float" office:value="770" calcext:value-type="float">
            <text:p>7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pider</text:p>
          </table:table-cell>
          <table:table-cell table:formula="of:=[.C82]/1000" office:value-type="percentage" office:value="0.905" calcext:value-type="percentage">
            <text:p>90,5%</text:p>
          </table:table-cell>
          <table:table-cell table:formula="of:=[.D82]/1000" office:value-type="percentage" office:value="0.67" calcext:value-type="percentage">
            <text:p>67,0%</text:p>
          </table:table-cell>
          <table:table-cell table:formula="of:=[.E82]/1000" office:value-type="percentage" office:value="0.77" calcext:value-type="percentage">
            <text:p>77,0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squirrel</text:p>
          </table:table-cell>
          <table:table-cell office:value-type="float" office:value="657" calcext:value-type="float">
            <text:p>657</text:p>
          </table:table-cell>
          <table:table-cell office:value-type="float" office:value="710" calcext:value-type="float">
            <text:p>710</text:p>
          </table:table-cell>
          <table:table-cell office:value-type="float" office:value="683" calcext:value-type="float">
            <text:p>68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quirrel</text:p>
          </table:table-cell>
          <table:table-cell table:formula="of:=[.C83]/1000" office:value-type="percentage" office:value="0.657" calcext:value-type="percentage">
            <text:p>65,7%</text:p>
          </table:table-cell>
          <table:table-cell table:formula="of:=[.D83]/1000" office:value-type="percentage" office:value="0.71" calcext:value-type="percentage">
            <text:p>71,0%</text:p>
          </table:table-cell>
          <table:table-cell table:formula="of:=[.E83]/1000" office:value-type="percentage" office:value="0.683" calcext:value-type="percentage">
            <text:p>68,3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streetcar</text:p>
          </table:table-cell>
          <table:table-cell office:value-type="float" office:value="656" calcext:value-type="float">
            <text:p>656</text:p>
          </table:table-cell>
          <table:table-cell office:value-type="float" office:value="840" calcext:value-type="float">
            <text:p>840</text:p>
          </table:table-cell>
          <table:table-cell office:value-type="float" office:value="737" calcext:value-type="float">
            <text:p>73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treetcar</text:p>
          </table:table-cell>
          <table:table-cell table:formula="of:=[.C84]/1000" office:value-type="percentage" office:value="0.656" calcext:value-type="percentage">
            <text:p>65,6%</text:p>
          </table:table-cell>
          <table:table-cell table:formula="of:=[.D84]/1000" office:value-type="percentage" office:value="0.84" calcext:value-type="percentage">
            <text:p>84,0%</text:p>
          </table:table-cell>
          <table:table-cell table:formula="of:=[.E84]/1000" office:value-type="percentage" office:value="0.737" calcext:value-type="percentage">
            <text:p>73,7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sunflower</text:p>
          </table:table-cell>
          <table:table-cell office:value-type="float" office:value="697" calcext:value-type="float">
            <text:p>697</text:p>
          </table:table-cell>
          <table:table-cell office:value-type="float" office:value="850" calcext:value-type="float">
            <text:p>850</text:p>
          </table:table-cell>
          <table:table-cell office:value-type="float" office:value="766" calcext:value-type="float">
            <text:p>76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unflower</text:p>
          </table:table-cell>
          <table:table-cell table:formula="of:=[.C85]/1000" office:value-type="percentage" office:value="0.697" calcext:value-type="percentage">
            <text:p>69,7%</text:p>
          </table:table-cell>
          <table:table-cell table:formula="of:=[.D85]/1000" office:value-type="percentage" office:value="0.85" calcext:value-type="percentage">
            <text:p>85,0%</text:p>
          </table:table-cell>
          <table:table-cell table:formula="of:=[.E85]/1000" office:value-type="percentage" office:value="0.766" calcext:value-type="percentage">
            <text:p>76,6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sweet_pepper</text:p>
          </table:table-cell>
          <table:table-cell office:value-type="float" office:value="949" calcext:value-type="float">
            <text:p>949</text:p>
          </table:table-cell>
          <table:table-cell office:value-type="float" office:value="750" calcext:value-type="float">
            <text:p>750</text:p>
          </table:table-cell>
          <table:table-cell office:value-type="float" office:value="838" calcext:value-type="float">
            <text:p>83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weet_pepper</text:p>
          </table:table-cell>
          <table:table-cell table:formula="of:=[.C86]/1000" office:value-type="percentage" office:value="0.949" calcext:value-type="percentage">
            <text:p>94,9%</text:p>
          </table:table-cell>
          <table:table-cell table:formula="of:=[.D86]/1000" office:value-type="percentage" office:value="0.75" calcext:value-type="percentage">
            <text:p>75,0%</text:p>
          </table:table-cell>
          <table:table-cell table:formula="of:=[.E86]/1000" office:value-type="percentage" office:value="0.838" calcext:value-type="percentage">
            <text:p>83,8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table</text:p>
          </table:table-cell>
          <table:table-cell office:value-type="float" office:value="687" calcext:value-type="float">
            <text:p>687</text:p>
          </table:table-cell>
          <table:table-cell office:value-type="float" office:value="790" calcext:value-type="float">
            <text:p>790</text:p>
          </table:table-cell>
          <table:table-cell office:value-type="float" office:value="735" calcext:value-type="float">
            <text:p>73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able</text:p>
          </table:table-cell>
          <table:table-cell table:formula="of:=[.C87]/1000" office:value-type="percentage" office:value="0.687" calcext:value-type="percentage">
            <text:p>68,7%</text:p>
          </table:table-cell>
          <table:table-cell table:formula="of:=[.D87]/1000" office:value-type="percentage" office:value="0.79" calcext:value-type="percentage">
            <text:p>79,0%</text:p>
          </table:table-cell>
          <table:table-cell table:formula="of:=[.E87]/1000" office:value-type="percentage" office:value="0.735" calcext:value-type="percentage">
            <text:p>73,5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tank</text:p>
          </table:table-cell>
          <table:table-cell office:value-type="float" office:value="878" calcext:value-type="float">
            <text:p>878</text:p>
          </table:table-cell>
          <table:table-cell office:value-type="float" office:value="860" calcext:value-type="float">
            <text:p>860</text:p>
          </table:table-cell>
          <table:table-cell office:value-type="float" office:value="869" calcext:value-type="float">
            <text:p>86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ank</text:p>
          </table:table-cell>
          <table:table-cell table:formula="of:=[.C88]/1000" office:value-type="percentage" office:value="0.878" calcext:value-type="percentage">
            <text:p>87,8%</text:p>
          </table:table-cell>
          <table:table-cell table:formula="of:=[.D88]/1000" office:value-type="percentage" office:value="0.86" calcext:value-type="percentage">
            <text:p>86,0%</text:p>
          </table:table-cell>
          <table:table-cell table:formula="of:=[.E88]/1000" office:value-type="percentage" office:value="0.869" calcext:value-type="percentage">
            <text:p>86,9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telephone</text:p>
          </table:table-cell>
          <table:table-cell office:value-type="float" office:value="743" calcext:value-type="float">
            <text:p>743</text:p>
          </table:table-cell>
          <table:table-cell office:value-type="float" office:value="840" calcext:value-type="float">
            <text:p>840</text:p>
          </table:table-cell>
          <table:table-cell office:value-type="float" office:value="789" calcext:value-type="float">
            <text:p>78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elephone</text:p>
          </table:table-cell>
          <table:table-cell table:formula="of:=[.C89]/1000" office:value-type="percentage" office:value="0.743" calcext:value-type="percentage">
            <text:p>74,3%</text:p>
          </table:table-cell>
          <table:table-cell table:formula="of:=[.D89]/1000" office:value-type="percentage" office:value="0.84" calcext:value-type="percentage">
            <text:p>84,0%</text:p>
          </table:table-cell>
          <table:table-cell table:formula="of:=[.E89]/1000" office:value-type="percentage" office:value="0.789" calcext:value-type="percentage">
            <text:p>78,9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television</text:p>
          </table:table-cell>
          <table:table-cell office:value-type="float" office:value="763" calcext:value-type="float">
            <text:p>763</text:p>
          </table:table-cell>
          <table:table-cell office:value-type="float" office:value="870" calcext:value-type="float">
            <text:p>870</text:p>
          </table:table-cell>
          <table:table-cell office:value-type="float" office:value="813" calcext:value-type="float">
            <text:p>81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elevision</text:p>
          </table:table-cell>
          <table:table-cell table:formula="of:=[.C90]/1000" office:value-type="percentage" office:value="0.763" calcext:value-type="percentage">
            <text:p>76,3%</text:p>
          </table:table-cell>
          <table:table-cell table:formula="of:=[.D90]/1000" office:value-type="percentage" office:value="0.87" calcext:value-type="percentage">
            <text:p>87,0%</text:p>
          </table:table-cell>
          <table:table-cell table:formula="of:=[.E90]/1000" office:value-type="percentage" office:value="0.813" calcext:value-type="percentage">
            <text:p>81,3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tiger</text:p>
          </table:table-cell>
          <table:table-cell office:value-type="float" office:value="619" calcext:value-type="float">
            <text:p>619</text:p>
          </table:table-cell>
          <table:table-cell office:value-type="float" office:value="830" calcext:value-type="float">
            <text:p>830</text:p>
          </table:table-cell>
          <table:table-cell office:value-type="float" office:value="709" calcext:value-type="float">
            <text:p>70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iger</text:p>
          </table:table-cell>
          <table:table-cell table:formula="of:=[.C91]/1000" office:value-type="percentage" office:value="0.619" calcext:value-type="percentage">
            <text:p>61,9%</text:p>
          </table:table-cell>
          <table:table-cell table:formula="of:=[.D91]/1000" office:value-type="percentage" office:value="0.83" calcext:value-type="percentage">
            <text:p>83,0%</text:p>
          </table:table-cell>
          <table:table-cell table:formula="of:=[.E91]/1000" office:value-type="percentage" office:value="0.709" calcext:value-type="percentage">
            <text:p>70,9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tractor</text:p>
          </table:table-cell>
          <table:table-cell office:value-type="float" office:value="841" calcext:value-type="float">
            <text:p>841</text:p>
          </table:table-cell>
          <table:table-cell office:value-type="float" office:value="690" calcext:value-type="float">
            <text:p>690</text:p>
          </table:table-cell>
          <table:table-cell office:value-type="float" office:value="758" calcext:value-type="float">
            <text:p>75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ractor</text:p>
          </table:table-cell>
          <table:table-cell table:formula="of:=[.C92]/1000" office:value-type="percentage" office:value="0.841" calcext:value-type="percentage">
            <text:p>84,1%</text:p>
          </table:table-cell>
          <table:table-cell table:formula="of:=[.D92]/1000" office:value-type="percentage" office:value="0.69" calcext:value-type="percentage">
            <text:p>69,0%</text:p>
          </table:table-cell>
          <table:table-cell table:formula="of:=[.E92]/1000" office:value-type="percentage" office:value="0.758" calcext:value-type="percentage">
            <text:p>75,8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train</text:p>
          </table:table-cell>
          <table:table-cell office:value-type="float" office:value="872" calcext:value-type="float">
            <text:p>872</text:p>
          </table:table-cell>
          <table:table-cell office:value-type="float" office:value="820" calcext:value-type="float">
            <text:p>820</text:p>
          </table:table-cell>
          <table:table-cell office:value-type="float" office:value="845" calcext:value-type="float">
            <text:p>84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rain</text:p>
          </table:table-cell>
          <table:table-cell table:formula="of:=[.C93]/1000" office:value-type="percentage" office:value="0.872" calcext:value-type="percentage">
            <text:p>87,2%</text:p>
          </table:table-cell>
          <table:table-cell table:formula="of:=[.D93]/1000" office:value-type="percentage" office:value="0.82" calcext:value-type="percentage">
            <text:p>82,0%</text:p>
          </table:table-cell>
          <table:table-cell table:formula="of:=[.E93]/1000" office:value-type="percentage" office:value="0.845" calcext:value-type="percentage">
            <text:p>84,5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trout</text:p>
          </table:table-cell>
          <table:table-cell office:value-type="float" office:value="774" calcext:value-type="float">
            <text:p>774</text:p>
          </table:table-cell>
          <table:table-cell office:value-type="float" office:value="820" calcext:value-type="float">
            <text:p>820</text:p>
          </table:table-cell>
          <table:table-cell office:value-type="float" office:value="796" calcext:value-type="float">
            <text:p>79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rout</text:p>
          </table:table-cell>
          <table:table-cell table:formula="of:=[.C94]/1000" office:value-type="percentage" office:value="0.774" calcext:value-type="percentage">
            <text:p>77,4%</text:p>
          </table:table-cell>
          <table:table-cell table:formula="of:=[.D94]/1000" office:value-type="percentage" office:value="0.82" calcext:value-type="percentage">
            <text:p>82,0%</text:p>
          </table:table-cell>
          <table:table-cell table:formula="of:=[.E94]/1000" office:value-type="percentage" office:value="0.796" calcext:value-type="percentage">
            <text:p>79,6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tulip</text:p>
          </table:table-cell>
          <table:table-cell office:value-type="float" office:value="840" calcext:value-type="float">
            <text:p>840</text:p>
          </table:table-cell>
          <table:table-cell office:value-type="float" office:value="790" calcext:value-type="float">
            <text:p>790</text:p>
          </table:table-cell>
          <table:table-cell office:value-type="float" office:value="814" calcext:value-type="float">
            <text:p>81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ulip</text:p>
          </table:table-cell>
          <table:table-cell table:formula="of:=[.C95]/1000" office:value-type="percentage" office:value="0.84" calcext:value-type="percentage">
            <text:p>84,0%</text:p>
          </table:table-cell>
          <table:table-cell table:formula="of:=[.D95]/1000" office:value-type="percentage" office:value="0.79" calcext:value-type="percentage">
            <text:p>79,0%</text:p>
          </table:table-cell>
          <table:table-cell table:formula="of:=[.E95]/1000" office:value-type="percentage" office:value="0.814" calcext:value-type="percentage">
            <text:p>81,4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turtle</text:p>
          </table:table-cell>
          <table:table-cell table:number-columns-repeated="3" office:value-type="float" office:value="790" calcext:value-type="float">
            <text:p>7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urtle</text:p>
          </table:table-cell>
          <table:table-cell table:formula="of:=[.C96]/1000" office:value-type="percentage" office:value="0.79" calcext:value-type="percentage">
            <text:p>79,0%</text:p>
          </table:table-cell>
          <table:table-cell table:formula="of:=[.D96]/1000" office:value-type="percentage" office:value="0.79" calcext:value-type="percentage">
            <text:p>79,0%</text:p>
          </table:table-cell>
          <table:table-cell table:formula="of:=[.E96]/1000" office:value-type="percentage" office:value="0.79" calcext:value-type="percentage">
            <text:p>79,0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wardrobe</text:p>
          </table:table-cell>
          <table:table-cell office:value-type="float" office:value="814" calcext:value-type="float">
            <text:p>814</text:p>
          </table:table-cell>
          <table:table-cell office:value-type="float" office:value="790" calcext:value-type="float">
            <text:p>790</text:p>
          </table:table-cell>
          <table:table-cell office:value-type="float" office:value="802" calcext:value-type="float">
            <text:p>80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wardrobe</text:p>
          </table:table-cell>
          <table:table-cell table:formula="of:=[.C97]/1000" office:value-type="percentage" office:value="0.814" calcext:value-type="percentage">
            <text:p>81,4%</text:p>
          </table:table-cell>
          <table:table-cell table:formula="of:=[.D97]/1000" office:value-type="percentage" office:value="0.79" calcext:value-type="percentage">
            <text:p>79,0%</text:p>
          </table:table-cell>
          <table:table-cell table:formula="of:=[.E97]/1000" office:value-type="percentage" office:value="0.802" calcext:value-type="percentage">
            <text:p>80,2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whale</text:p>
          </table:table-cell>
          <table:table-cell office:value-type="float" office:value="898" calcext:value-type="float">
            <text:p>898</text:p>
          </table:table-cell>
          <table:table-cell office:value-type="float" office:value="880" calcext:value-type="float">
            <text:p>880</text:p>
          </table:table-cell>
          <table:table-cell office:value-type="float" office:value="889" calcext:value-type="float">
            <text:p>88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whale</text:p>
          </table:table-cell>
          <table:table-cell table:formula="of:=[.C98]/1000" office:value-type="percentage" office:value="0.898" calcext:value-type="percentage">
            <text:p>89,8%</text:p>
          </table:table-cell>
          <table:table-cell table:formula="of:=[.D98]/1000" office:value-type="percentage" office:value="0.88" calcext:value-type="percentage">
            <text:p>88,0%</text:p>
          </table:table-cell>
          <table:table-cell table:formula="of:=[.E98]/1000" office:value-type="percentage" office:value="0.889" calcext:value-type="percentage">
            <text:p>88,9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willow_tree</text:p>
          </table:table-cell>
          <table:table-cell office:value-type="float" office:value="928" calcext:value-type="float">
            <text:p>928</text:p>
          </table:table-cell>
          <table:table-cell office:value-type="float" office:value="770" calcext:value-type="float">
            <text:p>770</text:p>
          </table:table-cell>
          <table:table-cell office:value-type="float" office:value="842" calcext:value-type="float">
            <text:p>84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willow_tree</text:p>
          </table:table-cell>
          <table:table-cell table:formula="of:=[.C99]/1000" office:value-type="percentage" office:value="0.928" calcext:value-type="percentage">
            <text:p>92,8%</text:p>
          </table:table-cell>
          <table:table-cell table:formula="of:=[.D99]/1000" office:value-type="percentage" office:value="0.77" calcext:value-type="percentage">
            <text:p>77,0%</text:p>
          </table:table-cell>
          <table:table-cell table:formula="of:=[.E99]/1000" office:value-type="percentage" office:value="0.842" calcext:value-type="percentage">
            <text:p>84,2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wolf</text:p>
          </table:table-cell>
          <table:table-cell office:value-type="float" office:value="838" calcext:value-type="float">
            <text:p>838</text:p>
          </table:table-cell>
          <table:table-cell office:value-type="float" office:value="880" calcext:value-type="float">
            <text:p>880</text:p>
          </table:table-cell>
          <table:table-cell office:value-type="float" office:value="859" calcext:value-type="float">
            <text:p>85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wolf</text:p>
          </table:table-cell>
          <table:table-cell table:formula="of:=[.C100]/1000" office:value-type="percentage" office:value="0.838" calcext:value-type="percentage">
            <text:p>83,8%</text:p>
          </table:table-cell>
          <table:table-cell table:formula="of:=[.D100]/1000" office:value-type="percentage" office:value="0.88" calcext:value-type="percentage">
            <text:p>88,0%</text:p>
          </table:table-cell>
          <table:table-cell table:formula="of:=[.E100]/1000" office:value-type="percentage" office:value="0.859" calcext:value-type="percentage">
            <text:p>85,9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woman</text:p>
          </table:table-cell>
          <table:table-cell office:value-type="float" office:value="933" calcext:value-type="float">
            <text:p>933</text:p>
          </table:table-cell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woman</text:p>
          </table:table-cell>
          <table:table-cell table:formula="of:=[.C101]/1000" office:value-type="percentage" office:value="0.933" calcext:value-type="percentage">
            <text:p>93,3%</text:p>
          </table:table-cell>
          <table:table-cell table:formula="of:=[.D101]/1000" office:value-type="percentage" office:value="0.7" calcext:value-type="percentage">
            <text:p>70,0%</text:p>
          </table:table-cell>
          <table:table-cell table:formula="of:=[.E101]/1000" office:value-type="percentage" office:value="0.8" calcext:value-type="percentage">
            <text:p>80,0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worm</text:p>
          </table:table-cell>
          <table:table-cell office:value-type="float" office:value="854" calcext:value-type="float">
            <text:p>854</text:p>
          </table:table-cell>
          <table:table-cell office:value-type="float" office:value="820" calcext:value-type="float">
            <text:p>820</text:p>
          </table:table-cell>
          <table:table-cell office:value-type="float" office:value="837" calcext:value-type="float">
            <text:p>83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worm</text:p>
          </table:table-cell>
          <table:table-cell table:formula="of:=[.C102]/1000" office:value-type="percentage" office:value="0.854" calcext:value-type="percentage">
            <text:p>85,4%</text:p>
          </table:table-cell>
          <table:table-cell table:formula="of:=[.D102]/1000" office:value-type="percentage" office:value="0.82" calcext:value-type="percentage">
            <text:p>82,0%</text:p>
          </table:table-cell>
          <table:table-cell table:formula="of:=[.E102]/1000" office:value-type="percentage" office:value="0.837" calcext:value-type="percentage">
            <text:p>83,7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table:number-columns-repeated="2"/>
          <table:table-cell office:value-type="float" office:value="807" calcext:value-type="float">
            <text:p>807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accuracy</text:p>
          </table:table-cell>
          <table:table-cell table:number-columns-repeated="2"/>
          <table:table-cell table:formula="of:=[.E104]/1000" office:value-type="percentage" office:value="0.807" calcext:value-type="percentage">
            <text:p>80,7%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macro avg</text:p>
          </table:table-cell>
          <table:table-cell office:value-type="float" office:value="821" calcext:value-type="float">
            <text:p>821</text:p>
          </table:table-cell>
          <table:table-cell office:value-type="float" office:value="807" calcext:value-type="float">
            <text:p>807</text:p>
          </table:table-cell>
          <table:table-cell office:value-type="float" office:value="809" calcext:value-type="float">
            <text:p>809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macro avg</text:p>
          </table:table-cell>
          <table:table-cell table:formula="of:=[.C105]/1000" office:value-type="percentage" office:value="0.821" calcext:value-type="percentage">
            <text:p>82,1%</text:p>
          </table:table-cell>
          <table:table-cell table:formula="of:=[.D105]/1000" office:value-type="percentage" office:value="0.807" calcext:value-type="percentage">
            <text:p>80,7%</text:p>
          </table:table-cell>
          <table:table-cell table:formula="of:=[.E105]/1000" office:value-type="percentage" office:value="0.809" calcext:value-type="percentage">
            <text:p>80,9%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weighted avg</text:p>
          </table:table-cell>
          <table:table-cell office:value-type="float" office:value="821" calcext:value-type="float">
            <text:p>821</text:p>
          </table:table-cell>
          <table:table-cell office:value-type="float" office:value="807" calcext:value-type="float">
            <text:p>807</text:p>
          </table:table-cell>
          <table:table-cell office:value-type="float" office:value="809" calcext:value-type="float">
            <text:p>809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weighted avg</text:p>
          </table:table-cell>
          <table:table-cell table:formula="of:=[.C106]/1000" office:value-type="percentage" office:value="0.821" calcext:value-type="percentage">
            <text:p>82,1%</text:p>
          </table:table-cell>
          <table:table-cell table:formula="of:=[.D106]/1000" office:value-type="percentage" office:value="0.807" calcext:value-type="percentage">
            <text:p>80,7%</text:p>
          </table:table-cell>
          <table:table-cell table:formula="of:=[.E106]/1000" office:value-type="percentage" office:value="0.809" calcext:value-type="percentage">
            <text:p>80,9%</text:p>
          </table:table-cell>
          <table:table-cell office:value-type="float" office:value="10000" calcext:value-type="float">
            <text:p>10000</text:p>
          </table:table-cell>
        </table:table-row>
      </table:table>
      <table:table table:name="OCL=8" table:style-name="ta1">
        <table:table-column table:style-name="co1" table:number-columns-repeated="8" table:default-cell-style-name="Default"/>
        <table:table-column table:style-name="co1" table:number-columns-repeated="3" table:default-cell-style-name="ce3"/>
        <table:table-column table:style-name="co1" table:default-cell-style-name="Default"/>
        <table:table-row table:style-name="ro1">
          <table:table-cell table:number-columns-repeated="8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2"/>
          <table:table-cell table:style-name="Default" office:value-type="string" calcext:value-type="string">
            <text:p>precision</text:p>
          </table:table-cell>
          <table:table-cell table:style-name="Default" office:value-type="string" calcext:value-type="string">
            <text:p>recall</text:p>
          </table:table-cell>
          <table:table-cell table:style-name="Default"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</table:table-row>
        <table:table-row table:style-name="ro1">
          <table:table-cell/>
          <table:table-cell office:value-type="string" calcext:value-type="string">
            <text:p>apple</text:p>
          </table:table-cell>
          <table:table-cell office:value-type="float" office:value="928" calcext:value-type="float">
            <text:p>928</text:p>
          </table:table-cell>
          <table:table-cell office:value-type="float" office:value="770" calcext:value-type="float">
            <text:p>770</text:p>
          </table:table-cell>
          <table:table-cell office:value-type="float" office:value="842" calcext:value-type="float">
            <text:p>84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apple</text:p>
          </table:table-cell>
          <table:table-cell table:formula="of:=[.C3]/1000" office:value-type="percentage" office:value="0.928" calcext:value-type="percentage">
            <text:p>92,8%</text:p>
          </table:table-cell>
          <table:table-cell table:formula="of:=[.D3]/1000" office:value-type="percentage" office:value="0.77" calcext:value-type="percentage">
            <text:p>77,0%</text:p>
          </table:table-cell>
          <table:table-cell table:formula="of:=[.E3]/1000" office:value-type="percentage" office:value="0.842" calcext:value-type="percentage">
            <text:p>84,2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aquarium_fish</text:p>
          </table:table-cell>
          <table:table-cell office:value-type="float" office:value="843" calcext:value-type="float">
            <text:p>843</text:p>
          </table:table-cell>
          <table:table-cell office:value-type="float" office:value="750" calcext:value-type="float">
            <text:p>750</text:p>
          </table:table-cell>
          <table:table-cell office:value-type="float" office:value="794" calcext:value-type="float">
            <text:p>79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aquarium_fish</text:p>
          </table:table-cell>
          <table:table-cell table:formula="of:=[.C4]/1000" office:value-type="percentage" office:value="0.843" calcext:value-type="percentage">
            <text:p>84,3%</text:p>
          </table:table-cell>
          <table:table-cell table:formula="of:=[.D4]/1000" office:value-type="percentage" office:value="0.75" calcext:value-type="percentage">
            <text:p>75,0%</text:p>
          </table:table-cell>
          <table:table-cell table:formula="of:=[.E4]/1000" office:value-type="percentage" office:value="0.794" calcext:value-type="percentage">
            <text:p>79,4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baby</text:p>
          </table:table-cell>
          <table:table-cell office:value-type="float" office:value="897" calcext:value-type="float">
            <text:p>897</text:p>
          </table:table-cell>
          <table:table-cell office:value-type="float" office:value="780" calcext:value-type="float">
            <text:p>780</text:p>
          </table:table-cell>
          <table:table-cell office:value-type="float" office:value="834" calcext:value-type="float">
            <text:p>83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aby</text:p>
          </table:table-cell>
          <table:table-cell table:formula="of:=[.C5]/1000" office:value-type="percentage" office:value="0.897" calcext:value-type="percentage">
            <text:p>89,7%</text:p>
          </table:table-cell>
          <table:table-cell table:formula="of:=[.D5]/1000" office:value-type="percentage" office:value="0.78" calcext:value-type="percentage">
            <text:p>78,0%</text:p>
          </table:table-cell>
          <table:table-cell table:formula="of:=[.E5]/1000" office:value-type="percentage" office:value="0.834" calcext:value-type="percentage">
            <text:p>83,4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bear</text:p>
          </table:table-cell>
          <table:table-cell office:value-type="float" office:value="790" calcext:value-type="float">
            <text:p>790</text:p>
          </table:table-cell>
          <table:table-cell office:value-type="float" office:value="830" calcext:value-type="float">
            <text:p>830</text:p>
          </table:table-cell>
          <table:table-cell office:value-type="float" office:value="810" calcext:value-type="float">
            <text:p>8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ear</text:p>
          </table:table-cell>
          <table:table-cell table:formula="of:=[.C6]/1000" office:value-type="percentage" office:value="0.79" calcext:value-type="percentage">
            <text:p>79,0%</text:p>
          </table:table-cell>
          <table:table-cell table:formula="of:=[.D6]/1000" office:value-type="percentage" office:value="0.83" calcext:value-type="percentage">
            <text:p>83,0%</text:p>
          </table:table-cell>
          <table:table-cell table:formula="of:=[.E6]/1000" office:value-type="percentage" office:value="0.81" calcext:value-type="percentage">
            <text:p>81,0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beaver</text:p>
          </table:table-cell>
          <table:table-cell office:value-type="float" office:value="904" calcext:value-type="float">
            <text:p>904</text:p>
          </table:table-cell>
          <table:table-cell office:value-type="float" office:value="750" calcext:value-type="float">
            <text:p>750</text:p>
          </table:table-cell>
          <table:table-cell office:value-type="float" office:value="820" calcext:value-type="float">
            <text:p>8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eaver</text:p>
          </table:table-cell>
          <table:table-cell table:formula="of:=[.C7]/1000" office:value-type="percentage" office:value="0.904" calcext:value-type="percentage">
            <text:p>90,4%</text:p>
          </table:table-cell>
          <table:table-cell table:formula="of:=[.D7]/1000" office:value-type="percentage" office:value="0.75" calcext:value-type="percentage">
            <text:p>75,0%</text:p>
          </table:table-cell>
          <table:table-cell table:formula="of:=[.E7]/1000" office:value-type="percentage" office:value="0.82" calcext:value-type="percentage">
            <text:p>82,0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bed</text:p>
          </table:table-cell>
          <table:table-cell office:value-type="float" office:value="515" calcext:value-type="float">
            <text:p>515</text:p>
          </table:table-cell>
          <table:table-cell office:value-type="float" office:value="870" calcext:value-type="float">
            <text:p>870</text:p>
          </table:table-cell>
          <table:table-cell office:value-type="float" office:value="647" calcext:value-type="float">
            <text:p>64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ed</text:p>
          </table:table-cell>
          <table:table-cell table:formula="of:=[.C8]/1000" office:value-type="percentage" office:value="0.515" calcext:value-type="percentage">
            <text:p>51,5%</text:p>
          </table:table-cell>
          <table:table-cell table:formula="of:=[.D8]/1000" office:value-type="percentage" office:value="0.87" calcext:value-type="percentage">
            <text:p>87,0%</text:p>
          </table:table-cell>
          <table:table-cell table:formula="of:=[.E8]/1000" office:value-type="percentage" office:value="0.647" calcext:value-type="percentage">
            <text:p>64,7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bee</text:p>
          </table:table-cell>
          <table:table-cell office:value-type="float" office:value="878" calcext:value-type="float">
            <text:p>878</text:p>
          </table:table-cell>
          <table:table-cell office:value-type="float" office:value="720" calcext:value-type="float">
            <text:p>720</text:p>
          </table:table-cell>
          <table:table-cell office:value-type="float" office:value="791" calcext:value-type="float">
            <text:p>79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ee</text:p>
          </table:table-cell>
          <table:table-cell table:formula="of:=[.C9]/1000" office:value-type="percentage" office:value="0.878" calcext:value-type="percentage">
            <text:p>87,8%</text:p>
          </table:table-cell>
          <table:table-cell table:formula="of:=[.D9]/1000" office:value-type="percentage" office:value="0.72" calcext:value-type="percentage">
            <text:p>72,0%</text:p>
          </table:table-cell>
          <table:table-cell table:formula="of:=[.E9]/1000" office:value-type="percentage" office:value="0.791" calcext:value-type="percentage">
            <text:p>79,1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beetle</text:p>
          </table:table-cell>
          <table:table-cell office:value-type="float" office:value="889" calcext:value-type="float">
            <text:p>889</text:p>
          </table:table-cell>
          <table:table-cell office:value-type="float" office:value="720" calcext:value-type="float">
            <text:p>720</text:p>
          </table:table-cell>
          <table:table-cell office:value-type="float" office:value="796" calcext:value-type="float">
            <text:p>79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eetle</text:p>
          </table:table-cell>
          <table:table-cell table:formula="of:=[.C10]/1000" office:value-type="percentage" office:value="0.889" calcext:value-type="percentage">
            <text:p>88,9%</text:p>
          </table:table-cell>
          <table:table-cell table:formula="of:=[.D10]/1000" office:value-type="percentage" office:value="0.72" calcext:value-type="percentage">
            <text:p>72,0%</text:p>
          </table:table-cell>
          <table:table-cell table:formula="of:=[.E10]/1000" office:value-type="percentage" office:value="0.796" calcext:value-type="percentage">
            <text:p>79,6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bicycle</text:p>
          </table:table-cell>
          <table:table-cell office:value-type="float" office:value="659" calcext:value-type="float">
            <text:p>659</text:p>
          </table:table-cell>
          <table:table-cell office:value-type="float" office:value="810" calcext:value-type="float">
            <text:p>810</text:p>
          </table:table-cell>
          <table:table-cell office:value-type="float" office:value="726" calcext:value-type="float">
            <text:p>72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icycle</text:p>
          </table:table-cell>
          <table:table-cell table:formula="of:=[.C11]/1000" office:value-type="percentage" office:value="0.659" calcext:value-type="percentage">
            <text:p>65,9%</text:p>
          </table:table-cell>
          <table:table-cell table:formula="of:=[.D11]/1000" office:value-type="percentage" office:value="0.81" calcext:value-type="percentage">
            <text:p>81,0%</text:p>
          </table:table-cell>
          <table:table-cell table:formula="of:=[.E11]/1000" office:value-type="percentage" office:value="0.726" calcext:value-type="percentage">
            <text:p>72,6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bottle</text:p>
          </table:table-cell>
          <table:table-cell office:value-type="float" office:value="796" calcext:value-type="float">
            <text:p>796</text:p>
          </table:table-cell>
          <table:table-cell office:value-type="float" office:value="820" calcext:value-type="float">
            <text:p>820</text:p>
          </table:table-cell>
          <table:table-cell office:value-type="float" office:value="808" calcext:value-type="float">
            <text:p>80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ottle</text:p>
          </table:table-cell>
          <table:table-cell table:formula="of:=[.C12]/1000" office:value-type="percentage" office:value="0.796" calcext:value-type="percentage">
            <text:p>79,6%</text:p>
          </table:table-cell>
          <table:table-cell table:formula="of:=[.D12]/1000" office:value-type="percentage" office:value="0.82" calcext:value-type="percentage">
            <text:p>82,0%</text:p>
          </table:table-cell>
          <table:table-cell table:formula="of:=[.E12]/1000" office:value-type="percentage" office:value="0.808" calcext:value-type="percentage">
            <text:p>80,8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bowl</text:p>
          </table:table-cell>
          <table:table-cell office:value-type="float" office:value="897" calcext:value-type="float">
            <text:p>897</text:p>
          </table:table-cell>
          <table:table-cell office:value-type="float" office:value="700" calcext:value-type="float">
            <text:p>700</text:p>
          </table:table-cell>
          <table:table-cell office:value-type="float" office:value="787" calcext:value-type="float">
            <text:p>78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owl</text:p>
          </table:table-cell>
          <table:table-cell table:formula="of:=[.C13]/1000" office:value-type="percentage" office:value="0.897" calcext:value-type="percentage">
            <text:p>89,7%</text:p>
          </table:table-cell>
          <table:table-cell table:formula="of:=[.D13]/1000" office:value-type="percentage" office:value="0.7" calcext:value-type="percentage">
            <text:p>70,0%</text:p>
          </table:table-cell>
          <table:table-cell table:formula="of:=[.E13]/1000" office:value-type="percentage" office:value="0.787" calcext:value-type="percentage">
            <text:p>78,7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boy</text:p>
          </table:table-cell>
          <table:table-cell office:value-type="float" office:value="926" calcext:value-type="float">
            <text:p>926</text:p>
          </table:table-cell>
          <table:table-cell office:value-type="float" office:value="750" calcext:value-type="float">
            <text:p>750</text:p>
          </table:table-cell>
          <table:table-cell office:value-type="float" office:value="829" calcext:value-type="float">
            <text:p>82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oy</text:p>
          </table:table-cell>
          <table:table-cell table:formula="of:=[.C14]/1000" office:value-type="percentage" office:value="0.926" calcext:value-type="percentage">
            <text:p>92,6%</text:p>
          </table:table-cell>
          <table:table-cell table:formula="of:=[.D14]/1000" office:value-type="percentage" office:value="0.75" calcext:value-type="percentage">
            <text:p>75,0%</text:p>
          </table:table-cell>
          <table:table-cell table:formula="of:=[.E14]/1000" office:value-type="percentage" office:value="0.829" calcext:value-type="percentage">
            <text:p>82,9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bridge</text:p>
          </table:table-cell>
          <table:table-cell office:value-type="float" office:value="924" calcext:value-type="float">
            <text:p>924</text:p>
          </table:table-cell>
          <table:table-cell office:value-type="float" office:value="850" calcext:value-type="float">
            <text:p>850</text:p>
          </table:table-cell>
          <table:table-cell office:value-type="float" office:value="885" calcext:value-type="float">
            <text:p>88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ridge</text:p>
          </table:table-cell>
          <table:table-cell table:formula="of:=[.C15]/1000" office:value-type="percentage" office:value="0.924" calcext:value-type="percentage">
            <text:p>92,4%</text:p>
          </table:table-cell>
          <table:table-cell table:formula="of:=[.D15]/1000" office:value-type="percentage" office:value="0.85" calcext:value-type="percentage">
            <text:p>85,0%</text:p>
          </table:table-cell>
          <table:table-cell table:formula="of:=[.E15]/1000" office:value-type="percentage" office:value="0.885" calcext:value-type="percentage">
            <text:p>88,5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office:value-type="float" office:value="902" calcext:value-type="float">
            <text:p>902</text:p>
          </table:table-cell>
          <table:table-cell office:value-type="float" office:value="830" calcext:value-type="float">
            <text:p>830</text:p>
          </table:table-cell>
          <table:table-cell office:value-type="float" office:value="865" calcext:value-type="float">
            <text:p>86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us</text:p>
          </table:table-cell>
          <table:table-cell table:formula="of:=[.C16]/1000" office:value-type="percentage" office:value="0.902" calcext:value-type="percentage">
            <text:p>90,2%</text:p>
          </table:table-cell>
          <table:table-cell table:formula="of:=[.D16]/1000" office:value-type="percentage" office:value="0.83" calcext:value-type="percentage">
            <text:p>83,0%</text:p>
          </table:table-cell>
          <table:table-cell table:formula="of:=[.E16]/1000" office:value-type="percentage" office:value="0.865" calcext:value-type="percentage">
            <text:p>86,5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butterfly</text:p>
          </table:table-cell>
          <table:table-cell office:value-type="float" office:value="922" calcext:value-type="float">
            <text:p>922</text:p>
          </table:table-cell>
          <table:table-cell office:value-type="float" office:value="710" calcext:value-type="float">
            <text:p>710</text:p>
          </table:table-cell>
          <table:table-cell office:value-type="float" office:value="802" calcext:value-type="float">
            <text:p>80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utterfly</text:p>
          </table:table-cell>
          <table:table-cell table:formula="of:=[.C17]/1000" office:value-type="percentage" office:value="0.922" calcext:value-type="percentage">
            <text:p>92,2%</text:p>
          </table:table-cell>
          <table:table-cell table:formula="of:=[.D17]/1000" office:value-type="percentage" office:value="0.71" calcext:value-type="percentage">
            <text:p>71,0%</text:p>
          </table:table-cell>
          <table:table-cell table:formula="of:=[.E17]/1000" office:value-type="percentage" office:value="0.802" calcext:value-type="percentage">
            <text:p>80,2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camel</text:p>
          </table:table-cell>
          <table:table-cell office:value-type="float" office:value="812" calcext:value-type="float">
            <text:p>812</text:p>
          </table:table-cell>
          <table:table-cell office:value-type="float" office:value="820" calcext:value-type="float">
            <text:p>820</text:p>
          </table:table-cell>
          <table:table-cell office:value-type="float" office:value="816" calcext:value-type="float">
            <text:p>81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amel</text:p>
          </table:table-cell>
          <table:table-cell table:formula="of:=[.C18]/1000" office:value-type="percentage" office:value="0.812" calcext:value-type="percentage">
            <text:p>81,2%</text:p>
          </table:table-cell>
          <table:table-cell table:formula="of:=[.D18]/1000" office:value-type="percentage" office:value="0.82" calcext:value-type="percentage">
            <text:p>82,0%</text:p>
          </table:table-cell>
          <table:table-cell table:formula="of:=[.E18]/1000" office:value-type="percentage" office:value="0.816" calcext:value-type="percentage">
            <text:p>81,6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can</text:p>
          </table:table-cell>
          <table:table-cell office:value-type="float" office:value="939" calcext:value-type="float">
            <text:p>939</text:p>
          </table:table-cell>
          <table:table-cell office:value-type="float" office:value="770" calcext:value-type="float">
            <text:p>770</text:p>
          </table:table-cell>
          <table:table-cell office:value-type="float" office:value="846" calcext:value-type="float">
            <text:p>84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an</text:p>
          </table:table-cell>
          <table:table-cell table:formula="of:=[.C19]/1000" office:value-type="percentage" office:value="0.939" calcext:value-type="percentage">
            <text:p>93,9%</text:p>
          </table:table-cell>
          <table:table-cell table:formula="of:=[.D19]/1000" office:value-type="percentage" office:value="0.77" calcext:value-type="percentage">
            <text:p>77,0%</text:p>
          </table:table-cell>
          <table:table-cell table:formula="of:=[.E19]/1000" office:value-type="percentage" office:value="0.846" calcext:value-type="percentage">
            <text:p>84,6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castle</text:p>
          </table:table-cell>
          <table:table-cell office:value-type="float" office:value="908" calcext:value-type="float">
            <text:p>908</text:p>
          </table:table-cell>
          <table:table-cell office:value-type="float" office:value="890" calcext:value-type="float">
            <text:p>890</text:p>
          </table:table-cell>
          <table:table-cell office:value-type="float" office:value="899" calcext:value-type="float">
            <text:p>89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astle</text:p>
          </table:table-cell>
          <table:table-cell table:formula="of:=[.C20]/1000" office:value-type="percentage" office:value="0.908" calcext:value-type="percentage">
            <text:p>90,8%</text:p>
          </table:table-cell>
          <table:table-cell table:formula="of:=[.D20]/1000" office:value-type="percentage" office:value="0.89" calcext:value-type="percentage">
            <text:p>89,0%</text:p>
          </table:table-cell>
          <table:table-cell table:formula="of:=[.E20]/1000" office:value-type="percentage" office:value="0.899" calcext:value-type="percentage">
            <text:p>89,9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caterpillar</text:p>
          </table:table-cell>
          <table:table-cell office:value-type="float" office:value="642" calcext:value-type="float">
            <text:p>642</text:p>
          </table:table-cell>
          <table:table-cell office:value-type="float" office:value="880" calcext:value-type="float">
            <text:p>880</text:p>
          </table:table-cell>
          <table:table-cell office:value-type="float" office:value="743" calcext:value-type="float">
            <text:p>74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aterpillar</text:p>
          </table:table-cell>
          <table:table-cell table:formula="of:=[.C21]/1000" office:value-type="percentage" office:value="0.642" calcext:value-type="percentage">
            <text:p>64,2%</text:p>
          </table:table-cell>
          <table:table-cell table:formula="of:=[.D21]/1000" office:value-type="percentage" office:value="0.88" calcext:value-type="percentage">
            <text:p>88,0%</text:p>
          </table:table-cell>
          <table:table-cell table:formula="of:=[.E21]/1000" office:value-type="percentage" office:value="0.743" calcext:value-type="percentage">
            <text:p>74,3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cattle</text:p>
          </table:table-cell>
          <table:table-cell office:value-type="float" office:value="761" calcext:value-type="float">
            <text:p>761</text:p>
          </table:table-cell>
          <table:table-cell office:value-type="float" office:value="860" calcext:value-type="float">
            <text:p>860</text:p>
          </table:table-cell>
          <table:table-cell office:value-type="float" office:value="808" calcext:value-type="float">
            <text:p>80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attle</text:p>
          </table:table-cell>
          <table:table-cell table:formula="of:=[.C22]/1000" office:value-type="percentage" office:value="0.761" calcext:value-type="percentage">
            <text:p>76,1%</text:p>
          </table:table-cell>
          <table:table-cell table:formula="of:=[.D22]/1000" office:value-type="percentage" office:value="0.86" calcext:value-type="percentage">
            <text:p>86,0%</text:p>
          </table:table-cell>
          <table:table-cell table:formula="of:=[.E22]/1000" office:value-type="percentage" office:value="0.808" calcext:value-type="percentage">
            <text:p>80,8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chair</text:p>
          </table:table-cell>
          <table:table-cell office:value-type="float" office:value="824" calcext:value-type="float">
            <text:p>824</text:p>
          </table:table-cell>
          <table:table-cell office:value-type="float" office:value="890" calcext:value-type="float">
            <text:p>890</text:p>
          </table:table-cell>
          <table:table-cell office:value-type="float" office:value="856" calcext:value-type="float">
            <text:p>85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hair</text:p>
          </table:table-cell>
          <table:table-cell table:formula="of:=[.C23]/1000" office:value-type="percentage" office:value="0.824" calcext:value-type="percentage">
            <text:p>82,4%</text:p>
          </table:table-cell>
          <table:table-cell table:formula="of:=[.D23]/1000" office:value-type="percentage" office:value="0.89" calcext:value-type="percentage">
            <text:p>89,0%</text:p>
          </table:table-cell>
          <table:table-cell table:formula="of:=[.E23]/1000" office:value-type="percentage" office:value="0.856" calcext:value-type="percentage">
            <text:p>85,6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chimpanzee</text:p>
          </table:table-cell>
          <table:table-cell office:value-type="float" office:value="938" calcext:value-type="float">
            <text:p>938</text:p>
          </table:table-cell>
          <table:table-cell office:value-type="float" office:value="900" calcext:value-type="float">
            <text:p>900</text:p>
          </table:table-cell>
          <table:table-cell office:value-type="float" office:value="918" calcext:value-type="float">
            <text:p>91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himpanzee</text:p>
          </table:table-cell>
          <table:table-cell table:formula="of:=[.C24]/1000" office:value-type="percentage" office:value="0.938" calcext:value-type="percentage">
            <text:p>93,8%</text:p>
          </table:table-cell>
          <table:table-cell table:formula="of:=[.D24]/1000" office:value-type="percentage" office:value="0.9" calcext:value-type="percentage">
            <text:p>90,0%</text:p>
          </table:table-cell>
          <table:table-cell table:formula="of:=[.E24]/1000" office:value-type="percentage" office:value="0.918" calcext:value-type="percentage">
            <text:p>91,8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clock</text:p>
          </table:table-cell>
          <table:table-cell office:value-type="float" office:value="825" calcext:value-type="float">
            <text:p>825</text:p>
          </table:table-cell>
          <table:table-cell office:value-type="float" office:value="800" calcext:value-type="float">
            <text:p>800</text:p>
          </table:table-cell>
          <table:table-cell office:value-type="float" office:value="812" calcext:value-type="float">
            <text:p>81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lock</text:p>
          </table:table-cell>
          <table:table-cell table:formula="of:=[.C25]/1000" office:value-type="percentage" office:value="0.825" calcext:value-type="percentage">
            <text:p>82,5%</text:p>
          </table:table-cell>
          <table:table-cell table:formula="of:=[.D25]/1000" office:value-type="percentage" office:value="0.8" calcext:value-type="percentage">
            <text:p>80,0%</text:p>
          </table:table-cell>
          <table:table-cell table:formula="of:=[.E25]/1000" office:value-type="percentage" office:value="0.812" calcext:value-type="percentage">
            <text:p>81,2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cloud</text:p>
          </table:table-cell>
          <table:table-cell office:value-type="float" office:value="827" calcext:value-type="float">
            <text:p>827</text:p>
          </table:table-cell>
          <table:table-cell office:value-type="float" office:value="910" calcext:value-type="float">
            <text:p>910</text:p>
          </table:table-cell>
          <table:table-cell office:value-type="float" office:value="867" calcext:value-type="float">
            <text:p>86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loud</text:p>
          </table:table-cell>
          <table:table-cell table:formula="of:=[.C26]/1000" office:value-type="percentage" office:value="0.827" calcext:value-type="percentage">
            <text:p>82,7%</text:p>
          </table:table-cell>
          <table:table-cell table:formula="of:=[.D26]/1000" office:value-type="percentage" office:value="0.91" calcext:value-type="percentage">
            <text:p>91,0%</text:p>
          </table:table-cell>
          <table:table-cell table:formula="of:=[.E26]/1000" office:value-type="percentage" office:value="0.867" calcext:value-type="percentage">
            <text:p>86,7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cockroach</text:p>
          </table:table-cell>
          <table:table-cell office:value-type="float" office:value="757" calcext:value-type="float">
            <text:p>757</text:p>
          </table:table-cell>
          <table:table-cell office:value-type="float" office:value="870" calcext:value-type="float">
            <text:p>870</text:p>
          </table:table-cell>
          <table:table-cell office:value-type="float" office:value="809" calcext:value-type="float">
            <text:p>80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ockroach</text:p>
          </table:table-cell>
          <table:table-cell table:formula="of:=[.C27]/1000" office:value-type="percentage" office:value="0.757" calcext:value-type="percentage">
            <text:p>75,7%</text:p>
          </table:table-cell>
          <table:table-cell table:formula="of:=[.D27]/1000" office:value-type="percentage" office:value="0.87" calcext:value-type="percentage">
            <text:p>87,0%</text:p>
          </table:table-cell>
          <table:table-cell table:formula="of:=[.E27]/1000" office:value-type="percentage" office:value="0.809" calcext:value-type="percentage">
            <text:p>80,9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couch</text:p>
          </table:table-cell>
          <table:table-cell office:value-type="float" office:value="681" calcext:value-type="float">
            <text:p>681</text:p>
          </table:table-cell>
          <table:table-cell office:value-type="float" office:value="790" calcext:value-type="float">
            <text:p>790</text:p>
          </table:table-cell>
          <table:table-cell office:value-type="float" office:value="731" calcext:value-type="float">
            <text:p>73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ouch</text:p>
          </table:table-cell>
          <table:table-cell table:formula="of:=[.C28]/1000" office:value-type="percentage" office:value="0.681" calcext:value-type="percentage">
            <text:p>68,1%</text:p>
          </table:table-cell>
          <table:table-cell table:formula="of:=[.D28]/1000" office:value-type="percentage" office:value="0.79" calcext:value-type="percentage">
            <text:p>79,0%</text:p>
          </table:table-cell>
          <table:table-cell table:formula="of:=[.E28]/1000" office:value-type="percentage" office:value="0.731" calcext:value-type="percentage">
            <text:p>73,1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crab</text:p>
          </table:table-cell>
          <table:table-cell office:value-type="float" office:value="646" calcext:value-type="float">
            <text:p>646</text:p>
          </table:table-cell>
          <table:table-cell office:value-type="float" office:value="820" calcext:value-type="float">
            <text:p>820</text:p>
          </table:table-cell>
          <table:table-cell office:value-type="float" office:value="722" calcext:value-type="float">
            <text:p>72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rab</text:p>
          </table:table-cell>
          <table:table-cell table:formula="of:=[.C29]/1000" office:value-type="percentage" office:value="0.646" calcext:value-type="percentage">
            <text:p>64,6%</text:p>
          </table:table-cell>
          <table:table-cell table:formula="of:=[.D29]/1000" office:value-type="percentage" office:value="0.82" calcext:value-type="percentage">
            <text:p>82,0%</text:p>
          </table:table-cell>
          <table:table-cell table:formula="of:=[.E29]/1000" office:value-type="percentage" office:value="0.722" calcext:value-type="percentage">
            <text:p>72,2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crocodile</text:p>
          </table:table-cell>
          <table:table-cell office:value-type="float" office:value="971" calcext:value-type="float">
            <text:p>971</text:p>
          </table:table-cell>
          <table:table-cell office:value-type="float" office:value="680" calcext:value-type="float">
            <text:p>680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rocodile</text:p>
          </table:table-cell>
          <table:table-cell table:formula="of:=[.C30]/1000" office:value-type="percentage" office:value="0.971" calcext:value-type="percentage">
            <text:p>97,1%</text:p>
          </table:table-cell>
          <table:table-cell table:formula="of:=[.D30]/1000" office:value-type="percentage" office:value="0.68" calcext:value-type="percentage">
            <text:p>68,0%</text:p>
          </table:table-cell>
          <table:table-cell table:formula="of:=[.E30]/1000" office:value-type="percentage" office:value="0.8" calcext:value-type="percentage">
            <text:p>80,0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cup</text:p>
          </table:table-cell>
          <table:table-cell office:value-type="float" office:value="882" calcext:value-type="float">
            <text:p>882</text:p>
          </table:table-cell>
          <table:table-cell office:value-type="float" office:value="750" calcext:value-type="float">
            <text:p>750</text:p>
          </table:table-cell>
          <table:table-cell office:value-type="float" office:value="811" calcext:value-type="float">
            <text:p>81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up</text:p>
          </table:table-cell>
          <table:table-cell table:formula="of:=[.C31]/1000" office:value-type="percentage" office:value="0.882" calcext:value-type="percentage">
            <text:p>88,2%</text:p>
          </table:table-cell>
          <table:table-cell table:formula="of:=[.D31]/1000" office:value-type="percentage" office:value="0.75" calcext:value-type="percentage">
            <text:p>75,0%</text:p>
          </table:table-cell>
          <table:table-cell table:formula="of:=[.E31]/1000" office:value-type="percentage" office:value="0.811" calcext:value-type="percentage">
            <text:p>81,1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dinosaur</text:p>
          </table:table-cell>
          <table:table-cell office:value-type="float" office:value="696" calcext:value-type="float">
            <text:p>696</text:p>
          </table:table-cell>
          <table:table-cell office:value-type="float" office:value="780" calcext:value-type="float">
            <text:p>780</text:p>
          </table:table-cell>
          <table:table-cell office:value-type="float" office:value="736" calcext:value-type="float">
            <text:p>73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inosaur</text:p>
          </table:table-cell>
          <table:table-cell table:formula="of:=[.C32]/1000" office:value-type="percentage" office:value="0.696" calcext:value-type="percentage">
            <text:p>69,6%</text:p>
          </table:table-cell>
          <table:table-cell table:formula="of:=[.D32]/1000" office:value-type="percentage" office:value="0.78" calcext:value-type="percentage">
            <text:p>78,0%</text:p>
          </table:table-cell>
          <table:table-cell table:formula="of:=[.E32]/1000" office:value-type="percentage" office:value="0.736" calcext:value-type="percentage">
            <text:p>73,6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dolphin</text:p>
          </table:table-cell>
          <table:table-cell office:value-type="float" office:value="657" calcext:value-type="float">
            <text:p>657</text:p>
          </table:table-cell>
          <table:table-cell office:value-type="float" office:value="900" calcext:value-type="float">
            <text:p>900</text:p>
          </table:table-cell>
          <table:table-cell office:value-type="float" office:value="759" calcext:value-type="float">
            <text:p>75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olphin</text:p>
          </table:table-cell>
          <table:table-cell table:formula="of:=[.C33]/1000" office:value-type="percentage" office:value="0.657" calcext:value-type="percentage">
            <text:p>65,7%</text:p>
          </table:table-cell>
          <table:table-cell table:formula="of:=[.D33]/1000" office:value-type="percentage" office:value="0.9" calcext:value-type="percentage">
            <text:p>90,0%</text:p>
          </table:table-cell>
          <table:table-cell table:formula="of:=[.E33]/1000" office:value-type="percentage" office:value="0.759" calcext:value-type="percentage">
            <text:p>75,9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elephant</text:p>
          </table:table-cell>
          <table:table-cell office:value-type="float" office:value="804" calcext:value-type="float">
            <text:p>804</text:p>
          </table:table-cell>
          <table:table-cell office:value-type="float" office:value="780" calcext:value-type="float">
            <text:p>780</text:p>
          </table:table-cell>
          <table:table-cell office:value-type="float" office:value="792" calcext:value-type="float">
            <text:p>79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elephant</text:p>
          </table:table-cell>
          <table:table-cell table:formula="of:=[.C34]/1000" office:value-type="percentage" office:value="0.804" calcext:value-type="percentage">
            <text:p>80,4%</text:p>
          </table:table-cell>
          <table:table-cell table:formula="of:=[.D34]/1000" office:value-type="percentage" office:value="0.78" calcext:value-type="percentage">
            <text:p>78,0%</text:p>
          </table:table-cell>
          <table:table-cell table:formula="of:=[.E34]/1000" office:value-type="percentage" office:value="0.792" calcext:value-type="percentage">
            <text:p>79,2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flatfish</text:p>
          </table:table-cell>
          <table:table-cell office:value-type="float" office:value="818" calcext:value-type="float">
            <text:p>818</text:p>
          </table:table-cell>
          <table:table-cell office:value-type="float" office:value="810" calcext:value-type="float">
            <text:p>810</text:p>
          </table:table-cell>
          <table:table-cell office:value-type="float" office:value="814" calcext:value-type="float">
            <text:p>81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latfish</text:p>
          </table:table-cell>
          <table:table-cell table:formula="of:=[.C35]/1000" office:value-type="percentage" office:value="0.818" calcext:value-type="percentage">
            <text:p>81,8%</text:p>
          </table:table-cell>
          <table:table-cell table:formula="of:=[.D35]/1000" office:value-type="percentage" office:value="0.81" calcext:value-type="percentage">
            <text:p>81,0%</text:p>
          </table:table-cell>
          <table:table-cell table:formula="of:=[.E35]/1000" office:value-type="percentage" office:value="0.814" calcext:value-type="percentage">
            <text:p>81,4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forest</text:p>
          </table:table-cell>
          <table:table-cell office:value-type="float" office:value="871" calcext:value-type="float">
            <text:p>871</text:p>
          </table:table-cell>
          <table:table-cell office:value-type="float" office:value="880" calcext:value-type="float">
            <text:p>880</text:p>
          </table:table-cell>
          <table:table-cell office:value-type="float" office:value="876" calcext:value-type="float">
            <text:p>87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orest</text:p>
          </table:table-cell>
          <table:table-cell table:formula="of:=[.C36]/1000" office:value-type="percentage" office:value="0.871" calcext:value-type="percentage">
            <text:p>87,1%</text:p>
          </table:table-cell>
          <table:table-cell table:formula="of:=[.D36]/1000" office:value-type="percentage" office:value="0.88" calcext:value-type="percentage">
            <text:p>88,0%</text:p>
          </table:table-cell>
          <table:table-cell table:formula="of:=[.E36]/1000" office:value-type="percentage" office:value="0.876" calcext:value-type="percentage">
            <text:p>87,6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fox</text:p>
          </table:table-cell>
          <table:table-cell office:value-type="float" office:value="707" calcext:value-type="float">
            <text:p>707</text:p>
          </table:table-cell>
          <table:table-cell office:value-type="float" office:value="820" calcext:value-type="float">
            <text:p>820</text:p>
          </table:table-cell>
          <table:table-cell office:value-type="float" office:value="759" calcext:value-type="float">
            <text:p>75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ox</text:p>
          </table:table-cell>
          <table:table-cell table:formula="of:=[.C37]/1000" office:value-type="percentage" office:value="0.707" calcext:value-type="percentage">
            <text:p>70,7%</text:p>
          </table:table-cell>
          <table:table-cell table:formula="of:=[.D37]/1000" office:value-type="percentage" office:value="0.82" calcext:value-type="percentage">
            <text:p>82,0%</text:p>
          </table:table-cell>
          <table:table-cell table:formula="of:=[.E37]/1000" office:value-type="percentage" office:value="0.759" calcext:value-type="percentage">
            <text:p>75,9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girl</text:p>
          </table:table-cell>
          <table:table-cell office:value-type="float" office:value="860" calcext:value-type="float">
            <text:p>860</text:p>
          </table:table-cell>
          <table:table-cell office:value-type="float" office:value="740" calcext:value-type="float">
            <text:p>740</text:p>
          </table:table-cell>
          <table:table-cell office:value-type="float" office:value="796" calcext:value-type="float">
            <text:p>79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girl</text:p>
          </table:table-cell>
          <table:table-cell table:formula="of:=[.C38]/1000" office:value-type="percentage" office:value="0.86" calcext:value-type="percentage">
            <text:p>86,0%</text:p>
          </table:table-cell>
          <table:table-cell table:formula="of:=[.D38]/1000" office:value-type="percentage" office:value="0.74" calcext:value-type="percentage">
            <text:p>74,0%</text:p>
          </table:table-cell>
          <table:table-cell table:formula="of:=[.E38]/1000" office:value-type="percentage" office:value="0.796" calcext:value-type="percentage">
            <text:p>79,6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amster</text:p>
          </table:table-cell>
          <table:table-cell office:value-type="float" office:value="750" calcext:value-type="float">
            <text:p>750</text:p>
          </table:table-cell>
          <table:table-cell office:value-type="float" office:value="720" calcext:value-type="float">
            <text:p>720</text:p>
          </table:table-cell>
          <table:table-cell office:value-type="float" office:value="735" calcext:value-type="float">
            <text:p>73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hamster</text:p>
          </table:table-cell>
          <table:table-cell table:formula="of:=[.C39]/1000" office:value-type="percentage" office:value="0.75" calcext:value-type="percentage">
            <text:p>75,0%</text:p>
          </table:table-cell>
          <table:table-cell table:formula="of:=[.D39]/1000" office:value-type="percentage" office:value="0.72" calcext:value-type="percentage">
            <text:p>72,0%</text:p>
          </table:table-cell>
          <table:table-cell table:formula="of:=[.E39]/1000" office:value-type="percentage" office:value="0.735" calcext:value-type="percentage">
            <text:p>73,5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ouse</text:p>
          </table:table-cell>
          <table:table-cell office:value-type="float" office:value="826" calcext:value-type="float">
            <text:p>826</text:p>
          </table:table-cell>
          <table:table-cell office:value-type="float" office:value="900" calcext:value-type="float">
            <text:p>900</text:p>
          </table:table-cell>
          <table:table-cell office:value-type="float" office:value="861" calcext:value-type="float">
            <text:p>86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house</text:p>
          </table:table-cell>
          <table:table-cell table:formula="of:=[.C40]/1000" office:value-type="percentage" office:value="0.826" calcext:value-type="percentage">
            <text:p>82,6%</text:p>
          </table:table-cell>
          <table:table-cell table:formula="of:=[.D40]/1000" office:value-type="percentage" office:value="0.9" calcext:value-type="percentage">
            <text:p>90,0%</text:p>
          </table:table-cell>
          <table:table-cell table:formula="of:=[.E40]/1000" office:value-type="percentage" office:value="0.861" calcext:value-type="percentage">
            <text:p>86,1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kangaroo</text:p>
          </table:table-cell>
          <table:table-cell office:value-type="float" office:value="714" calcext:value-type="float">
            <text:p>714</text:p>
          </table:table-cell>
          <table:table-cell office:value-type="float" office:value="750" calcext:value-type="float">
            <text:p>750</text:p>
          </table:table-cell>
          <table:table-cell office:value-type="float" office:value="732" calcext:value-type="float">
            <text:p>73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kangaroo</text:p>
          </table:table-cell>
          <table:table-cell table:formula="of:=[.C41]/1000" office:value-type="percentage" office:value="0.714" calcext:value-type="percentage">
            <text:p>71,4%</text:p>
          </table:table-cell>
          <table:table-cell table:formula="of:=[.D41]/1000" office:value-type="percentage" office:value="0.75" calcext:value-type="percentage">
            <text:p>75,0%</text:p>
          </table:table-cell>
          <table:table-cell table:formula="of:=[.E41]/1000" office:value-type="percentage" office:value="0.732" calcext:value-type="percentage">
            <text:p>73,2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keyboard</text:p>
          </table:table-cell>
          <table:table-cell office:value-type="float" office:value="798" calcext:value-type="float">
            <text:p>798</text:p>
          </table:table-cell>
          <table:table-cell office:value-type="float" office:value="790" calcext:value-type="float">
            <text:p>790</text:p>
          </table:table-cell>
          <table:table-cell office:value-type="float" office:value="794" calcext:value-type="float">
            <text:p>79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keyboard</text:p>
          </table:table-cell>
          <table:table-cell table:formula="of:=[.C42]/1000" office:value-type="percentage" office:value="0.798" calcext:value-type="percentage">
            <text:p>79,8%</text:p>
          </table:table-cell>
          <table:table-cell table:formula="of:=[.D42]/1000" office:value-type="percentage" office:value="0.79" calcext:value-type="percentage">
            <text:p>79,0%</text:p>
          </table:table-cell>
          <table:table-cell table:formula="of:=[.E42]/1000" office:value-type="percentage" office:value="0.794" calcext:value-type="percentage">
            <text:p>79,4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amp</text:p>
          </table:table-cell>
          <table:table-cell office:value-type="float" office:value="827" calcext:value-type="float">
            <text:p>827</text:p>
          </table:table-cell>
          <table:table-cell office:value-type="float" office:value="620" calcext:value-type="float">
            <text:p>620</text:p>
          </table:table-cell>
          <table:table-cell office:value-type="float" office:value="709" calcext:value-type="float">
            <text:p>70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lamp</text:p>
          </table:table-cell>
          <table:table-cell table:formula="of:=[.C43]/1000" office:value-type="percentage" office:value="0.827" calcext:value-type="percentage">
            <text:p>82,7%</text:p>
          </table:table-cell>
          <table:table-cell table:formula="of:=[.D43]/1000" office:value-type="percentage" office:value="0.62" calcext:value-type="percentage">
            <text:p>62,0%</text:p>
          </table:table-cell>
          <table:table-cell table:formula="of:=[.E43]/1000" office:value-type="percentage" office:value="0.709" calcext:value-type="percentage">
            <text:p>70,9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awn_mower</text:p>
          </table:table-cell>
          <table:table-cell office:value-type="float" office:value="859" calcext:value-type="float">
            <text:p>859</text:p>
          </table:table-cell>
          <table:table-cell office:value-type="float" office:value="850" calcext:value-type="float">
            <text:p>850</text:p>
          </table:table-cell>
          <table:table-cell office:value-type="float" office:value="854" calcext:value-type="float">
            <text:p>85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lawn_mower</text:p>
          </table:table-cell>
          <table:table-cell table:formula="of:=[.C44]/1000" office:value-type="percentage" office:value="0.859" calcext:value-type="percentage">
            <text:p>85,9%</text:p>
          </table:table-cell>
          <table:table-cell table:formula="of:=[.D44]/1000" office:value-type="percentage" office:value="0.85" calcext:value-type="percentage">
            <text:p>85,0%</text:p>
          </table:table-cell>
          <table:table-cell table:formula="of:=[.E44]/1000" office:value-type="percentage" office:value="0.854" calcext:value-type="percentage">
            <text:p>85,4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eopard</text:p>
          </table:table-cell>
          <table:table-cell office:value-type="float" office:value="963" calcext:value-type="float">
            <text:p>963</text:p>
          </table:table-cell>
          <table:table-cell office:value-type="float" office:value="780" calcext:value-type="float">
            <text:p>780</text:p>
          </table:table-cell>
          <table:table-cell office:value-type="float" office:value="862" calcext:value-type="float">
            <text:p>86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leopard</text:p>
          </table:table-cell>
          <table:table-cell table:formula="of:=[.C45]/1000" office:value-type="percentage" office:value="0.963" calcext:value-type="percentage">
            <text:p>96,3%</text:p>
          </table:table-cell>
          <table:table-cell table:formula="of:=[.D45]/1000" office:value-type="percentage" office:value="0.78" calcext:value-type="percentage">
            <text:p>78,0%</text:p>
          </table:table-cell>
          <table:table-cell table:formula="of:=[.E45]/1000" office:value-type="percentage" office:value="0.862" calcext:value-type="percentage">
            <text:p>86,2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ion</text:p>
          </table:table-cell>
          <table:table-cell office:value-type="float" office:value="845" calcext:value-type="float">
            <text:p>845</text:p>
          </table:table-cell>
          <table:table-cell office:value-type="float" office:value="820" calcext:value-type="float">
            <text:p>820</text:p>
          </table:table-cell>
          <table:table-cell office:value-type="float" office:value="832" calcext:value-type="float">
            <text:p>83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lion</text:p>
          </table:table-cell>
          <table:table-cell table:formula="of:=[.C46]/1000" office:value-type="percentage" office:value="0.845" calcext:value-type="percentage">
            <text:p>84,5%</text:p>
          </table:table-cell>
          <table:table-cell table:formula="of:=[.D46]/1000" office:value-type="percentage" office:value="0.82" calcext:value-type="percentage">
            <text:p>82,0%</text:p>
          </table:table-cell>
          <table:table-cell table:formula="of:=[.E46]/1000" office:value-type="percentage" office:value="0.832" calcext:value-type="percentage">
            <text:p>83,2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izard</text:p>
          </table:table-cell>
          <table:table-cell office:value-type="float" office:value="739" calcext:value-type="float">
            <text:p>739</text:p>
          </table:table-cell>
          <table:table-cell office:value-type="float" office:value="820" calcext:value-type="float">
            <text:p>820</text:p>
          </table:table-cell>
          <table:table-cell office:value-type="float" office:value="777" calcext:value-type="float">
            <text:p>77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lizard</text:p>
          </table:table-cell>
          <table:table-cell table:formula="of:=[.C47]/1000" office:value-type="percentage" office:value="0.739" calcext:value-type="percentage">
            <text:p>73,9%</text:p>
          </table:table-cell>
          <table:table-cell table:formula="of:=[.D47]/1000" office:value-type="percentage" office:value="0.82" calcext:value-type="percentage">
            <text:p>82,0%</text:p>
          </table:table-cell>
          <table:table-cell table:formula="of:=[.E47]/1000" office:value-type="percentage" office:value="0.777" calcext:value-type="percentage">
            <text:p>77,7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bster</text:p>
          </table:table-cell>
          <table:table-cell office:value-type="float" office:value="756" calcext:value-type="float">
            <text:p>756</text:p>
          </table:table-cell>
          <table:table-cell office:value-type="float" office:value="680" calcext:value-type="float">
            <text:p>680</text:p>
          </table:table-cell>
          <table:table-cell office:value-type="float" office:value="716" calcext:value-type="float">
            <text:p>71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lobster</text:p>
          </table:table-cell>
          <table:table-cell table:formula="of:=[.C48]/1000" office:value-type="percentage" office:value="0.756" calcext:value-type="percentage">
            <text:p>75,6%</text:p>
          </table:table-cell>
          <table:table-cell table:formula="of:=[.D48]/1000" office:value-type="percentage" office:value="0.68" calcext:value-type="percentage">
            <text:p>68,0%</text:p>
          </table:table-cell>
          <table:table-cell table:formula="of:=[.E48]/1000" office:value-type="percentage" office:value="0.716" calcext:value-type="percentage">
            <text:p>71,6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man</text:p>
          </table:table-cell>
          <table:table-cell office:value-type="float" office:value="804" calcext:value-type="float">
            <text:p>804</text:p>
          </table:table-cell>
          <table:table-cell office:value-type="float" office:value="780" calcext:value-type="float">
            <text:p>780</text:p>
          </table:table-cell>
          <table:table-cell office:value-type="float" office:value="792" calcext:value-type="float">
            <text:p>79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an</text:p>
          </table:table-cell>
          <table:table-cell table:formula="of:=[.C49]/1000" office:value-type="percentage" office:value="0.804" calcext:value-type="percentage">
            <text:p>80,4%</text:p>
          </table:table-cell>
          <table:table-cell table:formula="of:=[.D49]/1000" office:value-type="percentage" office:value="0.78" calcext:value-type="percentage">
            <text:p>78,0%</text:p>
          </table:table-cell>
          <table:table-cell table:formula="of:=[.E49]/1000" office:value-type="percentage" office:value="0.792" calcext:value-type="percentage">
            <text:p>79,2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maple_tree</text:p>
          </table:table-cell>
          <table:table-cell office:value-type="float" office:value="955" calcext:value-type="float">
            <text:p>955</text:p>
          </table:table-cell>
          <table:table-cell office:value-type="float" office:value="840" calcext:value-type="float">
            <text:p>840</text:p>
          </table:table-cell>
          <table:table-cell office:value-type="float" office:value="894" calcext:value-type="float">
            <text:p>89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aple_tree</text:p>
          </table:table-cell>
          <table:table-cell table:formula="of:=[.C50]/1000" office:value-type="percentage" office:value="0.955" calcext:value-type="percentage">
            <text:p>95,5%</text:p>
          </table:table-cell>
          <table:table-cell table:formula="of:=[.D50]/1000" office:value-type="percentage" office:value="0.84" calcext:value-type="percentage">
            <text:p>84,0%</text:p>
          </table:table-cell>
          <table:table-cell table:formula="of:=[.E50]/1000" office:value-type="percentage" office:value="0.894" calcext:value-type="percentage">
            <text:p>89,4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motorcycle</text:p>
          </table:table-cell>
          <table:table-cell office:value-type="float" office:value="925" calcext:value-type="float">
            <text:p>925</text:p>
          </table:table-cell>
          <table:table-cell office:value-type="float" office:value="860" calcext:value-type="float">
            <text:p>860</text:p>
          </table:table-cell>
          <table:table-cell office:value-type="float" office:value="891" calcext:value-type="float">
            <text:p>89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otorcycle</text:p>
          </table:table-cell>
          <table:table-cell table:formula="of:=[.C51]/1000" office:value-type="percentage" office:value="0.925" calcext:value-type="percentage">
            <text:p>92,5%</text:p>
          </table:table-cell>
          <table:table-cell table:formula="of:=[.D51]/1000" office:value-type="percentage" office:value="0.86" calcext:value-type="percentage">
            <text:p>86,0%</text:p>
          </table:table-cell>
          <table:table-cell table:formula="of:=[.E51]/1000" office:value-type="percentage" office:value="0.891" calcext:value-type="percentage">
            <text:p>89,1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mountain</text:p>
          </table:table-cell>
          <table:table-cell office:value-type="float" office:value="898" calcext:value-type="float">
            <text:p>898</text:p>
          </table:table-cell>
          <table:table-cell office:value-type="float" office:value="880" calcext:value-type="float">
            <text:p>880</text:p>
          </table:table-cell>
          <table:table-cell office:value-type="float" office:value="889" calcext:value-type="float">
            <text:p>88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ountain</text:p>
          </table:table-cell>
          <table:table-cell table:formula="of:=[.C52]/1000" office:value-type="percentage" office:value="0.898" calcext:value-type="percentage">
            <text:p>89,8%</text:p>
          </table:table-cell>
          <table:table-cell table:formula="of:=[.D52]/1000" office:value-type="percentage" office:value="0.88" calcext:value-type="percentage">
            <text:p>88,0%</text:p>
          </table:table-cell>
          <table:table-cell table:formula="of:=[.E52]/1000" office:value-type="percentage" office:value="0.889" calcext:value-type="percentage">
            <text:p>88,9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mouse</text:p>
          </table:table-cell>
          <table:table-cell office:value-type="float" office:value="947" calcext:value-type="float">
            <text:p>947</text:p>
          </table:table-cell>
          <table:table-cell office:value-type="float" office:value="720" calcext:value-type="float">
            <text:p>720</text:p>
          </table:table-cell>
          <table:table-cell office:value-type="float" office:value="818" calcext:value-type="float">
            <text:p>81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ouse</text:p>
          </table:table-cell>
          <table:table-cell table:formula="of:=[.C53]/1000" office:value-type="percentage" office:value="0.947" calcext:value-type="percentage">
            <text:p>94,7%</text:p>
          </table:table-cell>
          <table:table-cell table:formula="of:=[.D53]/1000" office:value-type="percentage" office:value="0.72" calcext:value-type="percentage">
            <text:p>72,0%</text:p>
          </table:table-cell>
          <table:table-cell table:formula="of:=[.E53]/1000" office:value-type="percentage" office:value="0.818" calcext:value-type="percentage">
            <text:p>81,8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mushroom</text:p>
          </table:table-cell>
          <table:table-cell office:value-type="float" office:value="706" calcext:value-type="float">
            <text:p>706</text:p>
          </table:table-cell>
          <table:table-cell office:value-type="float" office:value="770" calcext:value-type="float">
            <text:p>770</text:p>
          </table:table-cell>
          <table:table-cell office:value-type="float" office:value="737" calcext:value-type="float">
            <text:p>73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ushroom</text:p>
          </table:table-cell>
          <table:table-cell table:formula="of:=[.C54]/1000" office:value-type="percentage" office:value="0.706" calcext:value-type="percentage">
            <text:p>70,6%</text:p>
          </table:table-cell>
          <table:table-cell table:formula="of:=[.D54]/1000" office:value-type="percentage" office:value="0.77" calcext:value-type="percentage">
            <text:p>77,0%</text:p>
          </table:table-cell>
          <table:table-cell table:formula="of:=[.E54]/1000" office:value-type="percentage" office:value="0.737" calcext:value-type="percentage">
            <text:p>73,7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oak_tree</text:p>
          </table:table-cell>
          <table:table-cell office:value-type="float" office:value="886" calcext:value-type="float">
            <text:p>886</text:p>
          </table:table-cell>
          <table:table-cell office:value-type="float" office:value="930" calcext:value-type="float">
            <text:p>930</text:p>
          </table:table-cell>
          <table:table-cell office:value-type="float" office:value="907" calcext:value-type="float">
            <text:p>90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oak_tree</text:p>
          </table:table-cell>
          <table:table-cell table:formula="of:=[.C55]/1000" office:value-type="percentage" office:value="0.886" calcext:value-type="percentage">
            <text:p>88,6%</text:p>
          </table:table-cell>
          <table:table-cell table:formula="of:=[.D55]/1000" office:value-type="percentage" office:value="0.93" calcext:value-type="percentage">
            <text:p>93,0%</text:p>
          </table:table-cell>
          <table:table-cell table:formula="of:=[.E55]/1000" office:value-type="percentage" office:value="0.907" calcext:value-type="percentage">
            <text:p>90,7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orange</text:p>
          </table:table-cell>
          <table:table-cell office:value-type="float" office:value="658" calcext:value-type="float">
            <text:p>658</text:p>
          </table:table-cell>
          <table:table-cell office:value-type="float" office:value="770" calcext:value-type="float">
            <text:p>770</text:p>
          </table:table-cell>
          <table:table-cell office:value-type="float" office:value="710" calcext:value-type="float">
            <text:p>7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orange</text:p>
          </table:table-cell>
          <table:table-cell table:formula="of:=[.C56]/1000" office:value-type="percentage" office:value="0.658" calcext:value-type="percentage">
            <text:p>65,8%</text:p>
          </table:table-cell>
          <table:table-cell table:formula="of:=[.D56]/1000" office:value-type="percentage" office:value="0.77" calcext:value-type="percentage">
            <text:p>77,0%</text:p>
          </table:table-cell>
          <table:table-cell table:formula="of:=[.E56]/1000" office:value-type="percentage" office:value="0.71" calcext:value-type="percentage">
            <text:p>71,0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orchid</text:p>
          </table:table-cell>
          <table:table-cell office:value-type="float" office:value="963" calcext:value-type="float">
            <text:p>963</text:p>
          </table:table-cell>
          <table:table-cell office:value-type="float" office:value="770" calcext:value-type="float">
            <text:p>770</text:p>
          </table:table-cell>
          <table:table-cell office:value-type="float" office:value="856" calcext:value-type="float">
            <text:p>85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orchid</text:p>
          </table:table-cell>
          <table:table-cell table:formula="of:=[.C57]/1000" office:value-type="percentage" office:value="0.963" calcext:value-type="percentage">
            <text:p>96,3%</text:p>
          </table:table-cell>
          <table:table-cell table:formula="of:=[.D57]/1000" office:value-type="percentage" office:value="0.77" calcext:value-type="percentage">
            <text:p>77,0%</text:p>
          </table:table-cell>
          <table:table-cell table:formula="of:=[.E57]/1000" office:value-type="percentage" office:value="0.856" calcext:value-type="percentage">
            <text:p>85,6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otter</text:p>
          </table:table-cell>
          <table:table-cell office:value-type="float" office:value="878" calcext:value-type="float">
            <text:p>878</text:p>
          </table:table-cell>
          <table:table-cell office:value-type="float" office:value="790" calcext:value-type="float">
            <text:p>790</text:p>
          </table:table-cell>
          <table:table-cell office:value-type="float" office:value="832" calcext:value-type="float">
            <text:p>83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otter</text:p>
          </table:table-cell>
          <table:table-cell table:formula="of:=[.C58]/1000" office:value-type="percentage" office:value="0.878" calcext:value-type="percentage">
            <text:p>87,8%</text:p>
          </table:table-cell>
          <table:table-cell table:formula="of:=[.D58]/1000" office:value-type="percentage" office:value="0.79" calcext:value-type="percentage">
            <text:p>79,0%</text:p>
          </table:table-cell>
          <table:table-cell table:formula="of:=[.E58]/1000" office:value-type="percentage" office:value="0.832" calcext:value-type="percentage">
            <text:p>83,2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palm_tree</text:p>
          </table:table-cell>
          <table:table-cell office:value-type="float" office:value="871" calcext:value-type="float">
            <text:p>871</text:p>
          </table:table-cell>
          <table:table-cell office:value-type="float" office:value="810" calcext:value-type="float">
            <text:p>810</text:p>
          </table:table-cell>
          <table:table-cell office:value-type="float" office:value="839" calcext:value-type="float">
            <text:p>83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alm_tree</text:p>
          </table:table-cell>
          <table:table-cell table:formula="of:=[.C59]/1000" office:value-type="percentage" office:value="0.871" calcext:value-type="percentage">
            <text:p>87,1%</text:p>
          </table:table-cell>
          <table:table-cell table:formula="of:=[.D59]/1000" office:value-type="percentage" office:value="0.81" calcext:value-type="percentage">
            <text:p>81,0%</text:p>
          </table:table-cell>
          <table:table-cell table:formula="of:=[.E59]/1000" office:value-type="percentage" office:value="0.839" calcext:value-type="percentage">
            <text:p>83,9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pear</text:p>
          </table:table-cell>
          <table:table-cell office:value-type="float" office:value="747" calcext:value-type="float">
            <text:p>747</text:p>
          </table:table-cell>
          <table:table-cell office:value-type="float" office:value="710" calcext:value-type="float">
            <text:p>710</text:p>
          </table:table-cell>
          <table:table-cell office:value-type="float" office:value="728" calcext:value-type="float">
            <text:p>72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ear</text:p>
          </table:table-cell>
          <table:table-cell table:formula="of:=[.C60]/1000" office:value-type="percentage" office:value="0.747" calcext:value-type="percentage">
            <text:p>74,7%</text:p>
          </table:table-cell>
          <table:table-cell table:formula="of:=[.D60]/1000" office:value-type="percentage" office:value="0.71" calcext:value-type="percentage">
            <text:p>71,0%</text:p>
          </table:table-cell>
          <table:table-cell table:formula="of:=[.E60]/1000" office:value-type="percentage" office:value="0.728" calcext:value-type="percentage">
            <text:p>72,8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pickup_truck</text:p>
          </table:table-cell>
          <table:table-cell office:value-type="float" office:value="977" calcext:value-type="float">
            <text:p>977</text:p>
          </table:table-cell>
          <table:table-cell office:value-type="float" office:value="850" calcext:value-type="float">
            <text:p>850</text:p>
          </table:table-cell>
          <table:table-cell office:value-type="float" office:value="909" calcext:value-type="float">
            <text:p>90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ickup_truck</text:p>
          </table:table-cell>
          <table:table-cell table:formula="of:=[.C61]/1000" office:value-type="percentage" office:value="0.977" calcext:value-type="percentage">
            <text:p>97,7%</text:p>
          </table:table-cell>
          <table:table-cell table:formula="of:=[.D61]/1000" office:value-type="percentage" office:value="0.85" calcext:value-type="percentage">
            <text:p>85,0%</text:p>
          </table:table-cell>
          <table:table-cell table:formula="of:=[.E61]/1000" office:value-type="percentage" office:value="0.909" calcext:value-type="percentage">
            <text:p>90,9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pine_tree</text:p>
          </table:table-cell>
          <table:table-cell office:value-type="float" office:value="906" calcext:value-type="float">
            <text:p>906</text:p>
          </table:table-cell>
          <table:table-cell office:value-type="float" office:value="870" calcext:value-type="float">
            <text:p>870</text:p>
          </table:table-cell>
          <table:table-cell office:value-type="float" office:value="888" calcext:value-type="float">
            <text:p>88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ine_tree</text:p>
          </table:table-cell>
          <table:table-cell table:formula="of:=[.C62]/1000" office:value-type="percentage" office:value="0.906" calcext:value-type="percentage">
            <text:p>90,6%</text:p>
          </table:table-cell>
          <table:table-cell table:formula="of:=[.D62]/1000" office:value-type="percentage" office:value="0.87" calcext:value-type="percentage">
            <text:p>87,0%</text:p>
          </table:table-cell>
          <table:table-cell table:formula="of:=[.E62]/1000" office:value-type="percentage" office:value="0.888" calcext:value-type="percentage">
            <text:p>88,8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plain</text:p>
          </table:table-cell>
          <table:table-cell office:value-type="float" office:value="919" calcext:value-type="float">
            <text:p>919</text:p>
          </table:table-cell>
          <table:table-cell office:value-type="float" office:value="910" calcext:value-type="float">
            <text:p>910</text:p>
          </table:table-cell>
          <table:table-cell office:value-type="float" office:value="915" calcext:value-type="float">
            <text:p>91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lain</text:p>
          </table:table-cell>
          <table:table-cell table:formula="of:=[.C63]/1000" office:value-type="percentage" office:value="0.919" calcext:value-type="percentage">
            <text:p>91,9%</text:p>
          </table:table-cell>
          <table:table-cell table:formula="of:=[.D63]/1000" office:value-type="percentage" office:value="0.91" calcext:value-type="percentage">
            <text:p>91,0%</text:p>
          </table:table-cell>
          <table:table-cell table:formula="of:=[.E63]/1000" office:value-type="percentage" office:value="0.915" calcext:value-type="percentage">
            <text:p>91,5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plate</text:p>
          </table:table-cell>
          <table:table-cell office:value-type="float" office:value="808" calcext:value-type="float">
            <text:p>808</text:p>
          </table:table-cell>
          <table:table-cell office:value-type="float" office:value="800" calcext:value-type="float">
            <text:p>800</text:p>
          </table:table-cell>
          <table:table-cell office:value-type="float" office:value="804" calcext:value-type="float">
            <text:p>80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late</text:p>
          </table:table-cell>
          <table:table-cell table:formula="of:=[.C64]/1000" office:value-type="percentage" office:value="0.808" calcext:value-type="percentage">
            <text:p>80,8%</text:p>
          </table:table-cell>
          <table:table-cell table:formula="of:=[.D64]/1000" office:value-type="percentage" office:value="0.8" calcext:value-type="percentage">
            <text:p>80,0%</text:p>
          </table:table-cell>
          <table:table-cell table:formula="of:=[.E64]/1000" office:value-type="percentage" office:value="0.804" calcext:value-type="percentage">
            <text:p>80,4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poppy</text:p>
          </table:table-cell>
          <table:table-cell office:value-type="float" office:value="784" calcext:value-type="float">
            <text:p>784</text:p>
          </table:table-cell>
          <table:table-cell office:value-type="float" office:value="690" calcext:value-type="float">
            <text:p>690</text:p>
          </table:table-cell>
          <table:table-cell office:value-type="float" office:value="734" calcext:value-type="float">
            <text:p>73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oppy</text:p>
          </table:table-cell>
          <table:table-cell table:formula="of:=[.C65]/1000" office:value-type="percentage" office:value="0.784" calcext:value-type="percentage">
            <text:p>78,4%</text:p>
          </table:table-cell>
          <table:table-cell table:formula="of:=[.D65]/1000" office:value-type="percentage" office:value="0.69" calcext:value-type="percentage">
            <text:p>69,0%</text:p>
          </table:table-cell>
          <table:table-cell table:formula="of:=[.E65]/1000" office:value-type="percentage" office:value="0.734" calcext:value-type="percentage">
            <text:p>73,4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porcupine</text:p>
          </table:table-cell>
          <table:table-cell table:number-columns-repeated="3"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orcupine</text:p>
          </table:table-cell>
          <table:table-cell table:formula="of:=[.C66]/1000" office:value-type="percentage" office:value="0.8" calcext:value-type="percentage">
            <text:p>80,0%</text:p>
          </table:table-cell>
          <table:table-cell table:formula="of:=[.D66]/1000" office:value-type="percentage" office:value="0.8" calcext:value-type="percentage">
            <text:p>80,0%</text:p>
          </table:table-cell>
          <table:table-cell table:formula="of:=[.E66]/1000" office:value-type="percentage" office:value="0.8" calcext:value-type="percentage">
            <text:p>80,0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possum</text:p>
          </table:table-cell>
          <table:table-cell office:value-type="float" office:value="659" calcext:value-type="float">
            <text:p>659</text:p>
          </table:table-cell>
          <table:table-cell office:value-type="float" office:value="830" calcext:value-type="float">
            <text:p>830</text:p>
          </table:table-cell>
          <table:table-cell office:value-type="float" office:value="735" calcext:value-type="float">
            <text:p>73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ossum</text:p>
          </table:table-cell>
          <table:table-cell table:formula="of:=[.C67]/1000" office:value-type="percentage" office:value="0.659" calcext:value-type="percentage">
            <text:p>65,9%</text:p>
          </table:table-cell>
          <table:table-cell table:formula="of:=[.D67]/1000" office:value-type="percentage" office:value="0.83" calcext:value-type="percentage">
            <text:p>83,0%</text:p>
          </table:table-cell>
          <table:table-cell table:formula="of:=[.E67]/1000" office:value-type="percentage" office:value="0.735" calcext:value-type="percentage">
            <text:p>73,5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rabbit</text:p>
          </table:table-cell>
          <table:table-cell office:value-type="float" office:value="768" calcext:value-type="float">
            <text:p>768</text:p>
          </table:table-cell>
          <table:table-cell office:value-type="float" office:value="630" calcext:value-type="float">
            <text:p>630</text:p>
          </table:table-cell>
          <table:table-cell office:value-type="float" office:value="692" calcext:value-type="float">
            <text:p>69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abbit</text:p>
          </table:table-cell>
          <table:table-cell table:formula="of:=[.C68]/1000" office:value-type="percentage" office:value="0.768" calcext:value-type="percentage">
            <text:p>76,8%</text:p>
          </table:table-cell>
          <table:table-cell table:formula="of:=[.D68]/1000" office:value-type="percentage" office:value="0.63" calcext:value-type="percentage">
            <text:p>63,0%</text:p>
          </table:table-cell>
          <table:table-cell table:formula="of:=[.E68]/1000" office:value-type="percentage" office:value="0.692" calcext:value-type="percentage">
            <text:p>69,2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raccoon</text:p>
          </table:table-cell>
          <table:table-cell office:value-type="float" office:value="926" calcext:value-type="float">
            <text:p>926</text:p>
          </table:table-cell>
          <table:table-cell office:value-type="float" office:value="750" calcext:value-type="float">
            <text:p>750</text:p>
          </table:table-cell>
          <table:table-cell office:value-type="float" office:value="829" calcext:value-type="float">
            <text:p>82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accoon</text:p>
          </table:table-cell>
          <table:table-cell table:formula="of:=[.C69]/1000" office:value-type="percentage" office:value="0.926" calcext:value-type="percentage">
            <text:p>92,6%</text:p>
          </table:table-cell>
          <table:table-cell table:formula="of:=[.D69]/1000" office:value-type="percentage" office:value="0.75" calcext:value-type="percentage">
            <text:p>75,0%</text:p>
          </table:table-cell>
          <table:table-cell table:formula="of:=[.E69]/1000" office:value-type="percentage" office:value="0.829" calcext:value-type="percentage">
            <text:p>82,9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ray</text:p>
          </table:table-cell>
          <table:table-cell office:value-type="float" office:value="831" calcext:value-type="float">
            <text:p>831</text:p>
          </table:table-cell>
          <table:table-cell office:value-type="float" office:value="740" calcext:value-type="float">
            <text:p>740</text:p>
          </table:table-cell>
          <table:table-cell office:value-type="float" office:value="783" calcext:value-type="float">
            <text:p>78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ay</text:p>
          </table:table-cell>
          <table:table-cell table:formula="of:=[.C70]/1000" office:value-type="percentage" office:value="0.831" calcext:value-type="percentage">
            <text:p>83,1%</text:p>
          </table:table-cell>
          <table:table-cell table:formula="of:=[.D70]/1000" office:value-type="percentage" office:value="0.74" calcext:value-type="percentage">
            <text:p>74,0%</text:p>
          </table:table-cell>
          <table:table-cell table:formula="of:=[.E70]/1000" office:value-type="percentage" office:value="0.783" calcext:value-type="percentage">
            <text:p>78,3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road</text:p>
          </table:table-cell>
          <table:table-cell office:value-type="float" office:value="938" calcext:value-type="float">
            <text:p>938</text:p>
          </table:table-cell>
          <table:table-cell office:value-type="float" office:value="900" calcext:value-type="float">
            <text:p>900</text:p>
          </table:table-cell>
          <table:table-cell office:value-type="float" office:value="918" calcext:value-type="float">
            <text:p>91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ad</text:p>
          </table:table-cell>
          <table:table-cell table:formula="of:=[.C71]/1000" office:value-type="percentage" office:value="0.938" calcext:value-type="percentage">
            <text:p>93,8%</text:p>
          </table:table-cell>
          <table:table-cell table:formula="of:=[.D71]/1000" office:value-type="percentage" office:value="0.9" calcext:value-type="percentage">
            <text:p>90,0%</text:p>
          </table:table-cell>
          <table:table-cell table:formula="of:=[.E71]/1000" office:value-type="percentage" office:value="0.918" calcext:value-type="percentage">
            <text:p>91,8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rocket</text:p>
          </table:table-cell>
          <table:table-cell office:value-type="float" office:value="908" calcext:value-type="float">
            <text:p>908</text:p>
          </table:table-cell>
          <table:table-cell office:value-type="float" office:value="890" calcext:value-type="float">
            <text:p>890</text:p>
          </table:table-cell>
          <table:table-cell office:value-type="float" office:value="899" calcext:value-type="float">
            <text:p>89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cket</text:p>
          </table:table-cell>
          <table:table-cell table:formula="of:=[.C72]/1000" office:value-type="percentage" office:value="0.908" calcext:value-type="percentage">
            <text:p>90,8%</text:p>
          </table:table-cell>
          <table:table-cell table:formula="of:=[.D72]/1000" office:value-type="percentage" office:value="0.89" calcext:value-type="percentage">
            <text:p>89,0%</text:p>
          </table:table-cell>
          <table:table-cell table:formula="of:=[.E72]/1000" office:value-type="percentage" office:value="0.899" calcext:value-type="percentage">
            <text:p>89,9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rose</text:p>
          </table:table-cell>
          <table:table-cell office:value-type="float" office:value="838" calcext:value-type="float">
            <text:p>838</text:p>
          </table:table-cell>
          <table:table-cell office:value-type="float" office:value="830" calcext:value-type="float">
            <text:p>830</text:p>
          </table:table-cell>
          <table:table-cell office:value-type="float" office:value="834" calcext:value-type="float">
            <text:p>83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se</text:p>
          </table:table-cell>
          <table:table-cell table:formula="of:=[.C73]/1000" office:value-type="percentage" office:value="0.838" calcext:value-type="percentage">
            <text:p>83,8%</text:p>
          </table:table-cell>
          <table:table-cell table:formula="of:=[.D73]/1000" office:value-type="percentage" office:value="0.83" calcext:value-type="percentage">
            <text:p>83,0%</text:p>
          </table:table-cell>
          <table:table-cell table:formula="of:=[.E73]/1000" office:value-type="percentage" office:value="0.834" calcext:value-type="percentage">
            <text:p>83,4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sea</text:p>
          </table:table-cell>
          <table:table-cell office:value-type="float" office:value="871" calcext:value-type="float">
            <text:p>871</text:p>
          </table:table-cell>
          <table:table-cell office:value-type="float" office:value="880" calcext:value-type="float">
            <text:p>880</text:p>
          </table:table-cell>
          <table:table-cell office:value-type="float" office:value="876" calcext:value-type="float">
            <text:p>87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ea</text:p>
          </table:table-cell>
          <table:table-cell table:formula="of:=[.C74]/1000" office:value-type="percentage" office:value="0.871" calcext:value-type="percentage">
            <text:p>87,1%</text:p>
          </table:table-cell>
          <table:table-cell table:formula="of:=[.D74]/1000" office:value-type="percentage" office:value="0.88" calcext:value-type="percentage">
            <text:p>88,0%</text:p>
          </table:table-cell>
          <table:table-cell table:formula="of:=[.E74]/1000" office:value-type="percentage" office:value="0.876" calcext:value-type="percentage">
            <text:p>87,6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seal</text:p>
          </table:table-cell>
          <table:table-cell office:value-type="float" office:value="727" calcext:value-type="float">
            <text:p>727</text:p>
          </table:table-cell>
          <table:table-cell office:value-type="float" office:value="720" calcext:value-type="float">
            <text:p>720</text:p>
          </table:table-cell>
          <table:table-cell office:value-type="float" office:value="724" calcext:value-type="float">
            <text:p>72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eal</text:p>
          </table:table-cell>
          <table:table-cell table:formula="of:=[.C75]/1000" office:value-type="percentage" office:value="0.727" calcext:value-type="percentage">
            <text:p>72,7%</text:p>
          </table:table-cell>
          <table:table-cell table:formula="of:=[.D75]/1000" office:value-type="percentage" office:value="0.72" calcext:value-type="percentage">
            <text:p>72,0%</text:p>
          </table:table-cell>
          <table:table-cell table:formula="of:=[.E75]/1000" office:value-type="percentage" office:value="0.724" calcext:value-type="percentage">
            <text:p>72,4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shark</text:p>
          </table:table-cell>
          <table:table-cell office:value-type="float" office:value="812" calcext:value-type="float">
            <text:p>812</text:p>
          </table:table-cell>
          <table:table-cell office:value-type="float" office:value="910" calcext:value-type="float">
            <text:p>910</text:p>
          </table:table-cell>
          <table:table-cell office:value-type="float" office:value="858" calcext:value-type="float">
            <text:p>85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hark</text:p>
          </table:table-cell>
          <table:table-cell table:formula="of:=[.C76]/1000" office:value-type="percentage" office:value="0.812" calcext:value-type="percentage">
            <text:p>81,2%</text:p>
          </table:table-cell>
          <table:table-cell table:formula="of:=[.D76]/1000" office:value-type="percentage" office:value="0.91" calcext:value-type="percentage">
            <text:p>91,0%</text:p>
          </table:table-cell>
          <table:table-cell table:formula="of:=[.E76]/1000" office:value-type="percentage" office:value="0.858" calcext:value-type="percentage">
            <text:p>85,8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shrew</text:p>
          </table:table-cell>
          <table:table-cell office:value-type="float" office:value="708" calcext:value-type="float">
            <text:p>708</text:p>
          </table:table-cell>
          <table:table-cell office:value-type="float" office:value="850" calcext:value-type="float">
            <text:p>850</text:p>
          </table:table-cell>
          <table:table-cell office:value-type="float" office:value="773" calcext:value-type="float">
            <text:p>77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hrew</text:p>
          </table:table-cell>
          <table:table-cell table:formula="of:=[.C77]/1000" office:value-type="percentage" office:value="0.708" calcext:value-type="percentage">
            <text:p>70,8%</text:p>
          </table:table-cell>
          <table:table-cell table:formula="of:=[.D77]/1000" office:value-type="percentage" office:value="0.85" calcext:value-type="percentage">
            <text:p>85,0%</text:p>
          </table:table-cell>
          <table:table-cell table:formula="of:=[.E77]/1000" office:value-type="percentage" office:value="0.773" calcext:value-type="percentage">
            <text:p>77,3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skunk</text:p>
          </table:table-cell>
          <table:table-cell office:value-type="float" office:value="947" calcext:value-type="float">
            <text:p>947</text:p>
          </table:table-cell>
          <table:table-cell office:value-type="float" office:value="900" calcext:value-type="float">
            <text:p>900</text:p>
          </table:table-cell>
          <table:table-cell office:value-type="float" office:value="923" calcext:value-type="float">
            <text:p>92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kunk</text:p>
          </table:table-cell>
          <table:table-cell table:formula="of:=[.C78]/1000" office:value-type="percentage" office:value="0.947" calcext:value-type="percentage">
            <text:p>94,7%</text:p>
          </table:table-cell>
          <table:table-cell table:formula="of:=[.D78]/1000" office:value-type="percentage" office:value="0.9" calcext:value-type="percentage">
            <text:p>90,0%</text:p>
          </table:table-cell>
          <table:table-cell table:formula="of:=[.E78]/1000" office:value-type="percentage" office:value="0.923" calcext:value-type="percentage">
            <text:p>92,3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skyscraper</text:p>
          </table:table-cell>
          <table:table-cell office:value-type="float" office:value="918" calcext:value-type="float">
            <text:p>918</text:p>
          </table:table-cell>
          <table:table-cell office:value-type="float" office:value="890" calcext:value-type="float">
            <text:p>890</text:p>
          </table:table-cell>
          <table:table-cell office:value-type="float" office:value="904" calcext:value-type="float">
            <text:p>90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kyscraper</text:p>
          </table:table-cell>
          <table:table-cell table:formula="of:=[.C79]/1000" office:value-type="percentage" office:value="0.918" calcext:value-type="percentage">
            <text:p>91,8%</text:p>
          </table:table-cell>
          <table:table-cell table:formula="of:=[.D79]/1000" office:value-type="percentage" office:value="0.89" calcext:value-type="percentage">
            <text:p>89,0%</text:p>
          </table:table-cell>
          <table:table-cell table:formula="of:=[.E79]/1000" office:value-type="percentage" office:value="0.904" calcext:value-type="percentage">
            <text:p>90,4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snail</text:p>
          </table:table-cell>
          <table:table-cell office:value-type="float" office:value="643" calcext:value-type="float">
            <text:p>643</text:p>
          </table:table-cell>
          <table:table-cell office:value-type="float" office:value="830" calcext:value-type="float">
            <text:p>830</text:p>
          </table:table-cell>
          <table:table-cell office:value-type="float" office:value="725" calcext:value-type="float">
            <text:p>72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nail</text:p>
          </table:table-cell>
          <table:table-cell table:formula="of:=[.C80]/1000" office:value-type="percentage" office:value="0.643" calcext:value-type="percentage">
            <text:p>64,3%</text:p>
          </table:table-cell>
          <table:table-cell table:formula="of:=[.D80]/1000" office:value-type="percentage" office:value="0.83" calcext:value-type="percentage">
            <text:p>83,0%</text:p>
          </table:table-cell>
          <table:table-cell table:formula="of:=[.E80]/1000" office:value-type="percentage" office:value="0.725" calcext:value-type="percentage">
            <text:p>72,5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snake</text:p>
          </table:table-cell>
          <table:table-cell office:value-type="float" office:value="565" calcext:value-type="float">
            <text:p>565</text:p>
          </table:table-cell>
          <table:table-cell office:value-type="float" office:value="780" calcext:value-type="float">
            <text:p>780</text:p>
          </table:table-cell>
          <table:table-cell office:value-type="float" office:value="655" calcext:value-type="float">
            <text:p>65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nake</text:p>
          </table:table-cell>
          <table:table-cell table:formula="of:=[.C81]/1000" office:value-type="percentage" office:value="0.565" calcext:value-type="percentage">
            <text:p>56,5%</text:p>
          </table:table-cell>
          <table:table-cell table:formula="of:=[.D81]/1000" office:value-type="percentage" office:value="0.78" calcext:value-type="percentage">
            <text:p>78,0%</text:p>
          </table:table-cell>
          <table:table-cell table:formula="of:=[.E81]/1000" office:value-type="percentage" office:value="0.655" calcext:value-type="percentage">
            <text:p>65,5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spider</text:p>
          </table:table-cell>
          <table:table-cell office:value-type="float" office:value="905" calcext:value-type="float">
            <text:p>905</text:p>
          </table:table-cell>
          <table:table-cell office:value-type="float" office:value="670" calcext:value-type="float">
            <text:p>670</text:p>
          </table:table-cell>
          <table:table-cell office:value-type="float" office:value="770" calcext:value-type="float">
            <text:p>7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pider</text:p>
          </table:table-cell>
          <table:table-cell table:formula="of:=[.C82]/1000" office:value-type="percentage" office:value="0.905" calcext:value-type="percentage">
            <text:p>90,5%</text:p>
          </table:table-cell>
          <table:table-cell table:formula="of:=[.D82]/1000" office:value-type="percentage" office:value="0.67" calcext:value-type="percentage">
            <text:p>67,0%</text:p>
          </table:table-cell>
          <table:table-cell table:formula="of:=[.E82]/1000" office:value-type="percentage" office:value="0.77" calcext:value-type="percentage">
            <text:p>77,0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squirrel</text:p>
          </table:table-cell>
          <table:table-cell office:value-type="float" office:value="657" calcext:value-type="float">
            <text:p>657</text:p>
          </table:table-cell>
          <table:table-cell office:value-type="float" office:value="710" calcext:value-type="float">
            <text:p>710</text:p>
          </table:table-cell>
          <table:table-cell office:value-type="float" office:value="683" calcext:value-type="float">
            <text:p>68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quirrel</text:p>
          </table:table-cell>
          <table:table-cell table:formula="of:=[.C83]/1000" office:value-type="percentage" office:value="0.657" calcext:value-type="percentage">
            <text:p>65,7%</text:p>
          </table:table-cell>
          <table:table-cell table:formula="of:=[.D83]/1000" office:value-type="percentage" office:value="0.71" calcext:value-type="percentage">
            <text:p>71,0%</text:p>
          </table:table-cell>
          <table:table-cell table:formula="of:=[.E83]/1000" office:value-type="percentage" office:value="0.683" calcext:value-type="percentage">
            <text:p>68,3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streetcar</text:p>
          </table:table-cell>
          <table:table-cell office:value-type="float" office:value="656" calcext:value-type="float">
            <text:p>656</text:p>
          </table:table-cell>
          <table:table-cell office:value-type="float" office:value="840" calcext:value-type="float">
            <text:p>840</text:p>
          </table:table-cell>
          <table:table-cell office:value-type="float" office:value="737" calcext:value-type="float">
            <text:p>73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treetcar</text:p>
          </table:table-cell>
          <table:table-cell table:formula="of:=[.C84]/1000" office:value-type="percentage" office:value="0.656" calcext:value-type="percentage">
            <text:p>65,6%</text:p>
          </table:table-cell>
          <table:table-cell table:formula="of:=[.D84]/1000" office:value-type="percentage" office:value="0.84" calcext:value-type="percentage">
            <text:p>84,0%</text:p>
          </table:table-cell>
          <table:table-cell table:formula="of:=[.E84]/1000" office:value-type="percentage" office:value="0.737" calcext:value-type="percentage">
            <text:p>73,7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sunflower</text:p>
          </table:table-cell>
          <table:table-cell office:value-type="float" office:value="570" calcext:value-type="float">
            <text:p>570</text:p>
          </table:table-cell>
          <table:table-cell office:value-type="float" office:value="850" calcext:value-type="float">
            <text:p>850</text:p>
          </table:table-cell>
          <table:table-cell office:value-type="float" office:value="683" calcext:value-type="float">
            <text:p>68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unflower</text:p>
          </table:table-cell>
          <table:table-cell table:formula="of:=[.C85]/1000" office:value-type="percentage" office:value="0.57" calcext:value-type="percentage">
            <text:p>57,0%</text:p>
          </table:table-cell>
          <table:table-cell table:formula="of:=[.D85]/1000" office:value-type="percentage" office:value="0.85" calcext:value-type="percentage">
            <text:p>85,0%</text:p>
          </table:table-cell>
          <table:table-cell table:formula="of:=[.E85]/1000" office:value-type="percentage" office:value="0.683" calcext:value-type="percentage">
            <text:p>68,3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sweet_pepper</text:p>
          </table:table-cell>
          <table:table-cell office:value-type="float" office:value="949" calcext:value-type="float">
            <text:p>949</text:p>
          </table:table-cell>
          <table:table-cell office:value-type="float" office:value="740" calcext:value-type="float">
            <text:p>740</text:p>
          </table:table-cell>
          <table:table-cell office:value-type="float" office:value="831" calcext:value-type="float">
            <text:p>83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weet_pepper</text:p>
          </table:table-cell>
          <table:table-cell table:formula="of:=[.C86]/1000" office:value-type="percentage" office:value="0.949" calcext:value-type="percentage">
            <text:p>94,9%</text:p>
          </table:table-cell>
          <table:table-cell table:formula="of:=[.D86]/1000" office:value-type="percentage" office:value="0.74" calcext:value-type="percentage">
            <text:p>74,0%</text:p>
          </table:table-cell>
          <table:table-cell table:formula="of:=[.E86]/1000" office:value-type="percentage" office:value="0.831" calcext:value-type="percentage">
            <text:p>83,1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table</text:p>
          </table:table-cell>
          <table:table-cell office:value-type="float" office:value="687" calcext:value-type="float">
            <text:p>687</text:p>
          </table:table-cell>
          <table:table-cell office:value-type="float" office:value="790" calcext:value-type="float">
            <text:p>790</text:p>
          </table:table-cell>
          <table:table-cell office:value-type="float" office:value="735" calcext:value-type="float">
            <text:p>73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able</text:p>
          </table:table-cell>
          <table:table-cell table:formula="of:=[.C87]/1000" office:value-type="percentage" office:value="0.687" calcext:value-type="percentage">
            <text:p>68,7%</text:p>
          </table:table-cell>
          <table:table-cell table:formula="of:=[.D87]/1000" office:value-type="percentage" office:value="0.79" calcext:value-type="percentage">
            <text:p>79,0%</text:p>
          </table:table-cell>
          <table:table-cell table:formula="of:=[.E87]/1000" office:value-type="percentage" office:value="0.735" calcext:value-type="percentage">
            <text:p>73,5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tank</text:p>
          </table:table-cell>
          <table:table-cell office:value-type="float" office:value="878" calcext:value-type="float">
            <text:p>878</text:p>
          </table:table-cell>
          <table:table-cell office:value-type="float" office:value="860" calcext:value-type="float">
            <text:p>860</text:p>
          </table:table-cell>
          <table:table-cell office:value-type="float" office:value="869" calcext:value-type="float">
            <text:p>86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ank</text:p>
          </table:table-cell>
          <table:table-cell table:formula="of:=[.C88]/1000" office:value-type="percentage" office:value="0.878" calcext:value-type="percentage">
            <text:p>87,8%</text:p>
          </table:table-cell>
          <table:table-cell table:formula="of:=[.D88]/1000" office:value-type="percentage" office:value="0.86" calcext:value-type="percentage">
            <text:p>86,0%</text:p>
          </table:table-cell>
          <table:table-cell table:formula="of:=[.E88]/1000" office:value-type="percentage" office:value="0.869" calcext:value-type="percentage">
            <text:p>86,9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telephone</text:p>
          </table:table-cell>
          <table:table-cell office:value-type="float" office:value="739" calcext:value-type="float">
            <text:p>739</text:p>
          </table:table-cell>
          <table:table-cell office:value-type="float" office:value="820" calcext:value-type="float">
            <text:p>820</text:p>
          </table:table-cell>
          <table:table-cell office:value-type="float" office:value="777" calcext:value-type="float">
            <text:p>77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elephone</text:p>
          </table:table-cell>
          <table:table-cell table:formula="of:=[.C89]/1000" office:value-type="percentage" office:value="0.739" calcext:value-type="percentage">
            <text:p>73,9%</text:p>
          </table:table-cell>
          <table:table-cell table:formula="of:=[.D89]/1000" office:value-type="percentage" office:value="0.82" calcext:value-type="percentage">
            <text:p>82,0%</text:p>
          </table:table-cell>
          <table:table-cell table:formula="of:=[.E89]/1000" office:value-type="percentage" office:value="0.777" calcext:value-type="percentage">
            <text:p>77,7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television</text:p>
          </table:table-cell>
          <table:table-cell office:value-type="float" office:value="763" calcext:value-type="float">
            <text:p>763</text:p>
          </table:table-cell>
          <table:table-cell office:value-type="float" office:value="870" calcext:value-type="float">
            <text:p>870</text:p>
          </table:table-cell>
          <table:table-cell office:value-type="float" office:value="813" calcext:value-type="float">
            <text:p>81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elevision</text:p>
          </table:table-cell>
          <table:table-cell table:formula="of:=[.C90]/1000" office:value-type="percentage" office:value="0.763" calcext:value-type="percentage">
            <text:p>76,3%</text:p>
          </table:table-cell>
          <table:table-cell table:formula="of:=[.D90]/1000" office:value-type="percentage" office:value="0.87" calcext:value-type="percentage">
            <text:p>87,0%</text:p>
          </table:table-cell>
          <table:table-cell table:formula="of:=[.E90]/1000" office:value-type="percentage" office:value="0.813" calcext:value-type="percentage">
            <text:p>81,3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tiger</text:p>
          </table:table-cell>
          <table:table-cell office:value-type="float" office:value="629" calcext:value-type="float">
            <text:p>629</text:p>
          </table:table-cell>
          <table:table-cell office:value-type="float" office:value="830" calcext:value-type="float">
            <text:p>830</text:p>
          </table:table-cell>
          <table:table-cell office:value-type="float" office:value="716" calcext:value-type="float">
            <text:p>71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iger</text:p>
          </table:table-cell>
          <table:table-cell table:formula="of:=[.C91]/1000" office:value-type="percentage" office:value="0.629" calcext:value-type="percentage">
            <text:p>62,9%</text:p>
          </table:table-cell>
          <table:table-cell table:formula="of:=[.D91]/1000" office:value-type="percentage" office:value="0.83" calcext:value-type="percentage">
            <text:p>83,0%</text:p>
          </table:table-cell>
          <table:table-cell table:formula="of:=[.E91]/1000" office:value-type="percentage" office:value="0.716" calcext:value-type="percentage">
            <text:p>71,6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tractor</text:p>
          </table:table-cell>
          <table:table-cell office:value-type="float" office:value="841" calcext:value-type="float">
            <text:p>841</text:p>
          </table:table-cell>
          <table:table-cell office:value-type="float" office:value="690" calcext:value-type="float">
            <text:p>690</text:p>
          </table:table-cell>
          <table:table-cell office:value-type="float" office:value="758" calcext:value-type="float">
            <text:p>75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ractor</text:p>
          </table:table-cell>
          <table:table-cell table:formula="of:=[.C92]/1000" office:value-type="percentage" office:value="0.841" calcext:value-type="percentage">
            <text:p>84,1%</text:p>
          </table:table-cell>
          <table:table-cell table:formula="of:=[.D92]/1000" office:value-type="percentage" office:value="0.69" calcext:value-type="percentage">
            <text:p>69,0%</text:p>
          </table:table-cell>
          <table:table-cell table:formula="of:=[.E92]/1000" office:value-type="percentage" office:value="0.758" calcext:value-type="percentage">
            <text:p>75,8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train</text:p>
          </table:table-cell>
          <table:table-cell office:value-type="float" office:value="872" calcext:value-type="float">
            <text:p>872</text:p>
          </table:table-cell>
          <table:table-cell office:value-type="float" office:value="820" calcext:value-type="float">
            <text:p>820</text:p>
          </table:table-cell>
          <table:table-cell office:value-type="float" office:value="845" calcext:value-type="float">
            <text:p>84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rain</text:p>
          </table:table-cell>
          <table:table-cell table:formula="of:=[.C93]/1000" office:value-type="percentage" office:value="0.872" calcext:value-type="percentage">
            <text:p>87,2%</text:p>
          </table:table-cell>
          <table:table-cell table:formula="of:=[.D93]/1000" office:value-type="percentage" office:value="0.82" calcext:value-type="percentage">
            <text:p>82,0%</text:p>
          </table:table-cell>
          <table:table-cell table:formula="of:=[.E93]/1000" office:value-type="percentage" office:value="0.845" calcext:value-type="percentage">
            <text:p>84,5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trout</text:p>
          </table:table-cell>
          <table:table-cell office:value-type="float" office:value="774" calcext:value-type="float">
            <text:p>774</text:p>
          </table:table-cell>
          <table:table-cell office:value-type="float" office:value="820" calcext:value-type="float">
            <text:p>820</text:p>
          </table:table-cell>
          <table:table-cell office:value-type="float" office:value="796" calcext:value-type="float">
            <text:p>79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rout</text:p>
          </table:table-cell>
          <table:table-cell table:formula="of:=[.C94]/1000" office:value-type="percentage" office:value="0.774" calcext:value-type="percentage">
            <text:p>77,4%</text:p>
          </table:table-cell>
          <table:table-cell table:formula="of:=[.D94]/1000" office:value-type="percentage" office:value="0.82" calcext:value-type="percentage">
            <text:p>82,0%</text:p>
          </table:table-cell>
          <table:table-cell table:formula="of:=[.E94]/1000" office:value-type="percentage" office:value="0.796" calcext:value-type="percentage">
            <text:p>79,6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tulip</text:p>
          </table:table-cell>
          <table:table-cell office:value-type="float" office:value="830" calcext:value-type="float">
            <text:p>830</text:p>
          </table:table-cell>
          <table:table-cell office:value-type="float" office:value="780" calcext:value-type="float">
            <text:p>780</text:p>
          </table:table-cell>
          <table:table-cell office:value-type="float" office:value="804" calcext:value-type="float">
            <text:p>80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ulip</text:p>
          </table:table-cell>
          <table:table-cell table:formula="of:=[.C95]/1000" office:value-type="percentage" office:value="0.83" calcext:value-type="percentage">
            <text:p>83,0%</text:p>
          </table:table-cell>
          <table:table-cell table:formula="of:=[.D95]/1000" office:value-type="percentage" office:value="0.78" calcext:value-type="percentage">
            <text:p>78,0%</text:p>
          </table:table-cell>
          <table:table-cell table:formula="of:=[.E95]/1000" office:value-type="percentage" office:value="0.804" calcext:value-type="percentage">
            <text:p>80,4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turtle</text:p>
          </table:table-cell>
          <table:table-cell table:number-columns-repeated="3" office:value-type="float" office:value="790" calcext:value-type="float">
            <text:p>7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urtle</text:p>
          </table:table-cell>
          <table:table-cell table:formula="of:=[.C96]/1000" office:value-type="percentage" office:value="0.79" calcext:value-type="percentage">
            <text:p>79,0%</text:p>
          </table:table-cell>
          <table:table-cell table:formula="of:=[.D96]/1000" office:value-type="percentage" office:value="0.79" calcext:value-type="percentage">
            <text:p>79,0%</text:p>
          </table:table-cell>
          <table:table-cell table:formula="of:=[.E96]/1000" office:value-type="percentage" office:value="0.79" calcext:value-type="percentage">
            <text:p>79,0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wardrobe</text:p>
          </table:table-cell>
          <table:table-cell office:value-type="float" office:value="816" calcext:value-type="float">
            <text:p>816</text:p>
          </table:table-cell>
          <table:table-cell office:value-type="float" office:value="800" calcext:value-type="float">
            <text:p>800</text:p>
          </table:table-cell>
          <table:table-cell office:value-type="float" office:value="808" calcext:value-type="float">
            <text:p>80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wardrobe</text:p>
          </table:table-cell>
          <table:table-cell table:formula="of:=[.C97]/1000" office:value-type="percentage" office:value="0.816" calcext:value-type="percentage">
            <text:p>81,6%</text:p>
          </table:table-cell>
          <table:table-cell table:formula="of:=[.D97]/1000" office:value-type="percentage" office:value="0.8" calcext:value-type="percentage">
            <text:p>80,0%</text:p>
          </table:table-cell>
          <table:table-cell table:formula="of:=[.E97]/1000" office:value-type="percentage" office:value="0.808" calcext:value-type="percentage">
            <text:p>80,8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whale</text:p>
          </table:table-cell>
          <table:table-cell office:value-type="float" office:value="898" calcext:value-type="float">
            <text:p>898</text:p>
          </table:table-cell>
          <table:table-cell office:value-type="float" office:value="880" calcext:value-type="float">
            <text:p>880</text:p>
          </table:table-cell>
          <table:table-cell office:value-type="float" office:value="889" calcext:value-type="float">
            <text:p>88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whale</text:p>
          </table:table-cell>
          <table:table-cell table:formula="of:=[.C98]/1000" office:value-type="percentage" office:value="0.898" calcext:value-type="percentage">
            <text:p>89,8%</text:p>
          </table:table-cell>
          <table:table-cell table:formula="of:=[.D98]/1000" office:value-type="percentage" office:value="0.88" calcext:value-type="percentage">
            <text:p>88,0%</text:p>
          </table:table-cell>
          <table:table-cell table:formula="of:=[.E98]/1000" office:value-type="percentage" office:value="0.889" calcext:value-type="percentage">
            <text:p>88,9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willow_tree</text:p>
          </table:table-cell>
          <table:table-cell office:value-type="float" office:value="928" calcext:value-type="float">
            <text:p>928</text:p>
          </table:table-cell>
          <table:table-cell office:value-type="float" office:value="770" calcext:value-type="float">
            <text:p>770</text:p>
          </table:table-cell>
          <table:table-cell office:value-type="float" office:value="842" calcext:value-type="float">
            <text:p>84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willow_tree</text:p>
          </table:table-cell>
          <table:table-cell table:formula="of:=[.C99]/1000" office:value-type="percentage" office:value="0.928" calcext:value-type="percentage">
            <text:p>92,8%</text:p>
          </table:table-cell>
          <table:table-cell table:formula="of:=[.D99]/1000" office:value-type="percentage" office:value="0.77" calcext:value-type="percentage">
            <text:p>77,0%</text:p>
          </table:table-cell>
          <table:table-cell table:formula="of:=[.E99]/1000" office:value-type="percentage" office:value="0.842" calcext:value-type="percentage">
            <text:p>84,2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wolf</text:p>
          </table:table-cell>
          <table:table-cell office:value-type="float" office:value="838" calcext:value-type="float">
            <text:p>838</text:p>
          </table:table-cell>
          <table:table-cell office:value-type="float" office:value="880" calcext:value-type="float">
            <text:p>880</text:p>
          </table:table-cell>
          <table:table-cell office:value-type="float" office:value="859" calcext:value-type="float">
            <text:p>85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wolf</text:p>
          </table:table-cell>
          <table:table-cell table:formula="of:=[.C100]/1000" office:value-type="percentage" office:value="0.838" calcext:value-type="percentage">
            <text:p>83,8%</text:p>
          </table:table-cell>
          <table:table-cell table:formula="of:=[.D100]/1000" office:value-type="percentage" office:value="0.88" calcext:value-type="percentage">
            <text:p>88,0%</text:p>
          </table:table-cell>
          <table:table-cell table:formula="of:=[.E100]/1000" office:value-type="percentage" office:value="0.859" calcext:value-type="percentage">
            <text:p>85,9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woman</text:p>
          </table:table-cell>
          <table:table-cell office:value-type="float" office:value="933" calcext:value-type="float">
            <text:p>933</text:p>
          </table:table-cell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woman</text:p>
          </table:table-cell>
          <table:table-cell table:formula="of:=[.C101]/1000" office:value-type="percentage" office:value="0.933" calcext:value-type="percentage">
            <text:p>93,3%</text:p>
          </table:table-cell>
          <table:table-cell table:formula="of:=[.D101]/1000" office:value-type="percentage" office:value="0.7" calcext:value-type="percentage">
            <text:p>70,0%</text:p>
          </table:table-cell>
          <table:table-cell table:formula="of:=[.E101]/1000" office:value-type="percentage" office:value="0.8" calcext:value-type="percentage">
            <text:p>80,0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worm</text:p>
          </table:table-cell>
          <table:table-cell office:value-type="float" office:value="854" calcext:value-type="float">
            <text:p>854</text:p>
          </table:table-cell>
          <table:table-cell office:value-type="float" office:value="820" calcext:value-type="float">
            <text:p>820</text:p>
          </table:table-cell>
          <table:table-cell office:value-type="float" office:value="837" calcext:value-type="float">
            <text:p>83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worm</text:p>
          </table:table-cell>
          <table:table-cell table:formula="of:=[.C102]/1000" office:value-type="percentage" office:value="0.854" calcext:value-type="percentage">
            <text:p>85,4%</text:p>
          </table:table-cell>
          <table:table-cell table:formula="of:=[.D102]/1000" office:value-type="percentage" office:value="0.82" calcext:value-type="percentage">
            <text:p>82,0%</text:p>
          </table:table-cell>
          <table:table-cell table:formula="of:=[.E102]/1000" office:value-type="percentage" office:value="0.837" calcext:value-type="percentage">
            <text:p>83,7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table:number-columns-repeated="2"/>
          <table:table-cell office:value-type="float" office:value="803" calcext:value-type="float">
            <text:p>803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accuracy</text:p>
          </table:table-cell>
          <table:table-cell table:number-columns-repeated="2"/>
          <table:table-cell table:formula="of:=[.E104]/1000" office:value-type="percentage" office:value="0.803" calcext:value-type="percentage">
            <text:p>80,3%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macro avg</text:p>
          </table:table-cell>
          <table:table-cell office:value-type="float" office:value="819" calcext:value-type="float">
            <text:p>819</text:p>
          </table:table-cell>
          <table:table-cell office:value-type="float" office:value="803" calcext:value-type="float">
            <text:p>803</text:p>
          </table:table-cell>
          <table:table-cell office:value-type="float" office:value="806" calcext:value-type="float">
            <text:p>806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macro avg</text:p>
          </table:table-cell>
          <table:table-cell table:formula="of:=[.C105]/1000" office:value-type="percentage" office:value="0.819" calcext:value-type="percentage">
            <text:p>81,9%</text:p>
          </table:table-cell>
          <table:table-cell table:formula="of:=[.D105]/1000" office:value-type="percentage" office:value="0.803" calcext:value-type="percentage">
            <text:p>80,3%</text:p>
          </table:table-cell>
          <table:table-cell table:formula="of:=[.E105]/1000" office:value-type="percentage" office:value="0.806" calcext:value-type="percentage">
            <text:p>80,6%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weighted avg</text:p>
          </table:table-cell>
          <table:table-cell office:value-type="float" office:value="819" calcext:value-type="float">
            <text:p>819</text:p>
          </table:table-cell>
          <table:table-cell office:value-type="float" office:value="803" calcext:value-type="float">
            <text:p>803</text:p>
          </table:table-cell>
          <table:table-cell office:value-type="float" office:value="806" calcext:value-type="float">
            <text:p>806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weighted avg</text:p>
          </table:table-cell>
          <table:table-cell table:formula="of:=[.C106]/1000" office:value-type="percentage" office:value="0.819" calcext:value-type="percentage">
            <text:p>81,9%</text:p>
          </table:table-cell>
          <table:table-cell table:formula="of:=[.D106]/1000" office:value-type="percentage" office:value="0.803" calcext:value-type="percentage">
            <text:p>80,3%</text:p>
          </table:table-cell>
          <table:table-cell table:formula="of:=[.E106]/1000" office:value-type="percentage" office:value="0.806" calcext:value-type="percentage">
            <text:p>80,6%</text:p>
          </table:table-cell>
          <table:table-cell office:value-type="float" office:value="10000" calcext:value-type="float">
            <text:p>10000</text:p>
          </table:table-cell>
        </table:table-row>
      </table:table>
      <table:table table:name="OCL=9" table:style-name="ta1">
        <table:table-column table:style-name="co1" table:number-columns-repeated="8" table:default-cell-style-name="Default"/>
        <table:table-column table:style-name="co1" table:number-columns-repeated="3" table:default-cell-style-name="ce2"/>
        <table:table-column table:style-name="co1" table:default-cell-style-name="Default"/>
        <table:table-row table:style-name="ro1">
          <table:table-cell table:number-columns-repeated="8"/>
          <table:table-cell table:style-name="Default" office:value-type="string" calcext:value-type="string">
            <text:p>precision</text:p>
          </table:table-cell>
          <table:table-cell table:style-name="Default" office:value-type="string" calcext:value-type="string">
            <text:p>recall</text:p>
          </table:table-cell>
          <table:table-cell table:style-name="Default"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</table:table-row>
        <table:table-row table:style-name="ro1">
          <table:table-cell table:number-columns-repeated="8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pple</text:p>
          </table:table-cell>
          <table:table-cell table:formula="of:=[.C3]/1000" office:value-type="percentage" office:value="0" calcext:value-type="percentage">
            <text:p>0,00 %</text:p>
          </table:table-cell>
          <table:table-cell table:formula="of:=[.D3]/1000" office:value-type="percentage" office:value="0" calcext:value-type="percentage">
            <text:p>0,00 %</text:p>
          </table:table-cell>
          <table:table-cell table:formula="of:=[.E3]/1000" office:value-type="percentage" office:value="0" calcext:value-type="percentage">
            <text:p>0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quarium_fish</text:p>
          </table:table-cell>
          <table:table-cell table:formula="of:=[.C4]/1000" office:value-type="percentage" office:value="0" calcext:value-type="percentage">
            <text:p>0,00 %</text:p>
          </table:table-cell>
          <table:table-cell table:formula="of:=[.D4]/1000" office:value-type="percentage" office:value="0" calcext:value-type="percentage">
            <text:p>0,00 %</text:p>
          </table:table-cell>
          <table:table-cell table:formula="of:=[.E4]/1000" office:value-type="percentage" office:value="0" calcext:value-type="percentage">
            <text:p>0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baby</text:p>
          </table:table-cell>
          <table:table-cell table:formula="of:=[.C5]/1000" office:value-type="percentage" office:value="0.062" calcext:value-type="percentage">
            <text:p>6,20 %</text:p>
          </table:table-cell>
          <table:table-cell table:formula="of:=[.D5]/1000" office:value-type="percentage" office:value="0.1" calcext:value-type="percentage">
            <text:p>10,00 %</text:p>
          </table:table-cell>
          <table:table-cell table:formula="of:=[.E5]/1000" office:value-type="percentage" office:value="0.076" calcext:value-type="percentage">
            <text:p>7,6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160" calcext:value-type="float">
            <text:p>160</text:p>
          </table:table-cell>
          <table:table-cell office:value-type="float" office:value="162" calcext:value-type="float">
            <text:p>162</text:p>
          </table:table-cell>
          <table:table-cell table:number-columns-repeated="2"/>
          <table:table-cell office:value-type="string" calcext:value-type="string">
            <text:p>bear</text:p>
          </table:table-cell>
          <table:table-cell table:formula="of:=[.C6]/1000" office:value-type="percentage" office:value="0.165" calcext:value-type="percentage">
            <text:p>16,50 %</text:p>
          </table:table-cell>
          <table:table-cell table:formula="of:=[.D6]/1000" office:value-type="percentage" office:value="0.16" calcext:value-type="percentage">
            <text:p>16,00 %</text:p>
          </table:table-cell>
          <table:table-cell table:formula="of:=[.E6]/1000" office:value-type="percentage" office:value="0.162" calcext:value-type="percentage">
            <text:p>16,2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409" calcext:value-type="float">
            <text:p>409</text:p>
          </table:table-cell>
          <table:table-cell office:value-type="float" office:value="90" calcext:value-type="float">
            <text:p>90</text:p>
          </table:table-cell>
          <table:table-cell office:value-type="float" office:value="148" calcext:value-type="float">
            <text:p>148</text:p>
          </table:table-cell>
          <table:table-cell table:number-columns-repeated="2"/>
          <table:table-cell office:value-type="string" calcext:value-type="string">
            <text:p>beaver</text:p>
          </table:table-cell>
          <table:table-cell table:formula="of:=[.C7]/1000" office:value-type="percentage" office:value="0.409" calcext:value-type="percentage">
            <text:p>40,90 %</text:p>
          </table:table-cell>
          <table:table-cell table:formula="of:=[.D7]/1000" office:value-type="percentage" office:value="0.09" calcext:value-type="percentage">
            <text:p>9,00 %</text:p>
          </table:table-cell>
          <table:table-cell table:formula="of:=[.E7]/1000" office:value-type="percentage" office:value="0.148" calcext:value-type="percentage">
            <text:p>14,8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bed</text:p>
          </table:table-cell>
          <table:table-cell table:formula="of:=[.C8]/1000" office:value-type="percentage" office:value="0.051" calcext:value-type="percentage">
            <text:p>5,10 %</text:p>
          </table:table-cell>
          <table:table-cell table:formula="of:=[.D8]/1000" office:value-type="percentage" office:value="0.09" calcext:value-type="percentage">
            <text:p>9,00 %</text:p>
          </table:table-cell>
          <table:table-cell table:formula="of:=[.E8]/1000" office:value-type="percentage" office:value="0.065" calcext:value-type="percentage">
            <text:p>6,5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ee</text:p>
          </table:table-cell>
          <table:table-cell table:formula="of:=[.C9]/1000" office:value-type="percentage" office:value="0" calcext:value-type="percentage">
            <text:p>0,00 %</text:p>
          </table:table-cell>
          <table:table-cell table:formula="of:=[.D9]/1000" office:value-type="percentage" office:value="0" calcext:value-type="percentage">
            <text:p>0,00 %</text:p>
          </table:table-cell>
          <table:table-cell table:formula="of:=[.E9]/1000" office:value-type="percentage" office:value="0" calcext:value-type="percentage">
            <text:p>0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455" calcext:value-type="float">
            <text:p>455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beetle</text:p>
          </table:table-cell>
          <table:table-cell table:formula="of:=[.C10]/1000" office:value-type="percentage" office:value="0.455" calcext:value-type="percentage">
            <text:p>45,50 %</text:p>
          </table:table-cell>
          <table:table-cell table:formula="of:=[.D10]/1000" office:value-type="percentage" office:value="0.05" calcext:value-type="percentage">
            <text:p>5,00 %</text:p>
          </table:table-cell>
          <table:table-cell table:formula="of:=[.E10]/1000" office:value-type="percentage" office:value="0.09" calcext:value-type="percentage">
            <text:p>9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00" calcext:value-type="float">
            <text:p>300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string" calcext:value-type="string">
            <text:p>bicycle</text:p>
          </table:table-cell>
          <table:table-cell table:formula="of:=[.C11]/1000" office:value-type="percentage" office:value="0.054" calcext:value-type="percentage">
            <text:p>5,40 %</text:p>
          </table:table-cell>
          <table:table-cell table:formula="of:=[.D11]/1000" office:value-type="percentage" office:value="0.3" calcext:value-type="percentage">
            <text:p>30,00 %</text:p>
          </table:table-cell>
          <table:table-cell table:formula="of:=[.E11]/1000" office:value-type="percentage" office:value="0.091" calcext:value-type="percentage">
            <text:p>9,1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formula="of:=[.C12]/1000" office:value-type="percentage" office:value="0" calcext:value-type="percentage">
            <text:p>0,00 %</text:p>
          </table:table-cell>
          <table:table-cell table:formula="of:=[.D12]/1000" office:value-type="percentage" office:value="0" calcext:value-type="percentage">
            <text:p>0,00 %</text:p>
          </table:table-cell>
          <table:table-cell table:formula="of:=[.E12]/1000" office:value-type="percentage" office:value="0" calcext:value-type="percentage">
            <text:p>0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bowl</text:p>
          </table:table-cell>
          <table:table-cell table:formula="of:=[.C13]/1000" office:value-type="percentage" office:value="0.017" calcext:value-type="percentage">
            <text:p>1,70 %</text:p>
          </table:table-cell>
          <table:table-cell table:formula="of:=[.D13]/1000" office:value-type="percentage" office:value="0.02" calcext:value-type="percentage">
            <text:p>2,00 %</text:p>
          </table:table-cell>
          <table:table-cell table:formula="of:=[.E13]/1000" office:value-type="percentage" office:value="0.019" calcext:value-type="percentage">
            <text:p>1,9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oy</text:p>
          </table:table-cell>
          <table:table-cell table:formula="of:=[.C14]/1000" office:value-type="percentage" office:value="0" calcext:value-type="percentage">
            <text:p>0,00 %</text:p>
          </table:table-cell>
          <table:table-cell table:formula="of:=[.D14]/1000" office:value-type="percentage" office:value="0" calcext:value-type="percentage">
            <text:p>0,00 %</text:p>
          </table:table-cell>
          <table:table-cell table:formula="of:=[.E14]/1000" office:value-type="percentage" office:value="0" calcext:value-type="percentage">
            <text:p>0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162" calcext:value-type="float">
            <text:p>162</text:p>
          </table:table-cell>
          <table:table-cell office:value-type="float" office:value="250" calcext:value-type="float">
            <text:p>250</text:p>
          </table:table-cell>
          <table:table-cell office:value-type="float" office:value="197" calcext:value-type="float">
            <text:p>197</text:p>
          </table:table-cell>
          <table:table-cell table:number-columns-repeated="2"/>
          <table:table-cell office:value-type="string" calcext:value-type="string">
            <text:p>bridge</text:p>
          </table:table-cell>
          <table:table-cell table:formula="of:=[.C15]/1000" office:value-type="percentage" office:value="0.162" calcext:value-type="percentage">
            <text:p>16,20 %</text:p>
          </table:table-cell>
          <table:table-cell table:formula="of:=[.D15]/1000" office:value-type="percentage" office:value="0.25" calcext:value-type="percentage">
            <text:p>25,00 %</text:p>
          </table:table-cell>
          <table:table-cell table:formula="of:=[.E15]/1000" office:value-type="percentage" office:value="0.197" calcext:value-type="percentage">
            <text:p>19,7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bus</text:p>
          </table:table-cell>
          <table:table-cell table:formula="of:=[.C16]/1000" office:value-type="percentage" office:value="0.069" calcext:value-type="percentage">
            <text:p>6,90 %</text:p>
          </table:table-cell>
          <table:table-cell table:formula="of:=[.D16]/1000" office:value-type="percentage" office:value="0.02" calcext:value-type="percentage">
            <text:p>2,00 %</text:p>
          </table:table-cell>
          <table:table-cell table:formula="of:=[.E16]/1000" office:value-type="percentage" office:value="0.031" calcext:value-type="percentage">
            <text:p>3,1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158" calcext:value-type="float">
            <text:p>158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butterfly</text:p>
          </table:table-cell>
          <table:table-cell table:formula="of:=[.C17]/1000" office:value-type="percentage" office:value="0.158" calcext:value-type="percentage">
            <text:p>15,80 %</text:p>
          </table:table-cell>
          <table:table-cell table:formula="of:=[.D17]/1000" office:value-type="percentage" office:value="0.03" calcext:value-type="percentage">
            <text:p>3,00 %</text:p>
          </table:table-cell>
          <table:table-cell table:formula="of:=[.E17]/1000" office:value-type="percentage" office:value="0.05" calcext:value-type="percentage">
            <text:p>5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110" calcext:value-type="float">
            <text:p>110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string" calcext:value-type="string">
            <text:p>camel</text:p>
          </table:table-cell>
          <table:table-cell table:formula="of:=[.C18]/1000" office:value-type="percentage" office:value="0.079" calcext:value-type="percentage">
            <text:p>7,90 %</text:p>
          </table:table-cell>
          <table:table-cell table:formula="of:=[.D18]/1000" office:value-type="percentage" office:value="0.11" calcext:value-type="percentage">
            <text:p>11,00 %</text:p>
          </table:table-cell>
          <table:table-cell table:formula="of:=[.E18]/1000" office:value-type="percentage" office:value="0.092" calcext:value-type="percentage">
            <text:p>9,2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30" calcext:value-type="float">
            <text:p>30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string" calcext:value-type="string">
            <text:p>can</text:p>
          </table:table-cell>
          <table:table-cell table:formula="of:=[.C19]/1000" office:value-type="percentage" office:value="0.5" calcext:value-type="percentage">
            <text:p>50,00 %</text:p>
          </table:table-cell>
          <table:table-cell table:formula="of:=[.D19]/1000" office:value-type="percentage" office:value="0.03" calcext:value-type="percentage">
            <text:p>3,00 %</text:p>
          </table:table-cell>
          <table:table-cell table:formula="of:=[.E19]/1000" office:value-type="percentage" office:value="0.057" calcext:value-type="percentage">
            <text:p>5,7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346" calcext:value-type="float">
            <text:p>346</text:p>
          </table:table-cell>
          <table:table-cell office:value-type="float" office:value="90" calcext:value-type="float">
            <text:p>90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string" calcext:value-type="string">
            <text:p>castle</text:p>
          </table:table-cell>
          <table:table-cell table:formula="of:=[.C20]/1000" office:value-type="percentage" office:value="0.346" calcext:value-type="percentage">
            <text:p>34,60 %</text:p>
          </table:table-cell>
          <table:table-cell table:formula="of:=[.D20]/1000" office:value-type="percentage" office:value="0.09" calcext:value-type="percentage">
            <text:p>9,00 %</text:p>
          </table:table-cell>
          <table:table-cell table:formula="of:=[.E20]/1000" office:value-type="percentage" office:value="0.143" calcext:value-type="percentage">
            <text:p>14,3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370" calcext:value-type="float">
            <text:p>370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caterpillar</text:p>
          </table:table-cell>
          <table:table-cell table:formula="of:=[.C21]/1000" office:value-type="percentage" office:value="0.24" calcext:value-type="percentage">
            <text:p>24,00 %</text:p>
          </table:table-cell>
          <table:table-cell table:formula="of:=[.D21]/1000" office:value-type="percentage" office:value="0.37" calcext:value-type="percentage">
            <text:p>37,00 %</text:p>
          </table:table-cell>
          <table:table-cell table:formula="of:=[.E21]/1000" office:value-type="percentage" office:value="0.291" calcext:value-type="percentage">
            <text:p>29,1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string" calcext:value-type="string">
            <text:p>cattle</text:p>
          </table:table-cell>
          <table:table-cell table:formula="of:=[.C22]/1000" office:value-type="percentage" office:value="0.078" calcext:value-type="percentage">
            <text:p>7,80 %</text:p>
          </table:table-cell>
          <table:table-cell table:formula="of:=[.D22]/1000" office:value-type="percentage" office:value="0.07" calcext:value-type="percentage">
            <text:p>7,00 %</text:p>
          </table:table-cell>
          <table:table-cell table:formula="of:=[.E22]/1000" office:value-type="percentage" office:value="0.074" calcext:value-type="percentage">
            <text:p>7,4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air</text:p>
          </table:table-cell>
          <table:table-cell table:formula="of:=[.C23]/1000" office:value-type="percentage" office:value="0" calcext:value-type="percentage">
            <text:p>0,00 %</text:p>
          </table:table-cell>
          <table:table-cell table:formula="of:=[.D23]/1000" office:value-type="percentage" office:value="0" calcext:value-type="percentage">
            <text:p>0,00 %</text:p>
          </table:table-cell>
          <table:table-cell table:formula="of:=[.E23]/1000" office:value-type="percentage" office:value="0" calcext:value-type="percentage">
            <text:p>0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40" calcext:value-type="float">
            <text:p>40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chimpanzee</text:p>
          </table:table-cell>
          <table:table-cell table:formula="of:=[.C24]/1000" office:value-type="percentage" office:value="0.25" calcext:value-type="percentage">
            <text:p>25,00 %</text:p>
          </table:table-cell>
          <table:table-cell table:formula="of:=[.D24]/1000" office:value-type="percentage" office:value="0.04" calcext:value-type="percentage">
            <text:p>4,00 %</text:p>
          </table:table-cell>
          <table:table-cell table:formula="of:=[.E24]/1000" office:value-type="percentage" office:value="0.069" calcext:value-type="percentage">
            <text:p>6,9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clock</text:p>
          </table:table-cell>
          <table:table-cell table:formula="of:=[.C25]/1000" office:value-type="percentage" office:value="0.065" calcext:value-type="percentage">
            <text:p>6,50 %</text:p>
          </table:table-cell>
          <table:table-cell table:formula="of:=[.D25]/1000" office:value-type="percentage" office:value="0.02" calcext:value-type="percentage">
            <text:p>2,00 %</text:p>
          </table:table-cell>
          <table:table-cell table:formula="of:=[.E25]/1000" office:value-type="percentage" office:value="0.031" calcext:value-type="percentage">
            <text:p>3,1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cloud</text:p>
          </table:table-cell>
          <table:table-cell table:formula="of:=[.C26]/1000" office:value-type="percentage" office:value="1" calcext:value-type="percentage">
            <text:p>100,00 %</text:p>
          </table:table-cell>
          <table:table-cell table:formula="of:=[.D26]/1000" office:value-type="percentage" office:value="0.01" calcext:value-type="percentage">
            <text:p>1,00 %</text:p>
          </table:table-cell>
          <table:table-cell table:formula="of:=[.E26]/1000" office:value-type="percentage" office:value="0.02" calcext:value-type="percentage">
            <text:p>2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ockroach</text:p>
          </table:table-cell>
          <table:table-cell table:formula="of:=[.C27]/1000" office:value-type="percentage" office:value="0" calcext:value-type="percentage">
            <text:p>0,00 %</text:p>
          </table:table-cell>
          <table:table-cell table:formula="of:=[.D27]/1000" office:value-type="percentage" office:value="0" calcext:value-type="percentage">
            <text:p>0,00 %</text:p>
          </table:table-cell>
          <table:table-cell table:formula="of:=[.E27]/1000" office:value-type="percentage" office:value="0" calcext:value-type="percentage">
            <text:p>0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couch</text:p>
          </table:table-cell>
          <table:table-cell table:formula="of:=[.C28]/1000" office:value-type="percentage" office:value="0.25" calcext:value-type="percentage">
            <text:p>25,00 %</text:p>
          </table:table-cell>
          <table:table-cell table:formula="of:=[.D28]/1000" office:value-type="percentage" office:value="0.01" calcext:value-type="percentage">
            <text:p>1,00 %</text:p>
          </table:table-cell>
          <table:table-cell table:formula="of:=[.E28]/1000" office:value-type="percentage" office:value="0.019" calcext:value-type="percentage">
            <text:p>1,9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rab</text:p>
          </table:table-cell>
          <table:table-cell table:formula="of:=[.C29]/1000" office:value-type="percentage" office:value="0" calcext:value-type="percentage">
            <text:p>0,00 %</text:p>
          </table:table-cell>
          <table:table-cell table:formula="of:=[.D29]/1000" office:value-type="percentage" office:value="0" calcext:value-type="percentage">
            <text:p>0,00 %</text:p>
          </table:table-cell>
          <table:table-cell table:formula="of:=[.E29]/1000" office:value-type="percentage" office:value="0" calcext:value-type="percentage">
            <text:p>0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rocodile</text:p>
          </table:table-cell>
          <table:table-cell table:formula="of:=[.C30]/1000" office:value-type="percentage" office:value="0" calcext:value-type="percentage">
            <text:p>0,00 %</text:p>
          </table:table-cell>
          <table:table-cell table:formula="of:=[.D30]/1000" office:value-type="percentage" office:value="0" calcext:value-type="percentage">
            <text:p>0,00 %</text:p>
          </table:table-cell>
          <table:table-cell table:formula="of:=[.E30]/1000" office:value-type="percentage" office:value="0" calcext:value-type="percentage">
            <text:p>0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up</text:p>
          </table:table-cell>
          <table:table-cell table:formula="of:=[.C31]/1000" office:value-type="percentage" office:value="0" calcext:value-type="percentage">
            <text:p>0,00 %</text:p>
          </table:table-cell>
          <table:table-cell table:formula="of:=[.D31]/1000" office:value-type="percentage" office:value="0" calcext:value-type="percentage">
            <text:p>0,00 %</text:p>
          </table:table-cell>
          <table:table-cell table:formula="of:=[.E31]/1000" office:value-type="percentage" office:value="0" calcext:value-type="percentage">
            <text:p>0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dinosaur</text:p>
          </table:table-cell>
          <table:table-cell table:formula="of:=[.C32]/1000" office:value-type="percentage" office:value="1" calcext:value-type="percentage">
            <text:p>100,00 %</text:p>
          </table:table-cell>
          <table:table-cell table:formula="of:=[.D32]/1000" office:value-type="percentage" office:value="0.01" calcext:value-type="percentage">
            <text:p>1,00 %</text:p>
          </table:table-cell>
          <table:table-cell table:formula="of:=[.E32]/1000" office:value-type="percentage" office:value="0.02" calcext:value-type="percentage">
            <text:p>2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131" calcext:value-type="float">
            <text:p>131</text:p>
          </table:table-cell>
          <table:table-cell office:value-type="float" office:value="330" calcext:value-type="float">
            <text:p>330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string" calcext:value-type="string">
            <text:p>dolphin</text:p>
          </table:table-cell>
          <table:table-cell table:formula="of:=[.C33]/1000" office:value-type="percentage" office:value="0.131" calcext:value-type="percentage">
            <text:p>13,10 %</text:p>
          </table:table-cell>
          <table:table-cell table:formula="of:=[.D33]/1000" office:value-type="percentage" office:value="0.33" calcext:value-type="percentage">
            <text:p>33,00 %</text:p>
          </table:table-cell>
          <table:table-cell table:formula="of:=[.E33]/1000" office:value-type="percentage" office:value="0.188" calcext:value-type="percentage">
            <text:p>18,8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120" calcext:value-type="float">
            <text:p>120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string" calcext:value-type="string">
            <text:p>elephant</text:p>
          </table:table-cell>
          <table:table-cell table:formula="of:=[.C34]/1000" office:value-type="percentage" office:value="0.059" calcext:value-type="percentage">
            <text:p>5,90 %</text:p>
          </table:table-cell>
          <table:table-cell table:formula="of:=[.D34]/1000" office:value-type="percentage" office:value="0.12" calcext:value-type="percentage">
            <text:p>12,00 %</text:p>
          </table:table-cell>
          <table:table-cell table:formula="of:=[.E34]/1000" office:value-type="percentage" office:value="0.079" calcext:value-type="percentage">
            <text:p>7,9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286" calcext:value-type="float">
            <text:p>286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flatfish</text:p>
          </table:table-cell>
          <table:table-cell table:formula="of:=[.C35]/1000" office:value-type="percentage" office:value="0.286" calcext:value-type="percentage">
            <text:p>28,60 %</text:p>
          </table:table-cell>
          <table:table-cell table:formula="of:=[.D35]/1000" office:value-type="percentage" office:value="0.02" calcext:value-type="percentage">
            <text:p>2,00 %</text:p>
          </table:table-cell>
          <table:table-cell table:formula="of:=[.E35]/1000" office:value-type="percentage" office:value="0.037" calcext:value-type="percentage">
            <text:p>3,7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273" calcext:value-type="float">
            <text:p>273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forest</text:p>
          </table:table-cell>
          <table:table-cell table:formula="of:=[.C36]/1000" office:value-type="percentage" office:value="0.273" calcext:value-type="percentage">
            <text:p>27,30 %</text:p>
          </table:table-cell>
          <table:table-cell table:formula="of:=[.D36]/1000" office:value-type="percentage" office:value="0.03" calcext:value-type="percentage">
            <text:p>3,00 %</text:p>
          </table:table-cell>
          <table:table-cell table:formula="of:=[.E36]/1000" office:value-type="percentage" office:value="0.054" calcext:value-type="percentage">
            <text:p>5,4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102" calcext:value-type="float">
            <text:p>102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fox</text:p>
          </table:table-cell>
          <table:table-cell table:formula="of:=[.C37]/1000" office:value-type="percentage" office:value="0.102" calcext:value-type="percentage">
            <text:p>10,20 %</text:p>
          </table:table-cell>
          <table:table-cell table:formula="of:=[.D37]/1000" office:value-type="percentage" office:value="0.06" calcext:value-type="percentage">
            <text:p>6,00 %</text:p>
          </table:table-cell>
          <table:table-cell table:formula="of:=[.E37]/1000" office:value-type="percentage" office:value="0.075" calcext:value-type="percentage">
            <text:p>7,5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girl</text:p>
          </table:table-cell>
          <table:table-cell table:formula="of:=[.C38]/1000" office:value-type="percentage" office:value="0.048" calcext:value-type="percentage">
            <text:p>4,80 %</text:p>
          </table:table-cell>
          <table:table-cell table:formula="of:=[.D38]/1000" office:value-type="percentage" office:value="0.04" calcext:value-type="percentage">
            <text:p>4,00 %</text:p>
          </table:table-cell>
          <table:table-cell table:formula="of:=[.E38]/1000" office:value-type="percentage" office:value="0.043" calcext:value-type="percentage">
            <text:p>4,3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286" calcext:value-type="float">
            <text:p>286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hamster</text:p>
          </table:table-cell>
          <table:table-cell table:formula="of:=[.C39]/1000" office:value-type="percentage" office:value="0.286" calcext:value-type="percentage">
            <text:p>28,60 %</text:p>
          </table:table-cell>
          <table:table-cell table:formula="of:=[.D39]/1000" office:value-type="percentage" office:value="0.02" calcext:value-type="percentage">
            <text:p>2,00 %</text:p>
          </table:table-cell>
          <table:table-cell table:formula="of:=[.E39]/1000" office:value-type="percentage" office:value="0.037" calcext:value-type="percentage">
            <text:p>3,7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house</text:p>
          </table:table-cell>
          <table:table-cell table:formula="of:=[.C40]/1000" office:value-type="percentage" office:value="0.072" calcext:value-type="percentage">
            <text:p>7,20 %</text:p>
          </table:table-cell>
          <table:table-cell table:formula="of:=[.D40]/1000" office:value-type="percentage" office:value="0.06" calcext:value-type="percentage">
            <text:p>6,00 %</text:p>
          </table:table-cell>
          <table:table-cell table:formula="of:=[.E40]/1000" office:value-type="percentage" office:value="0.066" calcext:value-type="percentage">
            <text:p>6,6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250" calcext:value-type="float">
            <text:p>250</text:p>
          </table:table-cell>
          <table:table-cell office:value-type="float" office:value="157" calcext:value-type="float">
            <text:p>157</text:p>
          </table:table-cell>
          <table:table-cell table:number-columns-repeated="2"/>
          <table:table-cell office:value-type="string" calcext:value-type="string">
            <text:p>kangaroo</text:p>
          </table:table-cell>
          <table:table-cell table:formula="of:=[.C41]/1000" office:value-type="percentage" office:value="0.115" calcext:value-type="percentage">
            <text:p>11,50 %</text:p>
          </table:table-cell>
          <table:table-cell table:formula="of:=[.D41]/1000" office:value-type="percentage" office:value="0.25" calcext:value-type="percentage">
            <text:p>25,00 %</text:p>
          </table:table-cell>
          <table:table-cell table:formula="of:=[.E41]/1000" office:value-type="percentage" office:value="0.157" calcext:value-type="percentage">
            <text:p>15,7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180" calcext:value-type="float">
            <text:p>180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string" calcext:value-type="string">
            <text:p>keyboard</text:p>
          </table:table-cell>
          <table:table-cell table:formula="of:=[.C42]/1000" office:value-type="percentage" office:value="0.074" calcext:value-type="percentage">
            <text:p>7,40 %</text:p>
          </table:table-cell>
          <table:table-cell table:formula="of:=[.D42]/1000" office:value-type="percentage" office:value="0.18" calcext:value-type="percentage">
            <text:p>18,00 %</text:p>
          </table:table-cell>
          <table:table-cell table:formula="of:=[.E42]/1000" office:value-type="percentage" office:value="0.105" calcext:value-type="percentage">
            <text:p>10,5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lamp</text:p>
          </table:table-cell>
          <table:table-cell table:formula="of:=[.C43]/1000" office:value-type="percentage" office:value="0" calcext:value-type="percentage">
            <text:p>0,00 %</text:p>
          </table:table-cell>
          <table:table-cell table:formula="of:=[.D43]/1000" office:value-type="percentage" office:value="0" calcext:value-type="percentage">
            <text:p>0,00 %</text:p>
          </table:table-cell>
          <table:table-cell table:formula="of:=[.E43]/1000" office:value-type="percentage" office:value="0" calcext:value-type="percentage">
            <text:p>0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lawn_mower</text:p>
          </table:table-cell>
          <table:table-cell table:formula="of:=[.C44]/1000" office:value-type="percentage" office:value="0" calcext:value-type="percentage">
            <text:p>0,00 %</text:p>
          </table:table-cell>
          <table:table-cell table:formula="of:=[.D44]/1000" office:value-type="percentage" office:value="0" calcext:value-type="percentage">
            <text:p>0,00 %</text:p>
          </table:table-cell>
          <table:table-cell table:formula="of:=[.E44]/1000" office:value-type="percentage" office:value="0" calcext:value-type="percentage">
            <text:p>0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259" calcext:value-type="float">
            <text:p>259</text:p>
          </table:table-cell>
          <table:table-cell office:value-type="float" office:value="210" calcext:value-type="float">
            <text:p>210</text:p>
          </table:table-cell>
          <table:table-cell office:value-type="float" office:value="232" calcext:value-type="float">
            <text:p>232</text:p>
          </table:table-cell>
          <table:table-cell table:number-columns-repeated="2"/>
          <table:table-cell office:value-type="string" calcext:value-type="string">
            <text:p>leopard</text:p>
          </table:table-cell>
          <table:table-cell table:formula="of:=[.C45]/1000" office:value-type="percentage" office:value="0.259" calcext:value-type="percentage">
            <text:p>25,90 %</text:p>
          </table:table-cell>
          <table:table-cell table:formula="of:=[.D45]/1000" office:value-type="percentage" office:value="0.21" calcext:value-type="percentage">
            <text:p>21,00 %</text:p>
          </table:table-cell>
          <table:table-cell table:formula="of:=[.E45]/1000" office:value-type="percentage" office:value="0.232" calcext:value-type="percentage">
            <text:p>23,2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242" calcext:value-type="float">
            <text:p>242</text:p>
          </table:table-cell>
          <table:table-cell office:value-type="float" office:value="150" calcext:value-type="float">
            <text:p>150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office:value-type="string" calcext:value-type="string">
            <text:p>lion</text:p>
          </table:table-cell>
          <table:table-cell table:formula="of:=[.C46]/1000" office:value-type="percentage" office:value="0.242" calcext:value-type="percentage">
            <text:p>24,20 %</text:p>
          </table:table-cell>
          <table:table-cell table:formula="of:=[.D46]/1000" office:value-type="percentage" office:value="0.15" calcext:value-type="percentage">
            <text:p>15,00 %</text:p>
          </table:table-cell>
          <table:table-cell table:formula="of:=[.E46]/1000" office:value-type="percentage" office:value="0.185" calcext:value-type="percentage">
            <text:p>18,5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lizard</text:p>
          </table:table-cell>
          <table:table-cell table:formula="of:=[.C47]/1000" office:value-type="percentage" office:value="0" calcext:value-type="percentage">
            <text:p>0,00 %</text:p>
          </table:table-cell>
          <table:table-cell table:formula="of:=[.D47]/1000" office:value-type="percentage" office:value="0" calcext:value-type="percentage">
            <text:p>0,00 %</text:p>
          </table:table-cell>
          <table:table-cell table:formula="of:=[.E47]/1000" office:value-type="percentage" office:value="0" calcext:value-type="percentage">
            <text:p>0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lobster</text:p>
          </table:table-cell>
          <table:table-cell table:formula="of:=[.C48]/1000" office:value-type="percentage" office:value="0" calcext:value-type="percentage">
            <text:p>0,00 %</text:p>
          </table:table-cell>
          <table:table-cell table:formula="of:=[.D48]/1000" office:value-type="percentage" office:value="0" calcext:value-type="percentage">
            <text:p>0,00 %</text:p>
          </table:table-cell>
          <table:table-cell table:formula="of:=[.E48]/1000" office:value-type="percentage" office:value="0" calcext:value-type="percentage">
            <text:p>0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man</text:p>
          </table:table-cell>
          <table:table-cell table:formula="of:=[.C49]/1000" office:value-type="percentage" office:value="0.083" calcext:value-type="percentage">
            <text:p>8,30 %</text:p>
          </table:table-cell>
          <table:table-cell table:formula="of:=[.D49]/1000" office:value-type="percentage" office:value="0.04" calcext:value-type="percentage">
            <text:p>4,00 %</text:p>
          </table:table-cell>
          <table:table-cell table:formula="of:=[.E49]/1000" office:value-type="percentage" office:value="0.054" calcext:value-type="percentage">
            <text:p>5,4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750" calcext:value-type="float">
            <text:p>750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maple_tree</text:p>
          </table:table-cell>
          <table:table-cell table:formula="of:=[.C50]/1000" office:value-type="percentage" office:value="0.75" calcext:value-type="percentage">
            <text:p>75,00 %</text:p>
          </table:table-cell>
          <table:table-cell table:formula="of:=[.D50]/1000" office:value-type="percentage" office:value="0.03" calcext:value-type="percentage">
            <text:p>3,00 %</text:p>
          </table:table-cell>
          <table:table-cell table:formula="of:=[.E50]/1000" office:value-type="percentage" office:value="0.058" calcext:value-type="percentage">
            <text:p>5,8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667" calcext:value-type="float">
            <text:p>66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motorcycle</text:p>
          </table:table-cell>
          <table:table-cell table:formula="of:=[.C51]/1000" office:value-type="percentage" office:value="0.667" calcext:value-type="percentage">
            <text:p>66,70 %</text:p>
          </table:table-cell>
          <table:table-cell table:formula="of:=[.D51]/1000" office:value-type="percentage" office:value="0.02" calcext:value-type="percentage">
            <text:p>2,00 %</text:p>
          </table:table-cell>
          <table:table-cell table:formula="of:=[.E51]/1000" office:value-type="percentage" office:value="0.039" calcext:value-type="percentage">
            <text:p>3,9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ountain</text:p>
          </table:table-cell>
          <table:table-cell table:formula="of:=[.C52]/1000" office:value-type="percentage" office:value="0" calcext:value-type="percentage">
            <text:p>0,00 %</text:p>
          </table:table-cell>
          <table:table-cell table:formula="of:=[.D52]/1000" office:value-type="percentage" office:value="0" calcext:value-type="percentage">
            <text:p>0,00 %</text:p>
          </table:table-cell>
          <table:table-cell table:formula="of:=[.E52]/1000" office:value-type="percentage" office:value="0" calcext:value-type="percentage">
            <text:p>0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mouse</text:p>
          </table:table-cell>
          <table:table-cell table:formula="of:=[.C53]/1000" office:value-type="percentage" office:value="0.5" calcext:value-type="percentage">
            <text:p>50,00 %</text:p>
          </table:table-cell>
          <table:table-cell table:formula="of:=[.D53]/1000" office:value-type="percentage" office:value="0.01" calcext:value-type="percentage">
            <text:p>1,00 %</text:p>
          </table:table-cell>
          <table:table-cell table:formula="of:=[.E53]/1000" office:value-type="percentage" office:value="0.02" calcext:value-type="percentage">
            <text:p>2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210" calcext:value-type="float">
            <text:p>210</text:p>
          </table:table-cell>
          <table:table-cell office:value-type="float" office:value="152" calcext:value-type="float">
            <text:p>152</text:p>
          </table:table-cell>
          <table:table-cell table:number-columns-repeated="2"/>
          <table:table-cell office:value-type="string" calcext:value-type="string">
            <text:p>mushroom</text:p>
          </table:table-cell>
          <table:table-cell table:formula="of:=[.C54]/1000" office:value-type="percentage" office:value="0.119" calcext:value-type="percentage">
            <text:p>11,90 %</text:p>
          </table:table-cell>
          <table:table-cell table:formula="of:=[.D54]/1000" office:value-type="percentage" office:value="0.21" calcext:value-type="percentage">
            <text:p>21,00 %</text:p>
          </table:table-cell>
          <table:table-cell table:formula="of:=[.E54]/1000" office:value-type="percentage" office:value="0.152" calcext:value-type="percentage">
            <text:p>15,2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818" calcext:value-type="float">
            <text:p>818</text:p>
          </table:table-cell>
          <table:table-cell office:value-type="float" office:value="90" calcext:value-type="float">
            <text:p>90</text:p>
          </table:table-cell>
          <table:table-cell office:value-type="float" office:value="162" calcext:value-type="float">
            <text:p>162</text:p>
          </table:table-cell>
          <table:table-cell table:number-columns-repeated="2"/>
          <table:table-cell office:value-type="string" calcext:value-type="string">
            <text:p>oak_tree</text:p>
          </table:table-cell>
          <table:table-cell table:formula="of:=[.C55]/1000" office:value-type="percentage" office:value="0.818" calcext:value-type="percentage">
            <text:p>81,80 %</text:p>
          </table:table-cell>
          <table:table-cell table:formula="of:=[.D55]/1000" office:value-type="percentage" office:value="0.09" calcext:value-type="percentage">
            <text:p>9,00 %</text:p>
          </table:table-cell>
          <table:table-cell table:formula="of:=[.E55]/1000" office:value-type="percentage" office:value="0.162" calcext:value-type="percentage">
            <text:p>16,2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orange</text:p>
          </table:table-cell>
          <table:table-cell table:formula="of:=[.C56]/1000" office:value-type="percentage" office:value="0" calcext:value-type="percentage">
            <text:p>0,00 %</text:p>
          </table:table-cell>
          <table:table-cell table:formula="of:=[.D56]/1000" office:value-type="percentage" office:value="0" calcext:value-type="percentage">
            <text:p>0,00 %</text:p>
          </table:table-cell>
          <table:table-cell table:formula="of:=[.E56]/1000" office:value-type="percentage" office:value="0" calcext:value-type="percentage">
            <text:p>0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179" calcext:value-type="float">
            <text:p>179</text:p>
          </table:table-cell>
          <table:table-cell office:value-type="float" office:value="50" calcext:value-type="float">
            <text:p>50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orchid</text:p>
          </table:table-cell>
          <table:table-cell table:formula="of:=[.C57]/1000" office:value-type="percentage" office:value="0.179" calcext:value-type="percentage">
            <text:p>17,90 %</text:p>
          </table:table-cell>
          <table:table-cell table:formula="of:=[.D57]/1000" office:value-type="percentage" office:value="0.05" calcext:value-type="percentage">
            <text:p>5,00 %</text:p>
          </table:table-cell>
          <table:table-cell table:formula="of:=[.E57]/1000" office:value-type="percentage" office:value="0.078" calcext:value-type="percentage">
            <text:p>7,8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333" calcext:value-type="float">
            <text:p>333</text:p>
          </table:table-cell>
          <table:table-cell office:value-type="float" office:value="60" calcext:value-type="float">
            <text:p>60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string" calcext:value-type="string">
            <text:p>otter</text:p>
          </table:table-cell>
          <table:table-cell table:formula="of:=[.C58]/1000" office:value-type="percentage" office:value="0.333" calcext:value-type="percentage">
            <text:p>33,30 %</text:p>
          </table:table-cell>
          <table:table-cell table:formula="of:=[.D58]/1000" office:value-type="percentage" office:value="0.06" calcext:value-type="percentage">
            <text:p>6,00 %</text:p>
          </table:table-cell>
          <table:table-cell table:formula="of:=[.E58]/1000" office:value-type="percentage" office:value="0.102" calcext:value-type="percentage">
            <text:p>10,2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135" calcext:value-type="float">
            <text:p>135</text:p>
          </table:table-cell>
          <table:table-cell office:value-type="float" office:value="140" calcext:value-type="float">
            <text:p>140</text:p>
          </table:table-cell>
          <table:table-cell office:value-type="float" office:value="137" calcext:value-type="float">
            <text:p>137</text:p>
          </table:table-cell>
          <table:table-cell table:number-columns-repeated="2"/>
          <table:table-cell office:value-type="string" calcext:value-type="string">
            <text:p>palm_tree</text:p>
          </table:table-cell>
          <table:table-cell table:formula="of:=[.C59]/1000" office:value-type="percentage" office:value="0.135" calcext:value-type="percentage">
            <text:p>13,50 %</text:p>
          </table:table-cell>
          <table:table-cell table:formula="of:=[.D59]/1000" office:value-type="percentage" office:value="0.14" calcext:value-type="percentage">
            <text:p>14,00 %</text:p>
          </table:table-cell>
          <table:table-cell table:formula="of:=[.E59]/1000" office:value-type="percentage" office:value="0.137" calcext:value-type="percentage">
            <text:p>13,7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333" calcext:value-type="float">
            <text:p>33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pear</text:p>
          </table:table-cell>
          <table:table-cell table:formula="of:=[.C60]/1000" office:value-type="percentage" office:value="0.333" calcext:value-type="percentage">
            <text:p>33,30 %</text:p>
          </table:table-cell>
          <table:table-cell table:formula="of:=[.D60]/1000" office:value-type="percentage" office:value="0.01" calcext:value-type="percentage">
            <text:p>1,00 %</text:p>
          </table:table-cell>
          <table:table-cell table:formula="of:=[.E60]/1000" office:value-type="percentage" office:value="0.019" calcext:value-type="percentage">
            <text:p>1,9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40" calcext:value-type="float">
            <text:p>40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string" calcext:value-type="string">
            <text:p>pickup_truck</text:p>
          </table:table-cell>
          <table:table-cell table:formula="of:=[.C61]/1000" office:value-type="percentage" office:value="0.5" calcext:value-type="percentage">
            <text:p>50,00 %</text:p>
          </table:table-cell>
          <table:table-cell table:formula="of:=[.D61]/1000" office:value-type="percentage" office:value="0.04" calcext:value-type="percentage">
            <text:p>4,00 %</text:p>
          </table:table-cell>
          <table:table-cell table:formula="of:=[.E61]/1000" office:value-type="percentage" office:value="0.074" calcext:value-type="percentage">
            <text:p>7,4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556" calcext:value-type="float">
            <text:p>556</text:p>
          </table:table-cell>
          <table:table-cell office:value-type="float" office:value="50" calcext:value-type="float">
            <text:p>50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string" calcext:value-type="string">
            <text:p>pine_tree</text:p>
          </table:table-cell>
          <table:table-cell table:formula="of:=[.C62]/1000" office:value-type="percentage" office:value="0.556" calcext:value-type="percentage">
            <text:p>55,60 %</text:p>
          </table:table-cell>
          <table:table-cell table:formula="of:=[.D62]/1000" office:value-type="percentage" office:value="0.05" calcext:value-type="percentage">
            <text:p>5,00 %</text:p>
          </table:table-cell>
          <table:table-cell table:formula="of:=[.E62]/1000" office:value-type="percentage" office:value="0.092" calcext:value-type="percentage">
            <text:p>9,2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plain</text:p>
          </table:table-cell>
          <table:table-cell table:formula="of:=[.C63]/1000" office:value-type="percentage" office:value="1" calcext:value-type="percentage">
            <text:p>100,00 %</text:p>
          </table:table-cell>
          <table:table-cell table:formula="of:=[.D63]/1000" office:value-type="percentage" office:value="0.03" calcext:value-type="percentage">
            <text:p>3,00 %</text:p>
          </table:table-cell>
          <table:table-cell table:formula="of:=[.E63]/1000" office:value-type="percentage" office:value="0.058" calcext:value-type="percentage">
            <text:p>5,8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plate</text:p>
          </table:table-cell>
          <table:table-cell table:formula="of:=[.C64]/1000" office:value-type="percentage" office:value="0.028" calcext:value-type="percentage">
            <text:p>2,80 %</text:p>
          </table:table-cell>
          <table:table-cell table:formula="of:=[.D64]/1000" office:value-type="percentage" office:value="0.01" calcext:value-type="percentage">
            <text:p>1,00 %</text:p>
          </table:table-cell>
          <table:table-cell table:formula="of:=[.E64]/1000" office:value-type="percentage" office:value="0.015" calcext:value-type="percentage">
            <text:p>1,5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oppy</text:p>
          </table:table-cell>
          <table:table-cell table:formula="of:=[.C65]/1000" office:value-type="percentage" office:value="0" calcext:value-type="percentage">
            <text:p>0,00 %</text:p>
          </table:table-cell>
          <table:table-cell table:formula="of:=[.D65]/1000" office:value-type="percentage" office:value="0" calcext:value-type="percentage">
            <text:p>0,00 %</text:p>
          </table:table-cell>
          <table:table-cell table:formula="of:=[.E65]/1000" office:value-type="percentage" office:value="0" calcext:value-type="percentage">
            <text:p>0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140" calcext:value-type="float">
            <text:p>140</text:p>
          </table:table-cell>
          <table:table-cell office:value-type="float" office:value="115" calcext:value-type="float">
            <text:p>115</text:p>
          </table:table-cell>
          <table:table-cell table:number-columns-repeated="2"/>
          <table:table-cell office:value-type="string" calcext:value-type="string">
            <text:p>porcupine</text:p>
          </table:table-cell>
          <table:table-cell table:formula="of:=[.C66]/1000" office:value-type="percentage" office:value="0.098" calcext:value-type="percentage">
            <text:p>9,80 %</text:p>
          </table:table-cell>
          <table:table-cell table:formula="of:=[.D66]/1000" office:value-type="percentage" office:value="0.14" calcext:value-type="percentage">
            <text:p>14,00 %</text:p>
          </table:table-cell>
          <table:table-cell table:formula="of:=[.E66]/1000" office:value-type="percentage" office:value="0.115" calcext:value-type="percentage">
            <text:p>11,5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330" calcext:value-type="float">
            <text:p>330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string" calcext:value-type="string">
            <text:p>possum</text:p>
          </table:table-cell>
          <table:table-cell table:formula="of:=[.C67]/1000" office:value-type="percentage" office:value="0.05" calcext:value-type="percentage">
            <text:p>5,00 %</text:p>
          </table:table-cell>
          <table:table-cell table:formula="of:=[.D67]/1000" office:value-type="percentage" office:value="0.33" calcext:value-type="percentage">
            <text:p>33,00 %</text:p>
          </table:table-cell>
          <table:table-cell table:formula="of:=[.E67]/1000" office:value-type="percentage" office:value="0.087" calcext:value-type="percentage">
            <text:p>8,7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273" calcext:value-type="float">
            <text:p>273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rabbit</text:p>
          </table:table-cell>
          <table:table-cell table:formula="of:=[.C68]/1000" office:value-type="percentage" office:value="0.273" calcext:value-type="percentage">
            <text:p>27,30 %</text:p>
          </table:table-cell>
          <table:table-cell table:formula="of:=[.D68]/1000" office:value-type="percentage" office:value="0.03" calcext:value-type="percentage">
            <text:p>3,00 %</text:p>
          </table:table-cell>
          <table:table-cell table:formula="of:=[.E68]/1000" office:value-type="percentage" office:value="0.054" calcext:value-type="percentage">
            <text:p>5,4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250" calcext:value-type="float">
            <text:p>250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office:value-type="string" calcext:value-type="string">
            <text:p>raccoon</text:p>
          </table:table-cell>
          <table:table-cell table:formula="of:=[.C69]/1000" office:value-type="percentage" office:value="0.065" calcext:value-type="percentage">
            <text:p>6,50 %</text:p>
          </table:table-cell>
          <table:table-cell table:formula="of:=[.D69]/1000" office:value-type="percentage" office:value="0.25" calcext:value-type="percentage">
            <text:p>25,00 %</text:p>
          </table:table-cell>
          <table:table-cell table:formula="of:=[.E69]/1000" office:value-type="percentage" office:value="0.103" calcext:value-type="percentage">
            <text:p>10,3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333" calcext:value-type="float">
            <text:p>33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ray</text:p>
          </table:table-cell>
          <table:table-cell table:formula="of:=[.C70]/1000" office:value-type="percentage" office:value="0.333" calcext:value-type="percentage">
            <text:p>33,30 %</text:p>
          </table:table-cell>
          <table:table-cell table:formula="of:=[.D70]/1000" office:value-type="percentage" office:value="0.01" calcext:value-type="percentage">
            <text:p>1,00 %</text:p>
          </table:table-cell>
          <table:table-cell table:formula="of:=[.E70]/1000" office:value-type="percentage" office:value="0.019" calcext:value-type="percentage">
            <text:p>1,9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road</text:p>
          </table:table-cell>
          <table:table-cell table:formula="of:=[.C71]/1000" office:value-type="percentage" office:value="1" calcext:value-type="percentage">
            <text:p>100,00 %</text:p>
          </table:table-cell>
          <table:table-cell table:formula="of:=[.D71]/1000" office:value-type="percentage" office:value="0.01" calcext:value-type="percentage">
            <text:p>1,00 %</text:p>
          </table:table-cell>
          <table:table-cell table:formula="of:=[.E71]/1000" office:value-type="percentage" office:value="0.02" calcext:value-type="percentage">
            <text:p>2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cket</text:p>
          </table:table-cell>
          <table:table-cell table:formula="of:=[.C72]/1000" office:value-type="percentage" office:value="0" calcext:value-type="percentage">
            <text:p>0,00 %</text:p>
          </table:table-cell>
          <table:table-cell table:formula="of:=[.D72]/1000" office:value-type="percentage" office:value="0" calcext:value-type="percentage">
            <text:p>0,00 %</text:p>
          </table:table-cell>
          <table:table-cell table:formula="of:=[.E72]/1000" office:value-type="percentage" office:value="0" calcext:value-type="percentage">
            <text:p>0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429" calcext:value-type="float">
            <text:p>429</text:p>
          </table:table-cell>
          <table:table-cell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string" calcext:value-type="string">
            <text:p>rose</text:p>
          </table:table-cell>
          <table:table-cell table:formula="of:=[.C73]/1000" office:value-type="percentage" office:value="0.429" calcext:value-type="percentage">
            <text:p>42,90 %</text:p>
          </table:table-cell>
          <table:table-cell table:formula="of:=[.D73]/1000" office:value-type="percentage" office:value="0.06" calcext:value-type="percentage">
            <text:p>6,00 %</text:p>
          </table:table-cell>
          <table:table-cell table:formula="of:=[.E73]/1000" office:value-type="percentage" office:value="0.105" calcext:value-type="percentage">
            <text:p>10,5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333" calcext:value-type="float">
            <text:p>33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formula="of:=[.C74]/1000" office:value-type="percentage" office:value="0.333" calcext:value-type="percentage">
            <text:p>33,30 %</text:p>
          </table:table-cell>
          <table:table-cell table:formula="of:=[.D74]/1000" office:value-type="percentage" office:value="0.01" calcext:value-type="percentage">
            <text:p>1,00 %</text:p>
          </table:table-cell>
          <table:table-cell table:formula="of:=[.E74]/1000" office:value-type="percentage" office:value="0.019" calcext:value-type="percentage">
            <text:p>1,9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120" calcext:value-type="float">
            <text:p>120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office:value-type="string" calcext:value-type="string">
            <text:p>seal</text:p>
          </table:table-cell>
          <table:table-cell table:formula="of:=[.C75]/1000" office:value-type="percentage" office:value="0.128" calcext:value-type="percentage">
            <text:p>12,80 %</text:p>
          </table:table-cell>
          <table:table-cell table:formula="of:=[.D75]/1000" office:value-type="percentage" office:value="0.12" calcext:value-type="percentage">
            <text:p>12,00 %</text:p>
          </table:table-cell>
          <table:table-cell table:formula="of:=[.E75]/1000" office:value-type="percentage" office:value="0.124" calcext:value-type="percentage">
            <text:p>12,4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333" calcext:value-type="float">
            <text:p>333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shark</text:p>
          </table:table-cell>
          <table:table-cell table:formula="of:=[.C76]/1000" office:value-type="percentage" office:value="0.333" calcext:value-type="percentage">
            <text:p>33,30 %</text:p>
          </table:table-cell>
          <table:table-cell table:formula="of:=[.D76]/1000" office:value-type="percentage" office:value="0.02" calcext:value-type="percentage">
            <text:p>2,00 %</text:p>
          </table:table-cell>
          <table:table-cell table:formula="of:=[.E76]/1000" office:value-type="percentage" office:value="0.038" calcext:value-type="percentage">
            <text:p>3,8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360" calcext:value-type="float">
            <text:p>360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office:value-type="string" calcext:value-type="string">
            <text:p>shrew</text:p>
          </table:table-cell>
          <table:table-cell table:formula="of:=[.C77]/1000" office:value-type="percentage" office:value="0.077" calcext:value-type="percentage">
            <text:p>7,70 %</text:p>
          </table:table-cell>
          <table:table-cell table:formula="of:=[.D77]/1000" office:value-type="percentage" office:value="0.36" calcext:value-type="percentage">
            <text:p>36,00 %</text:p>
          </table:table-cell>
          <table:table-cell table:formula="of:=[.E77]/1000" office:value-type="percentage" office:value="0.127" calcext:value-type="percentage">
            <text:p>12,7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133" calcext:value-type="float">
            <text:p>133</text:p>
          </table:table-cell>
          <table:table-cell table:number-columns-repeated="2"/>
          <table:table-cell office:value-type="string" calcext:value-type="string">
            <text:p>skunk</text:p>
          </table:table-cell>
          <table:table-cell table:formula="of:=[.C78]/1000" office:value-type="percentage" office:value="0.4" calcext:value-type="percentage">
            <text:p>40,00 %</text:p>
          </table:table-cell>
          <table:table-cell table:formula="of:=[.D78]/1000" office:value-type="percentage" office:value="0.08" calcext:value-type="percentage">
            <text:p>8,00 %</text:p>
          </table:table-cell>
          <table:table-cell table:formula="of:=[.E78]/1000" office:value-type="percentage" office:value="0.133" calcext:value-type="percentage">
            <text:p>13,3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kyscraper</text:p>
          </table:table-cell>
          <table:table-cell table:formula="of:=[.C79]/1000" office:value-type="percentage" office:value="0" calcext:value-type="percentage">
            <text:p>0,00 %</text:p>
          </table:table-cell>
          <table:table-cell table:formula="of:=[.D79]/1000" office:value-type="percentage" office:value="0" calcext:value-type="percentage">
            <text:p>0,00 %</text:p>
          </table:table-cell>
          <table:table-cell table:formula="of:=[.E79]/1000" office:value-type="percentage" office:value="0" calcext:value-type="percentage">
            <text:p>0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340" calcext:value-type="float">
            <text:p>340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string" calcext:value-type="string">
            <text:p>snail</text:p>
          </table:table-cell>
          <table:table-cell table:formula="of:=[.C80]/1000" office:value-type="percentage" office:value="0.049" calcext:value-type="percentage">
            <text:p>4,90 %</text:p>
          </table:table-cell>
          <table:table-cell table:formula="of:=[.D80]/1000" office:value-type="percentage" office:value="0.34" calcext:value-type="percentage">
            <text:p>34,00 %</text:p>
          </table:table-cell>
          <table:table-cell table:formula="of:=[.E80]/1000" office:value-type="percentage" office:value="0.085" calcext:value-type="percentage">
            <text:p>8,5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180" calcext:value-type="float">
            <text:p>180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office:value-type="string" calcext:value-type="string">
            <text:p>snake</text:p>
          </table:table-cell>
          <table:table-cell table:formula="of:=[.C81]/1000" office:value-type="percentage" office:value="0.091" calcext:value-type="percentage">
            <text:p>9,10 %</text:p>
          </table:table-cell>
          <table:table-cell table:formula="of:=[.D81]/1000" office:value-type="percentage" office:value="0.18" calcext:value-type="percentage">
            <text:p>18,00 %</text:p>
          </table:table-cell>
          <table:table-cell table:formula="of:=[.E81]/1000" office:value-type="percentage" office:value="0.121" calcext:value-type="percentage">
            <text:p>12,1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pider</text:p>
          </table:table-cell>
          <table:table-cell table:formula="of:=[.C82]/1000" office:value-type="percentage" office:value="0" calcext:value-type="percentage">
            <text:p>0,00 %</text:p>
          </table:table-cell>
          <table:table-cell table:formula="of:=[.D82]/1000" office:value-type="percentage" office:value="0" calcext:value-type="percentage">
            <text:p>0,00 %</text:p>
          </table:table-cell>
          <table:table-cell table:formula="of:=[.E82]/1000" office:value-type="percentage" office:value="0" calcext:value-type="percentage">
            <text:p>0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230" calcext:value-type="float">
            <text:p>230</text:p>
          </table:table-cell>
          <table:table-cell office:value-type="float" office:value="133" calcext:value-type="float">
            <text:p>133</text:p>
          </table:table-cell>
          <table:table-cell table:number-columns-repeated="2"/>
          <table:table-cell office:value-type="string" calcext:value-type="string">
            <text:p>squirrel</text:p>
          </table:table-cell>
          <table:table-cell table:formula="of:=[.C83]/1000" office:value-type="percentage" office:value="0.093" calcext:value-type="percentage">
            <text:p>9,30 %</text:p>
          </table:table-cell>
          <table:table-cell table:formula="of:=[.D83]/1000" office:value-type="percentage" office:value="0.23" calcext:value-type="percentage">
            <text:p>23,00 %</text:p>
          </table:table-cell>
          <table:table-cell table:formula="of:=[.E83]/1000" office:value-type="percentage" office:value="0.133" calcext:value-type="percentage">
            <text:p>13,3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260" calcext:value-type="float">
            <text:p>260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office:value-type="string" calcext:value-type="string">
            <text:p>streetcar</text:p>
          </table:table-cell>
          <table:table-cell table:formula="of:=[.C84]/1000" office:value-type="percentage" office:value="0.097" calcext:value-type="percentage">
            <text:p>9,70 %</text:p>
          </table:table-cell>
          <table:table-cell table:formula="of:=[.D84]/1000" office:value-type="percentage" office:value="0.26" calcext:value-type="percentage">
            <text:p>26,00 %</text:p>
          </table:table-cell>
          <table:table-cell table:formula="of:=[.E84]/1000" office:value-type="percentage" office:value="0.141" calcext:value-type="percentage">
            <text:p>14,1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unflower</text:p>
          </table:table-cell>
          <table:table-cell table:formula="of:=[.C85]/1000" office:value-type="percentage" office:value="0" calcext:value-type="percentage">
            <text:p>0,00 %</text:p>
          </table:table-cell>
          <table:table-cell table:formula="of:=[.D85]/1000" office:value-type="percentage" office:value="0" calcext:value-type="percentage">
            <text:p>0,00 %</text:p>
          </table:table-cell>
          <table:table-cell table:formula="of:=[.E85]/1000" office:value-type="percentage" office:value="0" calcext:value-type="percentage">
            <text:p>0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sweet_pepper</text:p>
          </table:table-cell>
          <table:table-cell table:formula="of:=[.C86]/1000" office:value-type="percentage" office:value="0.167" calcext:value-type="percentage">
            <text:p>16,70 %</text:p>
          </table:table-cell>
          <table:table-cell table:formula="of:=[.D86]/1000" office:value-type="percentage" office:value="0.01" calcext:value-type="percentage">
            <text:p>1,00 %</text:p>
          </table:table-cell>
          <table:table-cell table:formula="of:=[.E86]/1000" office:value-type="percentage" office:value="0.019" calcext:value-type="percentage">
            <text:p>1,9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table</text:p>
          </table:table-cell>
          <table:table-cell table:formula="of:=[.C87]/1000" office:value-type="percentage" office:value="0.033" calcext:value-type="percentage">
            <text:p>3,30 %</text:p>
          </table:table-cell>
          <table:table-cell table:formula="of:=[.D87]/1000" office:value-type="percentage" office:value="0.07" calcext:value-type="percentage">
            <text:p>7,00 %</text:p>
          </table:table-cell>
          <table:table-cell table:formula="of:=[.E87]/1000" office:value-type="percentage" office:value="0.045" calcext:value-type="percentage">
            <text:p>4,5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ank</text:p>
          </table:table-cell>
          <table:table-cell table:formula="of:=[.C88]/1000" office:value-type="percentage" office:value="0.5" calcext:value-type="percentage">
            <text:p>50,00 %</text:p>
          </table:table-cell>
          <table:table-cell table:formula="of:=[.D88]/1000" office:value-type="percentage" office:value="0.01" calcext:value-type="percentage">
            <text:p>1,00 %</text:p>
          </table:table-cell>
          <table:table-cell table:formula="of:=[.E88]/1000" office:value-type="percentage" office:value="0.02" calcext:value-type="percentage">
            <text:p>2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elephone</text:p>
          </table:table-cell>
          <table:table-cell table:formula="of:=[.C89]/1000" office:value-type="percentage" office:value="0" calcext:value-type="percentage">
            <text:p>0,00 %</text:p>
          </table:table-cell>
          <table:table-cell table:formula="of:=[.D89]/1000" office:value-type="percentage" office:value="0" calcext:value-type="percentage">
            <text:p>0,00 %</text:p>
          </table:table-cell>
          <table:table-cell table:formula="of:=[.E89]/1000" office:value-type="percentage" office:value="0" calcext:value-type="percentage">
            <text:p>0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130" calcext:value-type="float">
            <text:p>130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string" calcext:value-type="string">
            <text:p>television</text:p>
          </table:table-cell>
          <table:table-cell table:formula="of:=[.C90]/1000" office:value-type="percentage" office:value="0.061" calcext:value-type="percentage">
            <text:p>6,10 %</text:p>
          </table:table-cell>
          <table:table-cell table:formula="of:=[.D90]/1000" office:value-type="percentage" office:value="0.13" calcext:value-type="percentage">
            <text:p>13,00 %</text:p>
          </table:table-cell>
          <table:table-cell table:formula="of:=[.E90]/1000" office:value-type="percentage" office:value="0.083" calcext:value-type="percentage">
            <text:p>8,3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620" calcext:value-type="float">
            <text:p>62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tiger</text:p>
          </table:table-cell>
          <table:table-cell table:formula="of:=[.C91]/1000" office:value-type="percentage" office:value="0.06" calcext:value-type="percentage">
            <text:p>6,00 %</text:p>
          </table:table-cell>
          <table:table-cell table:formula="of:=[.D91]/1000" office:value-type="percentage" office:value="0.62" calcext:value-type="percentage">
            <text:p>62,00 %</text:p>
          </table:table-cell>
          <table:table-cell table:formula="of:=[.E91]/1000" office:value-type="percentage" office:value="0.11" calcext:value-type="percentage">
            <text:p>11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tractor</text:p>
          </table:table-cell>
          <table:table-cell table:formula="of:=[.C92]/1000" office:value-type="percentage" office:value="0.067" calcext:value-type="percentage">
            <text:p>6,70 %</text:p>
          </table:table-cell>
          <table:table-cell table:formula="of:=[.D92]/1000" office:value-type="percentage" office:value="0.01" calcext:value-type="percentage">
            <text:p>1,00 %</text:p>
          </table:table-cell>
          <table:table-cell table:formula="of:=[.E92]/1000" office:value-type="percentage" office:value="0.017" calcext:value-type="percentage">
            <text:p>1,7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ain</text:p>
          </table:table-cell>
          <table:table-cell table:formula="of:=[.C93]/1000" office:value-type="percentage" office:value="0" calcext:value-type="percentage">
            <text:p>0,00 %</text:p>
          </table:table-cell>
          <table:table-cell table:formula="of:=[.D93]/1000" office:value-type="percentage" office:value="0" calcext:value-type="percentage">
            <text:p>0,00 %</text:p>
          </table:table-cell>
          <table:table-cell table:formula="of:=[.E93]/1000" office:value-type="percentage" office:value="0" calcext:value-type="percentage">
            <text:p>0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out</text:p>
          </table:table-cell>
          <table:table-cell table:formula="of:=[.C94]/1000" office:value-type="percentage" office:value="0" calcext:value-type="percentage">
            <text:p>0,00 %</text:p>
          </table:table-cell>
          <table:table-cell table:formula="of:=[.D94]/1000" office:value-type="percentage" office:value="0" calcext:value-type="percentage">
            <text:p>0,00 %</text:p>
          </table:table-cell>
          <table:table-cell table:formula="of:=[.E94]/1000" office:value-type="percentage" office:value="0" calcext:value-type="percentage">
            <text:p>0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tulip</text:p>
          </table:table-cell>
          <table:table-cell table:formula="of:=[.C95]/1000" office:value-type="percentage" office:value="0.098" calcext:value-type="percentage">
            <text:p>9,80 %</text:p>
          </table:table-cell>
          <table:table-cell table:formula="of:=[.D95]/1000" office:value-type="percentage" office:value="0.09" calcext:value-type="percentage">
            <text:p>9,00 %</text:p>
          </table:table-cell>
          <table:table-cell table:formula="of:=[.E95]/1000" office:value-type="percentage" office:value="0.094" calcext:value-type="percentage">
            <text:p>9,4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string" calcext:value-type="string">
            <text:p>turtle</text:p>
          </table:table-cell>
          <table:table-cell table:formula="of:=[.C96]/1000" office:value-type="percentage" office:value="0.087" calcext:value-type="percentage">
            <text:p>8,70 %</text:p>
          </table:table-cell>
          <table:table-cell table:formula="of:=[.D96]/1000" office:value-type="percentage" office:value="0.06" calcext:value-type="percentage">
            <text:p>6,00 %</text:p>
          </table:table-cell>
          <table:table-cell table:formula="of:=[.E96]/1000" office:value-type="percentage" office:value="0.071" calcext:value-type="percentage">
            <text:p>7,1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120" calcext:value-type="float">
            <text:p>120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wardrobe</text:p>
          </table:table-cell>
          <table:table-cell table:formula="of:=[.C97]/1000" office:value-type="percentage" office:value="0.106" calcext:value-type="percentage">
            <text:p>10,60 %</text:p>
          </table:table-cell>
          <table:table-cell table:formula="of:=[.D97]/1000" office:value-type="percentage" office:value="0.12" calcext:value-type="percentage">
            <text:p>12,00 %</text:p>
          </table:table-cell>
          <table:table-cell table:formula="of:=[.E97]/1000" office:value-type="percentage" office:value="0.113" calcext:value-type="percentage">
            <text:p>11,3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hale</text:p>
          </table:table-cell>
          <table:table-cell table:formula="of:=[.C98]/1000" office:value-type="percentage" office:value="0" calcext:value-type="percentage">
            <text:p>0,00 %</text:p>
          </table:table-cell>
          <table:table-cell table:formula="of:=[.D98]/1000" office:value-type="percentage" office:value="0" calcext:value-type="percentage">
            <text:p>0,00 %</text:p>
          </table:table-cell>
          <table:table-cell table:formula="of:=[.E98]/1000" office:value-type="percentage" office:value="0" calcext:value-type="percentage">
            <text:p>0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willow_tree</text:p>
          </table:table-cell>
          <table:table-cell table:formula="of:=[.C99]/1000" office:value-type="percentage" office:value="1" calcext:value-type="percentage">
            <text:p>100,00 %</text:p>
          </table:table-cell>
          <table:table-cell table:formula="of:=[.D99]/1000" office:value-type="percentage" office:value="0.03" calcext:value-type="percentage">
            <text:p>3,00 %</text:p>
          </table:table-cell>
          <table:table-cell table:formula="of:=[.E99]/1000" office:value-type="percentage" office:value="0.058" calcext:value-type="percentage">
            <text:p>5,8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630" calcext:value-type="float">
            <text:p>630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string" calcext:value-type="string">
            <text:p>wolf</text:p>
          </table:table-cell>
          <table:table-cell table:formula="of:=[.C100]/1000" office:value-type="percentage" office:value="0.047" calcext:value-type="percentage">
            <text:p>4,70 %</text:p>
          </table:table-cell>
          <table:table-cell table:formula="of:=[.D100]/1000" office:value-type="percentage" office:value="0.63" calcext:value-type="percentage">
            <text:p>63,00 %</text:p>
          </table:table-cell>
          <table:table-cell table:formula="of:=[.E100]/1000" office:value-type="percentage" office:value="0.087" calcext:value-type="percentage">
            <text:p>8,7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oman</text:p>
          </table:table-cell>
          <table:table-cell table:formula="of:=[.C101]/1000" office:value-type="percentage" office:value="0" calcext:value-type="percentage">
            <text:p>0,00 %</text:p>
          </table:table-cell>
          <table:table-cell table:formula="of:=[.D101]/1000" office:value-type="percentage" office:value="0" calcext:value-type="percentage">
            <text:p>0,00 %</text:p>
          </table:table-cell>
          <table:table-cell table:formula="of:=[.E101]/1000" office:value-type="percentage" office:value="0" calcext:value-type="percentage">
            <text:p>0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orm</text:p>
          </table:table-cell>
          <table:table-cell table:formula="of:=[.C102]/1000" office:value-type="percentage" office:value="0" calcext:value-type="percentage">
            <text:p>0,00 %</text:p>
          </table:table-cell>
          <table:table-cell table:formula="of:=[.D102]/1000" office:value-type="percentage" office:value="0" calcext:value-type="percentage">
            <text:p>0,00 %</text:p>
          </table:table-cell>
          <table:table-cell table:formula="of:=[.E102]/1000" office:value-type="percentage" office:value="0" calcext:value-type="percentage">
            <text:p>0,00 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float" office:value="83" calcext:value-type="float">
            <text:p>83</text:p>
          </table:table-cell>
          <table:table-cell table:number-columns-repeated="2"/>
          <table:table-cell office:value-type="string" calcext:value-type="string">
            <text:p>accuracy</text:p>
          </table:table-cell>
          <table:table-cell table:number-columns-repeated="2"/>
          <table:table-cell table:formula="of:=[.E104]/1000" office:value-type="percentage" office:value="0.083" calcext:value-type="percentage">
            <text:p>8,30 %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table:number-columns-repeated="2"/>
          <table:table-cell office:value-type="float" office:value="194" calcext:value-type="float">
            <text:p>194</text:p>
          </table:table-cell>
          <table:table-cell office:value-type="float" office:value="83" calcext:value-type="float">
            <text:p>83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macro avg</text:p>
          </table:table-cell>
          <table:table-cell table:formula="of:=[.C105]/1000" office:value-type="percentage" office:value="0.194" calcext:value-type="percentage">
            <text:p>19,40 %</text:p>
          </table:table-cell>
          <table:table-cell table:formula="of:=[.D105]/1000" office:value-type="percentage" office:value="0.083" calcext:value-type="percentage">
            <text:p>8,30 %</text:p>
          </table:table-cell>
          <table:table-cell table:formula="of:=[.E105]/1000" office:value-type="percentage" office:value="0.062" calcext:value-type="percentage">
            <text:p>6,20 %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table:number-columns-repeated="2"/>
          <table:table-cell office:value-type="float" office:value="194" calcext:value-type="float">
            <text:p>194</text:p>
          </table:table-cell>
          <table:table-cell office:value-type="float" office:value="83" calcext:value-type="float">
            <text:p>83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weighted avg</text:p>
          </table:table-cell>
          <table:table-cell table:formula="of:=[.C106]/1000" office:value-type="percentage" office:value="0.194" calcext:value-type="percentage">
            <text:p>19,40 %</text:p>
          </table:table-cell>
          <table:table-cell table:formula="of:=[.D106]/1000" office:value-type="percentage" office:value="0.083" calcext:value-type="percentage">
            <text:p>8,30 %</text:p>
          </table:table-cell>
          <table:table-cell table:formula="of:=[.E106]/1000" office:value-type="percentage" office:value="0.062" calcext:value-type="percentage">
            <text:p>6,20 %</text:p>
          </table:table-cell>
          <table:table-cell office:value-type="float" office:value="10000" calcext:value-type="float">
            <text:p>10000</text:p>
          </table:table-cell>
        </table:table-row>
      </table:table>
      <table:table table:name="OCL=10" table:style-name="ta1">
        <table:table-column table:style-name="co1" table:number-columns-repeated="8" table:default-cell-style-name="Default"/>
        <table:table-column table:style-name="co1" table:number-columns-repeated="3" table:default-cell-style-name="ce3"/>
        <table:table-column table:style-name="co1" table:default-cell-style-name="Default"/>
        <table:table-row table:style-name="ro1">
          <table:table-cell table:number-columns-repeated="8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 table:number-columns-repeated="2"/>
          <table:table-cell table:style-name="Default" office:value-type="string" calcext:value-type="string">
            <text:p>precision</text:p>
          </table:table-cell>
          <table:table-cell table:style-name="Default" office:value-type="string" calcext:value-type="string">
            <text:p>recall</text:p>
          </table:table-cell>
          <table:table-cell table:style-name="Default"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</table:table-row>
        <table:table-row table:style-name="ro1">
          <table:table-cell/>
          <table:table-cell office:value-type="string" calcext:value-type="string">
            <text:p>apple</text:p>
          </table:table-cell>
          <table:table-cell office:value-type="float" office:value="929" calcext:value-type="float">
            <text:p>929</text:p>
          </table:table-cell>
          <table:table-cell office:value-type="float" office:value="790" calcext:value-type="float">
            <text:p>790</text:p>
          </table:table-cell>
          <table:table-cell office:value-type="float" office:value="854" calcext:value-type="float">
            <text:p>85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apple</text:p>
          </table:table-cell>
          <table:table-cell table:formula="of:=[.C3]/1000" office:value-type="percentage" office:value="0.929" calcext:value-type="percentage">
            <text:p>92,9%</text:p>
          </table:table-cell>
          <table:table-cell table:formula="of:=[.D3]/1000" office:value-type="percentage" office:value="0.79" calcext:value-type="percentage">
            <text:p>79,0%</text:p>
          </table:table-cell>
          <table:table-cell table:formula="of:=[.E3]/1000" office:value-type="percentage" office:value="0.854" calcext:value-type="percentage">
            <text:p>85,4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aquarium_fish</text:p>
          </table:table-cell>
          <table:table-cell office:value-type="float" office:value="870" calcext:value-type="float">
            <text:p>870</text:p>
          </table:table-cell>
          <table:table-cell office:value-type="float" office:value="800" calcext:value-type="float">
            <text:p>800</text:p>
          </table:table-cell>
          <table:table-cell office:value-type="float" office:value="833" calcext:value-type="float">
            <text:p>83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aquarium_fish</text:p>
          </table:table-cell>
          <table:table-cell table:formula="of:=[.C4]/1000" office:value-type="percentage" office:value="0.87" calcext:value-type="percentage">
            <text:p>87,0%</text:p>
          </table:table-cell>
          <table:table-cell table:formula="of:=[.D4]/1000" office:value-type="percentage" office:value="0.8" calcext:value-type="percentage">
            <text:p>80,0%</text:p>
          </table:table-cell>
          <table:table-cell table:formula="of:=[.E4]/1000" office:value-type="percentage" office:value="0.833" calcext:value-type="percentage">
            <text:p>83,3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baby</text:p>
          </table:table-cell>
          <table:table-cell office:value-type="float" office:value="897" calcext:value-type="float">
            <text:p>897</text:p>
          </table:table-cell>
          <table:table-cell office:value-type="float" office:value="780" calcext:value-type="float">
            <text:p>780</text:p>
          </table:table-cell>
          <table:table-cell office:value-type="float" office:value="834" calcext:value-type="float">
            <text:p>83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aby</text:p>
          </table:table-cell>
          <table:table-cell table:formula="of:=[.C5]/1000" office:value-type="percentage" office:value="0.897" calcext:value-type="percentage">
            <text:p>89,7%</text:p>
          </table:table-cell>
          <table:table-cell table:formula="of:=[.D5]/1000" office:value-type="percentage" office:value="0.78" calcext:value-type="percentage">
            <text:p>78,0%</text:p>
          </table:table-cell>
          <table:table-cell table:formula="of:=[.E5]/1000" office:value-type="percentage" office:value="0.834" calcext:value-type="percentage">
            <text:p>83,4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bear</text:p>
          </table:table-cell>
          <table:table-cell office:value-type="float" office:value="790" calcext:value-type="float">
            <text:p>790</text:p>
          </table:table-cell>
          <table:table-cell office:value-type="float" office:value="830" calcext:value-type="float">
            <text:p>830</text:p>
          </table:table-cell>
          <table:table-cell office:value-type="float" office:value="810" calcext:value-type="float">
            <text:p>8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ear</text:p>
          </table:table-cell>
          <table:table-cell table:formula="of:=[.C6]/1000" office:value-type="percentage" office:value="0.79" calcext:value-type="percentage">
            <text:p>79,0%</text:p>
          </table:table-cell>
          <table:table-cell table:formula="of:=[.D6]/1000" office:value-type="percentage" office:value="0.83" calcext:value-type="percentage">
            <text:p>83,0%</text:p>
          </table:table-cell>
          <table:table-cell table:formula="of:=[.E6]/1000" office:value-type="percentage" office:value="0.81" calcext:value-type="percentage">
            <text:p>81,0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beaver</text:p>
          </table:table-cell>
          <table:table-cell office:value-type="float" office:value="904" calcext:value-type="float">
            <text:p>904</text:p>
          </table:table-cell>
          <table:table-cell office:value-type="float" office:value="750" calcext:value-type="float">
            <text:p>750</text:p>
          </table:table-cell>
          <table:table-cell office:value-type="float" office:value="820" calcext:value-type="float">
            <text:p>8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eaver</text:p>
          </table:table-cell>
          <table:table-cell table:formula="of:=[.C7]/1000" office:value-type="percentage" office:value="0.904" calcext:value-type="percentage">
            <text:p>90,4%</text:p>
          </table:table-cell>
          <table:table-cell table:formula="of:=[.D7]/1000" office:value-type="percentage" office:value="0.75" calcext:value-type="percentage">
            <text:p>75,0%</text:p>
          </table:table-cell>
          <table:table-cell table:formula="of:=[.E7]/1000" office:value-type="percentage" office:value="0.82" calcext:value-type="percentage">
            <text:p>82,0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bed</text:p>
          </table:table-cell>
          <table:table-cell office:value-type="float" office:value="512" calcext:value-type="float">
            <text:p>512</text:p>
          </table:table-cell>
          <table:table-cell office:value-type="float" office:value="870" calcext:value-type="float">
            <text:p>870</text:p>
          </table:table-cell>
          <table:table-cell office:value-type="float" office:value="644" calcext:value-type="float">
            <text:p>64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ed</text:p>
          </table:table-cell>
          <table:table-cell table:formula="of:=[.C8]/1000" office:value-type="percentage" office:value="0.512" calcext:value-type="percentage">
            <text:p>51,2%</text:p>
          </table:table-cell>
          <table:table-cell table:formula="of:=[.D8]/1000" office:value-type="percentage" office:value="0.87" calcext:value-type="percentage">
            <text:p>87,0%</text:p>
          </table:table-cell>
          <table:table-cell table:formula="of:=[.E8]/1000" office:value-type="percentage" office:value="0.644" calcext:value-type="percentage">
            <text:p>64,4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bee</text:p>
          </table:table-cell>
          <table:table-cell office:value-type="float" office:value="893" calcext:value-type="float">
            <text:p>893</text:p>
          </table:table-cell>
          <table:table-cell office:value-type="float" office:value="750" calcext:value-type="float">
            <text:p>750</text:p>
          </table:table-cell>
          <table:table-cell office:value-type="float" office:value="815" calcext:value-type="float">
            <text:p>81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ee</text:p>
          </table:table-cell>
          <table:table-cell table:formula="of:=[.C9]/1000" office:value-type="percentage" office:value="0.893" calcext:value-type="percentage">
            <text:p>89,3%</text:p>
          </table:table-cell>
          <table:table-cell table:formula="of:=[.D9]/1000" office:value-type="percentage" office:value="0.75" calcext:value-type="percentage">
            <text:p>75,0%</text:p>
          </table:table-cell>
          <table:table-cell table:formula="of:=[.E9]/1000" office:value-type="percentage" office:value="0.815" calcext:value-type="percentage">
            <text:p>81,5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beetle</text:p>
          </table:table-cell>
          <table:table-cell office:value-type="float" office:value="890" calcext:value-type="float">
            <text:p>890</text:p>
          </table:table-cell>
          <table:table-cell office:value-type="float" office:value="730" calcext:value-type="float">
            <text:p>730</text:p>
          </table:table-cell>
          <table:table-cell office:value-type="float" office:value="802" calcext:value-type="float">
            <text:p>80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eetle</text:p>
          </table:table-cell>
          <table:table-cell table:formula="of:=[.C10]/1000" office:value-type="percentage" office:value="0.89" calcext:value-type="percentage">
            <text:p>89,0%</text:p>
          </table:table-cell>
          <table:table-cell table:formula="of:=[.D10]/1000" office:value-type="percentage" office:value="0.73" calcext:value-type="percentage">
            <text:p>73,0%</text:p>
          </table:table-cell>
          <table:table-cell table:formula="of:=[.E10]/1000" office:value-type="percentage" office:value="0.802" calcext:value-type="percentage">
            <text:p>80,2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bicycle</text:p>
          </table:table-cell>
          <table:table-cell office:value-type="float" office:value="659" calcext:value-type="float">
            <text:p>659</text:p>
          </table:table-cell>
          <table:table-cell office:value-type="float" office:value="810" calcext:value-type="float">
            <text:p>810</text:p>
          </table:table-cell>
          <table:table-cell office:value-type="float" office:value="726" calcext:value-type="float">
            <text:p>72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icycle</text:p>
          </table:table-cell>
          <table:table-cell table:formula="of:=[.C11]/1000" office:value-type="percentage" office:value="0.659" calcext:value-type="percentage">
            <text:p>65,9%</text:p>
          </table:table-cell>
          <table:table-cell table:formula="of:=[.D11]/1000" office:value-type="percentage" office:value="0.81" calcext:value-type="percentage">
            <text:p>81,0%</text:p>
          </table:table-cell>
          <table:table-cell table:formula="of:=[.E11]/1000" office:value-type="percentage" office:value="0.726" calcext:value-type="percentage">
            <text:p>72,6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bottle</text:p>
          </table:table-cell>
          <table:table-cell office:value-type="float" office:value="798" calcext:value-type="float">
            <text:p>798</text:p>
          </table:table-cell>
          <table:table-cell office:value-type="float" office:value="830" calcext:value-type="float">
            <text:p>830</text:p>
          </table:table-cell>
          <table:table-cell office:value-type="float" office:value="814" calcext:value-type="float">
            <text:p>81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ottle</text:p>
          </table:table-cell>
          <table:table-cell table:formula="of:=[.C12]/1000" office:value-type="percentage" office:value="0.798" calcext:value-type="percentage">
            <text:p>79,8%</text:p>
          </table:table-cell>
          <table:table-cell table:formula="of:=[.D12]/1000" office:value-type="percentage" office:value="0.83" calcext:value-type="percentage">
            <text:p>83,0%</text:p>
          </table:table-cell>
          <table:table-cell table:formula="of:=[.E12]/1000" office:value-type="percentage" office:value="0.814" calcext:value-type="percentage">
            <text:p>81,4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bowl</text:p>
          </table:table-cell>
          <table:table-cell office:value-type="float" office:value="897" calcext:value-type="float">
            <text:p>897</text:p>
          </table:table-cell>
          <table:table-cell office:value-type="float" office:value="700" calcext:value-type="float">
            <text:p>700</text:p>
          </table:table-cell>
          <table:table-cell office:value-type="float" office:value="787" calcext:value-type="float">
            <text:p>78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owl</text:p>
          </table:table-cell>
          <table:table-cell table:formula="of:=[.C13]/1000" office:value-type="percentage" office:value="0.897" calcext:value-type="percentage">
            <text:p>89,7%</text:p>
          </table:table-cell>
          <table:table-cell table:formula="of:=[.D13]/1000" office:value-type="percentage" office:value="0.7" calcext:value-type="percentage">
            <text:p>70,0%</text:p>
          </table:table-cell>
          <table:table-cell table:formula="of:=[.E13]/1000" office:value-type="percentage" office:value="0.787" calcext:value-type="percentage">
            <text:p>78,7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boy</text:p>
          </table:table-cell>
          <table:table-cell office:value-type="float" office:value="926" calcext:value-type="float">
            <text:p>926</text:p>
          </table:table-cell>
          <table:table-cell office:value-type="float" office:value="750" calcext:value-type="float">
            <text:p>750</text:p>
          </table:table-cell>
          <table:table-cell office:value-type="float" office:value="829" calcext:value-type="float">
            <text:p>82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oy</text:p>
          </table:table-cell>
          <table:table-cell table:formula="of:=[.C14]/1000" office:value-type="percentage" office:value="0.926" calcext:value-type="percentage">
            <text:p>92,6%</text:p>
          </table:table-cell>
          <table:table-cell table:formula="of:=[.D14]/1000" office:value-type="percentage" office:value="0.75" calcext:value-type="percentage">
            <text:p>75,0%</text:p>
          </table:table-cell>
          <table:table-cell table:formula="of:=[.E14]/1000" office:value-type="percentage" office:value="0.829" calcext:value-type="percentage">
            <text:p>82,9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bridge</text:p>
          </table:table-cell>
          <table:table-cell office:value-type="float" office:value="924" calcext:value-type="float">
            <text:p>924</text:p>
          </table:table-cell>
          <table:table-cell office:value-type="float" office:value="850" calcext:value-type="float">
            <text:p>850</text:p>
          </table:table-cell>
          <table:table-cell office:value-type="float" office:value="885" calcext:value-type="float">
            <text:p>88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ridge</text:p>
          </table:table-cell>
          <table:table-cell table:formula="of:=[.C15]/1000" office:value-type="percentage" office:value="0.924" calcext:value-type="percentage">
            <text:p>92,4%</text:p>
          </table:table-cell>
          <table:table-cell table:formula="of:=[.D15]/1000" office:value-type="percentage" office:value="0.85" calcext:value-type="percentage">
            <text:p>85,0%</text:p>
          </table:table-cell>
          <table:table-cell table:formula="of:=[.E15]/1000" office:value-type="percentage" office:value="0.885" calcext:value-type="percentage">
            <text:p>88,5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office:value-type="float" office:value="902" calcext:value-type="float">
            <text:p>902</text:p>
          </table:table-cell>
          <table:table-cell office:value-type="float" office:value="830" calcext:value-type="float">
            <text:p>830</text:p>
          </table:table-cell>
          <table:table-cell office:value-type="float" office:value="865" calcext:value-type="float">
            <text:p>86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us</text:p>
          </table:table-cell>
          <table:table-cell table:formula="of:=[.C16]/1000" office:value-type="percentage" office:value="0.902" calcext:value-type="percentage">
            <text:p>90,2%</text:p>
          </table:table-cell>
          <table:table-cell table:formula="of:=[.D16]/1000" office:value-type="percentage" office:value="0.83" calcext:value-type="percentage">
            <text:p>83,0%</text:p>
          </table:table-cell>
          <table:table-cell table:formula="of:=[.E16]/1000" office:value-type="percentage" office:value="0.865" calcext:value-type="percentage">
            <text:p>86,5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butterfly</text:p>
          </table:table-cell>
          <table:table-cell office:value-type="float" office:value="924" calcext:value-type="float">
            <text:p>924</text:p>
          </table:table-cell>
          <table:table-cell office:value-type="float" office:value="730" calcext:value-type="float">
            <text:p>730</text:p>
          </table:table-cell>
          <table:table-cell office:value-type="float" office:value="816" calcext:value-type="float">
            <text:p>81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utterfly</text:p>
          </table:table-cell>
          <table:table-cell table:formula="of:=[.C17]/1000" office:value-type="percentage" office:value="0.924" calcext:value-type="percentage">
            <text:p>92,4%</text:p>
          </table:table-cell>
          <table:table-cell table:formula="of:=[.D17]/1000" office:value-type="percentage" office:value="0.73" calcext:value-type="percentage">
            <text:p>73,0%</text:p>
          </table:table-cell>
          <table:table-cell table:formula="of:=[.E17]/1000" office:value-type="percentage" office:value="0.816" calcext:value-type="percentage">
            <text:p>81,6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camel</text:p>
          </table:table-cell>
          <table:table-cell office:value-type="float" office:value="814" calcext:value-type="float">
            <text:p>814</text:p>
          </table:table-cell>
          <table:table-cell office:value-type="float" office:value="830" calcext:value-type="float">
            <text:p>830</text:p>
          </table:table-cell>
          <table:table-cell office:value-type="float" office:value="822" calcext:value-type="float">
            <text:p>82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amel</text:p>
          </table:table-cell>
          <table:table-cell table:formula="of:=[.C18]/1000" office:value-type="percentage" office:value="0.814" calcext:value-type="percentage">
            <text:p>81,4%</text:p>
          </table:table-cell>
          <table:table-cell table:formula="of:=[.D18]/1000" office:value-type="percentage" office:value="0.83" calcext:value-type="percentage">
            <text:p>83,0%</text:p>
          </table:table-cell>
          <table:table-cell table:formula="of:=[.E18]/1000" office:value-type="percentage" office:value="0.822" calcext:value-type="percentage">
            <text:p>82,2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can</text:p>
          </table:table-cell>
          <table:table-cell office:value-type="float" office:value="939" calcext:value-type="float">
            <text:p>939</text:p>
          </table:table-cell>
          <table:table-cell office:value-type="float" office:value="770" calcext:value-type="float">
            <text:p>770</text:p>
          </table:table-cell>
          <table:table-cell office:value-type="float" office:value="846" calcext:value-type="float">
            <text:p>84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an</text:p>
          </table:table-cell>
          <table:table-cell table:formula="of:=[.C19]/1000" office:value-type="percentage" office:value="0.939" calcext:value-type="percentage">
            <text:p>93,9%</text:p>
          </table:table-cell>
          <table:table-cell table:formula="of:=[.D19]/1000" office:value-type="percentage" office:value="0.77" calcext:value-type="percentage">
            <text:p>77,0%</text:p>
          </table:table-cell>
          <table:table-cell table:formula="of:=[.E19]/1000" office:value-type="percentage" office:value="0.846" calcext:value-type="percentage">
            <text:p>84,6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castle</text:p>
          </table:table-cell>
          <table:table-cell office:value-type="float" office:value="908" calcext:value-type="float">
            <text:p>908</text:p>
          </table:table-cell>
          <table:table-cell office:value-type="float" office:value="890" calcext:value-type="float">
            <text:p>890</text:p>
          </table:table-cell>
          <table:table-cell office:value-type="float" office:value="899" calcext:value-type="float">
            <text:p>89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astle</text:p>
          </table:table-cell>
          <table:table-cell table:formula="of:=[.C20]/1000" office:value-type="percentage" office:value="0.908" calcext:value-type="percentage">
            <text:p>90,8%</text:p>
          </table:table-cell>
          <table:table-cell table:formula="of:=[.D20]/1000" office:value-type="percentage" office:value="0.89" calcext:value-type="percentage">
            <text:p>89,0%</text:p>
          </table:table-cell>
          <table:table-cell table:formula="of:=[.E20]/1000" office:value-type="percentage" office:value="0.899" calcext:value-type="percentage">
            <text:p>89,9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caterpillar</text:p>
          </table:table-cell>
          <table:table-cell office:value-type="float" office:value="642" calcext:value-type="float">
            <text:p>642</text:p>
          </table:table-cell>
          <table:table-cell office:value-type="float" office:value="880" calcext:value-type="float">
            <text:p>880</text:p>
          </table:table-cell>
          <table:table-cell office:value-type="float" office:value="743" calcext:value-type="float">
            <text:p>74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aterpillar</text:p>
          </table:table-cell>
          <table:table-cell table:formula="of:=[.C21]/1000" office:value-type="percentage" office:value="0.642" calcext:value-type="percentage">
            <text:p>64,2%</text:p>
          </table:table-cell>
          <table:table-cell table:formula="of:=[.D21]/1000" office:value-type="percentage" office:value="0.88" calcext:value-type="percentage">
            <text:p>88,0%</text:p>
          </table:table-cell>
          <table:table-cell table:formula="of:=[.E21]/1000" office:value-type="percentage" office:value="0.743" calcext:value-type="percentage">
            <text:p>74,3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cattle</text:p>
          </table:table-cell>
          <table:table-cell office:value-type="float" office:value="761" calcext:value-type="float">
            <text:p>761</text:p>
          </table:table-cell>
          <table:table-cell office:value-type="float" office:value="860" calcext:value-type="float">
            <text:p>860</text:p>
          </table:table-cell>
          <table:table-cell office:value-type="float" office:value="808" calcext:value-type="float">
            <text:p>80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attle</text:p>
          </table:table-cell>
          <table:table-cell table:formula="of:=[.C22]/1000" office:value-type="percentage" office:value="0.761" calcext:value-type="percentage">
            <text:p>76,1%</text:p>
          </table:table-cell>
          <table:table-cell table:formula="of:=[.D22]/1000" office:value-type="percentage" office:value="0.86" calcext:value-type="percentage">
            <text:p>86,0%</text:p>
          </table:table-cell>
          <table:table-cell table:formula="of:=[.E22]/1000" office:value-type="percentage" office:value="0.808" calcext:value-type="percentage">
            <text:p>80,8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chair</text:p>
          </table:table-cell>
          <table:table-cell office:value-type="float" office:value="826" calcext:value-type="float">
            <text:p>826</text:p>
          </table:table-cell>
          <table:table-cell office:value-type="float" office:value="900" calcext:value-type="float">
            <text:p>900</text:p>
          </table:table-cell>
          <table:table-cell office:value-type="float" office:value="861" calcext:value-type="float">
            <text:p>86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hair</text:p>
          </table:table-cell>
          <table:table-cell table:formula="of:=[.C23]/1000" office:value-type="percentage" office:value="0.826" calcext:value-type="percentage">
            <text:p>82,6%</text:p>
          </table:table-cell>
          <table:table-cell table:formula="of:=[.D23]/1000" office:value-type="percentage" office:value="0.9" calcext:value-type="percentage">
            <text:p>90,0%</text:p>
          </table:table-cell>
          <table:table-cell table:formula="of:=[.E23]/1000" office:value-type="percentage" office:value="0.861" calcext:value-type="percentage">
            <text:p>86,1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chimpanzee</text:p>
          </table:table-cell>
          <table:table-cell office:value-type="float" office:value="938" calcext:value-type="float">
            <text:p>938</text:p>
          </table:table-cell>
          <table:table-cell office:value-type="float" office:value="900" calcext:value-type="float">
            <text:p>900</text:p>
          </table:table-cell>
          <table:table-cell office:value-type="float" office:value="918" calcext:value-type="float">
            <text:p>91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himpanzee</text:p>
          </table:table-cell>
          <table:table-cell table:formula="of:=[.C24]/1000" office:value-type="percentage" office:value="0.938" calcext:value-type="percentage">
            <text:p>93,8%</text:p>
          </table:table-cell>
          <table:table-cell table:formula="of:=[.D24]/1000" office:value-type="percentage" office:value="0.9" calcext:value-type="percentage">
            <text:p>90,0%</text:p>
          </table:table-cell>
          <table:table-cell table:formula="of:=[.E24]/1000" office:value-type="percentage" office:value="0.918" calcext:value-type="percentage">
            <text:p>91,8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clock</text:p>
          </table:table-cell>
          <table:table-cell office:value-type="float" office:value="825" calcext:value-type="float">
            <text:p>825</text:p>
          </table:table-cell>
          <table:table-cell office:value-type="float" office:value="800" calcext:value-type="float">
            <text:p>800</text:p>
          </table:table-cell>
          <table:table-cell office:value-type="float" office:value="812" calcext:value-type="float">
            <text:p>81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lock</text:p>
          </table:table-cell>
          <table:table-cell table:formula="of:=[.C25]/1000" office:value-type="percentage" office:value="0.825" calcext:value-type="percentage">
            <text:p>82,5%</text:p>
          </table:table-cell>
          <table:table-cell table:formula="of:=[.D25]/1000" office:value-type="percentage" office:value="0.8" calcext:value-type="percentage">
            <text:p>80,0%</text:p>
          </table:table-cell>
          <table:table-cell table:formula="of:=[.E25]/1000" office:value-type="percentage" office:value="0.812" calcext:value-type="percentage">
            <text:p>81,2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cloud</text:p>
          </table:table-cell>
          <table:table-cell office:value-type="float" office:value="827" calcext:value-type="float">
            <text:p>827</text:p>
          </table:table-cell>
          <table:table-cell office:value-type="float" office:value="910" calcext:value-type="float">
            <text:p>910</text:p>
          </table:table-cell>
          <table:table-cell office:value-type="float" office:value="867" calcext:value-type="float">
            <text:p>86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loud</text:p>
          </table:table-cell>
          <table:table-cell table:formula="of:=[.C26]/1000" office:value-type="percentage" office:value="0.827" calcext:value-type="percentage">
            <text:p>82,7%</text:p>
          </table:table-cell>
          <table:table-cell table:formula="of:=[.D26]/1000" office:value-type="percentage" office:value="0.91" calcext:value-type="percentage">
            <text:p>91,0%</text:p>
          </table:table-cell>
          <table:table-cell table:formula="of:=[.E26]/1000" office:value-type="percentage" office:value="0.867" calcext:value-type="percentage">
            <text:p>86,7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cockroach</text:p>
          </table:table-cell>
          <table:table-cell office:value-type="float" office:value="757" calcext:value-type="float">
            <text:p>757</text:p>
          </table:table-cell>
          <table:table-cell office:value-type="float" office:value="870" calcext:value-type="float">
            <text:p>870</text:p>
          </table:table-cell>
          <table:table-cell office:value-type="float" office:value="809" calcext:value-type="float">
            <text:p>80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ockroach</text:p>
          </table:table-cell>
          <table:table-cell table:formula="of:=[.C27]/1000" office:value-type="percentage" office:value="0.757" calcext:value-type="percentage">
            <text:p>75,7%</text:p>
          </table:table-cell>
          <table:table-cell table:formula="of:=[.D27]/1000" office:value-type="percentage" office:value="0.87" calcext:value-type="percentage">
            <text:p>87,0%</text:p>
          </table:table-cell>
          <table:table-cell table:formula="of:=[.E27]/1000" office:value-type="percentage" office:value="0.809" calcext:value-type="percentage">
            <text:p>80,9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couch</text:p>
          </table:table-cell>
          <table:table-cell office:value-type="float" office:value="681" calcext:value-type="float">
            <text:p>681</text:p>
          </table:table-cell>
          <table:table-cell office:value-type="float" office:value="790" calcext:value-type="float">
            <text:p>790</text:p>
          </table:table-cell>
          <table:table-cell office:value-type="float" office:value="731" calcext:value-type="float">
            <text:p>73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ouch</text:p>
          </table:table-cell>
          <table:table-cell table:formula="of:=[.C28]/1000" office:value-type="percentage" office:value="0.681" calcext:value-type="percentage">
            <text:p>68,1%</text:p>
          </table:table-cell>
          <table:table-cell table:formula="of:=[.D28]/1000" office:value-type="percentage" office:value="0.79" calcext:value-type="percentage">
            <text:p>79,0%</text:p>
          </table:table-cell>
          <table:table-cell table:formula="of:=[.E28]/1000" office:value-type="percentage" office:value="0.731" calcext:value-type="percentage">
            <text:p>73,1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crab</text:p>
          </table:table-cell>
          <table:table-cell office:value-type="float" office:value="651" calcext:value-type="float">
            <text:p>651</text:p>
          </table:table-cell>
          <table:table-cell office:value-type="float" office:value="820" calcext:value-type="float">
            <text:p>820</text:p>
          </table:table-cell>
          <table:table-cell office:value-type="float" office:value="726" calcext:value-type="float">
            <text:p>72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rab</text:p>
          </table:table-cell>
          <table:table-cell table:formula="of:=[.C29]/1000" office:value-type="percentage" office:value="0.651" calcext:value-type="percentage">
            <text:p>65,1%</text:p>
          </table:table-cell>
          <table:table-cell table:formula="of:=[.D29]/1000" office:value-type="percentage" office:value="0.82" calcext:value-type="percentage">
            <text:p>82,0%</text:p>
          </table:table-cell>
          <table:table-cell table:formula="of:=[.E29]/1000" office:value-type="percentage" office:value="0.726" calcext:value-type="percentage">
            <text:p>72,6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crocodile</text:p>
          </table:table-cell>
          <table:table-cell office:value-type="float" office:value="971" calcext:value-type="float">
            <text:p>971</text:p>
          </table:table-cell>
          <table:table-cell office:value-type="float" office:value="680" calcext:value-type="float">
            <text:p>680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rocodile</text:p>
          </table:table-cell>
          <table:table-cell table:formula="of:=[.C30]/1000" office:value-type="percentage" office:value="0.971" calcext:value-type="percentage">
            <text:p>97,1%</text:p>
          </table:table-cell>
          <table:table-cell table:formula="of:=[.D30]/1000" office:value-type="percentage" office:value="0.68" calcext:value-type="percentage">
            <text:p>68,0%</text:p>
          </table:table-cell>
          <table:table-cell table:formula="of:=[.E30]/1000" office:value-type="percentage" office:value="0.8" calcext:value-type="percentage">
            <text:p>80,0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cup</text:p>
          </table:table-cell>
          <table:table-cell office:value-type="float" office:value="882" calcext:value-type="float">
            <text:p>882</text:p>
          </table:table-cell>
          <table:table-cell office:value-type="float" office:value="750" calcext:value-type="float">
            <text:p>750</text:p>
          </table:table-cell>
          <table:table-cell office:value-type="float" office:value="811" calcext:value-type="float">
            <text:p>81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up</text:p>
          </table:table-cell>
          <table:table-cell table:formula="of:=[.C31]/1000" office:value-type="percentage" office:value="0.882" calcext:value-type="percentage">
            <text:p>88,2%</text:p>
          </table:table-cell>
          <table:table-cell table:formula="of:=[.D31]/1000" office:value-type="percentage" office:value="0.75" calcext:value-type="percentage">
            <text:p>75,0%</text:p>
          </table:table-cell>
          <table:table-cell table:formula="of:=[.E31]/1000" office:value-type="percentage" office:value="0.811" calcext:value-type="percentage">
            <text:p>81,1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dinosaur</text:p>
          </table:table-cell>
          <table:table-cell office:value-type="float" office:value="696" calcext:value-type="float">
            <text:p>696</text:p>
          </table:table-cell>
          <table:table-cell office:value-type="float" office:value="780" calcext:value-type="float">
            <text:p>780</text:p>
          </table:table-cell>
          <table:table-cell office:value-type="float" office:value="736" calcext:value-type="float">
            <text:p>73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inosaur</text:p>
          </table:table-cell>
          <table:table-cell table:formula="of:=[.C32]/1000" office:value-type="percentage" office:value="0.696" calcext:value-type="percentage">
            <text:p>69,6%</text:p>
          </table:table-cell>
          <table:table-cell table:formula="of:=[.D32]/1000" office:value-type="percentage" office:value="0.78" calcext:value-type="percentage">
            <text:p>78,0%</text:p>
          </table:table-cell>
          <table:table-cell table:formula="of:=[.E32]/1000" office:value-type="percentage" office:value="0.736" calcext:value-type="percentage">
            <text:p>73,6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dolphin</text:p>
          </table:table-cell>
          <table:table-cell office:value-type="float" office:value="657" calcext:value-type="float">
            <text:p>657</text:p>
          </table:table-cell>
          <table:table-cell office:value-type="float" office:value="900" calcext:value-type="float">
            <text:p>900</text:p>
          </table:table-cell>
          <table:table-cell office:value-type="float" office:value="759" calcext:value-type="float">
            <text:p>75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olphin</text:p>
          </table:table-cell>
          <table:table-cell table:formula="of:=[.C33]/1000" office:value-type="percentage" office:value="0.657" calcext:value-type="percentage">
            <text:p>65,7%</text:p>
          </table:table-cell>
          <table:table-cell table:formula="of:=[.D33]/1000" office:value-type="percentage" office:value="0.9" calcext:value-type="percentage">
            <text:p>90,0%</text:p>
          </table:table-cell>
          <table:table-cell table:formula="of:=[.E33]/1000" office:value-type="percentage" office:value="0.759" calcext:value-type="percentage">
            <text:p>75,9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elephant</text:p>
          </table:table-cell>
          <table:table-cell office:value-type="float" office:value="804" calcext:value-type="float">
            <text:p>804</text:p>
          </table:table-cell>
          <table:table-cell office:value-type="float" office:value="780" calcext:value-type="float">
            <text:p>780</text:p>
          </table:table-cell>
          <table:table-cell office:value-type="float" office:value="792" calcext:value-type="float">
            <text:p>79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elephant</text:p>
          </table:table-cell>
          <table:table-cell table:formula="of:=[.C34]/1000" office:value-type="percentage" office:value="0.804" calcext:value-type="percentage">
            <text:p>80,4%</text:p>
          </table:table-cell>
          <table:table-cell table:formula="of:=[.D34]/1000" office:value-type="percentage" office:value="0.78" calcext:value-type="percentage">
            <text:p>78,0%</text:p>
          </table:table-cell>
          <table:table-cell table:formula="of:=[.E34]/1000" office:value-type="percentage" office:value="0.792" calcext:value-type="percentage">
            <text:p>79,2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flatfish</text:p>
          </table:table-cell>
          <table:table-cell office:value-type="float" office:value="818" calcext:value-type="float">
            <text:p>818</text:p>
          </table:table-cell>
          <table:table-cell office:value-type="float" office:value="810" calcext:value-type="float">
            <text:p>810</text:p>
          </table:table-cell>
          <table:table-cell office:value-type="float" office:value="814" calcext:value-type="float">
            <text:p>81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latfish</text:p>
          </table:table-cell>
          <table:table-cell table:formula="of:=[.C35]/1000" office:value-type="percentage" office:value="0.818" calcext:value-type="percentage">
            <text:p>81,8%</text:p>
          </table:table-cell>
          <table:table-cell table:formula="of:=[.D35]/1000" office:value-type="percentage" office:value="0.81" calcext:value-type="percentage">
            <text:p>81,0%</text:p>
          </table:table-cell>
          <table:table-cell table:formula="of:=[.E35]/1000" office:value-type="percentage" office:value="0.814" calcext:value-type="percentage">
            <text:p>81,4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forest</text:p>
          </table:table-cell>
          <table:table-cell office:value-type="float" office:value="871" calcext:value-type="float">
            <text:p>871</text:p>
          </table:table-cell>
          <table:table-cell office:value-type="float" office:value="880" calcext:value-type="float">
            <text:p>880</text:p>
          </table:table-cell>
          <table:table-cell office:value-type="float" office:value="876" calcext:value-type="float">
            <text:p>87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orest</text:p>
          </table:table-cell>
          <table:table-cell table:formula="of:=[.C36]/1000" office:value-type="percentage" office:value="0.871" calcext:value-type="percentage">
            <text:p>87,1%</text:p>
          </table:table-cell>
          <table:table-cell table:formula="of:=[.D36]/1000" office:value-type="percentage" office:value="0.88" calcext:value-type="percentage">
            <text:p>88,0%</text:p>
          </table:table-cell>
          <table:table-cell table:formula="of:=[.E36]/1000" office:value-type="percentage" office:value="0.876" calcext:value-type="percentage">
            <text:p>87,6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fox</text:p>
          </table:table-cell>
          <table:table-cell office:value-type="float" office:value="713" calcext:value-type="float">
            <text:p>713</text:p>
          </table:table-cell>
          <table:table-cell office:value-type="float" office:value="820" calcext:value-type="float">
            <text:p>820</text:p>
          </table:table-cell>
          <table:table-cell office:value-type="float" office:value="763" calcext:value-type="float">
            <text:p>76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ox</text:p>
          </table:table-cell>
          <table:table-cell table:formula="of:=[.C37]/1000" office:value-type="percentage" office:value="0.713" calcext:value-type="percentage">
            <text:p>71,3%</text:p>
          </table:table-cell>
          <table:table-cell table:formula="of:=[.D37]/1000" office:value-type="percentage" office:value="0.82" calcext:value-type="percentage">
            <text:p>82,0%</text:p>
          </table:table-cell>
          <table:table-cell table:formula="of:=[.E37]/1000" office:value-type="percentage" office:value="0.763" calcext:value-type="percentage">
            <text:p>76,3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girl</text:p>
          </table:table-cell>
          <table:table-cell office:value-type="float" office:value="862" calcext:value-type="float">
            <text:p>862</text:p>
          </table:table-cell>
          <table:table-cell office:value-type="float" office:value="750" calcext:value-type="float">
            <text:p>750</text:p>
          </table:table-cell>
          <table:table-cell office:value-type="float" office:value="802" calcext:value-type="float">
            <text:p>80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girl</text:p>
          </table:table-cell>
          <table:table-cell table:formula="of:=[.C38]/1000" office:value-type="percentage" office:value="0.862" calcext:value-type="percentage">
            <text:p>86,2%</text:p>
          </table:table-cell>
          <table:table-cell table:formula="of:=[.D38]/1000" office:value-type="percentage" office:value="0.75" calcext:value-type="percentage">
            <text:p>75,0%</text:p>
          </table:table-cell>
          <table:table-cell table:formula="of:=[.E38]/1000" office:value-type="percentage" office:value="0.802" calcext:value-type="percentage">
            <text:p>80,2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amster</text:p>
          </table:table-cell>
          <table:table-cell office:value-type="float" office:value="755" calcext:value-type="float">
            <text:p>755</text:p>
          </table:table-cell>
          <table:table-cell office:value-type="float" office:value="740" calcext:value-type="float">
            <text:p>740</text:p>
          </table:table-cell>
          <table:table-cell office:value-type="float" office:value="747" calcext:value-type="float">
            <text:p>74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hamster</text:p>
          </table:table-cell>
          <table:table-cell table:formula="of:=[.C39]/1000" office:value-type="percentage" office:value="0.755" calcext:value-type="percentage">
            <text:p>75,5%</text:p>
          </table:table-cell>
          <table:table-cell table:formula="of:=[.D39]/1000" office:value-type="percentage" office:value="0.74" calcext:value-type="percentage">
            <text:p>74,0%</text:p>
          </table:table-cell>
          <table:table-cell table:formula="of:=[.E39]/1000" office:value-type="percentage" office:value="0.747" calcext:value-type="percentage">
            <text:p>74,7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ouse</text:p>
          </table:table-cell>
          <table:table-cell office:value-type="float" office:value="826" calcext:value-type="float">
            <text:p>826</text:p>
          </table:table-cell>
          <table:table-cell office:value-type="float" office:value="900" calcext:value-type="float">
            <text:p>900</text:p>
          </table:table-cell>
          <table:table-cell office:value-type="float" office:value="861" calcext:value-type="float">
            <text:p>86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house</text:p>
          </table:table-cell>
          <table:table-cell table:formula="of:=[.C40]/1000" office:value-type="percentage" office:value="0.826" calcext:value-type="percentage">
            <text:p>82,6%</text:p>
          </table:table-cell>
          <table:table-cell table:formula="of:=[.D40]/1000" office:value-type="percentage" office:value="0.9" calcext:value-type="percentage">
            <text:p>90,0%</text:p>
          </table:table-cell>
          <table:table-cell table:formula="of:=[.E40]/1000" office:value-type="percentage" office:value="0.861" calcext:value-type="percentage">
            <text:p>86,1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kangaroo</text:p>
          </table:table-cell>
          <table:table-cell office:value-type="float" office:value="714" calcext:value-type="float">
            <text:p>714</text:p>
          </table:table-cell>
          <table:table-cell office:value-type="float" office:value="750" calcext:value-type="float">
            <text:p>750</text:p>
          </table:table-cell>
          <table:table-cell office:value-type="float" office:value="732" calcext:value-type="float">
            <text:p>73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kangaroo</text:p>
          </table:table-cell>
          <table:table-cell table:formula="of:=[.C41]/1000" office:value-type="percentage" office:value="0.714" calcext:value-type="percentage">
            <text:p>71,4%</text:p>
          </table:table-cell>
          <table:table-cell table:formula="of:=[.D41]/1000" office:value-type="percentage" office:value="0.75" calcext:value-type="percentage">
            <text:p>75,0%</text:p>
          </table:table-cell>
          <table:table-cell table:formula="of:=[.E41]/1000" office:value-type="percentage" office:value="0.732" calcext:value-type="percentage">
            <text:p>73,2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keyboard</text:p>
          </table:table-cell>
          <table:table-cell office:value-type="float" office:value="798" calcext:value-type="float">
            <text:p>798</text:p>
          </table:table-cell>
          <table:table-cell office:value-type="float" office:value="790" calcext:value-type="float">
            <text:p>790</text:p>
          </table:table-cell>
          <table:table-cell office:value-type="float" office:value="794" calcext:value-type="float">
            <text:p>79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keyboard</text:p>
          </table:table-cell>
          <table:table-cell table:formula="of:=[.C42]/1000" office:value-type="percentage" office:value="0.798" calcext:value-type="percentage">
            <text:p>79,8%</text:p>
          </table:table-cell>
          <table:table-cell table:formula="of:=[.D42]/1000" office:value-type="percentage" office:value="0.79" calcext:value-type="percentage">
            <text:p>79,0%</text:p>
          </table:table-cell>
          <table:table-cell table:formula="of:=[.E42]/1000" office:value-type="percentage" office:value="0.794" calcext:value-type="percentage">
            <text:p>79,4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amp</text:p>
          </table:table-cell>
          <table:table-cell office:value-type="float" office:value="827" calcext:value-type="float">
            <text:p>827</text:p>
          </table:table-cell>
          <table:table-cell office:value-type="float" office:value="620" calcext:value-type="float">
            <text:p>620</text:p>
          </table:table-cell>
          <table:table-cell office:value-type="float" office:value="709" calcext:value-type="float">
            <text:p>70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lamp</text:p>
          </table:table-cell>
          <table:table-cell table:formula="of:=[.C43]/1000" office:value-type="percentage" office:value="0.827" calcext:value-type="percentage">
            <text:p>82,7%</text:p>
          </table:table-cell>
          <table:table-cell table:formula="of:=[.D43]/1000" office:value-type="percentage" office:value="0.62" calcext:value-type="percentage">
            <text:p>62,0%</text:p>
          </table:table-cell>
          <table:table-cell table:formula="of:=[.E43]/1000" office:value-type="percentage" office:value="0.709" calcext:value-type="percentage">
            <text:p>70,9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awn_mower</text:p>
          </table:table-cell>
          <table:table-cell table:number-columns-repeated="3" office:value-type="float" office:value="860" calcext:value-type="float">
            <text:p>8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lawn_mower</text:p>
          </table:table-cell>
          <table:table-cell table:formula="of:=[.C44]/1000" office:value-type="percentage" office:value="0.86" calcext:value-type="percentage">
            <text:p>86,0%</text:p>
          </table:table-cell>
          <table:table-cell table:formula="of:=[.D44]/1000" office:value-type="percentage" office:value="0.86" calcext:value-type="percentage">
            <text:p>86,0%</text:p>
          </table:table-cell>
          <table:table-cell table:formula="of:=[.E44]/1000" office:value-type="percentage" office:value="0.86" calcext:value-type="percentage">
            <text:p>86,0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eopard</text:p>
          </table:table-cell>
          <table:table-cell office:value-type="float" office:value="963" calcext:value-type="float">
            <text:p>963</text:p>
          </table:table-cell>
          <table:table-cell office:value-type="float" office:value="780" calcext:value-type="float">
            <text:p>780</text:p>
          </table:table-cell>
          <table:table-cell office:value-type="float" office:value="862" calcext:value-type="float">
            <text:p>86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leopard</text:p>
          </table:table-cell>
          <table:table-cell table:formula="of:=[.C45]/1000" office:value-type="percentage" office:value="0.963" calcext:value-type="percentage">
            <text:p>96,3%</text:p>
          </table:table-cell>
          <table:table-cell table:formula="of:=[.D45]/1000" office:value-type="percentage" office:value="0.78" calcext:value-type="percentage">
            <text:p>78,0%</text:p>
          </table:table-cell>
          <table:table-cell table:formula="of:=[.E45]/1000" office:value-type="percentage" office:value="0.862" calcext:value-type="percentage">
            <text:p>86,2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ion</text:p>
          </table:table-cell>
          <table:table-cell office:value-type="float" office:value="845" calcext:value-type="float">
            <text:p>845</text:p>
          </table:table-cell>
          <table:table-cell office:value-type="float" office:value="820" calcext:value-type="float">
            <text:p>820</text:p>
          </table:table-cell>
          <table:table-cell office:value-type="float" office:value="832" calcext:value-type="float">
            <text:p>83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lion</text:p>
          </table:table-cell>
          <table:table-cell table:formula="of:=[.C46]/1000" office:value-type="percentage" office:value="0.845" calcext:value-type="percentage">
            <text:p>84,5%</text:p>
          </table:table-cell>
          <table:table-cell table:formula="of:=[.D46]/1000" office:value-type="percentage" office:value="0.82" calcext:value-type="percentage">
            <text:p>82,0%</text:p>
          </table:table-cell>
          <table:table-cell table:formula="of:=[.E46]/1000" office:value-type="percentage" office:value="0.832" calcext:value-type="percentage">
            <text:p>83,2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izard</text:p>
          </table:table-cell>
          <table:table-cell office:value-type="float" office:value="739" calcext:value-type="float">
            <text:p>739</text:p>
          </table:table-cell>
          <table:table-cell office:value-type="float" office:value="820" calcext:value-type="float">
            <text:p>820</text:p>
          </table:table-cell>
          <table:table-cell office:value-type="float" office:value="777" calcext:value-type="float">
            <text:p>77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lizard</text:p>
          </table:table-cell>
          <table:table-cell table:formula="of:=[.C47]/1000" office:value-type="percentage" office:value="0.739" calcext:value-type="percentage">
            <text:p>73,9%</text:p>
          </table:table-cell>
          <table:table-cell table:formula="of:=[.D47]/1000" office:value-type="percentage" office:value="0.82" calcext:value-type="percentage">
            <text:p>82,0%</text:p>
          </table:table-cell>
          <table:table-cell table:formula="of:=[.E47]/1000" office:value-type="percentage" office:value="0.777" calcext:value-type="percentage">
            <text:p>77,7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obster</text:p>
          </table:table-cell>
          <table:table-cell office:value-type="float" office:value="756" calcext:value-type="float">
            <text:p>756</text:p>
          </table:table-cell>
          <table:table-cell office:value-type="float" office:value="680" calcext:value-type="float">
            <text:p>680</text:p>
          </table:table-cell>
          <table:table-cell office:value-type="float" office:value="716" calcext:value-type="float">
            <text:p>71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lobster</text:p>
          </table:table-cell>
          <table:table-cell table:formula="of:=[.C48]/1000" office:value-type="percentage" office:value="0.756" calcext:value-type="percentage">
            <text:p>75,6%</text:p>
          </table:table-cell>
          <table:table-cell table:formula="of:=[.D48]/1000" office:value-type="percentage" office:value="0.68" calcext:value-type="percentage">
            <text:p>68,0%</text:p>
          </table:table-cell>
          <table:table-cell table:formula="of:=[.E48]/1000" office:value-type="percentage" office:value="0.716" calcext:value-type="percentage">
            <text:p>71,6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man</text:p>
          </table:table-cell>
          <table:table-cell office:value-type="float" office:value="814" calcext:value-type="float">
            <text:p>814</text:p>
          </table:table-cell>
          <table:table-cell office:value-type="float" office:value="790" calcext:value-type="float">
            <text:p>790</text:p>
          </table:table-cell>
          <table:table-cell office:value-type="float" office:value="802" calcext:value-type="float">
            <text:p>80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an</text:p>
          </table:table-cell>
          <table:table-cell table:formula="of:=[.C49]/1000" office:value-type="percentage" office:value="0.814" calcext:value-type="percentage">
            <text:p>81,4%</text:p>
          </table:table-cell>
          <table:table-cell table:formula="of:=[.D49]/1000" office:value-type="percentage" office:value="0.79" calcext:value-type="percentage">
            <text:p>79,0%</text:p>
          </table:table-cell>
          <table:table-cell table:formula="of:=[.E49]/1000" office:value-type="percentage" office:value="0.802" calcext:value-type="percentage">
            <text:p>80,2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maple_tree</text:p>
          </table:table-cell>
          <table:table-cell office:value-type="float" office:value="955" calcext:value-type="float">
            <text:p>955</text:p>
          </table:table-cell>
          <table:table-cell office:value-type="float" office:value="840" calcext:value-type="float">
            <text:p>840</text:p>
          </table:table-cell>
          <table:table-cell office:value-type="float" office:value="894" calcext:value-type="float">
            <text:p>89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aple_tree</text:p>
          </table:table-cell>
          <table:table-cell table:formula="of:=[.C50]/1000" office:value-type="percentage" office:value="0.955" calcext:value-type="percentage">
            <text:p>95,5%</text:p>
          </table:table-cell>
          <table:table-cell table:formula="of:=[.D50]/1000" office:value-type="percentage" office:value="0.84" calcext:value-type="percentage">
            <text:p>84,0%</text:p>
          </table:table-cell>
          <table:table-cell table:formula="of:=[.E50]/1000" office:value-type="percentage" office:value="0.894" calcext:value-type="percentage">
            <text:p>89,4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motorcycle</text:p>
          </table:table-cell>
          <table:table-cell office:value-type="float" office:value="926" calcext:value-type="float">
            <text:p>926</text:p>
          </table:table-cell>
          <table:table-cell office:value-type="float" office:value="870" calcext:value-type="float">
            <text:p>870</text:p>
          </table:table-cell>
          <table:table-cell office:value-type="float" office:value="897" calcext:value-type="float">
            <text:p>89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otorcycle</text:p>
          </table:table-cell>
          <table:table-cell table:formula="of:=[.C51]/1000" office:value-type="percentage" office:value="0.926" calcext:value-type="percentage">
            <text:p>92,6%</text:p>
          </table:table-cell>
          <table:table-cell table:formula="of:=[.D51]/1000" office:value-type="percentage" office:value="0.87" calcext:value-type="percentage">
            <text:p>87,0%</text:p>
          </table:table-cell>
          <table:table-cell table:formula="of:=[.E51]/1000" office:value-type="percentage" office:value="0.897" calcext:value-type="percentage">
            <text:p>89,7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mountain</text:p>
          </table:table-cell>
          <table:table-cell office:value-type="float" office:value="898" calcext:value-type="float">
            <text:p>898</text:p>
          </table:table-cell>
          <table:table-cell office:value-type="float" office:value="880" calcext:value-type="float">
            <text:p>880</text:p>
          </table:table-cell>
          <table:table-cell office:value-type="float" office:value="889" calcext:value-type="float">
            <text:p>88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ountain</text:p>
          </table:table-cell>
          <table:table-cell table:formula="of:=[.C52]/1000" office:value-type="percentage" office:value="0.898" calcext:value-type="percentage">
            <text:p>89,8%</text:p>
          </table:table-cell>
          <table:table-cell table:formula="of:=[.D52]/1000" office:value-type="percentage" office:value="0.88" calcext:value-type="percentage">
            <text:p>88,0%</text:p>
          </table:table-cell>
          <table:table-cell table:formula="of:=[.E52]/1000" office:value-type="percentage" office:value="0.889" calcext:value-type="percentage">
            <text:p>88,9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mouse</text:p>
          </table:table-cell>
          <table:table-cell office:value-type="float" office:value="947" calcext:value-type="float">
            <text:p>947</text:p>
          </table:table-cell>
          <table:table-cell office:value-type="float" office:value="720" calcext:value-type="float">
            <text:p>720</text:p>
          </table:table-cell>
          <table:table-cell office:value-type="float" office:value="818" calcext:value-type="float">
            <text:p>81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ouse</text:p>
          </table:table-cell>
          <table:table-cell table:formula="of:=[.C53]/1000" office:value-type="percentage" office:value="0.947" calcext:value-type="percentage">
            <text:p>94,7%</text:p>
          </table:table-cell>
          <table:table-cell table:formula="of:=[.D53]/1000" office:value-type="percentage" office:value="0.72" calcext:value-type="percentage">
            <text:p>72,0%</text:p>
          </table:table-cell>
          <table:table-cell table:formula="of:=[.E53]/1000" office:value-type="percentage" office:value="0.818" calcext:value-type="percentage">
            <text:p>81,8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mushroom</text:p>
          </table:table-cell>
          <table:table-cell office:value-type="float" office:value="709" calcext:value-type="float">
            <text:p>709</text:p>
          </table:table-cell>
          <table:table-cell office:value-type="float" office:value="780" calcext:value-type="float">
            <text:p>780</text:p>
          </table:table-cell>
          <table:table-cell office:value-type="float" office:value="743" calcext:value-type="float">
            <text:p>74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ushroom</text:p>
          </table:table-cell>
          <table:table-cell table:formula="of:=[.C54]/1000" office:value-type="percentage" office:value="0.709" calcext:value-type="percentage">
            <text:p>70,9%</text:p>
          </table:table-cell>
          <table:table-cell table:formula="of:=[.D54]/1000" office:value-type="percentage" office:value="0.78" calcext:value-type="percentage">
            <text:p>78,0%</text:p>
          </table:table-cell>
          <table:table-cell table:formula="of:=[.E54]/1000" office:value-type="percentage" office:value="0.743" calcext:value-type="percentage">
            <text:p>74,3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oak_tree</text:p>
          </table:table-cell>
          <table:table-cell office:value-type="float" office:value="886" calcext:value-type="float">
            <text:p>886</text:p>
          </table:table-cell>
          <table:table-cell office:value-type="float" office:value="930" calcext:value-type="float">
            <text:p>930</text:p>
          </table:table-cell>
          <table:table-cell office:value-type="float" office:value="907" calcext:value-type="float">
            <text:p>90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oak_tree</text:p>
          </table:table-cell>
          <table:table-cell table:formula="of:=[.C55]/1000" office:value-type="percentage" office:value="0.886" calcext:value-type="percentage">
            <text:p>88,6%</text:p>
          </table:table-cell>
          <table:table-cell table:formula="of:=[.D55]/1000" office:value-type="percentage" office:value="0.93" calcext:value-type="percentage">
            <text:p>93,0%</text:p>
          </table:table-cell>
          <table:table-cell table:formula="of:=[.E55]/1000" office:value-type="percentage" office:value="0.907" calcext:value-type="percentage">
            <text:p>90,7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orange</text:p>
          </table:table-cell>
          <table:table-cell office:value-type="float" office:value="717" calcext:value-type="float">
            <text:p>717</text:p>
          </table:table-cell>
          <table:table-cell office:value-type="float" office:value="810" calcext:value-type="float">
            <text:p>810</text:p>
          </table:table-cell>
          <table:table-cell office:value-type="float" office:value="761" calcext:value-type="float">
            <text:p>76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orange</text:p>
          </table:table-cell>
          <table:table-cell table:formula="of:=[.C56]/1000" office:value-type="percentage" office:value="0.717" calcext:value-type="percentage">
            <text:p>71,7%</text:p>
          </table:table-cell>
          <table:table-cell table:formula="of:=[.D56]/1000" office:value-type="percentage" office:value="0.81" calcext:value-type="percentage">
            <text:p>81,0%</text:p>
          </table:table-cell>
          <table:table-cell table:formula="of:=[.E56]/1000" office:value-type="percentage" office:value="0.761" calcext:value-type="percentage">
            <text:p>76,1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orchid</text:p>
          </table:table-cell>
          <table:table-cell office:value-type="float" office:value="963" calcext:value-type="float">
            <text:p>963</text:p>
          </table:table-cell>
          <table:table-cell office:value-type="float" office:value="770" calcext:value-type="float">
            <text:p>770</text:p>
          </table:table-cell>
          <table:table-cell office:value-type="float" office:value="856" calcext:value-type="float">
            <text:p>85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orchid</text:p>
          </table:table-cell>
          <table:table-cell table:formula="of:=[.C57]/1000" office:value-type="percentage" office:value="0.963" calcext:value-type="percentage">
            <text:p>96,3%</text:p>
          </table:table-cell>
          <table:table-cell table:formula="of:=[.D57]/1000" office:value-type="percentage" office:value="0.77" calcext:value-type="percentage">
            <text:p>77,0%</text:p>
          </table:table-cell>
          <table:table-cell table:formula="of:=[.E57]/1000" office:value-type="percentage" office:value="0.856" calcext:value-type="percentage">
            <text:p>85,6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otter</text:p>
          </table:table-cell>
          <table:table-cell office:value-type="float" office:value="878" calcext:value-type="float">
            <text:p>878</text:p>
          </table:table-cell>
          <table:table-cell office:value-type="float" office:value="790" calcext:value-type="float">
            <text:p>790</text:p>
          </table:table-cell>
          <table:table-cell office:value-type="float" office:value="832" calcext:value-type="float">
            <text:p>83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otter</text:p>
          </table:table-cell>
          <table:table-cell table:formula="of:=[.C58]/1000" office:value-type="percentage" office:value="0.878" calcext:value-type="percentage">
            <text:p>87,8%</text:p>
          </table:table-cell>
          <table:table-cell table:formula="of:=[.D58]/1000" office:value-type="percentage" office:value="0.79" calcext:value-type="percentage">
            <text:p>79,0%</text:p>
          </table:table-cell>
          <table:table-cell table:formula="of:=[.E58]/1000" office:value-type="percentage" office:value="0.832" calcext:value-type="percentage">
            <text:p>83,2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palm_tree</text:p>
          </table:table-cell>
          <table:table-cell office:value-type="float" office:value="871" calcext:value-type="float">
            <text:p>871</text:p>
          </table:table-cell>
          <table:table-cell office:value-type="float" office:value="810" calcext:value-type="float">
            <text:p>810</text:p>
          </table:table-cell>
          <table:table-cell office:value-type="float" office:value="839" calcext:value-type="float">
            <text:p>83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alm_tree</text:p>
          </table:table-cell>
          <table:table-cell table:formula="of:=[.C59]/1000" office:value-type="percentage" office:value="0.871" calcext:value-type="percentage">
            <text:p>87,1%</text:p>
          </table:table-cell>
          <table:table-cell table:formula="of:=[.D59]/1000" office:value-type="percentage" office:value="0.81" calcext:value-type="percentage">
            <text:p>81,0%</text:p>
          </table:table-cell>
          <table:table-cell table:formula="of:=[.E59]/1000" office:value-type="percentage" office:value="0.839" calcext:value-type="percentage">
            <text:p>83,9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pear</text:p>
          </table:table-cell>
          <table:table-cell office:value-type="float" office:value="747" calcext:value-type="float">
            <text:p>747</text:p>
          </table:table-cell>
          <table:table-cell office:value-type="float" office:value="710" calcext:value-type="float">
            <text:p>710</text:p>
          </table:table-cell>
          <table:table-cell office:value-type="float" office:value="728" calcext:value-type="float">
            <text:p>72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ear</text:p>
          </table:table-cell>
          <table:table-cell table:formula="of:=[.C60]/1000" office:value-type="percentage" office:value="0.747" calcext:value-type="percentage">
            <text:p>74,7%</text:p>
          </table:table-cell>
          <table:table-cell table:formula="of:=[.D60]/1000" office:value-type="percentage" office:value="0.71" calcext:value-type="percentage">
            <text:p>71,0%</text:p>
          </table:table-cell>
          <table:table-cell table:formula="of:=[.E60]/1000" office:value-type="percentage" office:value="0.728" calcext:value-type="percentage">
            <text:p>72,8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pickup_truck</text:p>
          </table:table-cell>
          <table:table-cell office:value-type="float" office:value="977" calcext:value-type="float">
            <text:p>977</text:p>
          </table:table-cell>
          <table:table-cell office:value-type="float" office:value="860" calcext:value-type="float">
            <text:p>860</text:p>
          </table:table-cell>
          <table:table-cell office:value-type="float" office:value="915" calcext:value-type="float">
            <text:p>91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ickup_truck</text:p>
          </table:table-cell>
          <table:table-cell table:formula="of:=[.C61]/1000" office:value-type="percentage" office:value="0.977" calcext:value-type="percentage">
            <text:p>97,7%</text:p>
          </table:table-cell>
          <table:table-cell table:formula="of:=[.D61]/1000" office:value-type="percentage" office:value="0.86" calcext:value-type="percentage">
            <text:p>86,0%</text:p>
          </table:table-cell>
          <table:table-cell table:formula="of:=[.E61]/1000" office:value-type="percentage" office:value="0.915" calcext:value-type="percentage">
            <text:p>91,5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pine_tree</text:p>
          </table:table-cell>
          <table:table-cell office:value-type="float" office:value="906" calcext:value-type="float">
            <text:p>906</text:p>
          </table:table-cell>
          <table:table-cell office:value-type="float" office:value="870" calcext:value-type="float">
            <text:p>870</text:p>
          </table:table-cell>
          <table:table-cell office:value-type="float" office:value="888" calcext:value-type="float">
            <text:p>88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ine_tree</text:p>
          </table:table-cell>
          <table:table-cell table:formula="of:=[.C62]/1000" office:value-type="percentage" office:value="0.906" calcext:value-type="percentage">
            <text:p>90,6%</text:p>
          </table:table-cell>
          <table:table-cell table:formula="of:=[.D62]/1000" office:value-type="percentage" office:value="0.87" calcext:value-type="percentage">
            <text:p>87,0%</text:p>
          </table:table-cell>
          <table:table-cell table:formula="of:=[.E62]/1000" office:value-type="percentage" office:value="0.888" calcext:value-type="percentage">
            <text:p>88,8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plain</text:p>
          </table:table-cell>
          <table:table-cell office:value-type="float" office:value="918" calcext:value-type="float">
            <text:p>918</text:p>
          </table:table-cell>
          <table:table-cell office:value-type="float" office:value="900" calcext:value-type="float">
            <text:p>900</text:p>
          </table:table-cell>
          <table:table-cell office:value-type="float" office:value="909" calcext:value-type="float">
            <text:p>90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lain</text:p>
          </table:table-cell>
          <table:table-cell table:formula="of:=[.C63]/1000" office:value-type="percentage" office:value="0.918" calcext:value-type="percentage">
            <text:p>91,8%</text:p>
          </table:table-cell>
          <table:table-cell table:formula="of:=[.D63]/1000" office:value-type="percentage" office:value="0.9" calcext:value-type="percentage">
            <text:p>90,0%</text:p>
          </table:table-cell>
          <table:table-cell table:formula="of:=[.E63]/1000" office:value-type="percentage" office:value="0.909" calcext:value-type="percentage">
            <text:p>90,9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plate</text:p>
          </table:table-cell>
          <table:table-cell office:value-type="float" office:value="808" calcext:value-type="float">
            <text:p>808</text:p>
          </table:table-cell>
          <table:table-cell office:value-type="float" office:value="800" calcext:value-type="float">
            <text:p>800</text:p>
          </table:table-cell>
          <table:table-cell office:value-type="float" office:value="804" calcext:value-type="float">
            <text:p>80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late</text:p>
          </table:table-cell>
          <table:table-cell table:formula="of:=[.C64]/1000" office:value-type="percentage" office:value="0.808" calcext:value-type="percentage">
            <text:p>80,8%</text:p>
          </table:table-cell>
          <table:table-cell table:formula="of:=[.D64]/1000" office:value-type="percentage" office:value="0.8" calcext:value-type="percentage">
            <text:p>80,0%</text:p>
          </table:table-cell>
          <table:table-cell table:formula="of:=[.E64]/1000" office:value-type="percentage" office:value="0.804" calcext:value-type="percentage">
            <text:p>80,4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poppy</text:p>
          </table:table-cell>
          <table:table-cell office:value-type="float" office:value="779" calcext:value-type="float">
            <text:p>779</text:p>
          </table:table-cell>
          <table:table-cell office:value-type="float" office:value="740" calcext:value-type="float">
            <text:p>740</text:p>
          </table:table-cell>
          <table:table-cell office:value-type="float" office:value="759" calcext:value-type="float">
            <text:p>75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oppy</text:p>
          </table:table-cell>
          <table:table-cell table:formula="of:=[.C65]/1000" office:value-type="percentage" office:value="0.779" calcext:value-type="percentage">
            <text:p>77,9%</text:p>
          </table:table-cell>
          <table:table-cell table:formula="of:=[.D65]/1000" office:value-type="percentage" office:value="0.74" calcext:value-type="percentage">
            <text:p>74,0%</text:p>
          </table:table-cell>
          <table:table-cell table:formula="of:=[.E65]/1000" office:value-type="percentage" office:value="0.759" calcext:value-type="percentage">
            <text:p>75,9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porcupine</text:p>
          </table:table-cell>
          <table:table-cell table:number-columns-repeated="3"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orcupine</text:p>
          </table:table-cell>
          <table:table-cell table:formula="of:=[.C66]/1000" office:value-type="percentage" office:value="0.8" calcext:value-type="percentage">
            <text:p>80,0%</text:p>
          </table:table-cell>
          <table:table-cell table:formula="of:=[.D66]/1000" office:value-type="percentage" office:value="0.8" calcext:value-type="percentage">
            <text:p>80,0%</text:p>
          </table:table-cell>
          <table:table-cell table:formula="of:=[.E66]/1000" office:value-type="percentage" office:value="0.8" calcext:value-type="percentage">
            <text:p>80,0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possum</text:p>
          </table:table-cell>
          <table:table-cell office:value-type="float" office:value="659" calcext:value-type="float">
            <text:p>659</text:p>
          </table:table-cell>
          <table:table-cell office:value-type="float" office:value="830" calcext:value-type="float">
            <text:p>830</text:p>
          </table:table-cell>
          <table:table-cell office:value-type="float" office:value="735" calcext:value-type="float">
            <text:p>73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ossum</text:p>
          </table:table-cell>
          <table:table-cell table:formula="of:=[.C67]/1000" office:value-type="percentage" office:value="0.659" calcext:value-type="percentage">
            <text:p>65,9%</text:p>
          </table:table-cell>
          <table:table-cell table:formula="of:=[.D67]/1000" office:value-type="percentage" office:value="0.83" calcext:value-type="percentage">
            <text:p>83,0%</text:p>
          </table:table-cell>
          <table:table-cell table:formula="of:=[.E67]/1000" office:value-type="percentage" office:value="0.735" calcext:value-type="percentage">
            <text:p>73,5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rabbit</text:p>
          </table:table-cell>
          <table:table-cell office:value-type="float" office:value="771" calcext:value-type="float">
            <text:p>771</text:p>
          </table:table-cell>
          <table:table-cell office:value-type="float" office:value="640" calcext:value-type="float">
            <text:p>640</text:p>
          </table:table-cell>
          <table:table-cell office:value-type="float" office:value="699" calcext:value-type="float">
            <text:p>69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abbit</text:p>
          </table:table-cell>
          <table:table-cell table:formula="of:=[.C68]/1000" office:value-type="percentage" office:value="0.771" calcext:value-type="percentage">
            <text:p>77,1%</text:p>
          </table:table-cell>
          <table:table-cell table:formula="of:=[.D68]/1000" office:value-type="percentage" office:value="0.64" calcext:value-type="percentage">
            <text:p>64,0%</text:p>
          </table:table-cell>
          <table:table-cell table:formula="of:=[.E68]/1000" office:value-type="percentage" office:value="0.699" calcext:value-type="percentage">
            <text:p>69,9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raccoon</text:p>
          </table:table-cell>
          <table:table-cell office:value-type="float" office:value="926" calcext:value-type="float">
            <text:p>926</text:p>
          </table:table-cell>
          <table:table-cell office:value-type="float" office:value="750" calcext:value-type="float">
            <text:p>750</text:p>
          </table:table-cell>
          <table:table-cell office:value-type="float" office:value="829" calcext:value-type="float">
            <text:p>82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accoon</text:p>
          </table:table-cell>
          <table:table-cell table:formula="of:=[.C69]/1000" office:value-type="percentage" office:value="0.926" calcext:value-type="percentage">
            <text:p>92,6%</text:p>
          </table:table-cell>
          <table:table-cell table:formula="of:=[.D69]/1000" office:value-type="percentage" office:value="0.75" calcext:value-type="percentage">
            <text:p>75,0%</text:p>
          </table:table-cell>
          <table:table-cell table:formula="of:=[.E69]/1000" office:value-type="percentage" office:value="0.829" calcext:value-type="percentage">
            <text:p>82,9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ray</text:p>
          </table:table-cell>
          <table:table-cell office:value-type="float" office:value="831" calcext:value-type="float">
            <text:p>831</text:p>
          </table:table-cell>
          <table:table-cell office:value-type="float" office:value="740" calcext:value-type="float">
            <text:p>740</text:p>
          </table:table-cell>
          <table:table-cell office:value-type="float" office:value="783" calcext:value-type="float">
            <text:p>78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ay</text:p>
          </table:table-cell>
          <table:table-cell table:formula="of:=[.C70]/1000" office:value-type="percentage" office:value="0.831" calcext:value-type="percentage">
            <text:p>83,1%</text:p>
          </table:table-cell>
          <table:table-cell table:formula="of:=[.D70]/1000" office:value-type="percentage" office:value="0.74" calcext:value-type="percentage">
            <text:p>74,0%</text:p>
          </table:table-cell>
          <table:table-cell table:formula="of:=[.E70]/1000" office:value-type="percentage" office:value="0.783" calcext:value-type="percentage">
            <text:p>78,3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road</text:p>
          </table:table-cell>
          <table:table-cell office:value-type="float" office:value="938" calcext:value-type="float">
            <text:p>938</text:p>
          </table:table-cell>
          <table:table-cell office:value-type="float" office:value="900" calcext:value-type="float">
            <text:p>900</text:p>
          </table:table-cell>
          <table:table-cell office:value-type="float" office:value="918" calcext:value-type="float">
            <text:p>91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ad</text:p>
          </table:table-cell>
          <table:table-cell table:formula="of:=[.C71]/1000" office:value-type="percentage" office:value="0.938" calcext:value-type="percentage">
            <text:p>93,8%</text:p>
          </table:table-cell>
          <table:table-cell table:formula="of:=[.D71]/1000" office:value-type="percentage" office:value="0.9" calcext:value-type="percentage">
            <text:p>90,0%</text:p>
          </table:table-cell>
          <table:table-cell table:formula="of:=[.E71]/1000" office:value-type="percentage" office:value="0.918" calcext:value-type="percentage">
            <text:p>91,8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rocket</text:p>
          </table:table-cell>
          <table:table-cell office:value-type="float" office:value="909" calcext:value-type="float">
            <text:p>909</text:p>
          </table:table-cell>
          <table:table-cell office:value-type="float" office:value="900" calcext:value-type="float">
            <text:p>900</text:p>
          </table:table-cell>
          <table:table-cell office:value-type="float" office:value="905" calcext:value-type="float">
            <text:p>90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cket</text:p>
          </table:table-cell>
          <table:table-cell table:formula="of:=[.C72]/1000" office:value-type="percentage" office:value="0.909" calcext:value-type="percentage">
            <text:p>90,9%</text:p>
          </table:table-cell>
          <table:table-cell table:formula="of:=[.D72]/1000" office:value-type="percentage" office:value="0.9" calcext:value-type="percentage">
            <text:p>90,0%</text:p>
          </table:table-cell>
          <table:table-cell table:formula="of:=[.E72]/1000" office:value-type="percentage" office:value="0.905" calcext:value-type="percentage">
            <text:p>90,5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rose</text:p>
          </table:table-cell>
          <table:table-cell table:number-columns-repeated="3" office:value-type="float" office:value="840" calcext:value-type="float">
            <text:p>8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se</text:p>
          </table:table-cell>
          <table:table-cell table:formula="of:=[.C73]/1000" office:value-type="percentage" office:value="0.84" calcext:value-type="percentage">
            <text:p>84,0%</text:p>
          </table:table-cell>
          <table:table-cell table:formula="of:=[.D73]/1000" office:value-type="percentage" office:value="0.84" calcext:value-type="percentage">
            <text:p>84,0%</text:p>
          </table:table-cell>
          <table:table-cell table:formula="of:=[.E73]/1000" office:value-type="percentage" office:value="0.84" calcext:value-type="percentage">
            <text:p>84,0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sea</text:p>
          </table:table-cell>
          <table:table-cell office:value-type="float" office:value="871" calcext:value-type="float">
            <text:p>871</text:p>
          </table:table-cell>
          <table:table-cell office:value-type="float" office:value="880" calcext:value-type="float">
            <text:p>880</text:p>
          </table:table-cell>
          <table:table-cell office:value-type="float" office:value="876" calcext:value-type="float">
            <text:p>87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ea</text:p>
          </table:table-cell>
          <table:table-cell table:formula="of:=[.C74]/1000" office:value-type="percentage" office:value="0.871" calcext:value-type="percentage">
            <text:p>87,1%</text:p>
          </table:table-cell>
          <table:table-cell table:formula="of:=[.D74]/1000" office:value-type="percentage" office:value="0.88" calcext:value-type="percentage">
            <text:p>88,0%</text:p>
          </table:table-cell>
          <table:table-cell table:formula="of:=[.E74]/1000" office:value-type="percentage" office:value="0.876" calcext:value-type="percentage">
            <text:p>87,6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seal</text:p>
          </table:table-cell>
          <table:table-cell office:value-type="float" office:value="727" calcext:value-type="float">
            <text:p>727</text:p>
          </table:table-cell>
          <table:table-cell office:value-type="float" office:value="720" calcext:value-type="float">
            <text:p>720</text:p>
          </table:table-cell>
          <table:table-cell office:value-type="float" office:value="724" calcext:value-type="float">
            <text:p>72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eal</text:p>
          </table:table-cell>
          <table:table-cell table:formula="of:=[.C75]/1000" office:value-type="percentage" office:value="0.727" calcext:value-type="percentage">
            <text:p>72,7%</text:p>
          </table:table-cell>
          <table:table-cell table:formula="of:=[.D75]/1000" office:value-type="percentage" office:value="0.72" calcext:value-type="percentage">
            <text:p>72,0%</text:p>
          </table:table-cell>
          <table:table-cell table:formula="of:=[.E75]/1000" office:value-type="percentage" office:value="0.724" calcext:value-type="percentage">
            <text:p>72,4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shark</text:p>
          </table:table-cell>
          <table:table-cell office:value-type="float" office:value="812" calcext:value-type="float">
            <text:p>812</text:p>
          </table:table-cell>
          <table:table-cell office:value-type="float" office:value="910" calcext:value-type="float">
            <text:p>910</text:p>
          </table:table-cell>
          <table:table-cell office:value-type="float" office:value="858" calcext:value-type="float">
            <text:p>85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hark</text:p>
          </table:table-cell>
          <table:table-cell table:formula="of:=[.C76]/1000" office:value-type="percentage" office:value="0.812" calcext:value-type="percentage">
            <text:p>81,2%</text:p>
          </table:table-cell>
          <table:table-cell table:formula="of:=[.D76]/1000" office:value-type="percentage" office:value="0.91" calcext:value-type="percentage">
            <text:p>91,0%</text:p>
          </table:table-cell>
          <table:table-cell table:formula="of:=[.E76]/1000" office:value-type="percentage" office:value="0.858" calcext:value-type="percentage">
            <text:p>85,8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shrew</text:p>
          </table:table-cell>
          <table:table-cell office:value-type="float" office:value="708" calcext:value-type="float">
            <text:p>708</text:p>
          </table:table-cell>
          <table:table-cell office:value-type="float" office:value="850" calcext:value-type="float">
            <text:p>850</text:p>
          </table:table-cell>
          <table:table-cell office:value-type="float" office:value="773" calcext:value-type="float">
            <text:p>77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hrew</text:p>
          </table:table-cell>
          <table:table-cell table:formula="of:=[.C77]/1000" office:value-type="percentage" office:value="0.708" calcext:value-type="percentage">
            <text:p>70,8%</text:p>
          </table:table-cell>
          <table:table-cell table:formula="of:=[.D77]/1000" office:value-type="percentage" office:value="0.85" calcext:value-type="percentage">
            <text:p>85,0%</text:p>
          </table:table-cell>
          <table:table-cell table:formula="of:=[.E77]/1000" office:value-type="percentage" office:value="0.773" calcext:value-type="percentage">
            <text:p>77,3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skunk</text:p>
          </table:table-cell>
          <table:table-cell office:value-type="float" office:value="947" calcext:value-type="float">
            <text:p>947</text:p>
          </table:table-cell>
          <table:table-cell office:value-type="float" office:value="900" calcext:value-type="float">
            <text:p>900</text:p>
          </table:table-cell>
          <table:table-cell office:value-type="float" office:value="923" calcext:value-type="float">
            <text:p>92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kunk</text:p>
          </table:table-cell>
          <table:table-cell table:formula="of:=[.C78]/1000" office:value-type="percentage" office:value="0.947" calcext:value-type="percentage">
            <text:p>94,7%</text:p>
          </table:table-cell>
          <table:table-cell table:formula="of:=[.D78]/1000" office:value-type="percentage" office:value="0.9" calcext:value-type="percentage">
            <text:p>90,0%</text:p>
          </table:table-cell>
          <table:table-cell table:formula="of:=[.E78]/1000" office:value-type="percentage" office:value="0.923" calcext:value-type="percentage">
            <text:p>92,3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skyscraper</text:p>
          </table:table-cell>
          <table:table-cell office:value-type="float" office:value="918" calcext:value-type="float">
            <text:p>918</text:p>
          </table:table-cell>
          <table:table-cell office:value-type="float" office:value="890" calcext:value-type="float">
            <text:p>890</text:p>
          </table:table-cell>
          <table:table-cell office:value-type="float" office:value="904" calcext:value-type="float">
            <text:p>90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kyscraper</text:p>
          </table:table-cell>
          <table:table-cell table:formula="of:=[.C79]/1000" office:value-type="percentage" office:value="0.918" calcext:value-type="percentage">
            <text:p>91,8%</text:p>
          </table:table-cell>
          <table:table-cell table:formula="of:=[.D79]/1000" office:value-type="percentage" office:value="0.89" calcext:value-type="percentage">
            <text:p>89,0%</text:p>
          </table:table-cell>
          <table:table-cell table:formula="of:=[.E79]/1000" office:value-type="percentage" office:value="0.904" calcext:value-type="percentage">
            <text:p>90,4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snail</text:p>
          </table:table-cell>
          <table:table-cell office:value-type="float" office:value="643" calcext:value-type="float">
            <text:p>643</text:p>
          </table:table-cell>
          <table:table-cell office:value-type="float" office:value="830" calcext:value-type="float">
            <text:p>830</text:p>
          </table:table-cell>
          <table:table-cell office:value-type="float" office:value="725" calcext:value-type="float">
            <text:p>72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nail</text:p>
          </table:table-cell>
          <table:table-cell table:formula="of:=[.C80]/1000" office:value-type="percentage" office:value="0.643" calcext:value-type="percentage">
            <text:p>64,3%</text:p>
          </table:table-cell>
          <table:table-cell table:formula="of:=[.D80]/1000" office:value-type="percentage" office:value="0.83" calcext:value-type="percentage">
            <text:p>83,0%</text:p>
          </table:table-cell>
          <table:table-cell table:formula="of:=[.E80]/1000" office:value-type="percentage" office:value="0.725" calcext:value-type="percentage">
            <text:p>72,5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snake</text:p>
          </table:table-cell>
          <table:table-cell office:value-type="float" office:value="565" calcext:value-type="float">
            <text:p>565</text:p>
          </table:table-cell>
          <table:table-cell office:value-type="float" office:value="780" calcext:value-type="float">
            <text:p>780</text:p>
          </table:table-cell>
          <table:table-cell office:value-type="float" office:value="655" calcext:value-type="float">
            <text:p>65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nake</text:p>
          </table:table-cell>
          <table:table-cell table:formula="of:=[.C81]/1000" office:value-type="percentage" office:value="0.565" calcext:value-type="percentage">
            <text:p>56,5%</text:p>
          </table:table-cell>
          <table:table-cell table:formula="of:=[.D81]/1000" office:value-type="percentage" office:value="0.78" calcext:value-type="percentage">
            <text:p>78,0%</text:p>
          </table:table-cell>
          <table:table-cell table:formula="of:=[.E81]/1000" office:value-type="percentage" office:value="0.655" calcext:value-type="percentage">
            <text:p>65,5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spider</text:p>
          </table:table-cell>
          <table:table-cell office:value-type="float" office:value="905" calcext:value-type="float">
            <text:p>905</text:p>
          </table:table-cell>
          <table:table-cell office:value-type="float" office:value="670" calcext:value-type="float">
            <text:p>670</text:p>
          </table:table-cell>
          <table:table-cell office:value-type="float" office:value="770" calcext:value-type="float">
            <text:p>7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pider</text:p>
          </table:table-cell>
          <table:table-cell table:formula="of:=[.C82]/1000" office:value-type="percentage" office:value="0.905" calcext:value-type="percentage">
            <text:p>90,5%</text:p>
          </table:table-cell>
          <table:table-cell table:formula="of:=[.D82]/1000" office:value-type="percentage" office:value="0.67" calcext:value-type="percentage">
            <text:p>67,0%</text:p>
          </table:table-cell>
          <table:table-cell table:formula="of:=[.E82]/1000" office:value-type="percentage" office:value="0.77" calcext:value-type="percentage">
            <text:p>77,0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squirrel</text:p>
          </table:table-cell>
          <table:table-cell office:value-type="float" office:value="657" calcext:value-type="float">
            <text:p>657</text:p>
          </table:table-cell>
          <table:table-cell office:value-type="float" office:value="710" calcext:value-type="float">
            <text:p>710</text:p>
          </table:table-cell>
          <table:table-cell office:value-type="float" office:value="683" calcext:value-type="float">
            <text:p>68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quirrel</text:p>
          </table:table-cell>
          <table:table-cell table:formula="of:=[.C83]/1000" office:value-type="percentage" office:value="0.657" calcext:value-type="percentage">
            <text:p>65,7%</text:p>
          </table:table-cell>
          <table:table-cell table:formula="of:=[.D83]/1000" office:value-type="percentage" office:value="0.71" calcext:value-type="percentage">
            <text:p>71,0%</text:p>
          </table:table-cell>
          <table:table-cell table:formula="of:=[.E83]/1000" office:value-type="percentage" office:value="0.683" calcext:value-type="percentage">
            <text:p>68,3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streetcar</text:p>
          </table:table-cell>
          <table:table-cell office:value-type="float" office:value="656" calcext:value-type="float">
            <text:p>656</text:p>
          </table:table-cell>
          <table:table-cell office:value-type="float" office:value="840" calcext:value-type="float">
            <text:p>840</text:p>
          </table:table-cell>
          <table:table-cell office:value-type="float" office:value="737" calcext:value-type="float">
            <text:p>73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treetcar</text:p>
          </table:table-cell>
          <table:table-cell table:formula="of:=[.C84]/1000" office:value-type="percentage" office:value="0.656" calcext:value-type="percentage">
            <text:p>65,6%</text:p>
          </table:table-cell>
          <table:table-cell table:formula="of:=[.D84]/1000" office:value-type="percentage" office:value="0.84" calcext:value-type="percentage">
            <text:p>84,0%</text:p>
          </table:table-cell>
          <table:table-cell table:formula="of:=[.E84]/1000" office:value-type="percentage" office:value="0.737" calcext:value-type="percentage">
            <text:p>73,7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sunflower</text:p>
          </table:table-cell>
          <table:table-cell office:value-type="float" office:value="697" calcext:value-type="float">
            <text:p>697</text:p>
          </table:table-cell>
          <table:table-cell office:value-type="float" office:value="850" calcext:value-type="float">
            <text:p>850</text:p>
          </table:table-cell>
          <table:table-cell office:value-type="float" office:value="766" calcext:value-type="float">
            <text:p>76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unflower</text:p>
          </table:table-cell>
          <table:table-cell table:formula="of:=[.C85]/1000" office:value-type="percentage" office:value="0.697" calcext:value-type="percentage">
            <text:p>69,7%</text:p>
          </table:table-cell>
          <table:table-cell table:formula="of:=[.D85]/1000" office:value-type="percentage" office:value="0.85" calcext:value-type="percentage">
            <text:p>85,0%</text:p>
          </table:table-cell>
          <table:table-cell table:formula="of:=[.E85]/1000" office:value-type="percentage" office:value="0.766" calcext:value-type="percentage">
            <text:p>76,6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sweet_pepper</text:p>
          </table:table-cell>
          <table:table-cell office:value-type="float" office:value="949" calcext:value-type="float">
            <text:p>949</text:p>
          </table:table-cell>
          <table:table-cell office:value-type="float" office:value="750" calcext:value-type="float">
            <text:p>750</text:p>
          </table:table-cell>
          <table:table-cell office:value-type="float" office:value="838" calcext:value-type="float">
            <text:p>83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weet_pepper</text:p>
          </table:table-cell>
          <table:table-cell table:formula="of:=[.C86]/1000" office:value-type="percentage" office:value="0.949" calcext:value-type="percentage">
            <text:p>94,9%</text:p>
          </table:table-cell>
          <table:table-cell table:formula="of:=[.D86]/1000" office:value-type="percentage" office:value="0.75" calcext:value-type="percentage">
            <text:p>75,0%</text:p>
          </table:table-cell>
          <table:table-cell table:formula="of:=[.E86]/1000" office:value-type="percentage" office:value="0.838" calcext:value-type="percentage">
            <text:p>83,8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table</text:p>
          </table:table-cell>
          <table:table-cell office:value-type="float" office:value="687" calcext:value-type="float">
            <text:p>687</text:p>
          </table:table-cell>
          <table:table-cell office:value-type="float" office:value="790" calcext:value-type="float">
            <text:p>790</text:p>
          </table:table-cell>
          <table:table-cell office:value-type="float" office:value="735" calcext:value-type="float">
            <text:p>73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able</text:p>
          </table:table-cell>
          <table:table-cell table:formula="of:=[.C87]/1000" office:value-type="percentage" office:value="0.687" calcext:value-type="percentage">
            <text:p>68,7%</text:p>
          </table:table-cell>
          <table:table-cell table:formula="of:=[.D87]/1000" office:value-type="percentage" office:value="0.79" calcext:value-type="percentage">
            <text:p>79,0%</text:p>
          </table:table-cell>
          <table:table-cell table:formula="of:=[.E87]/1000" office:value-type="percentage" office:value="0.735" calcext:value-type="percentage">
            <text:p>73,5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tank</text:p>
          </table:table-cell>
          <table:table-cell office:value-type="float" office:value="878" calcext:value-type="float">
            <text:p>878</text:p>
          </table:table-cell>
          <table:table-cell office:value-type="float" office:value="860" calcext:value-type="float">
            <text:p>860</text:p>
          </table:table-cell>
          <table:table-cell office:value-type="float" office:value="869" calcext:value-type="float">
            <text:p>86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ank</text:p>
          </table:table-cell>
          <table:table-cell table:formula="of:=[.C88]/1000" office:value-type="percentage" office:value="0.878" calcext:value-type="percentage">
            <text:p>87,8%</text:p>
          </table:table-cell>
          <table:table-cell table:formula="of:=[.D88]/1000" office:value-type="percentage" office:value="0.86" calcext:value-type="percentage">
            <text:p>86,0%</text:p>
          </table:table-cell>
          <table:table-cell table:formula="of:=[.E88]/1000" office:value-type="percentage" office:value="0.869" calcext:value-type="percentage">
            <text:p>86,9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telephone</text:p>
          </table:table-cell>
          <table:table-cell office:value-type="float" office:value="743" calcext:value-type="float">
            <text:p>743</text:p>
          </table:table-cell>
          <table:table-cell office:value-type="float" office:value="840" calcext:value-type="float">
            <text:p>840</text:p>
          </table:table-cell>
          <table:table-cell office:value-type="float" office:value="789" calcext:value-type="float">
            <text:p>78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elephone</text:p>
          </table:table-cell>
          <table:table-cell table:formula="of:=[.C89]/1000" office:value-type="percentage" office:value="0.743" calcext:value-type="percentage">
            <text:p>74,3%</text:p>
          </table:table-cell>
          <table:table-cell table:formula="of:=[.D89]/1000" office:value-type="percentage" office:value="0.84" calcext:value-type="percentage">
            <text:p>84,0%</text:p>
          </table:table-cell>
          <table:table-cell table:formula="of:=[.E89]/1000" office:value-type="percentage" office:value="0.789" calcext:value-type="percentage">
            <text:p>78,9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television</text:p>
          </table:table-cell>
          <table:table-cell office:value-type="float" office:value="763" calcext:value-type="float">
            <text:p>763</text:p>
          </table:table-cell>
          <table:table-cell office:value-type="float" office:value="870" calcext:value-type="float">
            <text:p>870</text:p>
          </table:table-cell>
          <table:table-cell office:value-type="float" office:value="813" calcext:value-type="float">
            <text:p>81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elevision</text:p>
          </table:table-cell>
          <table:table-cell table:formula="of:=[.C90]/1000" office:value-type="percentage" office:value="0.763" calcext:value-type="percentage">
            <text:p>76,3%</text:p>
          </table:table-cell>
          <table:table-cell table:formula="of:=[.D90]/1000" office:value-type="percentage" office:value="0.87" calcext:value-type="percentage">
            <text:p>87,0%</text:p>
          </table:table-cell>
          <table:table-cell table:formula="of:=[.E90]/1000" office:value-type="percentage" office:value="0.813" calcext:value-type="percentage">
            <text:p>81,3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tiger</text:p>
          </table:table-cell>
          <table:table-cell office:value-type="float" office:value="629" calcext:value-type="float">
            <text:p>629</text:p>
          </table:table-cell>
          <table:table-cell office:value-type="float" office:value="830" calcext:value-type="float">
            <text:p>830</text:p>
          </table:table-cell>
          <table:table-cell office:value-type="float" office:value="716" calcext:value-type="float">
            <text:p>71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iger</text:p>
          </table:table-cell>
          <table:table-cell table:formula="of:=[.C91]/1000" office:value-type="percentage" office:value="0.629" calcext:value-type="percentage">
            <text:p>62,9%</text:p>
          </table:table-cell>
          <table:table-cell table:formula="of:=[.D91]/1000" office:value-type="percentage" office:value="0.83" calcext:value-type="percentage">
            <text:p>83,0%</text:p>
          </table:table-cell>
          <table:table-cell table:formula="of:=[.E91]/1000" office:value-type="percentage" office:value="0.716" calcext:value-type="percentage">
            <text:p>71,6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tractor</text:p>
          </table:table-cell>
          <table:table-cell office:value-type="float" office:value="841" calcext:value-type="float">
            <text:p>841</text:p>
          </table:table-cell>
          <table:table-cell office:value-type="float" office:value="690" calcext:value-type="float">
            <text:p>690</text:p>
          </table:table-cell>
          <table:table-cell office:value-type="float" office:value="758" calcext:value-type="float">
            <text:p>75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ractor</text:p>
          </table:table-cell>
          <table:table-cell table:formula="of:=[.C92]/1000" office:value-type="percentage" office:value="0.841" calcext:value-type="percentage">
            <text:p>84,1%</text:p>
          </table:table-cell>
          <table:table-cell table:formula="of:=[.D92]/1000" office:value-type="percentage" office:value="0.69" calcext:value-type="percentage">
            <text:p>69,0%</text:p>
          </table:table-cell>
          <table:table-cell table:formula="of:=[.E92]/1000" office:value-type="percentage" office:value="0.758" calcext:value-type="percentage">
            <text:p>75,8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train</text:p>
          </table:table-cell>
          <table:table-cell office:value-type="float" office:value="872" calcext:value-type="float">
            <text:p>872</text:p>
          </table:table-cell>
          <table:table-cell office:value-type="float" office:value="820" calcext:value-type="float">
            <text:p>820</text:p>
          </table:table-cell>
          <table:table-cell office:value-type="float" office:value="845" calcext:value-type="float">
            <text:p>84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rain</text:p>
          </table:table-cell>
          <table:table-cell table:formula="of:=[.C93]/1000" office:value-type="percentage" office:value="0.872" calcext:value-type="percentage">
            <text:p>87,2%</text:p>
          </table:table-cell>
          <table:table-cell table:formula="of:=[.D93]/1000" office:value-type="percentage" office:value="0.82" calcext:value-type="percentage">
            <text:p>82,0%</text:p>
          </table:table-cell>
          <table:table-cell table:formula="of:=[.E93]/1000" office:value-type="percentage" office:value="0.845" calcext:value-type="percentage">
            <text:p>84,5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trout</text:p>
          </table:table-cell>
          <table:table-cell office:value-type="float" office:value="774" calcext:value-type="float">
            <text:p>774</text:p>
          </table:table-cell>
          <table:table-cell office:value-type="float" office:value="820" calcext:value-type="float">
            <text:p>820</text:p>
          </table:table-cell>
          <table:table-cell office:value-type="float" office:value="796" calcext:value-type="float">
            <text:p>79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rout</text:p>
          </table:table-cell>
          <table:table-cell table:formula="of:=[.C94]/1000" office:value-type="percentage" office:value="0.774" calcext:value-type="percentage">
            <text:p>77,4%</text:p>
          </table:table-cell>
          <table:table-cell table:formula="of:=[.D94]/1000" office:value-type="percentage" office:value="0.82" calcext:value-type="percentage">
            <text:p>82,0%</text:p>
          </table:table-cell>
          <table:table-cell table:formula="of:=[.E94]/1000" office:value-type="percentage" office:value="0.796" calcext:value-type="percentage">
            <text:p>79,6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tulip</text:p>
          </table:table-cell>
          <table:table-cell office:value-type="float" office:value="840" calcext:value-type="float">
            <text:p>840</text:p>
          </table:table-cell>
          <table:table-cell office:value-type="float" office:value="790" calcext:value-type="float">
            <text:p>790</text:p>
          </table:table-cell>
          <table:table-cell office:value-type="float" office:value="814" calcext:value-type="float">
            <text:p>81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ulip</text:p>
          </table:table-cell>
          <table:table-cell table:formula="of:=[.C95]/1000" office:value-type="percentage" office:value="0.84" calcext:value-type="percentage">
            <text:p>84,0%</text:p>
          </table:table-cell>
          <table:table-cell table:formula="of:=[.D95]/1000" office:value-type="percentage" office:value="0.79" calcext:value-type="percentage">
            <text:p>79,0%</text:p>
          </table:table-cell>
          <table:table-cell table:formula="of:=[.E95]/1000" office:value-type="percentage" office:value="0.814" calcext:value-type="percentage">
            <text:p>81,4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turtle</text:p>
          </table:table-cell>
          <table:table-cell table:number-columns-repeated="3" office:value-type="float" office:value="790" calcext:value-type="float">
            <text:p>7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urtle</text:p>
          </table:table-cell>
          <table:table-cell table:formula="of:=[.C96]/1000" office:value-type="percentage" office:value="0.79" calcext:value-type="percentage">
            <text:p>79,0%</text:p>
          </table:table-cell>
          <table:table-cell table:formula="of:=[.D96]/1000" office:value-type="percentage" office:value="0.79" calcext:value-type="percentage">
            <text:p>79,0%</text:p>
          </table:table-cell>
          <table:table-cell table:formula="of:=[.E96]/1000" office:value-type="percentage" office:value="0.79" calcext:value-type="percentage">
            <text:p>79,0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wardrobe</text:p>
          </table:table-cell>
          <table:table-cell office:value-type="float" office:value="816" calcext:value-type="float">
            <text:p>816</text:p>
          </table:table-cell>
          <table:table-cell office:value-type="float" office:value="800" calcext:value-type="float">
            <text:p>800</text:p>
          </table:table-cell>
          <table:table-cell office:value-type="float" office:value="808" calcext:value-type="float">
            <text:p>80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wardrobe</text:p>
          </table:table-cell>
          <table:table-cell table:formula="of:=[.C97]/1000" office:value-type="percentage" office:value="0.816" calcext:value-type="percentage">
            <text:p>81,6%</text:p>
          </table:table-cell>
          <table:table-cell table:formula="of:=[.D97]/1000" office:value-type="percentage" office:value="0.8" calcext:value-type="percentage">
            <text:p>80,0%</text:p>
          </table:table-cell>
          <table:table-cell table:formula="of:=[.E97]/1000" office:value-type="percentage" office:value="0.808" calcext:value-type="percentage">
            <text:p>80,8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whale</text:p>
          </table:table-cell>
          <table:table-cell office:value-type="float" office:value="898" calcext:value-type="float">
            <text:p>898</text:p>
          </table:table-cell>
          <table:table-cell office:value-type="float" office:value="880" calcext:value-type="float">
            <text:p>880</text:p>
          </table:table-cell>
          <table:table-cell office:value-type="float" office:value="889" calcext:value-type="float">
            <text:p>88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whale</text:p>
          </table:table-cell>
          <table:table-cell table:formula="of:=[.C98]/1000" office:value-type="percentage" office:value="0.898" calcext:value-type="percentage">
            <text:p>89,8%</text:p>
          </table:table-cell>
          <table:table-cell table:formula="of:=[.D98]/1000" office:value-type="percentage" office:value="0.88" calcext:value-type="percentage">
            <text:p>88,0%</text:p>
          </table:table-cell>
          <table:table-cell table:formula="of:=[.E98]/1000" office:value-type="percentage" office:value="0.889" calcext:value-type="percentage">
            <text:p>88,9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willow_tree</text:p>
          </table:table-cell>
          <table:table-cell office:value-type="float" office:value="928" calcext:value-type="float">
            <text:p>928</text:p>
          </table:table-cell>
          <table:table-cell office:value-type="float" office:value="770" calcext:value-type="float">
            <text:p>770</text:p>
          </table:table-cell>
          <table:table-cell office:value-type="float" office:value="842" calcext:value-type="float">
            <text:p>84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willow_tree</text:p>
          </table:table-cell>
          <table:table-cell table:formula="of:=[.C99]/1000" office:value-type="percentage" office:value="0.928" calcext:value-type="percentage">
            <text:p>92,8%</text:p>
          </table:table-cell>
          <table:table-cell table:formula="of:=[.D99]/1000" office:value-type="percentage" office:value="0.77" calcext:value-type="percentage">
            <text:p>77,0%</text:p>
          </table:table-cell>
          <table:table-cell table:formula="of:=[.E99]/1000" office:value-type="percentage" office:value="0.842" calcext:value-type="percentage">
            <text:p>84,2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wolf</text:p>
          </table:table-cell>
          <table:table-cell office:value-type="float" office:value="838" calcext:value-type="float">
            <text:p>838</text:p>
          </table:table-cell>
          <table:table-cell office:value-type="float" office:value="880" calcext:value-type="float">
            <text:p>880</text:p>
          </table:table-cell>
          <table:table-cell office:value-type="float" office:value="859" calcext:value-type="float">
            <text:p>85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wolf</text:p>
          </table:table-cell>
          <table:table-cell table:formula="of:=[.C100]/1000" office:value-type="percentage" office:value="0.838" calcext:value-type="percentage">
            <text:p>83,8%</text:p>
          </table:table-cell>
          <table:table-cell table:formula="of:=[.D100]/1000" office:value-type="percentage" office:value="0.88" calcext:value-type="percentage">
            <text:p>88,0%</text:p>
          </table:table-cell>
          <table:table-cell table:formula="of:=[.E100]/1000" office:value-type="percentage" office:value="0.859" calcext:value-type="percentage">
            <text:p>85,9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woman</text:p>
          </table:table-cell>
          <table:table-cell office:value-type="float" office:value="933" calcext:value-type="float">
            <text:p>933</text:p>
          </table:table-cell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woman</text:p>
          </table:table-cell>
          <table:table-cell table:formula="of:=[.C101]/1000" office:value-type="percentage" office:value="0.933" calcext:value-type="percentage">
            <text:p>93,3%</text:p>
          </table:table-cell>
          <table:table-cell table:formula="of:=[.D101]/1000" office:value-type="percentage" office:value="0.7" calcext:value-type="percentage">
            <text:p>70,0%</text:p>
          </table:table-cell>
          <table:table-cell table:formula="of:=[.E101]/1000" office:value-type="percentage" office:value="0.8" calcext:value-type="percentage">
            <text:p>80,0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worm</text:p>
          </table:table-cell>
          <table:table-cell office:value-type="float" office:value="854" calcext:value-type="float">
            <text:p>854</text:p>
          </table:table-cell>
          <table:table-cell office:value-type="float" office:value="820" calcext:value-type="float">
            <text:p>820</text:p>
          </table:table-cell>
          <table:table-cell office:value-type="float" office:value="837" calcext:value-type="float">
            <text:p>83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worm</text:p>
          </table:table-cell>
          <table:table-cell table:formula="of:=[.C102]/1000" office:value-type="percentage" office:value="0.854" calcext:value-type="percentage">
            <text:p>85,4%</text:p>
          </table:table-cell>
          <table:table-cell table:formula="of:=[.D102]/1000" office:value-type="percentage" office:value="0.82" calcext:value-type="percentage">
            <text:p>82,0%</text:p>
          </table:table-cell>
          <table:table-cell table:formula="of:=[.E102]/1000" office:value-type="percentage" office:value="0.837" calcext:value-type="percentage">
            <text:p>83,7%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table:number-columns-repeated="2"/>
          <table:table-cell office:value-type="float" office:value="807" calcext:value-type="float">
            <text:p>807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accuracy</text:p>
          </table:table-cell>
          <table:table-cell table:number-columns-repeated="2"/>
          <table:table-cell table:formula="of:=[.E104]/1000" office:value-type="percentage" office:value="0.807" calcext:value-type="percentage">
            <text:p>80,7%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macro avg</text:p>
          </table:table-cell>
          <table:table-cell office:value-type="float" office:value="822" calcext:value-type="float">
            <text:p>822</text:p>
          </table:table-cell>
          <table:table-cell office:value-type="float" office:value="807" calcext:value-type="float">
            <text:p>807</text:p>
          </table:table-cell>
          <table:table-cell office:value-type="float" office:value="810" calcext:value-type="float">
            <text:p>81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macro avg</text:p>
          </table:table-cell>
          <table:table-cell table:formula="of:=[.C105]/1000" office:value-type="percentage" office:value="0.822" calcext:value-type="percentage">
            <text:p>82,2%</text:p>
          </table:table-cell>
          <table:table-cell table:formula="of:=[.D105]/1000" office:value-type="percentage" office:value="0.807" calcext:value-type="percentage">
            <text:p>80,7%</text:p>
          </table:table-cell>
          <table:table-cell table:formula="of:=[.E105]/1000" office:value-type="percentage" office:value="0.81" calcext:value-type="percentage">
            <text:p>81,0%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weighted avg</text:p>
          </table:table-cell>
          <table:table-cell office:value-type="float" office:value="822" calcext:value-type="float">
            <text:p>822</text:p>
          </table:table-cell>
          <table:table-cell office:value-type="float" office:value="807" calcext:value-type="float">
            <text:p>807</text:p>
          </table:table-cell>
          <table:table-cell office:value-type="float" office:value="810" calcext:value-type="float">
            <text:p>81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weighted avg</text:p>
          </table:table-cell>
          <table:table-cell table:formula="of:=[.C106]/1000" office:value-type="percentage" office:value="0.822" calcext:value-type="percentage">
            <text:p>82,2%</text:p>
          </table:table-cell>
          <table:table-cell table:formula="of:=[.D106]/1000" office:value-type="percentage" office:value="0.807" calcext:value-type="percentage">
            <text:p>80,7%</text:p>
          </table:table-cell>
          <table:table-cell table:formula="of:=[.E106]/1000" office:value-type="percentage" office:value="0.81" calcext:value-type="percentage">
            <text:p>81,0%</text:p>
          </table:table-cell>
          <table:table-cell office:value-type="float" office:value="10000" calcext:value-type="float">
            <text:p>1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number:percentage-style style:name="N108">
      <number:number number:decimal-places="3" loext:min-decimal-places="3" number:min-integer-digits="1"/>
      <number:text>%</number:text>
    </number:percentage-style>
    <number:percentage-style style:name="N109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3">00.00.0000</text:date>, <text:time style:data-style-name="N2" text:time-value="09:34:25.60313749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5T16:11:36.545088564</meta:creation-date>
    <dc:date>2020-05-13T09:43:25.603988193</dc:date>
    <meta:editing-duration>PT7H55M5S</meta:editing-duration>
    <meta:editing-cycles>36</meta:editing-cycles>
    <meta:generator>LibreOffice/6.0.7.3$Linux_X86_64 LibreOffice_project/00m0$Build-3</meta:generator>
    <meta:document-statistic meta:table-count="10" meta:cell-count="9159" meta:object-count="0"/>
  </office:meta>
</office:document-meta>
</file>